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modern" style:font-pitch="variable"/>
    <style:font-face style:name="Calibri5" svg:font-family="Calibri" style:font-family-generic="modern" style:font-pitch="fixed"/>
    <style:font-face style:name="DejaVu Sans" svg:font-family="'DejaVu Sans'" style:font-family-generic="system" style:font-pitch="variable"/>
    <style:font-face style:name="Fira Sans" svg:font-family="'Fira Sans'" style:font-family-generic="swiss"/>
    <style:font-face style:name="Fira Sans Extra Condensed" svg:font-family="'Fira Sans Extra Condensed'" style:font-pitch="variable"/>
    <style:font-face style:name="Fira Sans Extra Condensed1" svg:font-family="'Fira Sans Extra Condensed'"/>
    <style:font-face style:name="Fira Sans1" svg:font-family="'Fira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Times New Roman" svg:font-family="'Times New Roman'" style:font-family-generic="roman" style:font-pitch="variable"/>
    <style:font-face style:name="Tw Cen MT" svg:font-family="'Tw Cen MT'" style:font-family-generic="swiss" style:font-pitch="variable"/>
    <style:font-face style:name="arial" svg:font-family="arial" style:font-family-generic="swiss" style:font-pitch="variable"/>
  </office:font-face-decls>
  <office:automatic-styles>
    <style:style style:name="dp1" style:family="drawing-page">
      <style:drawing-page-properties presentation:transition-speed="fast" presentation:background-visible="true" presentation:background-objects-visible="true" draw:fill="solid" draw:fill-color="#e7e6e6" presentation:display-footer="false" presentation:display-page-number="false" presentation:display-date-time="false" smil:type="fade" smil:subtype="fadeOverColor" smil:fadeColor="#ffffff"/>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draw:fill="solid" draw:fill-color="#e7e6e6"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solid" draw:fill-color="#5f7d9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f7d95" draw:textarea-vertical-align="middle" draw:auto-grow-height="false" draw:fit-to-size="false" style:shrink-to-fit="false" fo:min-height="0cm" fo:min-width="0cm" fo:padding-top="0.205cm" fo:padding-bottom="0.205cm" fo:padding-left="0.254cm" fo:padding-right="0.254cm" fo:wrap-option="wrap"/>
    </style:style>
    <style:style style:name="gr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4cm" fo:padding-bottom="0.034cm" fo:padding-left="0.254cm" fo:padding-right="0.254cm" fo:wrap-option="wrap"/>
    </style:style>
    <style:style style:name="gr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7cm" fo:padding-bottom="0.077cm" fo:padding-left="0.254cm" fo:padding-right="0.254cm" fo:wrap-option="wrap"/>
    </style:style>
    <style:style style:name="gr5" style:family="graphic" style:parent-style-name="standard">
      <style:graphic-properties draw:stroke="none" svg:stroke-width="0cm" draw:fill="solid" draw:fill-color="#5f7d95" draw:textarea-vertical-align="middle" draw:auto-grow-height="false" draw:fit-to-size="false" style:shrink-to-fit="false" fo:min-height="0cm" fo:min-width="0cm" fo:padding-top="0.115cm" fo:padding-bottom="0.115cm" fo:padding-left="0.254cm" fo:padding-right="0.254cm" fo:wrap-option="wrap"/>
    </style:style>
    <style:style style:name="gr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3cm" fo:padding-bottom="0.053cm" fo:padding-left="0.254cm" fo:padding-right="0.254cm" fo:wrap-option="wrap"/>
    </style:style>
    <style:style style:name="gr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1cm" fo:padding-bottom="0.001cm" fo:padding-left="0.254cm" fo:padding-right="0.254cm" fo:wrap-option="wrap"/>
    </style:style>
    <style:style style:name="gr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6cm" fo:padding-bottom="0.126cm" fo:padding-left="0.254cm" fo:padding-right="0.254cm" fo:wrap-option="wrap"/>
    </style:style>
    <style:style style:name="gr9"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3cm" fo:padding-bottom="0.123cm" fo:padding-left="0.254cm" fo:padding-right="0.254cm" fo:wrap-option="wrap"/>
    </style:style>
    <style:style style:name="gr1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6cm" fo:padding-bottom="0.036cm" fo:padding-left="0.254cm" fo:padding-right="0.254cm" fo:wrap-option="wrap"/>
    </style:style>
    <style:style style:name="gr11"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1cm" fo:padding-bottom="0.121cm" fo:padding-left="0.254cm" fo:padding-right="0.254cm" fo:wrap-option="wrap"/>
    </style:style>
    <style:style style:name="gr1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6cm" fo:padding-bottom="0.066cm" fo:padding-left="0.254cm" fo:padding-right="0.254cm" fo:wrap-option="wrap"/>
    </style:style>
    <style:style style:name="gr1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6cm" fo:padding-bottom="0.056cm" fo:padding-left="0.254cm" fo:padding-right="0.254cm" fo:wrap-option="wrap"/>
    </style:style>
    <style:style style:name="gr1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9cm" fo:padding-bottom="0.029cm" fo:padding-left="0.254cm" fo:padding-right="0.254cm" fo:wrap-option="wrap"/>
    </style:style>
    <style:style style:name="gr1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6cm" fo:padding-bottom="0.026cm" fo:padding-left="0.254cm" fo:padding-right="0.254cm" fo:wrap-option="wrap"/>
    </style:style>
    <style:style style:name="gr1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1cm" fo:padding-bottom="0.011cm" fo:padding-left="0.254cm" fo:padding-right="0.254cm" fo:wrap-option="wrap"/>
    </style:style>
    <style:style style:name="gr17"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4cm" fo:padding-bottom="0.124cm" fo:padding-left="0.254cm" fo:padding-right="0.254cm" fo:wrap-option="wrap"/>
    </style:style>
    <style:style style:name="gr18"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cm" fo:padding-bottom="0.03cm" fo:padding-left="0.254cm" fo:padding-right="0.254cm" fo:wrap-option="wrap"/>
    </style:style>
    <style:style style:name="gr1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4cm" fo:padding-bottom="0.054cm" fo:padding-left="0.254cm" fo:padding-right="0.254cm" fo:wrap-option="wrap"/>
    </style:style>
    <style:style style:name="gr2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7cm" fo:padding-bottom="0.027cm" fo:padding-left="0.254cm" fo:padding-right="0.254cm" fo:wrap-option="wrap"/>
    </style:style>
    <style:style style:name="gr2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4cm" fo:padding-bottom="0.004cm" fo:padding-left="0.254cm" fo:padding-right="0.254cm" fo:wrap-option="wrap"/>
    </style:style>
    <style:style style:name="gr2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3cm" fo:padding-bottom="0.023cm" fo:padding-left="0.254cm" fo:padding-right="0.254cm" fo:wrap-option="wrap"/>
    </style:style>
    <style:style style:name="gr2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cm" fo:padding-bottom="0.01cm" fo:padding-left="0.254cm" fo:padding-right="0.254cm" fo:wrap-option="wrap"/>
    </style:style>
    <style:style style:name="gr2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9cm" fo:padding-bottom="0.009cm" fo:padding-left="0.254cm" fo:padding-right="0.254cm" fo:wrap-option="wrap"/>
    </style:style>
    <style:style style:name="gr2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1cm" fo:padding-bottom="0.021cm" fo:padding-left="0.254cm" fo:padding-right="0.254cm" fo:wrap-option="wrap"/>
    </style:style>
    <style:style style:name="gr2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6cm" fo:padding-bottom="0.006cm" fo:padding-left="0.254cm" fo:padding-right="0.254cm" fo:wrap-option="wrap"/>
    </style:style>
    <style:style style:name="gr2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1cm" fo:padding-bottom="0.031cm" fo:padding-left="0.254cm" fo:padding-right="0.254cm" fo:wrap-option="wrap"/>
    </style:style>
    <style:style style:name="gr28"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cm" fo:padding-bottom="0.02cm" fo:padding-left="0.254cm" fo:padding-right="0.254cm" fo:wrap-option="wrap"/>
    </style:style>
    <style:style style:name="gr29" style:family="graphic" style:parent-style-name="standard">
      <style:graphic-properties draw:stroke="none" svg:stroke-width="0cm" draw:fill="solid" draw:fill-color="#5f7d95" draw:textarea-vertical-align="middle" draw:auto-grow-height="false" draw:fit-to-size="false" style:shrink-to-fit="false" fo:min-height="0cm" fo:min-width="0cm" fo:padding-top="0.195cm" fo:padding-bottom="0.195cm" fo:padding-left="0.254cm" fo:padding-right="0.254cm" fo:wrap-option="wrap"/>
    </style:style>
    <style:style style:name="gr3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4cm" fo:padding-bottom="0.014cm" fo:padding-left="0.254cm" fo:padding-right="0.254cm" fo:wrap-option="wrap"/>
    </style:style>
    <style:style style:name="gr3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cm" fo:padding-bottom="0.07cm" fo:padding-left="0.254cm" fo:padding-right="0.254cm" fo:wrap-option="wrap"/>
    </style:style>
    <style:style style:name="gr32"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8cm" fo:padding-bottom="0.128cm" fo:padding-left="0.254cm" fo:padding-right="0.254cm" fo:wrap-option="wrap"/>
    </style:style>
    <style:style style:name="gr3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4cm" fo:padding-bottom="0.024cm" fo:padding-left="0.254cm" fo:padding-right="0.254cm" fo:wrap-option="wrap"/>
    </style:style>
    <style:style style:name="gr3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8cm" fo:padding-bottom="0.008cm" fo:padding-left="0.254cm" fo:padding-right="0.254cm" fo:wrap-option="wrap"/>
    </style:style>
    <style:style style:name="gr35" style:family="graphic" style:parent-style-name="standard">
      <style:graphic-properties draw:stroke="none" svg:stroke-width="0cm" draw:fill="solid" draw:fill-color="#5f7d95" draw:textarea-vertical-align="middle" draw:auto-grow-height="false" draw:fit-to-size="false" style:shrink-to-fit="false" fo:min-height="0cm" fo:min-width="0cm" fo:padding-top="0.133cm" fo:padding-bottom="0.133cm" fo:padding-left="0.254cm" fo:padding-right="0.254cm" fo:wrap-option="wrap"/>
    </style:style>
    <style:style style:name="gr3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5cm" fo:padding-bottom="0.075cm" fo:padding-left="0.254cm" fo:padding-right="0.254cm" fo:wrap-option="wrap"/>
    </style:style>
    <style:style style:name="gr37" style:family="graphic" style:parent-style-name="standard">
      <style:graphic-properties draw:stroke="none" svg:stroke-width="0cm" draw:fill="solid" draw:fill-color="#5f7d95" draw:textarea-vertical-align="middle" draw:auto-grow-height="false" draw:fit-to-size="false" style:shrink-to-fit="false" fo:min-height="0cm" fo:min-width="0cm" fo:padding-top="0.218cm" fo:padding-bottom="0.218cm" fo:padding-left="0.254cm" fo:padding-right="0.254cm" fo:wrap-option="wrap"/>
    </style:style>
    <style:style style:name="gr3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02cm" fo:padding-bottom="0.102cm" fo:padding-left="0.254cm" fo:padding-right="0.254cm" fo:wrap-option="wrap"/>
    </style:style>
    <style:style style:name="gr3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9cm" fo:padding-bottom="0.049cm" fo:padding-left="0.254cm" fo:padding-right="0.254cm" fo:wrap-option="wrap"/>
    </style:style>
    <style:style style:name="gr4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8cm" fo:padding-bottom="0.068cm" fo:padding-left="0.254cm" fo:padding-right="0.254cm" fo:wrap-option="wrap"/>
    </style:style>
    <style:style style:name="gr4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1cm" fo:padding-bottom="0.061cm" fo:padding-left="0.254cm" fo:padding-right="0.254cm" fo:wrap-option="wrap"/>
    </style:style>
    <style:style style:name="gr4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9cm" fo:padding-bottom="0.019cm" fo:padding-left="0.254cm" fo:padding-right="0.254cm" fo:wrap-option="wrap"/>
    </style:style>
    <style:style style:name="gr43" style:family="graphic" style:parent-style-name="standard">
      <style:graphic-properties draw:stroke="none" svg:stroke-width="0cm" draw:fill="solid" draw:fill-color="#5f7d95" draw:textarea-vertical-align="middle" draw:auto-grow-height="false" draw:fit-to-size="false" style:shrink-to-fit="false" fo:min-height="0cm" fo:min-width="0cm" fo:padding-top="0.158cm" fo:padding-bottom="0.158cm" fo:padding-left="0.254cm" fo:padding-right="0.254cm" fo:wrap-option="wrap"/>
    </style:style>
    <style:style style:name="gr44" style:family="graphic" style:parent-style-name="standard">
      <style:graphic-properties draw:stroke="none" svg:stroke-width="0cm" draw:fill="solid" draw:fill-color="#5f7d95" draw:textarea-vertical-align="middle" draw:auto-grow-height="false" draw:fit-to-size="false" style:shrink-to-fit="false" fo:min-height="0cm" fo:min-width="0cm" fo:padding-top="0.101cm" fo:padding-bottom="0.101cm" fo:padding-left="0.254cm" fo:padding-right="0.254cm" fo:wrap-option="wrap"/>
    </style:style>
    <style:style style:name="gr4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3cm" fo:padding-bottom="0.013cm" fo:padding-left="0.254cm" fo:padding-right="0.254cm" fo:wrap-option="wrap"/>
    </style:style>
    <style:style style:name="gr4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2cm" fo:padding-bottom="0.032cm" fo:padding-left="0.254cm" fo:padding-right="0.254cm" fo:wrap-option="wrap"/>
    </style:style>
    <style:style style:name="gr4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7cm" fo:padding-bottom="0.057cm" fo:padding-left="0.254cm" fo:padding-right="0.254cm" fo:wrap-option="wrap"/>
    </style:style>
    <style:style style:name="gr4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1cm" fo:padding-bottom="0.11cm" fo:padding-left="0.254cm" fo:padding-right="0.254cm" fo:wrap-option="wrap"/>
    </style:style>
    <style:style style:name="gr4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3cm" fo:padding-bottom="0.033cm" fo:padding-left="0.254cm" fo:padding-right="0.254cm" fo:wrap-option="wrap"/>
    </style:style>
    <style:style style:name="gr5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cm" fo:padding-bottom="0.04cm" fo:padding-left="0.254cm" fo:padding-right="0.254cm" fo:wrap-option="wrap"/>
    </style:style>
    <style:style style:name="gr51" style:family="graphic" style:parent-style-name="standard">
      <style:graphic-properties draw:stroke="none" svg:stroke-width="0cm" draw:fill="solid" draw:fill-color="#5f7d95" draw:textarea-vertical-align="middle" draw:auto-grow-height="false" draw:fit-to-size="false" style:shrink-to-fit="false" fo:min-height="0cm" fo:min-width="0cm" fo:padding-top="0.12cm" fo:padding-bottom="0.12cm" fo:padding-left="0.254cm" fo:padding-right="0.254cm" fo:wrap-option="wrap"/>
    </style:style>
    <style:style style:name="gr5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82cm" fo:padding-bottom="0.082cm" fo:padding-left="0.254cm" fo:padding-right="0.254cm" fo:wrap-option="wrap"/>
    </style:style>
    <style:style style:name="gr5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7cm" fo:padding-bottom="0.037cm" fo:padding-left="0.254cm" fo:padding-right="0.254cm" fo:wrap-option="wrap"/>
    </style:style>
    <style:style style:name="gr5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88cm" fo:padding-bottom="0.088cm" fo:padding-left="0.254cm" fo:padding-right="0.254cm" fo:wrap-option="wrap"/>
    </style:style>
    <style:style style:name="gr55" style:family="graphic" style:parent-style-name="standard">
      <style:graphic-properties draw:stroke="none" svg:stroke-width="0cm" draw:fill="solid" draw:fill-color="#5f7d95" draw:textarea-vertical-align="middle" draw:auto-grow-height="false" draw:fit-to-size="false" style:shrink-to-fit="false" fo:min-height="0cm" fo:min-width="0cm" fo:padding-top="0.108cm" fo:padding-bottom="0.108cm" fo:padding-left="0.254cm" fo:padding-right="0.254cm" fo:wrap-option="wrap"/>
    </style:style>
    <style:style style:name="gr56" style:family="graphic" style:parent-style-name="standard">
      <style:graphic-properties draw:stroke="none" svg:stroke-width="0cm" draw:fill="solid" draw:fill-color="#5f7d95" draw:textarea-vertical-align="middle" draw:auto-grow-height="false" draw:fit-to-size="false" style:shrink-to-fit="false" fo:min-height="0cm" fo:min-width="0cm" fo:padding-top="0.228cm" fo:padding-bottom="0.228cm" fo:padding-left="0.254cm" fo:padding-right="0.254cm" fo:wrap-option="wrap"/>
    </style:style>
    <style:style style:name="gr5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8cm" fo:padding-bottom="0.018cm" fo:padding-left="0.254cm" fo:padding-right="0.254cm" fo:wrap-option="wrap"/>
    </style:style>
    <style:style style:name="gr5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48cm" fo:padding-bottom="0.148cm" fo:padding-left="0.254cm" fo:padding-right="0.254cm" fo:wrap-option="wrap"/>
    </style:style>
    <style:style style:name="gr5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5cm" fo:padding-bottom="0.055cm" fo:padding-left="0.254cm" fo:padding-right="0.254cm" fo:wrap-option="wrap"/>
    </style:style>
    <style:style style:name="gr6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2cm" fo:padding-bottom="0.042cm" fo:padding-left="0.254cm" fo:padding-right="0.254cm" fo:wrap-option="wrap"/>
    </style:style>
    <style:style style:name="gr6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6cm" fo:padding-bottom="0.046cm" fo:padding-left="0.254cm" fo:padding-right="0.254cm" fo:wrap-option="wrap"/>
    </style:style>
    <style:style style:name="gr6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1cm" fo:padding-bottom="0.071cm" fo:padding-left="0.254cm" fo:padding-right="0.254cm" fo:wrap-option="wrap"/>
    </style:style>
    <style:style style:name="gr6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3cm" fo:padding-bottom="0.043cm" fo:padding-left="0.254cm" fo:padding-right="0.254cm" fo:wrap-option="wrap"/>
    </style:style>
    <style:style style:name="gr6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6cm" fo:padding-bottom="0.016cm" fo:padding-left="0.254cm" fo:padding-right="0.254cm" fo:wrap-option="wrap"/>
    </style:style>
    <style:style style:name="gr6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7cm" fo:padding-bottom="0.017cm" fo:padding-left="0.254cm" fo:padding-right="0.254cm" fo:wrap-option="wrap"/>
    </style:style>
    <style:style style:name="gr6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9cm" fo:padding-bottom="0.079cm" fo:padding-left="0.254cm" fo:padding-right="0.254cm" fo:wrap-option="wrap"/>
    </style:style>
    <style:style style:name="gr67" style:family="graphic" style:parent-style-name="standard">
      <style:graphic-properties draw:stroke="none" svg:stroke-width="0cm" draw:fill="solid" draw:fill-color="#5f7d95" draw:textarea-vertical-align="middle" draw:auto-grow-height="false" draw:fit-to-size="false" style:shrink-to-fit="false" fo:min-height="0cm" fo:min-width="0cm" fo:padding-top="0.106cm" fo:padding-bottom="0.106cm" fo:padding-left="0.254cm" fo:padding-right="0.254cm" fo:wrap-option="wrap"/>
    </style:style>
    <style:style style:name="gr68"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4cm" fo:padding-bottom="0.064cm" fo:padding-left="0.254cm" fo:padding-right="0.254cm" fo:wrap-option="wrap"/>
    </style:style>
    <style:style style:name="gr6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7cm" fo:padding-bottom="0.047cm" fo:padding-left="0.254cm" fo:padding-right="0.254cm" fo:wrap-option="wrap"/>
    </style:style>
    <style:style style:name="gr7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9cm" fo:padding-bottom="0.039cm" fo:padding-left="0.254cm" fo:padding-right="0.254cm" fo:wrap-option="wrap"/>
    </style:style>
    <style:style style:name="gr7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5cm" fo:padding-bottom="0.065cm" fo:padding-left="0.254cm" fo:padding-right="0.254cm" fo:wrap-option="wrap"/>
    </style:style>
    <style:style style:name="gr7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1cm" fo:padding-bottom="0.041cm" fo:padding-left="0.254cm" fo:padding-right="0.254cm" fo:wrap-option="wrap"/>
    </style:style>
    <style:style style:name="gr7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8cm" fo:padding-bottom="0.028cm" fo:padding-left="0.254cm" fo:padding-right="0.254cm" fo:wrap-option="wrap"/>
    </style:style>
    <style:style style:name="gr7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2cm" fo:padding-bottom="0.022cm" fo:padding-left="0.254cm" fo:padding-right="0.254cm" fo:wrap-option="wrap"/>
    </style:style>
    <style:style style:name="gr7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7cm" fo:padding-bottom="0.007cm" fo:padding-left="0.254cm" fo:padding-right="0.254cm" fo:wrap-option="wrap"/>
    </style:style>
    <style:style style:name="gr7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5cm" fo:padding-bottom="0.015cm" fo:padding-left="0.254cm" fo:padding-right="0.254cm" fo:wrap-option="wrap"/>
    </style:style>
    <style:style style:name="gr7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25cm" fo:padding-bottom="0.025cm" fo:padding-left="0.254cm" fo:padding-right="0.254cm" fo:wrap-option="wrap"/>
    </style:style>
    <style:style style:name="gr78"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8cm" fo:padding-bottom="0.048cm" fo:padding-left="0.254cm" fo:padding-right="0.254cm" fo:wrap-option="wrap"/>
    </style:style>
    <style:style style:name="gr7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9cm" fo:padding-bottom="0.059cm" fo:padding-left="0.254cm" fo:padding-right="0.254cm" fo:wrap-option="wrap"/>
    </style:style>
    <style:style style:name="gr8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2cm" fo:padding-bottom="0.052cm" fo:padding-left="0.254cm" fo:padding-right="0.254cm" fo:wrap-option="wrap"/>
    </style:style>
    <style:style style:name="gr81"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6cm" fo:padding-bottom="0.076cm" fo:padding-left="0.254cm" fo:padding-right="0.254cm" fo:wrap-option="wrap"/>
    </style:style>
    <style:style style:name="gr8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98cm" fo:padding-bottom="0.098cm" fo:padding-left="0.254cm" fo:padding-right="0.254cm" fo:wrap-option="wrap"/>
    </style:style>
    <style:style style:name="gr83" style:family="graphic" style:parent-style-name="standard">
      <style:graphic-properties draw:stroke="none" svg:stroke-width="0cm" draw:fill="solid" draw:fill-color="#5f7d95" draw:textarea-vertical-align="middle" draw:auto-grow-height="false" draw:fit-to-size="false" style:shrink-to-fit="false" fo:min-height="0cm" fo:min-width="0cm" fo:padding-top="0.137cm" fo:padding-bottom="0.137cm" fo:padding-left="0.254cm" fo:padding-right="0.254cm" fo:wrap-option="wrap"/>
    </style:style>
    <style:style style:name="gr8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12cm" fo:padding-bottom="0.012cm" fo:padding-left="0.254cm" fo:padding-right="0.254cm" fo:wrap-option="wrap"/>
    </style:style>
    <style:style style:name="gr8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1cm" fo:padding-bottom="0.051cm" fo:padding-left="0.254cm" fo:padding-right="0.254cm" fo:wrap-option="wrap"/>
    </style:style>
    <style:style style:name="gr86" style:family="graphic" style:parent-style-name="standard">
      <style:graphic-properties draw:stroke="none" svg:stroke-width="0cm" draw:fill="solid" draw:fill-color="#5f7d95" draw:textarea-vertical-align="middle" draw:auto-grow-height="false" draw:fit-to-size="false" style:shrink-to-fit="false" fo:min-height="0cm" fo:min-width="0cm" fo:padding-top="0.244cm" fo:padding-bottom="0.244cm" fo:padding-left="0.254cm" fo:padding-right="0.254cm" fo:wrap-option="wrap"/>
    </style:style>
    <style:style style:name="gr8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5cm" fo:padding-bottom="0.045cm" fo:padding-left="0.254cm" fo:padding-right="0.254cm" fo:wrap-option="wrap"/>
    </style:style>
    <style:style style:name="gr8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82cm" fo:padding-bottom="0.182cm" fo:padding-left="0.254cm" fo:padding-right="0.254cm" fo:wrap-option="wrap"/>
    </style:style>
    <style:style style:name="gr8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4cm" fo:padding-bottom="0.074cm" fo:padding-left="0.254cm" fo:padding-right="0.254cm" fo:wrap-option="wrap"/>
    </style:style>
    <style:style style:name="gr9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81cm" fo:padding-bottom="0.081cm" fo:padding-left="0.254cm" fo:padding-right="0.254cm" fo:wrap-option="wrap"/>
    </style:style>
    <style:style style:name="gr91" style:family="graphic" style:parent-style-name="standard">
      <style:graphic-properties draw:stroke="none" svg:stroke-width="0cm" draw:fill="solid" draw:fill-color="#5f7d95" draw:textarea-vertical-align="middle" draw:auto-grow-height="false" draw:fit-to-size="false" style:shrink-to-fit="false" fo:min-height="0cm" fo:min-width="0cm" fo:padding-top="0.134cm" fo:padding-bottom="0.134cm" fo:padding-left="0.254cm" fo:padding-right="0.254cm" fo:wrap-option="wrap"/>
    </style:style>
    <style:style style:name="gr9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85cm" fo:padding-bottom="0.085cm" fo:padding-left="0.254cm" fo:padding-right="0.254cm" fo:wrap-option="wrap"/>
    </style:style>
    <style:style style:name="gr93"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8cm" fo:padding-bottom="0.038cm" fo:padding-left="0.254cm" fo:padding-right="0.254cm" fo:wrap-option="wrap"/>
    </style:style>
    <style:style style:name="gr94" style:family="graphic" style:parent-style-name="standard">
      <style:graphic-properties draw:stroke="none" svg:stroke-width="0cm" draw:fill="solid" draw:fill-color="#5f7d95" draw:textarea-vertical-align="middle" draw:auto-grow-height="false" draw:fit-to-size="false" style:shrink-to-fit="false" fo:min-height="0cm" fo:min-width="0cm" fo:padding-top="0.044cm" fo:padding-bottom="0.044cm" fo:padding-left="0.254cm" fo:padding-right="0.254cm" fo:wrap-option="wrap"/>
    </style:style>
    <style:style style:name="gr9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58cm" fo:padding-bottom="0.058cm" fo:padding-left="0.254cm" fo:padding-right="0.254cm" fo:wrap-option="wrap"/>
    </style:style>
    <style:style style:name="gr96" style:family="graphic" style:parent-style-name="standard">
      <style:graphic-properties draw:stroke="none" svg:stroke-width="0cm" draw:fill="solid" draw:fill-color="#5f7d95" draw:textarea-vertical-align="middle" draw:auto-grow-height="false" draw:fit-to-size="false" style:shrink-to-fit="false" fo:min-height="0cm" fo:min-width="0cm" fo:padding-top="0.096cm" fo:padding-bottom="0.096cm" fo:padding-left="0.254cm" fo:padding-right="0.254cm" fo:wrap-option="wrap"/>
    </style:style>
    <style:style style:name="gr9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67cm" fo:padding-bottom="0.067cm" fo:padding-left="0.254cm" fo:padding-right="0.254cm" fo:wrap-option="wrap"/>
    </style:style>
    <style:style style:name="gr98" style:family="graphic" style:parent-style-name="standard">
      <style:graphic-properties draw:stroke="none" svg:stroke-width="0cm" draw:fill="solid" draw:fill-color="#5f7d95" draw:textarea-vertical-align="middle" draw:auto-grow-height="false" draw:fit-to-size="false" style:shrink-to-fit="false" fo:min-height="0cm" fo:min-width="0cm" fo:padding-top="0.217cm" fo:padding-bottom="0.217cm" fo:padding-left="0.254cm" fo:padding-right="0.254cm" fo:wrap-option="wrap"/>
    </style:style>
    <style:style style:name="gr99" style:family="graphic" style:parent-style-name="standard">
      <style:graphic-properties draw:stroke="none" svg:stroke-width="0cm" draw:fill="solid" draw:fill-color="#5f7d95" draw:textarea-vertical-align="middle" draw:auto-grow-height="false" draw:fit-to-size="false" style:shrink-to-fit="false" fo:min-height="0cm" fo:min-width="0cm" fo:padding-top="0.172cm" fo:padding-bottom="0.172cm" fo:padding-left="0.254cm" fo:padding-right="0.254cm" fo:wrap-option="wrap"/>
    </style:style>
    <style:style style:name="gr100" style:family="graphic" style:parent-style-name="standard">
      <style:graphic-properties draw:stroke="none" svg:stroke-width="0cm" draw:fill="solid" draw:fill-color="#5f7d95" draw:textarea-vertical-align="middle" draw:auto-grow-height="false" draw:fit-to-size="false" style:shrink-to-fit="false" fo:min-height="0cm" fo:min-width="0cm" fo:padding-top="0.21cm" fo:padding-bottom="0.21cm" fo:padding-left="0.254cm" fo:padding-right="0.254cm" fo:wrap-option="wrap"/>
    </style:style>
    <style:style style:name="gr101" style:family="graphic" style:parent-style-name="standard">
      <style:graphic-properties draw:stroke="none" svg:stroke-width="0cm" draw:fill="solid" draw:fill-color="#5f7d95" draw:textarea-vertical-align="middle" draw:auto-grow-height="false" draw:fit-to-size="false" style:shrink-to-fit="false" fo:min-height="0cm" fo:min-width="0cm" fo:padding-top="0.138cm" fo:padding-bottom="0.138cm" fo:padding-left="0.254cm" fo:padding-right="0.254cm" fo:wrap-option="wrap"/>
    </style:style>
    <style:style style:name="gr102" style:family="graphic" style:parent-style-name="standard">
      <style:graphic-properties draw:stroke="none" svg:stroke-width="0cm" draw:fill="solid" draw:fill-color="#5f7d95" draw:textarea-vertical-align="middle" draw:auto-grow-height="false" draw:fit-to-size="false" style:shrink-to-fit="false" fo:min-height="0cm" fo:min-width="0cm" fo:padding-top="0.073cm" fo:padding-bottom="0.073cm" fo:padding-left="0.254cm" fo:padding-right="0.254cm" fo:wrap-option="wrap"/>
    </style:style>
    <style:style style:name="gr103" style:family="graphic" style:parent-style-name="standard">
      <style:graphic-properties draw:stroke="none" svg:stroke-width="0cm" draw:fill="solid" draw:fill-color="#5f7d95" draw:textarea-vertical-align="middle" draw:auto-grow-height="false" draw:fit-to-size="false" style:shrink-to-fit="false" fo:min-height="0cm" fo:min-width="0cm" fo:padding-top="0.145cm" fo:padding-bottom="0.145cm" fo:padding-left="0.254cm" fo:padding-right="0.254cm" fo:wrap-option="wrap"/>
    </style:style>
    <style:style style:name="gr104" style:family="graphic" style:parent-style-name="standard">
      <style:graphic-properties draw:stroke="none" svg:stroke-width="0cm" draw:fill="solid" draw:fill-color="#5f7d95" draw:textarea-vertical-align="middle" draw:auto-grow-height="false" draw:fit-to-size="false" style:shrink-to-fit="false" fo:min-height="0cm" fo:min-width="0cm" fo:padding-top="0.136cm" fo:padding-bottom="0.136cm" fo:padding-left="0.254cm" fo:padding-right="0.254cm" fo:wrap-option="wrap"/>
    </style:style>
    <style:style style:name="gr105" style:family="graphic" style:parent-style-name="standard">
      <style:graphic-properties draw:stroke="none" svg:stroke-width="0cm" draw:fill="solid" draw:fill-color="#5f7d95" draw:textarea-vertical-align="middle" draw:auto-grow-height="false" draw:fit-to-size="false" style:shrink-to-fit="false" fo:min-height="0cm" fo:min-width="0cm" fo:padding-top="0.083cm" fo:padding-bottom="0.083cm" fo:padding-left="0.254cm" fo:padding-right="0.254cm" fo:wrap-option="wrap"/>
    </style:style>
    <style:style style:name="gr106" style:family="graphic" style:parent-style-name="standard">
      <style:graphic-properties draw:stroke="none" svg:stroke-width="0cm" draw:fill="solid" draw:fill-color="#5f7d95" draw:textarea-vertical-align="middle" draw:auto-grow-height="false" draw:fit-to-size="false" style:shrink-to-fit="false" fo:min-height="0cm" fo:min-width="0cm" fo:padding-top="0.212cm" fo:padding-bottom="0.212cm" fo:padding-left="0.254cm" fo:padding-right="0.254cm" fo:wrap-option="wrap"/>
    </style:style>
    <style:style style:name="gr107" style:family="graphic" style:parent-style-name="standard">
      <style:graphic-properties draw:stroke="none" svg:stroke-width="0cm" draw:fill="solid" draw:fill-color="#5f7d95" draw:textarea-vertical-align="middle" draw:auto-grow-height="false" draw:fit-to-size="false" style:shrink-to-fit="false" fo:min-height="0cm" fo:min-width="0cm" fo:padding-top="0.005cm" fo:padding-bottom="0.005cm" fo:padding-left="0.254cm" fo:padding-right="0.254cm" fo:wrap-option="wrap"/>
    </style:style>
    <style:style style:name="gr108" style:family="graphic" style:parent-style-name="standard">
      <style:graphic-properties draw:stroke="none" svg:stroke-width="0cm" draw:fill="solid" draw:fill-color="#5f7d95" draw:textarea-vertical-align="middle" draw:auto-grow-height="false" draw:fit-to-size="false" style:shrink-to-fit="false" fo:min-height="0cm" fo:min-width="0cm" fo:padding-top="0.179cm" fo:padding-bottom="0.179cm" fo:padding-left="0.254cm" fo:padding-right="0.254cm" fo:wrap-option="wrap"/>
    </style:style>
    <style:style style:name="gr109" style:family="graphic" style:parent-style-name="standard">
      <style:graphic-properties draw:stroke="none" svg:stroke-width="0cm" draw:fill="solid" draw:fill-color="#5f7d95" draw:textarea-vertical-align="middle" draw:auto-grow-height="false" draw:fit-to-size="false" style:shrink-to-fit="false" fo:min-height="0cm" fo:min-width="0cm" fo:padding-top="0.099cm" fo:padding-bottom="0.099cm" fo:padding-left="0.254cm" fo:padding-right="0.254cm" fo:wrap-option="wrap"/>
    </style:style>
    <style:style style:name="gr110" style:family="graphic" style:parent-style-name="standard">
      <style:graphic-properties draw:stroke="none" svg:stroke-width="0cm" draw:fill="solid" draw:fill-color="#5f7d95" draw:textarea-vertical-align="middle" draw:auto-grow-height="false" draw:fit-to-size="false" style:shrink-to-fit="false" fo:min-height="0cm" fo:min-width="0cm" fo:padding-top="0.035cm" fo:padding-bottom="0.035cm" fo:padding-left="0.254cm" fo:padding-right="0.254cm" fo:wrap-option="wrap"/>
    </style:style>
    <style:style style:name="gr111" style:family="graphic" style:parent-style-name="standard">
      <style:graphic-properties draw:stroke="none" svg:stroke-width="0cm" draw:fill="solid" draw:fill-color="#f8fafb" draw:textarea-vertical-align="middle" draw:auto-grow-height="false" draw:fit-to-size="false" style:shrink-to-fit="false" fo:min-height="0cm" fo:min-width="0cm" fo:padding-top="0.254cm" fo:padding-bottom="0.254cm" fo:padding-left="0.254cm" fo:padding-right="0.254cm" fo:wrap-option="wrap"/>
    </style:style>
    <style:style style:name="gr112" style:family="graphic" style:parent-style-name="standard">
      <style:graphic-properties draw:stroke="none" svg:stroke-width="0cm" draw:fill="solid" draw:fill-color="#869fb2" draw:textarea-vertical-align="middle" draw:auto-grow-height="false" draw:fit-to-size="false" style:shrink-to-fit="false" fo:min-height="0cm" fo:min-width="0cm" fo:padding-top="0.254cm" fo:padding-bottom="0.254cm" fo:padding-left="0.254cm" fo:padding-right="0.254cm" fo:wrap-option="wrap"/>
    </style:style>
    <style:style style:name="gr113" style:family="graphic" style:parent-style-name="standard">
      <style:graphic-properties draw:stroke="none" svg:stroke-width="0cm" draw:fill="solid" draw:fill-color="#869fb2" draw:textarea-vertical-align="middle" draw:auto-grow-height="false" draw:fit-to-size="false" style:shrink-to-fit="false" fo:min-height="0cm" fo:min-width="0cm" fo:padding-top="0.216cm" fo:padding-bottom="0.216cm" fo:padding-left="0.254cm" fo:padding-right="0.254cm" fo:wrap-option="wrap"/>
    </style:style>
    <style:style style:name="gr114" style:family="graphic" style:parent-style-name="standard">
      <style:graphic-properties draw:stroke="none" svg:stroke-width="0cm" draw:fill="solid" draw:fill-color="#869fb2" draw:textarea-vertical-align="middle" draw:auto-grow-height="false" draw:fit-to-size="false" style:shrink-to-fit="false" fo:min-height="0cm" fo:min-width="0cm" fo:padding-top="0.217cm" fo:padding-bottom="0.217cm" fo:padding-left="0.254cm" fo:padding-right="0.254cm" fo:wrap-option="wrap"/>
    </style:style>
    <style:style style:name="gr115" style:family="graphic" style:parent-style-name="standard">
      <style:graphic-properties draw:stroke="none" svg:stroke-width="0cm" draw:fill="solid" draw:fill-color="#869fb2" draw:textarea-vertical-align="middle" draw:auto-grow-height="false" draw:fit-to-size="false" style:shrink-to-fit="false" fo:min-height="0cm" fo:min-width="0cm" fo:padding-top="0.218cm" fo:padding-bottom="0.218cm" fo:padding-left="0.254cm" fo:padding-right="0.254cm" fo:wrap-option="wrap"/>
    </style:style>
    <style:style style:name="gr116" style:family="graphic" style:parent-style-name="standard">
      <style:graphic-properties draw:stroke="none" svg:stroke-width="0cm" draw:fill="solid" draw:fill-color="#ee7d3d" draw:textarea-vertical-align="middle" draw:auto-grow-height="false" draw:fit-to-size="false" style:shrink-to-fit="false" fo:min-height="0cm" fo:min-width="0cm" fo:padding-top="0.254cm" fo:padding-bottom="0.254cm" fo:padding-left="0.254cm" fo:padding-right="0.254cm" fo:wrap-option="wrap"/>
    </style:style>
    <style:style style:name="gr117" style:family="graphic" style:parent-style-name="standard">
      <style:graphic-properties draw:stroke="none" svg:stroke-width="0cm" draw:fill="solid" draw:fill-color="#4472c4" draw:textarea-vertical-align="middle" draw:auto-grow-height="false" draw:fit-to-size="false" style:shrink-to-fit="false" fo:min-height="0cm" fo:min-width="0cm" fo:padding-top="0.254cm" fo:padding-bottom="0.254cm" fo:padding-left="0.254cm" fo:padding-right="0.254cm" fo:wrap-option="wrap"/>
    </style:style>
    <style:style style:name="gr118" style:family="graphic" style:parent-style-name="standard">
      <style:graphic-properties draw:stroke="none" svg:stroke-width="0cm" draw:fill="solid" draw:fill-color="#5b9bd5" draw:textarea-vertical-align="middle" draw:auto-grow-height="false" draw:fit-to-size="false" style:shrink-to-fit="false" fo:min-height="0cm" fo:min-width="0cm" fo:padding-top="0.254cm" fo:padding-bottom="0.254cm" fo:padding-left="0.254cm" fo:padding-right="0.254cm" fo:wrap-option="wrap"/>
    </style:style>
    <style:style style:name="gr119" style:family="graphic" style:parent-style-name="standard">
      <style:graphic-properties draw:stroke="none" svg:stroke-width="0cm" draw:fill="solid" draw:fill-color="#f6c048" draw:textarea-vertical-align="middle" draw:auto-grow-height="false" draw:fit-to-size="false" style:shrink-to-fit="false" fo:min-height="0cm" fo:min-width="0cm" fo:padding-top="0.254cm" fo:padding-bottom="0.254cm" fo:padding-left="0.254cm" fo:padding-right="0.254cm" fo:wrap-option="wrap"/>
    </style:style>
    <style:style style:name="gr120" style:family="graphic">
      <style:graphic-properties style:protect="size"/>
    </style:style>
    <style:style style:name="gr12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list-style-name="L5">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paragraph-properties style:writing-mode="lr-tb"/>
    </style:style>
    <style:style style:name="gr123" style:family="graphic" style:parent-style-name="standard">
      <style:graphic-properties draw:stroke="none" svg:stroke-width="0.035cm" draw:stroke-linejoin="miter" svg:stroke-linecap="butt" draw:fill="solid" draw:fill-color="#e7e6e6" draw:textarea-vertical-align="middle" draw:auto-grow-height="false" draw:fit-to-size="false" style:shrink-to-fit="false" fo:min-height="0cm" fo:min-width="0cm" fo:padding-top="0.125cm" fo:padding-bottom="0.125cm" fo:padding-left="0.25cm" fo:padding-right="0.25cm" fo:wrap-option="wrap" draw:shadow="visible" draw:shadow-offset-x="0.529cm" draw:shadow-offset-y="0cm" draw:shadow-color="#000000" draw:shadow-opacity="40%" loext:shadow-blur="0.706cm"/>
    </style:style>
    <style:style style:name="gr12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7">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paragraph-properties style:writing-mode="lr-tb"/>
    </style:style>
    <style:style style:name="gr12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graphic-properties draw:stroke="none" svg:stroke-width="0cm" draw:fill="solid" draw:fill-color="#374957" draw:textarea-vertical-align="middle" draw:auto-grow-height="false" draw:fit-to-size="false" style:shrink-to-fit="false" fo:min-height="0cm" fo:min-width="0cm" fo:padding-top="0.254cm" fo:padding-bottom="0.254cm" fo:padding-left="0.254cm" fo:padding-right="0.254cm" fo:wrap-option="wrap"/>
    </style:style>
    <style:style style:name="gr128" style:family="graphic" style:parent-style-name="standard">
      <style:graphic-properties draw:stroke="none" svg:stroke-width="0cm" draw:fill="solid" draw:fill-color="#a5b7c6" draw:textarea-vertical-align="middle" draw:auto-grow-height="false" draw:fit-to-size="false" style:shrink-to-fit="false" fo:min-height="0cm" fo:min-width="0cm" fo:padding-top="0.254cm" fo:padding-bottom="0.254cm" fo:padding-left="0.254cm" fo:padding-right="0.254cm" fo:wrap-option="wrap"/>
    </style:style>
    <style:style style:name="gr129" style:family="graphic" style:parent-style-name="standard">
      <style:graphic-properties draw:stroke="none" svg:stroke-width="0cm" draw:fill="solid" draw:fill-color="#435d74" draw:textarea-vertical-align="middle" draw:auto-grow-height="false" draw:fit-to-size="false" style:shrink-to-fit="false" fo:min-height="0cm" fo:min-width="0cm" fo:padding-top="0.254cm" fo:padding-bottom="0.254cm" fo:padding-left="0.254cm" fo:padding-right="0.254cm" fo:wrap-option="wrap"/>
    </style:style>
    <style:style style:name="gr130" style:family="graphic" style:parent-style-name="standard">
      <style:graphic-properties draw:stroke="none" svg:stroke-width="0cm" draw:fill="solid" draw:fill-color="#374957" draw:textarea-vertical-align="middle" draw:auto-grow-height="false" draw:fit-to-size="false" style:shrink-to-fit="false" fo:min-height="0cm" fo:min-width="0cm" fo:padding-top="0.185cm" fo:padding-bottom="0.185cm" fo:padding-left="0.254cm" fo:padding-right="0.254cm" fo:wrap-option="wrap"/>
    </style:style>
    <style:style style:name="gr131" style:family="graphic" style:parent-style-name="standard">
      <style:graphic-properties draw:stroke="none" svg:stroke-width="0cm" draw:fill="solid" draw:fill-color="#f6c048" draw:textarea-vertical-align="middle" draw:auto-grow-height="false" draw:fit-to-size="false" style:shrink-to-fit="false" fo:min-height="0cm" fo:min-width="0cm" fo:padding-top="0.08cm" fo:padding-bottom="0.08cm" fo:padding-left="0.254cm" fo:padding-right="0.254cm" fo:wrap-option="wrap"/>
    </style:style>
    <style:style style:name="gr132" style:family="graphic" style:parent-style-name="standard">
      <style:graphic-properties draw:stroke="none" svg:stroke-width="0cm" draw:fill="solid" draw:fill-color="#f6c048" draw:textarea-vertical-align="middle" draw:auto-grow-height="false" draw:fit-to-size="false" style:shrink-to-fit="false" fo:min-height="0cm" fo:min-width="0cm" fo:padding-top="0.055cm" fo:padding-bottom="0.055cm" fo:padding-left="0.254cm" fo:padding-right="0.254cm" fo:wrap-option="wrap"/>
    </style:style>
    <style:style style:name="gr133" style:family="graphic" style:parent-style-name="standard">
      <style:graphic-properties draw:stroke="none" svg:stroke-width="0cm" draw:fill="solid" draw:fill-color="#f6c048" draw:textarea-vertical-align="middle" draw:auto-grow-height="false" draw:fit-to-size="false" style:shrink-to-fit="false" fo:min-height="0cm" fo:min-width="0cm" fo:padding-top="0.161cm" fo:padding-bottom="0.161cm" fo:padding-left="0.254cm" fo:padding-right="0.254cm" fo:wrap-option="wrap"/>
    </style:style>
    <style:style style:name="gr134" style:family="graphic" style:parent-style-name="standard">
      <style:graphic-properties draw:stroke="none" svg:stroke-width="0cm" draw:fill="solid" draw:fill-color="#f6c048" draw:textarea-vertical-align="middle" draw:auto-grow-height="false" draw:fit-to-size="false" style:shrink-to-fit="false" fo:min-height="0cm" fo:min-width="0cm" fo:padding-top="0.119cm" fo:padding-bottom="0.119cm" fo:padding-left="0.254cm" fo:padding-right="0.254cm" fo:wrap-option="wrap"/>
    </style:style>
    <style:style style:name="gr135" style:family="graphic" style:parent-style-name="standard">
      <style:graphic-properties draw:stroke="none" svg:stroke-width="0cm" draw:fill="solid" draw:fill-color="#f6c048" draw:textarea-vertical-align="middle" draw:auto-grow-height="false" draw:fit-to-size="false" style:shrink-to-fit="false" fo:min-height="0cm" fo:min-width="0cm" fo:padding-top="0.149cm" fo:padding-bottom="0.149cm" fo:padding-left="0.254cm" fo:padding-right="0.254cm" fo:wrap-option="wrap"/>
    </style:style>
    <style:style style:name="gr136" style:family="graphic" style:parent-style-name="standard">
      <style:graphic-properties draw:stroke="none" svg:stroke-width="0cm" draw:fill="solid" draw:fill-color="#ee7d3d" draw:textarea-vertical-align="middle" draw:auto-grow-height="false" draw:fit-to-size="false" style:shrink-to-fit="false" fo:min-height="0cm" fo:min-width="0cm" fo:padding-top="0.229cm" fo:padding-bottom="0.229cm" fo:padding-left="0.254cm" fo:padding-right="0.254cm" fo:wrap-option="wrap"/>
    </style:style>
    <style:style style:name="gr13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3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0" style:family="graphic" style:parent-style-name="standard">
      <style:graphic-properties draw:stroke="none" svg:stroke-width="0.035cm" draw:stroke-linejoin="miter" svg:stroke-linecap="butt" draw:fill="solid" draw:fill-color="#e7e6e6" draw:textarea-vertical-align="middle" draw:auto-grow-height="false" draw:fit-to-size="false" style:shrink-to-fit="false" fo:min-height="18.8cm" fo:min-width="33.367cm" fo:padding-top="0.125cm" fo:padding-bottom="0.125cm" fo:padding-left="0.25cm" fo:padding-right="0.25cm" fo:wrap-option="wrap" draw:shadow="visible" draw:shadow-offset-x="0.529cm" draw:shadow-offset-y="0cm" draw:shadow-color="#000000" draw:shadow-opacity="40%" loext:shadow-blur="0.706cm"/>
    </style:style>
    <style:style style:name="gr14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2" style:family="graphic" style:parent-style-name="standard">
      <style:graphic-properties draw:stroke="none" svg:stroke-width="0cm" draw:fill="solid" draw:fill-color="#f8fafb" draw:textarea-vertical-align="middle" draw:auto-grow-height="false" draw:fit-to-size="false" style:shrink-to-fit="false" fo:min-height="2.224cm" fo:min-width="9.801cm" fo:padding-top="0.254cm" fo:padding-bottom="0.254cm" fo:padding-left="0.254cm" fo:padding-right="0.254cm" fo:wrap-option="wrap"/>
    </style:style>
    <style:style style:name="gr143" style:family="graphic" style:parent-style-name="standard">
      <style:graphic-properties draw:stroke="none" svg:stroke-width="0cm" draw:fill="solid" draw:fill-color="#f6c048" draw:textarea-vertical-align="middle" draw:auto-grow-height="false" draw:fit-to-size="false" style:shrink-to-fit="false" fo:min-height="2.224cm" fo:min-width="2.224cm" fo:padding-top="0.254cm" fo:padding-bottom="0.254cm" fo:padding-left="0.254cm" fo:padding-right="0.254cm" fo:wrap-option="wrap"/>
    </style:style>
    <style:style style:name="gr144" style:family="graphic" style:parent-style-name="standard">
      <style:graphic-properties draw:stroke="none" svg:stroke-width="0cm" draw:fill="solid" draw:fill-color="#ee7d3d" draw:textarea-vertical-align="middle" draw:auto-grow-height="false" draw:fit-to-size="false" style:shrink-to-fit="false" fo:min-height="2.224cm" fo:min-width="2.23cm" fo:padding-top="0.254cm" fo:padding-bottom="0.254cm" fo:padding-left="0.254cm" fo:padding-right="0.254cm" fo:wrap-option="wrap"/>
    </style:style>
    <style:style style:name="gr145" style:family="graphic" style:parent-style-name="standard" style:list-style-name="L7">
      <style:graphic-properties draw:stroke="none" svg:stroke-width="0cm" draw:fill="none" draw:textarea-vertical-align="top" draw:auto-grow-height="false" draw:fit-to-size="false" style:shrink-to-fit="false" fo:min-height="0.738cm" fo:min-width="4.17cm" fo:padding-top="0.339cm" fo:padding-bottom="0.339cm" fo:padding-left="0.339cm" fo:padding-right="0.339cm" fo:wrap-option="wrap"/>
      <style:paragraph-properties style:writing-mode="lr-tb"/>
    </style:style>
    <style:style style:name="pr1" style:family="presentation" style:parent-style-name="Section_20_Header-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Section_20_Header-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8.67cm" style:use-optimal-column-width="false"/>
    </style:style>
    <style:style style:name="co2" style:family="table-column">
      <style:table-column-properties style:column-width="17.364cm" style:use-optimal-column-width="false"/>
    </style:style>
    <style:style style:name="ro1" style:family="table-row">
      <style:table-row-properties style:row-height="0.922cm" style:use-optimal-row-height="false"/>
    </style:style>
    <style:style style:name="ro2" style:family="table-row">
      <style:table-row-properties style:row-height="0.683cm" style:use-optimal-row-height="false"/>
    </style:style>
    <style:style style:name="ro3" style:family="table-row">
      <style:table-row-properties style:row-height="2.767cm" style:use-optimal-row-height="false"/>
    </style:style>
    <style:style style:name="ro4" style:family="table-row">
      <style:table-row-properties style:row-height="0.691cm" style:use-optimal-row-height="false"/>
    </style:style>
    <style:style style:name="ro5" style:family="table-row">
      <style:table-row-properties style:row-height="1.383cm" style:use-optimal-row-height="false"/>
    </style:style>
    <style:style style:name="ro6" style:family="table-row">
      <style:table-row-properties style:row-height="6.919cm" style:use-optimal-row-height="false"/>
    </style:style>
    <style:style style:name="ro7" style:family="table-row">
      <style:table-row-properties style:row-height="1.386cm" style:use-optimal-row-height="false"/>
    </style:style>
    <style:style style:name="ce1" style:family="table-cell">
      <loext:graphic-properties draw:fill="solid" draw:fill-color="#4472c4" draw:textarea-vertical-align="top" fo:padding-top="0cm" fo:padding-bottom="0cm" fo:padding-left="0.19cm" fo:padding-right="0.19cm"/>
      <style:paragraph-properties fo:border="0.48pt solid #4472c4"/>
    </style:style>
    <style:style style:name="ce2" style:family="table-cell">
      <loext:graphic-properties draw:fill="solid" draw:fill-color="#ffffff" draw:textarea-vertical-align="top" fo:padding-top="0cm" fo:padding-bottom="0cm" fo:padding-left="0.19cm" fo:padding-right="0.19cm"/>
      <style:paragraph-properties fo:border-left="0.48pt solid #4472c4" fo:border-right="none" fo:border-top="0.48pt solid #4472c4" fo:border-bottom="0.48pt solid #4472c4"/>
    </style:style>
    <style:style style:name="ce3" style:family="table-cell">
      <loext:graphic-properties draw:fill="solid" draw:fill-color="#e8ebf4" draw:textarea-vertical-align="top" fo:padding-top="0cm" fo:padding-bottom="0cm" fo:padding-left="0.19cm" fo:padding-right="0.19cm"/>
      <style:paragraph-properties fo:border-left="none" fo:border-right="0.48pt solid #4472c4" fo:border-top="0.48pt solid #4472c4" fo:border-bottom="0.48pt solid #4472c4"/>
    </style:style>
    <style:style style:name="ce4" style:family="table-cell">
      <loext:graphic-properties draw:fill="solid" draw:fill-color="#ffffff" draw:textarea-vertical-align="top" fo:padding-top="0cm" fo:padding-bottom="0cm" fo:padding-left="0.19cm" fo:padding-right="0.19cm"/>
      <style:paragraph-properties fo:border-left="none" fo:border-right="0.48pt solid #4472c4" fo:border-top="0.48pt solid #4472c4" fo:border-bottom="0.48pt solid #4472c4"/>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solid" draw:fill-color="#5f7d95"/>
      <style:paragraph-properties fo:text-align="start" style:font-independent-line-spacing="true"/>
      <style:text-properties fo:font-size="18pt"/>
    </style:style>
    <style:style style:name="P3" style:family="paragraph">
      <loext:graphic-properties draw:fill="solid" draw:fill-color="#f8fafb"/>
      <style:paragraph-properties fo:text-align="start" style:font-independent-line-spacing="true"/>
      <style:text-properties fo:font-size="18pt"/>
    </style:style>
    <style:style style:name="P4" style:family="paragraph">
      <loext:graphic-properties draw:fill="solid" draw:fill-color="#869fb2"/>
      <style:paragraph-properties fo:text-align="start" style:font-independent-line-spacing="true"/>
      <style:text-properties fo:font-size="18pt"/>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60pt"/>
    </style:style>
    <style:style style:name="P7" style:family="paragraph">
      <loext:graphic-properties draw:fill="solid" draw:fill-color="#ee7d3d"/>
      <style:paragraph-properties fo:text-align="start" style:font-independent-line-spacing="true"/>
      <style:text-properties fo:font-size="18pt"/>
    </style:style>
    <style:style style:name="P8" style:family="paragraph">
      <loext:graphic-properties draw:fill="solid" draw:fill-color="#4472c4"/>
      <style:paragraph-properties fo:text-align="start" style:font-independent-line-spacing="true"/>
      <style:text-properties fo:font-size="18pt"/>
    </style:style>
    <style:style style:name="P9" style:family="paragraph">
      <loext:graphic-properties draw:fill="solid" draw:fill-color="#5b9bd5"/>
      <style:paragraph-properties fo:text-align="start" style:font-independent-line-spacing="true"/>
      <style:text-properties fo:font-size="18pt"/>
    </style:style>
    <style:style style:name="P10" style:family="paragraph">
      <loext:graphic-properties draw:fill="solid" draw:fill-color="#f6c048"/>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2" style:family="paragraph">
      <style:paragraph-properties fo:margin-top="0cm" fo:margin-bottom="0cm" fo:line-height="100%" fo:text-align="end"/>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353cm" fo:margin-bottom="0.752cm" fo:line-height="90%" fo:text-align="start" fo:text-indent="0cm" style:punctuation-wrap="hanging" style:writing-mode="lr-tb">
        <style:tab-stops>
          <style:tab-stop style:position="0cm"/>
        </style:tab-stops>
      </style:paragraph-properties>
      <style:text-properties fo:font-size="18pt" fo:hyphenate="false"/>
    </style:style>
    <style:style style:name="P17" style:family="paragraph">
      <loext:graphic-properties draw:fill="none"/>
      <style:paragraph-properties fo:margin-left="0cm" fo:margin-right="0cm" fo:margin-top="0.353cm" fo:margin-bottom="0.752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loext:graphic-properties draw:fill="solid" draw:fill-color="#e7e6e6"/>
      <style:paragraph-properties fo:text-align="center"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loext:graphic-properties draw:fill="solid" draw:fill-color="#374957"/>
      <style:paragraph-properties fo:text-align="start" style:font-independent-line-spacing="true"/>
      <style:text-properties fo:font-size="18pt"/>
    </style:style>
    <style:style style:name="P22" style:family="paragraph">
      <loext:graphic-properties draw:fill="solid" draw:fill-color="#a5b7c6"/>
      <style:paragraph-properties fo:text-align="start" style:font-independent-line-spacing="true"/>
      <style:text-properties fo:font-size="18pt"/>
    </style:style>
    <style:style style:name="P23" style:family="paragraph">
      <loext:graphic-properties draw:fill="solid" draw:fill-color="#435d74"/>
      <style:paragraph-properties fo:text-align="start" style:font-independent-line-spacing="true"/>
      <style:text-properties fo:font-size="18pt"/>
    </style:style>
    <style:style style:name="P24" style:family="paragraph">
      <loext:graphic-properties draw:fill="solid" draw:fill-color="#ffffff"/>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18pt" fo:letter-spacing="normal" fo:language="en"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fo:font-variant="normal" fo:text-transform="none" fo:color="#4472c4" loext:opacity="100%" style:text-line-through-style="none" style:text-line-through-type="none" style:text-position="0% 100%" style:font-name="Fira Sans1" fo:font-size="48pt" fo:letter-spacing="normal" fo:language="pt" fo:country="BR" fo:font-style="normal" style:text-underline-style="none" fo:font-weight="bold" fo:background-color="transparent" style:font-size-asian="48pt" style:font-style-asian="normal" style:font-weight-asian="bold" style:font-size-complex="48pt" style:font-style-complex="normal" style:font-weight-complex="bold"/>
    </style:style>
    <style:style style:name="T3" style:family="text">
      <style:text-properties fo:font-variant="normal" fo:text-transform="none" style:text-line-through-style="none" style:text-line-through-type="none" style:text-position="0% 100%"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e7e6e6" loext:opacity="100%" style:text-line-through-style="none" style:text-line-through-type="none" style:text-position="0% 100%" style:font-name="Tw Cen MT" fo:font-size="36pt" fo:letter-spacing="normal" fo:language="pt" fo:country="B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5" style:family="text">
      <style:text-properties fo:font-variant="normal" fo:text-transform="none" fo:color="#4472c4" loext:opacity="100%" style:text-line-through-style="none" style:text-line-through-type="none" style:text-position="0% 100%" style:font-name="Fira Sans Extra Condensed1" fo:font-size="21.2999992370605pt" fo:letter-spacing="normal" fo:language="en" fo:country="US" fo:font-style="normal" style:text-underline-style="none" fo:font-weight="bold" fo:background-color="transparent" style:font-name-asian="Fira Sans Extra Condensed1" style:font-size-asian="21.2999992370605pt" style:font-style-asian="normal" style:font-weight-asian="bold" style:font-name-complex="Fira Sans Extra Condensed1" style:font-size-complex="21.2999992370605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ee7d3d" loext:opacity="100%" style:text-line-through-style="none" style:text-line-through-type="none" style:text-position="0% 100%" style:font-name="Fira Sans Extra Condensed1" fo:font-size="21.2999992370605pt" fo:letter-spacing="normal" fo:language="en" fo:country="US" fo:font-style="normal" style:text-underline-style="none" fo:font-weight="bold" fo:background-color="transparent" style:font-name-asian="Fira Sans Extra Condensed1" style:font-size-asian="21.2999992370605pt" style:font-style-asian="normal" style:font-weight-asian="bold" style:font-name-complex="Fira Sans Extra Condensed1" style:font-size-complex="21.2999992370605pt" style:font-style-complex="normal" style:font-weight-complex="bold"/>
    </style:style>
    <style:style style:name="T8" style:family="text">
      <style:text-properties fo:font-variant="normal" fo:text-transform="none" fo:color="#202124"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202124"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Calibri" fo:font-size="20pt" fo:letter-spacing="normal" fo:language="pt" fo:country="B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1" style:family="text">
      <style:text-properties fo:font-variant="normal" fo:text-transform="none" fo:color="#262626" loext:opacity="100%" style:text-line-through-style="none" style:text-line-through-type="none" style:text-position="0% 100%" style:font-name="Calibri" fo:font-size="16pt" fo:letter-spacing="normal" fo:language="pt" fo:country="B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name-asian="Calibri5" style:font-size-asian="18pt" style:font-style-asian="normal" style:font-weight-asian="normal" style:font-name-complex="Times New Roman"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7e6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e7d3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021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2a477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Visão do produto" draw:style-name="dp1" draw:master-page-name="Section_20_Header" xml:id="id1" draw:id="id1">
        <draw:g draw:name="Google Shape;6747;p54">
          <draw:g draw:name="Google Shape;6748;p54">
            <draw:custom-shape draw:name="Google Shape;6749;p54" draw:style-name="gr1" draw:text-style-name="P2" draw:layer="layout" svg:width="2.803cm" svg:height="2.462cm" svg:x="19.718cm" svg:y="10.186cm">
              <text:p text:style-name="P1"><text:span text:style-name="T1"/></text:p>
              <draw:enhanced-geometry draw:mirror-horizontal="false" draw:mirror-vertical="false" drawooo:sub-view-size="9712 8531" draw:text-areas="0 0 ?f0 ?f1" svg:viewBox="0 0 0 0" draw:type="ooxml-non-primitive" draw:enhanced-path="M 7051 0 C 7036 0 7009 41 7001 75 7013 149 7001 235 6964 309 6902 396 6828 469 6853 482 6877 506 6951 506 6914 556 6877 617 6853 679 6865 753 6865 827 6803 876 6828 901 6840 962 6853 1012 6853 1073 6853 1110 6853 1246 6828 1431 6803 1615 6730 1886 6631 1973 6594 1999 6552 2012 6511 2012 6458 2012 6407 1990 6372 1948 6286 1874 6261 1776 6212 1739 6101 1714 5990 1665 5904 1591 5830 1504 5793 1455 5744 1455 5695 1455 5621 1369 5584 1320 5534 1283 5485 1246 5424 1209 5399 1184 5337 1172 5374 1122 5411 1049 5460 975 5510 901 5547 864 5596 851 5547 827 5497 802 5522 704 5596 704 5658 704 5596 654 5645 580 5695 519 5769 457 5732 432 5712 413 5685 356 5657 356 5649 356 5641 360 5633 371 5601 403 5597 474 5571 474 5567 474 5564 472 5559 469 5534 432 5485 432 5497 383 5505 359 5503 335 5486 335 5478 335 5465 342 5448 359 5412 404 5361 430 5313 430 5296 430 5279 427 5263 420 5177 408 4931 272 4832 272 4734 260 4734 223 4697 186 4658 157 4582 113 4550 113 4542 113 4536 116 4536 124 4536 161 4549 198 4610 211 4623 213 4633 214 4643 214 4649 214 4655 213 4660 213 4686 213 4697 219 4697 285 4697 383 4746 408 4684 432 4641 445 4601 451 4561 451 4521 451 4481 445 4438 432 4424 423 4413 419 4403 419 4388 419 4374 430 4352 445 4315 482 4265 469 4241 494 4216 506 4191 580 4167 630 4130 679 4117 753 4093 765 4068 814 4031 864 4007 925 3982 987 3945 987 3957 1024 3970 1073 4031 1147 4019 1184 4011 1214 4004 1230 3986 1230 3974 1230 3957 1223 3933 1209 3892 1176 3845 1159 3800 1159 3778 1159 3756 1164 3735 1172 3704 1204 3645 1344 3629 1344 3626 1344 3625 1341 3625 1332 3612 1209 3575 1098 3526 999 3464 925 3427 962 3403 913 3375 885 3375 835 3366 835 3363 835 3359 840 3354 851 3317 901 3341 962 3292 962 3259 962 3226 929 3201 929 3188 929 3177 938 3169 962 3146 1020 3155 1099 3116 1099 3113 1099 3110 1099 3107 1098 3070 1073 3070 1061 3058 1036 3056 1033 3054 1031 3052 1031 3038 1031 3017 1086 2996 1086 2994 1087 2992 1088 2990 1088 2981 1088 2968 1077 2954 1077 2947 1077 2941 1079 2935 1086 2910 1122 2898 1196 2935 1196 2959 1196 2984 1233 2935 1233 2885 1233 2848 1270 2873 1283 2898 1295 2935 1332 2873 1332 2866 1331 2860 1330 2855 1330 2809 1330 2799 1373 2799 1406 2799 1455 2787 1554 2836 1566 2873 1578 2898 1615 2824 1615 2737 1615 2664 1603 2590 1566 2586 1563 2581 1562 2577 1562 2543 1562 2507 1644 2540 1677 2565 1714 2627 1739 2627 1788 2627 1824 2613 1847 2601 1847 2597 1847 2593 1844 2590 1837 2583 1828 2578 1824 2573 1824 2560 1824 2553 1859 2553 1886 2553 1897 2548 1901 2540 1901 2522 1901 2488 1872 2479 1837 2454 1788 2429 1665 2405 1665 2368 1665 2282 1751 2245 1837 2220 1923 2195 1997 2208 2047 2220 2084 2245 2121 2220 2145 2195 2157 2097 2305 2035 2392 1949 2490 1850 2564 1727 2601 1629 2626 1505 2626 1456 2650 1407 2663 1431 2687 1357 2724 1296 2761 1173 2786 1123 2811 1086 2835 1086 2835 1025 2835 914 2860 803 2909 717 2983 643 3057 581 3119 532 3119 458 3131 384 3192 359 3266 350 3312 348 3379 337 3379 333 3379 329 3371 322 3353 302 3290 325 3166 303 3166 299 3166 293 3171 285 3180 236 3254 199 3353 199 3451 199 3501 236 3488 199 3562 162 3661 138 3759 138 3870 162 3993 212 4117 261 4240 283 4340 315 4530 285 4530 282 4530 278 4528 273 4523 239 4466 150 4311 139 4311 138 4311 138 4312 138 4314 138 4351 224 4499 224 4523 224 4532 203 4577 177 4577 168 4577 159 4572 150 4560 116 4516 12 4319 2 4319 L 2 4319 C 1 4319 1 4321 2 4326 39 4437 101 4548 175 4634 249 4720 285 4819 298 4930 298 5016 310 5102 347 5176 384 5238 507 5361 507 5484 483 5595 495 5694 520 5805 594 5915 643 6051 667 6174 667 6285 630 6408 630 6482 630 6569 667 6655 643 6679 630 6692 581 6679 532 6741 470 6815 458 6926 495 6938 569 6975 643 7024 704 7074 791 7148 902 7197 1012 7197 1148 7172 1271 7123 1382 7049 1493 6987 1530 7024 1542 6987 1555 6950 1592 6864 1665 6864 1727 6864 1826 6815 1949 6815 2040 6815 2282 6873 2413 6873 2441 6873 2463 6871 2479 6864 2553 6827 2577 6753 2627 6667 2688 6581 2787 6544 2898 6482 3009 6408 3082 6359 3144 6359 3165 6361 3186 6362 3206 6362 3305 6362 3397 6338 3489 6297 3637 6211 3797 6150 3982 6137 4150 6137 4277 6086 4336 6086 4342 6086 4347 6087 4352 6088 4413 6113 4573 6248 4660 6260 4758 6273 4844 6285 4931 6322 5005 6359 5115 6334 5079 6421 5055 6502 5043 6594 5073 6594 5074 6594 5076 6594 5079 6593 5097 6581 5100 6572 5105 6572 5109 6572 5115 6581 5140 6605 5189 6655 5226 6667 5251 6729 5276 6790 5325 6790 5325 6840 5337 6889 5337 6938 5337 6987 5374 7061 5411 7135 5473 7185 5477 7188 5480 7189 5481 7189 5491 7189 5431 7116 5485 7061 5571 6963 5658 6877 5756 6790 5793 6766 5781 6716 5842 6655 5892 6605 5929 6544 5953 6470 5953 6464 5953 6461 5953 6461 5954 6461 5956 6491 5966 6556 5978 6630 5953 6630 5966 6704 5966 6790 6003 6741 5941 6815 5904 6889 5879 6963 5867 7049 5879 7098 5842 7160 5781 7185 5732 7209 5744 7246 5781 7246 5796 7246 5815 7249 5834 7249 5877 7249 5924 7237 5941 7160 5963 7051 5956 6932 5971 6932 5973 6932 5975 6934 5978 6938 6003 6975 6138 7111 6113 7197 6089 7283 5978 7382 6064 7394 6113 7394 6135 7372 6170 7372 6187 7372 6208 7378 6237 7394 6311 7443 6434 7640 6397 7727 6348 7801 6360 7899 6422 7961 6458 8022 6520 8084 6582 8121 6705 8195 6779 8183 6828 8232 6846 8246 6855 8250 6863 8250 6873 8250 6879 8243 6897 8243 6912 8243 6935 8248 6976 8269 7087 8313 7207 8447 7284 8447 7293 8447 7301 8445 7309 8441 7407 8392 7481 8318 7530 8232 7569 8165 7615 8105 7639 8105 7646 8105 7651 8110 7654 8121 7678 8183 7617 8220 7629 8257 7629 8283 7654 8309 7668 8309 7674 8309 7678 8304 7678 8294 7688 8265 7697 8200 7712 8200 7717 8200 7722 8206 7728 8220 7752 8281 7875 8343 7937 8441 7968 8496 7984 8530 7992 8530 7997 8530 7999 8518 7999 8491 8011 8417 8097 8417 8171 8318 8245 8232 8270 8121 8418 8109 8578 8109 8812 8072 8837 7998 8849 7912 8849 7776 8861 7702 8873 7616 8984 7295 9034 7172 9071 6987 9145 6803 9243 6655 9379 6495 9440 6421 9440 6347 9453 6260 9490 6174 9539 6100 9576 6039 9551 5866 9576 5755 9600 5657 9674 5558 9662 5497 9637 5435 9625 5398 9662 5373 9699 5287 9711 5189 9699 5090 9650 5004 9625 4905 9613 4807 9600 4720 9588 4646 9563 4572 9539 4474 9613 4388 9600 4363 9588 4338 9613 4301 9613 4264 9637 4215 9637 4154 9637 4104 L 9637 4104 C 9628 4122 9593 4227 9540 4227 9521 4227 9500 4214 9477 4178 9379 4030 9342 3870 9292 3845 9206 3809 9120 3735 9071 3661 9021 3562 9071 3414 9009 3390 8966 3368 8885 3299 8865 3299 8863 3299 8861 3300 8861 3303 8861 3322 8848 3354 8825 3354 8818 3354 8809 3350 8800 3340 8763 3316 8787 3180 8726 3082 8652 2983 8565 2884 8565 2847 8565 2811 8578 2786 8602 2786 8627 2786 8541 2749 8467 2663 8381 2576 8368 2613 8319 2564 8257 2515 8257 2515 8196 2515 8147 2502 7986 2429 7974 2355 7962 2281 7986 2244 7949 2157 7900 2084 7949 2096 7925 1997 7912 1899 7925 1800 7863 1739 7789 1665 7777 1702 7765 1591 7765 1467 7752 1344 7715 1233 7678 1159 7580 1061 7543 1012 7536 995 7531 989 7525 989 7510 989 7496 1036 7469 1036 7383 975 7321 864 7321 741 7309 605 7272 482 7198 371 7148 260 7099 149 7062 26 7062 7 7058 0 7051 0 Z N">
                <draw:equation draw:name="f0" draw:formula="logwidth"/>
                <draw:equation draw:name="f1" draw:formula="logheight"/>
              </draw:enhanced-geometry>
            </draw:custom-shape>
            <draw:custom-shape draw:name="Google Shape;6750;p54" draw:style-name="gr1" draw:text-style-name="P2" draw:layer="layout" svg:width="0.536cm" svg:height="0.957cm" svg:x="11.679cm" svg:y="3.932cm">
              <text:p text:style-name="P1"><text:span text:style-name="T1"/></text:p>
              <draw:enhanced-geometry draw:mirror-horizontal="false" draw:mirror-vertical="false" drawooo:sub-view-size="1859 3318" draw:text-areas="0 0 ?f0 ?f1" svg:viewBox="0 0 0 0" draw:type="ooxml-non-primitive" draw:enhanced-path="M 528 0 C 492 18 455 30 419 30 406 30 393 28 380 25 330 25 287 3 263 3 251 3 244 8 244 25 232 74 269 136 195 136 133 136 195 148 195 173 195 185 195 271 158 284 96 284 59 333 72 382 84 444 121 444 121 505 121 567 109 641 84 703 72 727 84 789 121 789 128 791 134 792 140 792 167 792 187 772 207 752 212 749 214 748 215 748 219 748 195 766 195 776 183 776 170 838 195 850 220 850 220 875 183 875 146 887 146 961 121 986 84 998 35 998 22 1035 11 1058 0 1111 17 1111 18 1111 20 1110 22 1109 41 1090 81 1043 99 1043 105 1043 109 1048 109 1060 109 1097 146 1171 109 1183 74 1195 50 1295 68 1295 69 1295 70 1295 72 1294 106 1282 151 1207 167 1207 169 1207 169 1207 170 1208 189 1226 215 1274 226 1274 230 1274 232 1269 232 1257 244 1208 232 1220 220 1158 220 1097 183 1084 170 1048 167 1042 168 1039 171 1039 180 1039 213 1063 232 1072 257 1072 269 1072 306 1048 L 318 1048 C 306 1060 294 1072 294 1084 281 1121 281 1158 294 1183 318 1245 343 1306 294 1343 257 1380 244 1442 269 1491 275 1503 287 1510 303 1510 318 1510 337 1503 355 1491 372 1487 381 1486 389 1486 404 1486 413 1491 454 1491 511 1491 515 1428 593 1428 599 1428 606 1429 614 1429 700 1429 737 1429 688 1466 639 1503 614 1577 639 1639 650 1694 670 1778 683 1778 685 1778 686 1777 688 1774 696 1766 708 1764 721 1764 747 1764 774 1774 774 1774 749 1836 737 1898 737 1972 737 2033 799 2058 749 2070 675 2095 614 2119 540 2119 499 2119 469 2103 450 2103 440 2103 433 2107 429 2119 417 2169 367 2181 380 2206 392 2243 454 2218 491 2255 528 2304 441 2304 417 2329 380 2354 417 2329 441 2366 466 2403 429 2452 380 2501 330 2551 281 2588 220 2625 185 2659 237 2737 284 2737 287 2737 290 2736 294 2736 343 2723 380 2662 404 2649 409 2648 413 2647 415 2647 430 2647 397 2677 429 2699 466 2723 454 2711 552 2748 615 2766 639 2777 666 2777 676 2777 687 2776 700 2773 739 2753 816 2664 835 2664 840 2664 841 2671 836 2686 823 2736 799 2773 774 2822 737 2859 725 2883 663 2883 621 2883 615 2856 583 2856 578 2856 572 2857 565 2859 522 2876 485 2899 450 2899 434 2899 419 2895 404 2883 366 2864 380 2823 376 2823 L 376 2823 C 375 2823 373 2826 367 2834 343 2871 392 2970 330 3031 269 3093 220 3204 170 3216 121 3241 72 3278 121 3278 170 3278 232 3290 207 3290 183 3290 185 3317 201 3317 209 3317 220 3311 232 3290 269 3228 330 3191 392 3179 411 3167 429 3161 446 3161 463 3161 478 3167 491 3179 500 3182 510 3184 520 3184 551 3184 583 3170 602 3142 626 3093 626 3019 725 3019 806 3019 854 3077 889 3077 896 3077 903 3075 910 3068 940 3048 970 3028 1014 3028 1023 3028 1034 3029 1045 3031 1083 3041 1084 3064 1110 3064 1118 3064 1129 3062 1144 3056 1242 3031 1353 3007 1452 2994 1464 2996 1477 2997 1489 2997 1572 2997 1646 2962 1710 2908 1760 2846 1797 2834 1735 2809 1674 2797 1513 2809 1563 2773 1600 2736 1674 2649 1723 2588 1784 2526 1858 2415 1834 2354 1822 2286 1749 2229 1699 2229 1695 2229 1690 2229 1686 2230 1631 2230 1576 2269 1522 2269 1515 2269 1508 2269 1501 2267 1439 2255 1452 2230 1476 2193 1501 2132 1489 2058 1439 2009 1378 1959 1329 1959 1292 1935 1269 1912 1296 1908 1329 1908 1351 1908 1375 1910 1390 1910 1427 1898 1439 1811 1365 1750 1292 1688 1205 1664 1144 1590 1094 1442 1033 1306 959 1183 890 1103 854 1034 809 1034 806 1034 802 1034 799 1035 765 1052 737 1081 690 1081 669 1081 644 1075 614 1060 515 1011 565 1011 626 1011 675 1011 836 912 774 912 754 912 725 913 700 913 649 913 614 908 688 875 786 813 811 912 885 727 947 542 1033 493 996 431 971 382 922 358 873 358 774 358 675 358 589 370 552 370 478 431 441 431 417 431 392 431 441 394 503 370 565 382 503 333 466 314 432 314 415 314 398 314 398 314 429 296 491 259 577 185 626 148 675 111 786 25 675 13 626 0 577 0 528 0 Z N">
                <draw:equation draw:name="f0" draw:formula="logwidth"/>
                <draw:equation draw:name="f1" draw:formula="logheight"/>
              </draw:enhanced-geometry>
            </draw:custom-shape>
            <draw:custom-shape draw:name="Google Shape;6751;p54" draw:style-name="gr2" draw:text-style-name="P2" draw:layer="layout" svg:width="0.742cm" svg:height="0.408cm" svg:x="10.417cm" svg:y="2.933cm">
              <text:p text:style-name="P1"><text:span text:style-name="T1"/></text:p>
              <draw:enhanced-geometry draw:mirror-horizontal="false" draw:mirror-vertical="false" drawooo:sub-view-size="2572 1415" draw:text-areas="0 0 ?f0 ?f1" svg:viewBox="0 0 0 0" draw:type="ooxml-non-primitive" draw:enhanced-path="M 1888 1 C 1866 1 1857 10 1870 35 1882 96 1894 146 1882 170 1864 188 1847 205 1830 205 1822 205 1815 202 1808 195 1794 182 1781 172 1767 172 1756 172 1745 178 1734 195 1714 215 1678 251 1652 251 1646 251 1640 249 1635 244 1613 222 1562 181 1525 181 1521 181 1516 181 1512 183 1475 207 1537 368 1549 405 1527 360 1373 164 1289 164 1281 164 1273 166 1266 170 1204 220 1253 232 1229 257 1204 294 1241 380 1192 380 1143 380 1118 306 1093 269 1056 232 1032 207 1007 207 982 207 1007 269 1019 306 1032 331 1069 417 1019 429 1007 441 992 448 976 448 961 448 945 441 933 429 928 426 923 424 918 424 883 424 842 488 810 552 802 576 799 586 797 586 792 586 790 541 748 491 687 417 625 380 662 380 711 380 798 380 748 318 711 257 527 35 453 35 417 28 386 13 370 13 359 13 356 21 366 47 391 121 403 96 428 121 465 146 453 158 416 158 379 158 403 183 428 183 465 183 490 207 477 257 468 295 480 363 469 363 466 363 461 357 453 343 428 306 391 269 354 244 317 220 305 170 268 170 231 170 169 170 194 207 219 244 255 244 219 257 182 257 108 257 157 281 206 318 292 331 243 331 201 331 249 385 233 385 230 385 226 383 219 380 169 355 157 355 120 355 71 355 108 441 46 441 39 440 34 440 30 440 0 440 65 480 120 491 145 497 172 500 202 500 231 500 262 497 292 491 L 453 491 C 477 491 539 491 563 515 576 540 674 528 588 552 502 577 502 626 539 663 588 700 588 688 502 700 440 725 366 737 292 737 182 737 58 799 182 799 292 811 527 836 514 885 514 926 523 950 547 950 552 950 557 949 563 947 594 936 694 892 697 892 L 697 892 C 698 892 695 893 687 897 650 934 563 984 625 984 655 984 702 970 722 970 735 970 736 976 711 996 674 1045 625 1082 563 1119 514 1144 453 1168 453 1205 453 1242 440 1255 551 1255 636 1255 707 1218 763 1218 780 1218 796 1222 810 1230 884 1255 1007 1255 982 1267 958 1279 945 1316 995 1329 1118 1390 1253 1415 1389 1415 1451 1415 1512 1378 1549 1329 1562 1304 1771 1329 1870 1242 1980 1156 2030 1033 2128 1021 2215 1008 2288 971 2338 897 2362 848 2412 823 2461 811 2498 799 2510 762 2473 725 2436 676 2486 676 2523 676 2560 676 2572 639 2523 614 2486 589 2473 565 2486 552 2498 528 2560 491 2523 478 2469 452 2422 432 2396 432 2385 432 2378 435 2375 441 2372 445 2369 446 2366 446 2357 446 2350 432 2350 405 2362 380 2387 380 2325 380 2264 380 2264 355 2288 318 2325 281 2338 257 2288 232 2252 195 2153 220 2215 170 2257 139 2300 79 2287 79 2285 79 2281 81 2276 84 2256 104 2156 156 2105 156 2093 156 2084 153 2079 146 2054 109 2054 47 1980 23 1943 10 1910 1 1888 1 Z N">
                <draw:equation draw:name="f0" draw:formula="logwidth"/>
                <draw:equation draw:name="f1" draw:formula="logheight"/>
              </draw:enhanced-geometry>
            </draw:custom-shape>
            <draw:custom-shape draw:name="Google Shape;6752;p54" draw:style-name="gr1" draw:text-style-name="P2" draw:layer="layout" svg:width="0.733cm" svg:height="0.606cm" svg:x="12.826cm" svg:y="0.812cm">
              <text:p text:style-name="P1"><text:span text:style-name="T1"/></text:p>
              <draw:enhanced-geometry draw:mirror-horizontal="false" draw:mirror-vertical="false" drawooo:sub-view-size="2544 2104" draw:text-areas="0 0 ?f0 ?f1" svg:viewBox="0 0 0 0" draw:type="ooxml-non-primitive" draw:enhanced-path="M 1292 0 C 1289 0 1287 4 1287 15 1287 76 1336 126 1287 126 1271 126 1260 124 1252 124 1238 124 1238 130 1238 163 L 1238 323 C 1238 382 1351 645 1328 645 1327 645 1326 644 1324 643 1287 631 1262 643 1225 606 1176 520 1115 434 1078 335 1045 281 984 207 944 207 939 207 934 209 930 212 905 236 880 310 831 323 782 335 831 384 856 421 872 446 867 486 833 486 816 486 791 475 757 446 659 360 683 323 585 286 542 273 523 273 528 273 532 273 560 273 609 261 708 236 843 150 757 150 683 150 671 187 572 187 507 187 452 165 423 165 408 165 400 171 400 187 400 232 432 290 422 290 418 290 408 281 388 261 329 213 302 179 263 179 252 179 241 182 227 187 186 208 170 282 144 282 140 282 135 279 129 273 103 248 77 216 68 216 64 216 64 222 67 236 80 286 116 323 67 347 59 351 51 352 43 352 20 352 3 338 2 338 L 2 338 C 0 338 12 350 43 397 117 493 127 589 161 589 166 589 172 586 178 581 209 551 248 486 296 486 305 486 315 489 326 495 388 532 351 532 326 569 301 606 338 655 375 692 405 715 412 719 387 719 370 719 338 717 289 717 222 709 141 697 107 697 85 697 83 702 116 717 203 742 178 791 227 840 264 889 289 889 363 902 437 902 572 988 498 988 425 1000 326 1025 412 1087 476 1129 559 1163 636 1163 648 1163 660 1162 671 1161 745 1136 905 1062 880 1000 856 926 831 877 868 853 871 851 874 851 878 851 902 851 943 872 971 872 979 872 986 870 991 865 1016 840 1028 779 1053 766 1055 765 1057 765 1060 765 1084 765 1112 819 1090 853 1065 889 991 976 1053 976 1061 977 1070 978 1079 978 1157 978 1277 935 1299 902 1315 871 1349 850 1372 850 1387 850 1398 858 1398 877 1386 939 1299 1037 1373 1037 1435 1037 1570 1037 1472 1050 1386 1050 1287 1050 1201 1074 1127 1136 1053 1185 979 1210 964 1212 945 1213 923 1213 909 1213 894 1213 878 1213 800 1213 712 1218 696 1284 673 1363 630 1421 689 1421 694 1421 701 1420 708 1419 794 1407 930 1382 1078 1358 1188 1345 1299 1345 1398 1345 1435 1345 1423 1370 1361 1382 1275 1407 1201 1432 1115 1432 1028 1444 942 1456 991 1493 1028 1530 1201 1530 1238 1555 1274 1573 1257 1584 1192 1584 1169 1584 1139 1583 1102 1579 982 1569 871 1528 822 1528 816 1528 811 1529 806 1530 757 1530 720 1579 782 1629 856 1690 868 1826 979 1826 998 1828 1017 1829 1036 1829 1110 1829 1185 1817 1228 1817 1247 1817 1259 1819 1262 1826 1275 1863 1188 1888 1164 1900 1127 1900 1188 1937 1238 1974 1278 1994 1326 2104 1369 2104 1379 2104 1389 2098 1398 2085 1460 1998 1423 1961 1484 1875 1546 1777 1595 1604 1657 1567 1731 1506 1780 1419 1792 1321 1792 1210 1854 1259 1878 1234 1915 1210 1854 1124 1915 1050 1965 988 2039 939 2113 902 2186 877 2273 853 2371 853 2458 853 2544 816 2482 766 2433 717 2310 742 2285 692 2273 643 2334 606 2310 606 2291 606 2257 643 2215 643 2202 643 2188 639 2174 631 2100 594 2026 557 1940 557 1854 557 1891 471 1854 384 1822 320 1808 283 1772 283 1767 283 1761 284 1755 286 1725 296 1686 399 1659 399 1654 399 1649 395 1644 384 1632 347 1632 298 1644 261 1657 199 1620 138 1570 113 1521 80 1494 58 1474 58 1464 58 1455 64 1447 76 1422 102 1437 145 1429 145 1425 145 1417 136 1398 113 1339 64 1304 0 1292 0 Z N">
                <draw:equation draw:name="f0" draw:formula="logwidth"/>
                <draw:equation draw:name="f1" draw:formula="logheight"/>
              </draw:enhanced-geometry>
            </draw:custom-shape>
            <draw:custom-shape draw:name="Google Shape;6753;p54" draw:style-name="gr3" draw:text-style-name="P2" draw:layer="layout" svg:width="0.152cm" svg:height="0.067cm" svg:x="13.443cm" svg:y="1.075cm">
              <text:p text:style-name="P1"><text:span text:style-name="T1"/></text:p>
              <draw:enhanced-geometry draw:mirror-horizontal="false" draw:mirror-vertical="false" drawooo:sub-view-size="531 236" draw:text-areas="0 0 ?f0 ?f1" svg:viewBox="0 0 0 0" draw:type="ooxml-non-primitive" draw:enhanced-path="M 308 0 C 247 0 0 86 37 99 86 99 173 222 197 222 220 222 317 235 397 235 450 235 496 229 505 210 530 160 493 12 468 12 419 0 358 0 308 0 Z N">
                <draw:equation draw:name="f0" draw:formula="logwidth"/>
                <draw:equation draw:name="f1" draw:formula="logheight"/>
              </draw:enhanced-geometry>
            </draw:custom-shape>
            <draw:custom-shape draw:name="Google Shape;6754;p54" draw:style-name="gr4" draw:text-style-name="P2" draw:layer="layout" svg:width="0.277cm" svg:height="0.153cm" svg:x="13.497cm" svg:y="1.146cm">
              <text:p text:style-name="P1"><text:span text:style-name="T1"/></text:p>
              <draw:enhanced-geometry draw:mirror-horizontal="false" draw:mirror-vertical="false" drawooo:sub-view-size="962 535" draw:text-areas="0 0 ?f0 ?f1" svg:viewBox="0 0 0 0" draw:type="ooxml-non-primitive" draw:enhanced-path="M 604 1 L 123 13 C 74 13 25 13 86 62 136 124 185 148 160 185 136 210 0 407 62 407 91 411 118 412 146 412 212 412 275 404 345 395 388 383 416 373 433 373 450 373 456 383 456 407 445 461 367 535 416 535 423 535 432 533 444 530 542 493 678 493 739 407 789 321 752 309 826 272 912 235 961 235 912 222 863 210 579 185 579 99 579 13 653 1 604 1 Z N">
                <draw:equation draw:name="f0" draw:formula="logwidth"/>
                <draw:equation draw:name="f1" draw:formula="logheight"/>
              </draw:enhanced-geometry>
            </draw:custom-shape>
            <draw:custom-shape draw:name="Google Shape;6755;p54" draw:style-name="gr5" draw:text-style-name="P2" draw:layer="layout" svg:width="0.672cm" svg:height="0.229cm" svg:x="13.272cm" svg:y="0.73cm">
              <text:p text:style-name="P1"><text:span text:style-name="T1"/></text:p>
              <draw:enhanced-geometry draw:mirror-horizontal="false" draw:mirror-vertical="false" drawooo:sub-view-size="2330 795" draw:text-areas="0 0 ?f0 ?f1" svg:viewBox="0 0 0 0" draw:type="ooxml-non-primitive" draw:enhanced-path="M 512 0 C 479 0 474 28 506 28 543 28 592 77 580 89 559 100 582 144 554 144 548 144 541 143 531 138 477 106 424 74 403 74 399 74 397 75 395 77 383 89 370 77 407 138 438 189 451 231 428 231 423 231 416 229 407 225 370 200 333 175 284 163 260 163 223 138 272 126 309 126 309 102 247 102 198 102 112 102 173 114 223 126 260 151 210 163 173 175 1 163 62 200 112 225 272 249 247 262 235 274 247 348 235 360 210 373 173 373 235 410 333 447 420 471 518 471 629 471 728 459 826 434 876 428 922 425 968 425 1014 425 1060 428 1110 434 1060 447 888 496 851 508 802 520 839 582 863 582 893 582 899 598 818 598 798 598 772 597 740 594 675 590 620 585 587 585 534 585 539 598 654 644 781 695 827 722 891 722 920 722 953 717 999 705 1034 700 1061 697 1082 697 1160 697 1171 728 1258 767 1313 785 1372 795 1429 795 1486 795 1541 785 1590 767 1676 730 1763 705 1849 693 1935 681 1985 533 2034 508 2095 471 2330 373 2305 323 2280 262 2231 212 2157 212 2034 212 1911 188 1787 151 1717 115 1659 87 1618 87 1602 87 1588 91 1578 102 1541 126 1504 175 1455 188 1425 195 1395 207 1376 207 1364 207 1356 202 1356 188 1356 163 1418 102 1393 65 1375 38 1351 18 1325 18 1315 18 1305 21 1295 28 1258 52 1122 28 1159 77 1196 114 1233 126 1196 175 1174 218 1200 318 1174 318 1170 318 1165 316 1159 311 1110 286 1073 249 1048 200 1048 188 1011 151 986 151 959 151 896 172 851 172 836 172 823 169 814 163 728 102 641 40 531 3 524 1 517 0 512 0 Z N">
                <draw:equation draw:name="f0" draw:formula="logwidth"/>
                <draw:equation draw:name="f1" draw:formula="logheight"/>
              </draw:enhanced-geometry>
            </draw:custom-shape>
            <draw:custom-shape draw:name="Google Shape;6756;p54" draw:style-name="gr6" draw:text-style-name="P2" draw:layer="layout" svg:width="0.113cm" svg:height="0.104cm" svg:x="12.819cm" svg:y="1.035cm">
              <text:p text:style-name="P1"><text:span text:style-name="T1"/></text:p>
              <draw:enhanced-geometry draw:mirror-horizontal="false" draw:mirror-vertical="false" drawooo:sub-view-size="396 365" draw:text-areas="0 0 ?f0 ?f1" svg:viewBox="0 0 0 0" draw:type="ooxml-non-primitive" draw:enhanced-path="M 39 0 C 13 0 0 23 17 41 42 65 104 151 140 201 190 262 239 299 301 336 322 350 360 365 378 365 392 365 395 357 375 336 301 275 239 213 177 139 165 90 128 41 79 16 64 5 50 0 39 0 Z N">
                <draw:equation draw:name="f0" draw:formula="logwidth"/>
                <draw:equation draw:name="f1" draw:formula="logheight"/>
              </draw:enhanced-geometry>
            </draw:custom-shape>
            <draw:custom-shape draw:name="Google Shape;6757;p54" draw:style-name="gr7" draw:text-style-name="P2" draw:layer="layout" svg:width="0.01cm" svg:height="0.001cm" svg:x="15.745cm" svg:y="2.335cm">
              <text:p text:style-name="P1"><text:span text:style-name="T1"/></text:p>
              <draw:enhanced-geometry draw:mirror-horizontal="false" draw:mirror-vertical="false" drawooo:sub-view-size="38 1" draw:text-areas="0 0 ?f0 ?f1" svg:viewBox="0 0 0 0" draw:type="ooxml-non-primitive" draw:enhanced-path="M 37 1 L 37 1 C 0 1 12 1 37 1 Z N">
                <draw:equation draw:name="f0" draw:formula="logwidth"/>
                <draw:equation draw:name="f1" draw:formula="logheight"/>
              </draw:enhanced-geometry>
            </draw:custom-shape>
            <draw:custom-shape draw:name="Google Shape;6758;p54" draw:style-name="gr1" draw:text-style-name="P2" draw:layer="layout" svg:width="1.23cm" svg:height="0.995cm" svg:x="15.613cm" svg:y="1.377cm">
              <text:p text:style-name="P1"><text:span text:style-name="T1"/></text:p>
              <draw:enhanced-geometry draw:mirror-horizontal="false" draw:mirror-vertical="false" drawooo:sub-view-size="4264 3450" draw:text-areas="0 0 ?f0 ?f1" svg:viewBox="0 0 0 0" draw:type="ooxml-non-primitive" draw:enhanced-path="M 3842 1 C 3818 1 3795 4 3771 15 3684 52 3598 101 3512 150 3463 187 3500 200 3512 200 3536 200 3536 200 3463 224 3401 237 3241 286 3142 310 2982 372 2822 409 2662 434 2551 409 2378 384 2354 384 2317 384 2169 471 2230 471 2304 483 2329 495 2230 495 2132 495 2169 582 2058 582 1976 582 1943 593 1919 593 1907 593 1898 590 1885 582 1868 570 1862 561 1852 561 1841 561 1827 573 1787 606 1725 668 1738 754 1639 754 1595 754 1566 749 1544 749 1516 749 1499 757 1479 791 1454 853 1454 902 1393 902 1375 902 1360 901 1348 901 1317 901 1299 907 1282 951 1257 1025 1282 1050 1220 1050 1171 1050 1137 1002 1113 1002 1107 1002 1102 1005 1097 1013 1072 1050 1097 1099 1134 1099 1171 1099 1306 1099 1232 1124 1158 1148 1023 1222 1097 1222 1171 1222 1368 1272 1306 1272 1208 1272 1109 1284 1011 1309 986 1321 1011 1345 1048 1358 1085 1370 1109 1382 1048 1382 986 1382 900 1444 949 1469 1011 1506 1023 1518 949 1518 887 1518 838 1543 924 1567 998 1580 1035 1580 924 1580 813 1592 813 1617 776 1666 740 1715 715 1690 666 1715 604 1752 579 1801 616 1814 647 1820 678 1823 709 1823 740 1823 770 1820 801 1814 887 1814 961 1851 875 1851 789 1851 752 1851 715 1912 678 1974 727 1986 690 2023 673 2036 665 2040 658 2040 649 2040 643 2033 620 2033 612 2033 603 2034 592 2035 505 2048 407 2085 419 2134 431 2183 468 2220 419 2220 358 2220 296 2245 247 2282 234 2307 210 2319 271 2344 283 2348 294 2350 304 2350 326 2350 344 2343 355 2343 365 2343 368 2350 358 2380 333 2454 296 2454 296 2504 308 2541 284 2578 259 2590 222 2627 259 2639 160 2639 154 2638 148 2637 141 2637 84 2637 24 2684 13 2750 0 2812 13 2984 99 2984 149 2976 183 2956 218 2956 235 2956 252 2960 271 2972 333 2997 284 3009 358 3009 444 3009 444 2972 444 2972 L 468 3009 C 486 3027 511 3038 538 3038 547 3038 557 3037 567 3034 592 3034 555 3058 542 3070 518 3083 493 3107 579 3107 653 3107 579 3157 542 3157 518 3169 518 3218 518 3255 518 3292 518 3317 493 3317 L 579 3342 C 666 3366 764 3391 850 3428 875 3440 883 3444 887 3444 894 3444 883 3428 949 3428 1048 3415 1183 3403 1232 3403 1282 3403 1282 3403 1343 3428 1372 3442 1398 3449 1416 3449 1445 3449 1457 3433 1442 3403 1430 3366 1393 3354 1319 3292 1183 3169 1072 3009 998 2824 998 2738 986 2713 986 2676 974 2615 961 2565 924 2528 887 2479 900 2479 924 2454 961 2430 1048 2380 1011 2368 974 2344 974 2307 1060 2294 1134 2282 1208 2294 1146 2245 1085 2196 1023 2208 1085 2171 1158 2134 1356 2146 1245 2097 1183 2060 1121 2035 1048 2023 1011 2014 1015 1985 1054 1985 1068 1985 1086 1989 1109 1999 1157 2019 1185 2028 1214 2028 1237 2028 1261 2022 1294 2011 1305 2006 1317 2005 1329 2005 1359 2005 1388 2015 1401 2015 1410 2015 1410 2008 1393 1986 1359 1919 1294 1861 1330 1861 1334 1861 1338 1862 1343 1863 1403 1873 1454 1907 1472 1907 1476 1907 1479 1905 1479 1900 1479 1863 1553 1838 1442 1801 1343 1764 1245 1727 1331 1727 1407 1737 1491 1776 1531 1776 1542 1776 1550 1773 1553 1764 1577 1727 1602 1727 1540 1666 1484 1619 1464 1579 1484 1579 1491 1579 1501 1583 1516 1592 1536 1604 1558 1609 1581 1609 1629 1609 1679 1584 1713 1543 1725 1481 1848 1506 1787 1456 1725 1407 1639 1419 1725 1407 1824 1407 1910 1358 1898 1309 1898 1270 1903 1251 1915 1251 1923 1251 1933 1258 1947 1272 1974 1290 2007 1327 2024 1327 2030 1327 2033 1322 2033 1309 2021 1247 1947 1222 2021 1222 2095 1222 2181 1222 2193 1185 2218 1148 2206 1111 2169 1111 2120 1099 2120 1111 2193 1062 2292 1000 2391 939 2501 890 2625 840 2994 742 3105 692 3216 631 3771 495 3931 409 4079 323 4263 175 4239 126 4206 50 4136 12 4062 12 4051 12 4040 13 4029 15 4018 16 4007 17 3996 17 3940 17 3891 1 3842 1 Z N">
                <draw:equation draw:name="f0" draw:formula="logwidth"/>
                <draw:equation draw:name="f1" draw:formula="logheight"/>
              </draw:enhanced-geometry>
            </draw:custom-shape>
            <draw:custom-shape draw:name="Google Shape;6759;p54" draw:style-name="gr8" draw:text-style-name="P2" draw:layer="layout" svg:width="0.423cm" svg:height="0.25cm" svg:x="18.804cm" svg:y="0.947cm">
              <text:p text:style-name="P1"><text:span text:style-name="T1"/></text:p>
              <draw:enhanced-geometry draw:mirror-horizontal="false" draw:mirror-vertical="false" drawooo:sub-view-size="1467 870" draw:text-areas="0 0 ?f0 ?f1" svg:viewBox="0 0 0 0" draw:type="ooxml-non-primitive" draw:enhanced-path="M 757 0 C 751 0 745 1 740 3 703 3 691 27 703 64 712 82 727 120 711 120 705 120 695 114 678 101 642 65 619 42 590 42 580 42 568 45 555 52 530 64 493 89 469 113 444 150 370 187 432 212 493 237 617 249 530 249 522 247 512 246 503 246 460 246 411 268 370 298 346 323 309 335 358 385 393 411 461 431 459 431 458 431 447 428 419 421 402 418 387 416 373 416 294 416 255 470 235 532 185 606 136 680 74 754 50 779 1 853 37 865 54 865 102 870 156 870 223 870 299 862 333 828 395 779 469 754 555 754 598 757 642 759 686 759 807 759 931 748 1048 730 1245 668 1405 680 1430 606 1454 520 1467 446 1417 385 1356 335 1344 385 1257 298 1178 219 1120 161 1064 161 1058 161 1053 162 1048 163 988 175 803 324 768 324 766 324 765 323 764 323 740 323 875 126 875 76 875 34 801 0 757 0 Z N">
                <draw:equation draw:name="f0" draw:formula="logwidth"/>
                <draw:equation draw:name="f1" draw:formula="logheight"/>
              </draw:enhanced-geometry>
            </draw:custom-shape>
            <draw:custom-shape draw:name="Google Shape;6760;p54" draw:style-name="gr9" draw:text-style-name="P2" draw:layer="layout" svg:width="0.43cm" svg:height="0.244cm" svg:x="18.43cm" svg:y="0.811cm">
              <text:p text:style-name="P1"><text:span text:style-name="T1"/></text:p>
              <draw:enhanced-geometry draw:mirror-horizontal="false" draw:mirror-vertical="false" drawooo:sub-view-size="1492 850" draw:text-areas="0 0 ?f0 ?f1" svg:viewBox="0 0 0 0" draw:type="ooxml-non-primitive" draw:enhanced-path="M 823 1 C 808 1 792 2 777 5 728 18 531 30 518 67 518 85 494 89 469 89 457 89 444 88 435 88 426 88 420 89 420 92 420 104 235 202 321 202 420 202 407 227 346 227 284 239 235 264 186 313 161 350 112 375 75 387 38 400 1 412 87 424 173 437 272 449 284 511 296 584 346 646 420 683 448 695 466 698 481 698 493 698 504 696 516 696 536 696 560 700 605 720 715 782 839 819 974 843 1019 843 1106 849 1193 849 1324 849 1452 836 1430 769 1396 678 1255 533 1275 533 1276 533 1279 533 1282 535 1303 542 1333 557 1356 557 1374 557 1388 549 1393 523 1381 461 1381 400 1393 338 1405 289 1492 252 1430 202 1381 153 1295 79 1221 79 1134 79 1134 104 1110 141 1073 178 986 153 950 178 923 187 870 221 857 221 852 221 853 216 863 202 900 153 999 79 950 42 913 15 869 1 823 1 Z N">
                <draw:equation draw:name="f0" draw:formula="logwidth"/>
                <draw:equation draw:name="f1" draw:formula="logheight"/>
              </draw:enhanced-geometry>
            </draw:custom-shape>
            <draw:custom-shape draw:name="Google Shape;6761;p54" draw:style-name="gr10" draw:text-style-name="P2" draw:layer="layout" svg:width="0.17cm" svg:height="0.071cm" svg:x="18.317cm" svg:y="0.826cm">
              <text:p text:style-name="P1"><text:span text:style-name="T1"/></text:p>
              <draw:enhanced-geometry draw:mirror-horizontal="false" draw:mirror-vertical="false" drawooo:sub-view-size="592 248" draw:text-areas="0 0 ?f0 ?f1" svg:viewBox="0 0 0 0" draw:type="ooxml-non-primitive" draw:enhanced-path="M 61 1 C 33 1 16 8 25 25 62 75 0 148 62 161 124 173 185 198 247 235 269 243 292 248 316 248 361 248 409 234 456 210 506 173 592 136 567 124 530 87 493 75 456 50 382 50 309 50 247 38 200 22 112 1 61 1 Z N">
                <draw:equation draw:name="f0" draw:formula="logwidth"/>
                <draw:equation draw:name="f1" draw:formula="logheight"/>
              </draw:enhanced-geometry>
            </draw:custom-shape>
            <draw:custom-shape draw:name="Google Shape;6762;p54" draw:style-name="gr11" draw:text-style-name="P2" draw:layer="layout" svg:width="0.358cm" svg:height="0.24cm" svg:x="18.349cm" svg:y="0.597cm">
              <text:p text:style-name="P1"><text:span text:style-name="T1"/></text:p>
              <draw:enhanced-geometry draw:mirror-horizontal="false" draw:mirror-vertical="false" drawooo:sub-view-size="1245 835" draw:text-areas="0 0 ?f0 ?f1" svg:viewBox="0 0 0 0" draw:type="ooxml-non-primitive" draw:enhanced-path="M 898 0 C 876 0 843 18 801 32 715 81 616 118 530 155 444 167 358 217 296 266 261 310 263 316 286 316 295 316 307 315 321 315 370 315 345 340 308 389 271 438 259 488 185 512 124 537 111 549 173 562 222 574 185 586 111 586 50 586 0 660 111 660 210 660 284 672 234 672 198 672 161 672 185 709 198 746 321 783 370 808 404 825 444 834 485 834 533 834 583 822 629 796 690 771 814 734 851 734 900 722 1011 660 1085 648 1146 635 1122 562 1048 488 986 426 1060 401 1109 401 1159 401 1245 401 1245 377 1245 340 1072 266 974 192 888 118 937 106 924 44 924 11 915 0 898 0 Z N">
                <draw:equation draw:name="f0" draw:formula="logwidth"/>
                <draw:equation draw:name="f1" draw:formula="logheight"/>
              </draw:enhanced-geometry>
            </draw:custom-shape>
            <draw:custom-shape draw:name="Google Shape;6763;p54" draw:style-name="gr12" draw:text-style-name="P2" draw:layer="layout" svg:width="0.341cm" svg:height="0.131cm" svg:x="22.02cm" svg:y="1.613cm">
              <text:p text:style-name="P1"><text:span text:style-name="T1"/></text:p>
              <draw:enhanced-geometry draw:mirror-horizontal="false" draw:mirror-vertical="false" drawooo:sub-view-size="1183 456" draw:text-areas="0 0 ?f0 ?f1" svg:viewBox="0 0 0 0" draw:type="ooxml-non-primitive" draw:enhanced-path="M 178 0 C 170 0 157 10 136 36 86 97 0 196 74 208 148 208 136 208 197 257 246 319 246 319 333 331 419 381 518 418 616 442 663 452 712 456 761 456 841 456 922 445 998 430 1097 405 1183 307 1171 270 1165 261 1161 258 1157 258 1144 258 1138 297 1109 307 1072 307 1047 257 1023 245 949 208 875 183 801 171 782 171 757 192 725 192 714 192 702 190 690 183 641 147 653 110 604 110 551 101 499 92 451 92 431 92 412 94 394 97 345 110 296 122 246 122 197 122 234 60 209 48 194 32 193 0 178 0 Z N">
                <draw:equation draw:name="f0" draw:formula="logwidth"/>
                <draw:equation draw:name="f1" draw:formula="logheight"/>
              </draw:enhanced-geometry>
            </draw:custom-shape>
            <draw:custom-shape draw:name="Google Shape;6764;p54" draw:style-name="gr13" draw:text-style-name="P2" draw:layer="layout" svg:width="0.28cm" svg:height="0.11cm" svg:x="21.6cm" svg:y="1.882cm">
              <text:p text:style-name="P1"><text:span text:style-name="T1"/></text:p>
              <draw:enhanced-geometry draw:mirror-horizontal="false" draw:mirror-vertical="false" drawooo:sub-view-size="974 386" draw:text-areas="0 0 ?f0 ?f1" svg:viewBox="0 0 0 0" draw:type="ooxml-non-primitive" draw:enhanced-path="M 483 1 C 474 1 465 1 456 3 370 15 296 52 234 102 210 126 185 200 99 200 0 213 0 286 86 286 127 286 179 270 239 270 268 270 300 274 333 286 481 348 641 373 789 385 900 360 973 311 875 225 772 145 605 1 483 1 Z N">
                <draw:equation draw:name="f0" draw:formula="logwidth"/>
                <draw:equation draw:name="f1" draw:formula="logheight"/>
              </draw:enhanced-geometry>
            </draw:custom-shape>
            <draw:custom-shape draw:name="Google Shape;6765;p54" draw:style-name="gr14" draw:text-style-name="P2" draw:layer="layout" svg:width="0.088cm" svg:height="0.057cm" svg:x="21.615cm" svg:y="1.818cm">
              <text:p text:style-name="P1"><text:span text:style-name="T1"/></text:p>
              <draw:enhanced-geometry draw:mirror-horizontal="false" draw:mirror-vertical="false" drawooo:sub-view-size="308 201" draw:text-areas="0 0 ?f0 ?f1" svg:viewBox="0 0 0 0" draw:type="ooxml-non-primitive" draw:enhanced-path="M 104 0 C 56 0 35 42 24 64 1 87 11 200 86 200 90 200 94 200 98 199 172 187 233 150 270 101 307 64 184 15 123 2 116 1 110 0 104 0 Z N">
                <draw:equation draw:name="f0" draw:formula="logwidth"/>
                <draw:equation draw:name="f1" draw:formula="logheight"/>
              </draw:enhanced-geometry>
            </draw:custom-shape>
            <draw:custom-shape draw:name="Google Shape;6766;p54" draw:style-name="gr3" draw:text-style-name="P2" draw:layer="layout" svg:width="0.041cm" svg:height="0.067cm" svg:x="21.302cm" svg:y="1.586cm">
              <text:p text:style-name="P1"><text:span text:style-name="T1"/></text:p>
              <draw:enhanced-geometry draw:mirror-horizontal="false" draw:mirror-vertical="false" drawooo:sub-view-size="147 234" draw:text-areas="0 0 ?f0 ?f1" svg:viewBox="0 0 0 0" draw:type="ooxml-non-primitive" draw:enhanced-path="M 64 0 C 38 0 0 81 11 103 36 140 48 177 24 214 21 228 23 234 29 234 47 234 103 166 122 128 147 78 122 29 73 4 70 2 67 0 64 0 Z N">
                <draw:equation draw:name="f0" draw:formula="logwidth"/>
                <draw:equation draw:name="f1" draw:formula="logheight"/>
              </draw:enhanced-geometry>
            </draw:custom-shape>
            <draw:custom-shape draw:name="Google Shape;6767;p54" draw:style-name="gr15" draw:text-style-name="P2" draw:layer="layout" svg:width="0.055cm" svg:height="0.051cm" svg:x="21.295cm" svg:y="1.829cm">
              <text:p text:style-name="P1"><text:span text:style-name="T1"/></text:p>
              <draw:enhanced-geometry draw:mirror-horizontal="false" draw:mirror-vertical="false" drawooo:sub-view-size="194 181" draw:text-areas="0 0 ?f0 ?f1" svg:viewBox="0 0 0 0" draw:type="ooxml-non-primitive" draw:enhanced-path="M 41 1 C 38 1 36 2 34 3 1 26 140 181 175 181 179 181 181 179 182 176 194 141 78 1 41 1 Z N">
                <draw:equation draw:name="f0" draw:formula="logwidth"/>
                <draw:equation draw:name="f1" draw:formula="logheight"/>
              </draw:enhanced-geometry>
            </draw:custom-shape>
            <draw:custom-shape draw:name="Google Shape;6768;p54" draw:style-name="gr16" draw:text-style-name="P2" draw:layer="layout" svg:width="0.064cm" svg:height="0.02cm" svg:x="22.195cm" svg:y="1.415cm">
              <text:p text:style-name="P1"><text:span text:style-name="T1"/></text:p>
              <draw:enhanced-geometry draw:mirror-horizontal="false" draw:mirror-vertical="false" drawooo:sub-view-size="226 74" draw:text-areas="0 0 ?f0 ?f1" svg:viewBox="0 0 0 0" draw:type="ooxml-non-primitive" draw:enhanced-path="M 166 1 C 101 1 1 40 9 57 9 67 47 73 91 73 153 73 226 61 219 33 219 9 196 1 166 1 Z N">
                <draw:equation draw:name="f0" draw:formula="logwidth"/>
                <draw:equation draw:name="f1" draw:formula="logheight"/>
              </draw:enhanced-geometry>
            </draw:custom-shape>
            <draw:custom-shape draw:name="Google Shape;6769;p54" draw:style-name="gr17" draw:text-style-name="P2" draw:layer="layout" svg:width="0.576cm" svg:height="0.247cm" svg:x="21.401cm" svg:y="1.511cm">
              <text:p text:style-name="P1"><text:span text:style-name="T1"/></text:p>
              <draw:enhanced-geometry draw:mirror-horizontal="false" draw:mirror-vertical="false" drawooo:sub-view-size="1997 859" draw:text-areas="0 0 ?f0 ?f1" svg:viewBox="0 0 0 0" draw:type="ooxml-non-primitive" draw:enhanced-path="M 1084 1 C 1076 1 1092 34 1084 57 1072 94 998 82 961 143 937 205 961 291 937 316 933 318 929 319 924 319 885 319 820 228 764 217 690 205 702 143 592 94 490 60 482 6 443 6 440 6 436 7 431 8 394 20 296 69 222 94 136 119 148 131 148 192 148 242 123 229 62 254 12 279 25 279 62 328 99 377 62 464 25 513 0 562 148 648 185 685 296 759 431 821 567 858 571 858 575 859 578 859 651 859 630 746 653 722 661 717 668 714 673 714 691 714 693 745 702 784 708 795 719 799 733 799 783 799 879 744 937 735 1010 710 1097 685 1183 685 1257 685 1245 747 1282 759 1298 768 1314 771 1330 771 1386 771 1442 732 1528 722 1627 722 1565 710 1565 661 1565 645 1585 640 1616 640 1658 640 1718 648 1774 648 1885 648 1824 599 1861 550 1898 513 1898 501 1861 501 1836 488 1861 451 1910 439 1959 427 1947 377 1972 365 1996 353 1713 242 1614 205 1597 200 1583 199 1572 199 1536 199 1527 217 1501 217 1489 217 1475 214 1454 205 1343 168 1232 106 1134 45 1102 12 1088 1 1084 1 Z N">
                <draw:equation draw:name="f0" draw:formula="logwidth"/>
                <draw:equation draw:name="f1" draw:formula="logheight"/>
              </draw:enhanced-geometry>
            </draw:custom-shape>
            <draw:custom-shape draw:name="Google Shape;6770;p54" draw:style-name="gr18" draw:text-style-name="P2" draw:layer="layout" svg:width="0.115cm" svg:height="0.059cm" svg:x="23.532cm" svg:y="2.473cm">
              <text:p text:style-name="P1"><text:span text:style-name="T1"/></text:p>
              <draw:enhanced-geometry draw:mirror-horizontal="false" draw:mirror-vertical="false" drawooo:sub-view-size="403 208" draw:text-areas="0 0 ?f0 ?f1" svg:viewBox="0 0 0 0" draw:type="ooxml-non-primitive" draw:enhanced-path="M 100 1 C 40 1 47 45 25 89 1 138 75 138 136 187 157 203 181 208 206 208 240 208 279 200 321 200 327 200 332 201 336 201 403 201 370 123 370 89 383 39 222 15 124 2 115 1 107 1 100 1 Z N">
                <draw:equation draw:name="f0" draw:formula="logwidth"/>
                <draw:equation draw:name="f1" draw:formula="logheight"/>
              </draw:enhanced-geometry>
            </draw:custom-shape>
            <draw:custom-shape draw:name="Google Shape;6771;p54" draw:style-name="gr19" draw:text-style-name="P2" draw:layer="layout" svg:width="0.279cm" svg:height="0.107cm" svg:x="24.279cm" svg:y="2.242cm">
              <text:p text:style-name="P1"><text:span text:style-name="T1"/></text:p>
              <draw:enhanced-geometry draw:mirror-horizontal="false" draw:mirror-vertical="false" drawooo:sub-view-size="971 374" draw:text-areas="0 0 ?f0 ?f1" svg:viewBox="0 0 0 0" draw:type="ooxml-non-primitive" draw:enhanced-path="M 515 0 C 343 0 177 73 74 199 0 322 37 359 148 371 160 373 172 373 182 373 266 373 297 334 407 334 438 336 468 336 496 336 971 336 949 149 949 149 813 88 690 39 555 2 541 1 528 0 515 0 Z N">
                <draw:equation draw:name="f0" draw:formula="logwidth"/>
                <draw:equation draw:name="f1" draw:formula="logheight"/>
              </draw:enhanced-geometry>
            </draw:custom-shape>
            <draw:custom-shape draw:name="Google Shape;6772;p54" draw:style-name="gr20" draw:text-style-name="P2" draw:layer="layout" svg:width="0.077cm" svg:height="0.053cm" svg:x="23.251cm" svg:y="3.892cm">
              <text:p text:style-name="P1"><text:span text:style-name="T1"/></text:p>
              <draw:enhanced-geometry draw:mirror-horizontal="false" draw:mirror-vertical="false" drawooo:sub-view-size="269 187" draw:text-areas="0 0 ?f0 ?f1" svg:viewBox="0 0 0 0" draw:type="ooxml-non-primitive" draw:enhanced-path="M 167 1 C 165 1 163 1 160 2 123 14 13 2 13 76 0 113 0 150 13 186 74 137 148 113 222 100 268 89 206 1 167 1 Z N">
                <draw:equation draw:name="f0" draw:formula="logwidth"/>
                <draw:equation draw:name="f1" draw:formula="logheight"/>
              </draw:enhanced-geometry>
            </draw:custom-shape>
            <draw:custom-shape draw:name="Google Shape;6773;p54" draw:style-name="gr21" draw:text-style-name="P2" draw:layer="layout" svg:width="0.012cm" svg:height="0.007cm" svg:x="23.238cm" svg:y="3.946cm">
              <text:p text:style-name="P1"><text:span text:style-name="T1"/></text:p>
              <draw:enhanced-geometry draw:mirror-horizontal="false" draw:mirror-vertical="false" drawooo:sub-view-size="45 29" draw:text-areas="0 0 ?f0 ?f1" svg:viewBox="0 0 0 0" draw:type="ooxml-non-primitive" draw:enhanced-path="M 44 0 C 14 10 1 28 3 28 3 28 5 27 7 25 32 25 44 13 44 0 Z N">
                <draw:equation draw:name="f0" draw:formula="logwidth"/>
                <draw:equation draw:name="f1" draw:formula="logheight"/>
              </draw:enhanced-geometry>
            </draw:custom-shape>
            <draw:custom-shape draw:name="Google Shape;6774;p54" draw:style-name="gr22" draw:text-style-name="P2" draw:layer="layout" svg:width="0.056cm" svg:height="0.045cm" svg:x="21.415cm" svg:y="4.352cm">
              <text:p text:style-name="P1"><text:span text:style-name="T1"/></text:p>
              <draw:enhanced-geometry draw:mirror-horizontal="false" draw:mirror-vertical="false" drawooo:sub-view-size="198 161" draw:text-areas="0 0 ?f0 ?f1" svg:viewBox="0 0 0 0" draw:type="ooxml-non-primitive" draw:enhanced-path="M 148 0 C 111 0 74 0 37 62 0 123 62 160 124 160 161 160 198 0 148 0 Z N">
                <draw:equation draw:name="f0" draw:formula="logwidth"/>
                <draw:equation draw:name="f1" draw:formula="logheight"/>
              </draw:enhanced-geometry>
            </draw:custom-shape>
            <draw:custom-shape draw:name="Google Shape;6775;p54" draw:style-name="gr3" draw:text-style-name="P2" draw:layer="layout" svg:width="0.067cm" svg:height="0.066cm" svg:x="22.66cm" svg:y="4.842cm">
              <text:p text:style-name="P1"><text:span text:style-name="T1"/></text:p>
              <draw:enhanced-geometry draw:mirror-horizontal="false" draw:mirror-vertical="false" drawooo:sub-view-size="235 232" draw:text-areas="0 0 ?f0 ?f1" svg:viewBox="0 0 0 0" draw:type="ooxml-non-primitive" draw:enhanced-path="M 215 0 C 213 0 212 1 210 1 173 26 124 75 99 88 89 88 1 232 14 232 16 232 20 229 26 223 87 186 124 149 186 112 232 78 235 0 215 0 Z N">
                <draw:equation draw:name="f0" draw:formula="logwidth"/>
                <draw:equation draw:name="f1" draw:formula="logheight"/>
              </draw:enhanced-geometry>
            </draw:custom-shape>
            <draw:custom-shape draw:name="Google Shape;6776;p54" draw:style-name="gr23" draw:text-style-name="P2" draw:layer="layout" svg:width="0.024cm" svg:height="0.019cm" svg:x="22.606cm" svg:y="4.959cm">
              <text:p text:style-name="P1"><text:span text:style-name="T1"/></text:p>
              <draw:enhanced-geometry draw:mirror-horizontal="false" draw:mirror-vertical="false" drawooo:sub-view-size="85 69" draw:text-areas="0 0 ?f0 ?f1" svg:viewBox="0 0 0 0" draw:type="ooxml-non-primitive" draw:enhanced-path="M 72 0 C 70 0 67 2 64 5 42 27 0 69 26 69 30 69 34 68 39 67 71 56 84 0 72 0 Z N">
                <draw:equation draw:name="f0" draw:formula="logwidth"/>
                <draw:equation draw:name="f1" draw:formula="logheight"/>
              </draw:enhanced-geometry>
            </draw:custom-shape>
            <draw:custom-shape draw:name="Google Shape;6777;p54" draw:style-name="gr24" draw:text-style-name="P2" draw:layer="layout" svg:width="0.037cm" svg:height="0.017cm" svg:x="22.418cm" svg:y="5.212cm">
              <text:p text:style-name="P1"><text:span text:style-name="T1"/></text:p>
              <draw:enhanced-geometry draw:mirror-horizontal="false" draw:mirror-vertical="false" drawooo:sub-view-size="133 64" draw:text-areas="0 0 ?f0 ?f1" svg:viewBox="0 0 0 0" draw:type="ooxml-non-primitive" draw:enhanced-path="M 99 1 C 62 1 0 63 25 63 28 63 31 64 34 64 72 64 133 1 99 1 Z N">
                <draw:equation draw:name="f0" draw:formula="logwidth"/>
                <draw:equation draw:name="f1" draw:formula="logheight"/>
              </draw:enhanced-geometry>
            </draw:custom-shape>
            <draw:custom-shape draw:name="Google Shape;6778;p54" draw:style-name="gr15" draw:text-style-name="P2" draw:layer="layout" svg:width="0.086cm" svg:height="0.051cm" svg:x="22.252cm" svg:y="5.301cm">
              <text:p text:style-name="P1"><text:span text:style-name="T1"/></text:p>
              <draw:enhanced-geometry draw:mirror-horizontal="false" draw:mirror-vertical="false" drawooo:sub-view-size="303 179" draw:text-areas="0 0 ?f0 ?f1" svg:viewBox="0 0 0 0" draw:type="ooxml-non-primitive" draw:enhanced-path="M 251 0 C 192 0 0 138 36 173 39 177 44 178 49 178 111 178 303 12 258 1 256 0 253 0 251 0 Z N">
                <draw:equation draw:name="f0" draw:formula="logwidth"/>
                <draw:equation draw:name="f1" draw:formula="logheight"/>
              </draw:enhanced-geometry>
            </draw:custom-shape>
            <draw:custom-shape draw:name="Google Shape;6779;p54" draw:style-name="gr25" draw:text-style-name="P2" draw:layer="layout" svg:width="0.067cm" svg:height="0.041cm" svg:x="22.153cm" svg:y="5.372cm">
              <text:p text:style-name="P1"><text:span text:style-name="T1"/></text:p>
              <draw:enhanced-geometry draw:mirror-horizontal="false" draw:mirror-vertical="false" drawooo:sub-view-size="235 146" draw:text-areas="0 0 ?f0 ?f1" svg:viewBox="0 0 0 0" draw:type="ooxml-non-primitive" draw:enhanced-path="M 214 1 C 212 1 210 1 206 2 194 2 157 39 145 39 108 39 83 52 46 52 46 62 1 145 19 145 22 145 27 143 34 138 83 89 120 101 157 76 191 54 235 1 214 1 Z N">
                <draw:equation draw:name="f0" draw:formula="logwidth"/>
                <draw:equation draw:name="f1" draw:formula="logheight"/>
              </draw:enhanced-geometry>
            </draw:custom-shape>
            <draw:custom-shape draw:name="Google Shape;6780;p54" draw:style-name="gr3" draw:text-style-name="P2" draw:layer="layout" svg:width="0.07cm" svg:height="0.067cm" svg:x="22.068cm" svg:y="5.412cm">
              <text:p text:style-name="P1"><text:span text:style-name="T1"/></text:p>
              <draw:enhanced-geometry draw:mirror-horizontal="false" draw:mirror-vertical="false" drawooo:sub-view-size="245 234" draw:text-areas="0 0 ?f0 ?f1" svg:viewBox="0 0 0 0" draw:type="ooxml-non-primitive" draw:enhanced-path="M 218 0 C 217 0 216 1 215 1 178 1 42 210 18 210 1 219 13 233 35 233 44 233 56 230 67 223 115 199 244 0 218 0 Z N">
                <draw:equation draw:name="f0" draw:formula="logwidth"/>
                <draw:equation draw:name="f1" draw:formula="logheight"/>
              </draw:enhanced-geometry>
            </draw:custom-shape>
            <draw:custom-shape draw:name="Google Shape;6781;p54" draw:style-name="gr26" draw:text-style-name="P2" draw:layer="layout" svg:width="0.017cm" svg:height="0.011cm" svg:x="22.059cm" svg:y="5.532cm">
              <text:p text:style-name="P1"><text:span text:style-name="T1"/></text:p>
              <draw:enhanced-geometry draw:mirror-horizontal="false" draw:mirror-vertical="false" drawooo:sub-view-size="61 42" draw:text-areas="0 0 ?f0 ?f1" svg:viewBox="0 0 0 0" draw:type="ooxml-non-primitive" draw:enhanced-path="M 44 1 C 42 1 39 1 37 3 4 3 0 42 26 42 29 42 32 41 37 40 58 40 61 1 44 1 Z N">
                <draw:equation draw:name="f0" draw:formula="logwidth"/>
                <draw:equation draw:name="f1" draw:formula="logheight"/>
              </draw:enhanced-geometry>
            </draw:custom-shape>
            <draw:custom-shape draw:name="Google Shape;6782;p54" draw:style-name="gr27" draw:text-style-name="P2" draw:layer="layout" svg:width="0.057cm" svg:height="0.06cm" svg:x="21.983cm" svg:y="5.475cm">
              <text:p text:style-name="P1"><text:span text:style-name="T1"/></text:p>
              <draw:enhanced-geometry draw:mirror-horizontal="false" draw:mirror-vertical="false" drawooo:sub-view-size="200 210" draw:text-areas="0 0 ?f0 ?f1" svg:viewBox="0 0 0 0" draw:type="ooxml-non-primitive" draw:enhanced-path="M 196 0 C 195 0 194 2 191 5 141 42 117 42 80 79 59 121 1 209 9 209 10 209 13 207 18 202 52 168 199 0 196 0 Z N">
                <draw:equation draw:name="f0" draw:formula="logwidth"/>
                <draw:equation draw:name="f1" draw:formula="logheight"/>
              </draw:enhanced-geometry>
            </draw:custom-shape>
            <draw:custom-shape draw:name="Google Shape;6783;p54" draw:style-name="gr28" draw:text-style-name="P2" draw:layer="layout" svg:width="0.024cm" svg:height="0.039cm" svg:x="21.476cm" svg:y="6.066cm">
              <text:p text:style-name="P1"><text:span text:style-name="T1"/></text:p>
              <draw:enhanced-geometry draw:mirror-horizontal="false" draw:mirror-vertical="false" drawooo:sub-view-size="88 137" draw:text-areas="0 0 ?f0 ?f1" svg:viewBox="0 0 0 0" draw:type="ooxml-non-primitive" draw:enhanced-path="M 76 0 C 76 0 75 1 75 1 50 1 1 137 50 137 86 137 87 0 76 0 Z N">
                <draw:equation draw:name="f0" draw:formula="logwidth"/>
                <draw:equation draw:name="f1" draw:formula="logheight"/>
              </draw:enhanced-geometry>
            </draw:custom-shape>
            <draw:custom-shape draw:name="Google Shape;6784;p54" draw:style-name="gr29" draw:text-style-name="P2" draw:layer="layout" svg:width="0.426cm" svg:height="0.388cm" svg:x="21.582cm" svg:y="5.376cm">
              <text:p text:style-name="P1"><text:span text:style-name="T1"/></text:p>
              <draw:enhanced-geometry draw:mirror-horizontal="false" draw:mirror-vertical="false" drawooo:sub-view-size="1480 1348" draw:text-areas="0 0 ?f0 ?f1" svg:viewBox="0 0 0 0" draw:type="ooxml-non-primitive" draw:enhanced-path="M 507 1 C 442 1 421 103 456 162 481 236 481 310 481 396 456 470 432 532 395 605 370 655 407 778 358 778 321 778 272 766 235 753 223 748 214 745 205 745 176 745 163 774 173 803 173 827 247 877 198 877 148 877 13 963 13 1024 0 1086 87 1148 87 1172 87 1209 62 1234 50 1283 41 1318 95 1347 136 1347 152 1347 166 1343 173 1332 198 1308 198 1258 222 1258 224 1257 227 1256 232 1256 248 1256 278 1267 296 1267 303 1267 309 1265 309 1258 309 1234 185 1111 173 1061 155 1025 190 1002 219 1002 230 1002 240 1005 247 1012 275 1031 267 1057 284 1057 290 1057 297 1055 309 1049 352 1027 433 958 485 958 493 958 500 960 506 963 552 986 786 1174 832 1174 835 1174 837 1174 838 1172 875 1148 925 852 1023 852 1048 855 1074 857 1099 857 1160 857 1221 848 1282 840 1307 827 1479 766 1417 766 1368 766 1307 741 1319 716 1331 679 1405 605 1368 605 1331 605 1294 605 1294 593 1294 568 1294 544 1307 532 1347 410 1350 374 1344 374 1341 374 1335 383 1331 396 1319 433 1282 519 1208 519 1134 519 1122 482 1072 458 1011 445 925 458 875 396 826 322 592 26 518 2 514 1 510 1 507 1 Z N">
                <draw:equation draw:name="f0" draw:formula="logwidth"/>
                <draw:equation draw:name="f1" draw:formula="logheight"/>
              </draw:enhanced-geometry>
            </draw:custom-shape>
            <draw:custom-shape draw:name="Google Shape;6785;p54" draw:style-name="gr1" draw:text-style-name="P2" draw:layer="layout" svg:width="0.775cm" svg:height="0.74cm" svg:x="20.967cm" svg:y="5.764cm">
              <text:p text:style-name="P1"><text:span text:style-name="T1"/></text:p>
              <draw:enhanced-geometry draw:mirror-horizontal="false" draw:mirror-vertical="false" drawooo:sub-view-size="2687 2566" draw:text-areas="0 0 ?f0 ?f1" svg:viewBox="0 0 0 0" draw:type="ooxml-non-primitive" draw:enhanced-path="M 2430 1 C 2425 1 2421 4 2416 11 2391 36 2404 85 2416 85 2441 85 2490 97 2490 134 2477 171 2502 184 2441 184 2379 184 2367 171 2354 147 2344 127 2334 75 2318 75 2314 75 2310 78 2305 85 2280 122 2256 159 2243 196 2231 221 2169 282 2157 319 2157 341 2157 383 2175 383 2177 383 2179 382 2182 381 2188 375 2194 365 2199 365 2203 365 2206 375 2206 405 2194 455 2182 479 2182 516 2182 566 2243 553 2206 627 2169 713 2108 898 2071 984 2034 1058 1997 1132 1935 1206 1886 1268 1738 1453 1701 1453 1670 1453 1620 1480 1575 1480 1568 1480 1560 1479 1553 1477 1529 1477 1492 1465 1479 1428 1467 1403 1479 1379 1504 1366 1529 1354 1578 1292 1529 1292 1492 1292 1455 1354 1418 1366 1381 1379 1393 1366 1393 1403 1393 1465 1393 1514 1369 1576 1332 1650 1282 1724 1221 1798 1171 1822 1233 1785 1221 1847 1208 1896 1208 1896 1171 1909 1139 1920 1106 1960 1090 1960 1088 1960 1087 1959 1085 1958 1061 1958 1098 1909 1061 1909 1030 1896 996 1890 960 1890 925 1890 888 1896 851 1909 811 1928 747 1965 685 1965 670 1965 656 1963 642 1958 578 1940 568 1928 548 1928 540 1928 532 1930 518 1933 408 2007 297 2093 210 2192 161 2229 112 2266 50 2303 26 2315 1 2340 13 2377 24 2398 25 2428 49 2428 53 2428 57 2428 63 2426 93 2406 98 2386 119 2386 124 2386 130 2387 136 2389 169 2400 212 2440 247 2440 251 2440 256 2440 260 2438 284 2426 297 2389 358 2364 408 2352 481 2364 531 2327 592 2291 666 2266 740 2254 783 2232 789 2175 836 2175 844 2175 853 2176 863 2180 937 2204 1036 2204 1073 2217 1098 2229 1073 2266 1048 2303 1024 2340 1011 2389 1036 2426 1058 2491 1089 2566 1138 2566 1145 2566 1152 2565 1159 2562 1208 2537 1295 2352 1344 2340 1362 2332 1379 2331 1394 2331 1410 2331 1423 2333 1432 2333 1443 2333 1447 2329 1443 2315 1418 2278 1369 2278 1381 2217 1390 2161 1392 2113 1414 2113 1421 2113 1430 2118 1443 2130 1467 2155 1492 2192 1504 2241 1510 2247 1517 2250 1525 2250 1548 2250 1578 2229 1615 2229 1677 2229 1738 2204 1787 2167 1798 2146 1826 2073 1849 2073 1853 2073 1858 2075 1861 2081 1884 2126 1906 2232 1929 2232 1931 2232 1933 2231 1935 2229 1972 2155 1997 2093 2009 2019 2014 2005 2028 2002 2045 2002 2059 2002 2074 2004 2088 2004 2101 2004 2113 2002 2120 1995 2130 1965 2140 1911 2150 1911 2152 1911 2155 1914 2157 1921 2157 1970 2132 2106 2169 2106 2194 2093 2305 2044 2317 1995 2330 1933 2330 1933 2367 1909 2404 1884 2428 1884 2404 1835 2367 1785 2305 1773 2354 1637 2391 1551 2428 1465 2441 1366 2441 1305 2416 1194 2416 1132 2416 1077 2465 993 2493 993 2496 993 2499 994 2502 997 2522 1017 2535 1029 2544 1029 2552 1029 2558 1020 2564 997 2601 923 2638 837 2662 763 2687 639 2675 516 2625 393 2588 331 2551 245 2539 171 2539 110 2502 36 2477 36 2476 37 2474 37 2472 37 2455 37 2444 1 2430 1 Z N">
                <draw:equation draw:name="f0" draw:formula="logwidth"/>
                <draw:equation draw:name="f1" draw:formula="logheight"/>
              </draw:enhanced-geometry>
            </draw:custom-shape>
            <draw:custom-shape draw:name="Google Shape;6786;p54" draw:style-name="gr30" draw:text-style-name="P2" draw:layer="layout" svg:width="0.02cm" svg:height="0.026cm" svg:x="21.234cm" svg:y="6.411cm">
              <text:p text:style-name="P1"><text:span text:style-name="T1"/></text:p>
              <draw:enhanced-geometry draw:mirror-horizontal="false" draw:mirror-vertical="false" drawooo:sub-view-size="74 94" draw:text-areas="0 0 ?f0 ?f1" svg:viewBox="0 0 0 0" draw:type="ooxml-non-primitive" draw:enhanced-path="M 70 1 C 51 1 0 54 0 76 9 85 30 94 46 94 52 94 58 92 62 88 74 52 74 27 74 2 73 1 71 1 70 1 Z N">
                <draw:equation draw:name="f0" draw:formula="logwidth"/>
                <draw:equation draw:name="f1" draw:formula="logheight"/>
              </draw:enhanced-geometry>
            </draw:custom-shape>
            <draw:custom-shape draw:name="Google Shape;6787;p54" draw:style-name="gr31" draw:text-style-name="P2" draw:layer="layout" svg:width="0.173cm" svg:height="0.138cm" svg:x="21.059cm" svg:y="6.426cm">
              <text:p text:style-name="P1"><text:span text:style-name="T1"/></text:p>
              <draw:enhanced-geometry draw:mirror-horizontal="false" draw:mirror-vertical="false" drawooo:sub-view-size="604 481" draw:text-areas="0 0 ?f0 ?f1" svg:viewBox="0 0 0 0" draw:type="ooxml-non-primitive" draw:enhanced-path="M 435 1 C 406 1 375 21 358 48 323 71 279 135 262 135 261 135 260 135 259 134 238 123 235 95 227 95 225 95 224 95 222 97 197 109 123 257 87 257 50 257 0 257 37 282 74 294 87 380 111 405 122 438 143 481 165 481 167 481 170 480 173 479 185 454 247 319 296 294 322 284 350 280 375 280 409 280 437 287 444 294 444 298 449 299 457 299 476 299 509 291 518 282 530 257 579 196 592 171 604 146 567 72 542 60 518 48 493 35 468 11 458 4 447 1 435 1 Z N">
                <draw:equation draw:name="f0" draw:formula="logwidth"/>
                <draw:equation draw:name="f1" draw:formula="logheight"/>
              </draw:enhanced-geometry>
            </draw:custom-shape>
            <draw:custom-shape draw:name="Google Shape;6788;p54" draw:style-name="gr32" draw:text-style-name="P2" draw:layer="layout" svg:width="0.156cm" svg:height="0.255cm" svg:x="20.882cm" svg:y="6.472cm">
              <text:p text:style-name="P1"><text:span text:style-name="T1"/></text:p>
              <draw:enhanced-geometry draw:mirror-horizontal="false" draw:mirror-vertical="false" drawooo:sub-view-size="543 886" draw:text-areas="0 0 ?f0 ?f1" svg:viewBox="0 0 0 0" draw:type="ooxml-non-primitive" draw:enhanced-path="M 284 1 C 247 13 210 38 197 62 173 87 99 112 86 124 86 136 74 149 62 161 49 161 0 198 13 222 25 235 25 235 37 284 37 326 28 376 33 376 34 376 35 374 37 370 57 350 69 314 79 314 82 314 84 316 86 321 95 330 109 344 117 344 121 344 123 341 123 333 136 309 111 259 123 247 130 245 136 244 143 244 172 244 197 266 197 296 197 346 222 370 197 407 185 469 160 531 136 580 123 617 173 617 173 666 173 703 136 814 160 814 185 814 197 814 210 777 210 740 234 666 247 666 259 666 259 691 247 703 234 728 234 703 247 752 259 789 271 826 271 863 271 879 278 886 285 886 296 886 308 872 308 851 321 814 333 765 358 752 394 715 431 654 444 604 468 518 493 432 530 358 542 296 530 222 493 173 468 161 493 136 468 99 462 87 444 87 424 87 404 87 382 87 370 75 358 50 345 25 333 1 Z N">
                <draw:equation draw:name="f0" draw:formula="logwidth"/>
                <draw:equation draw:name="f1" draw:formula="logheight"/>
              </draw:enhanced-geometry>
            </draw:custom-shape>
            <draw:custom-shape draw:name="Google Shape;6789;p54" draw:style-name="gr33" draw:text-style-name="P2" draw:layer="layout" svg:width="0.049cm" svg:height="0.047cm" svg:x="20.743cm" svg:y="7.102cm">
              <text:p text:style-name="P1"><text:span text:style-name="T1"/></text:p>
              <draw:enhanced-geometry draw:mirror-horizontal="false" draw:mirror-vertical="false" drawooo:sub-view-size="173 167" draw:text-areas="0 0 ?f0 ?f1" svg:viewBox="0 0 0 0" draw:type="ooxml-non-primitive" draw:enhanced-path="M 172 1 C 111 1 86 1 61 25 50 47 0 167 7 167 8 167 9 165 12 161 49 124 86 111 111 75 135 50 172 1 172 1 Z N">
                <draw:equation draw:name="f0" draw:formula="logwidth"/>
                <draw:equation draw:name="f1" draw:formula="logheight"/>
              </draw:enhanced-geometry>
            </draw:custom-shape>
            <draw:custom-shape draw:name="Google Shape;6790;p54" draw:style-name="gr34" draw:text-style-name="P2" draw:layer="layout" svg:width="0.028cm" svg:height="0.015cm" svg:x="20.857cm" svg:y="6.952cm">
              <text:p text:style-name="P1"><text:span text:style-name="T1"/></text:p>
              <draw:enhanced-geometry draw:mirror-horizontal="false" draw:mirror-vertical="false" drawooo:sub-view-size="100 55" draw:text-areas="0 0 ?f0 ?f1" svg:viewBox="0 0 0 0" draw:type="ooxml-non-primitive" draw:enhanced-path="M 100 0 C 75 0 1 37 13 49 13 53 15 54 18 54 36 54 100 0 100 0 Z N">
                <draw:equation draw:name="f0" draw:formula="logwidth"/>
                <draw:equation draw:name="f1" draw:formula="logheight"/>
              </draw:enhanced-geometry>
            </draw:custom-shape>
            <draw:custom-shape draw:name="Google Shape;6791;p54" draw:style-name="gr16" draw:text-style-name="P2" draw:layer="layout" svg:width="0.024cm" svg:height="0.021cm" svg:x="20.49cm" svg:y="7.287cm">
              <text:p text:style-name="P1"><text:span text:style-name="T1"/></text:p>
              <draw:enhanced-geometry draw:mirror-horizontal="false" draw:mirror-vertical="false" drawooo:sub-view-size="88 75" draw:text-areas="0 0 ?f0 ?f1" svg:viewBox="0 0 0 0" draw:type="ooxml-non-primitive" draw:enhanced-path="M 62 0 C 25 0 1 74 38 74 75 74 87 0 62 0 Z N">
                <draw:equation draw:name="f0" draw:formula="logwidth"/>
                <draw:equation draw:name="f1" draw:formula="logheight"/>
              </draw:enhanced-geometry>
            </draw:custom-shape>
            <draw:custom-shape draw:name="Google Shape;6792;p54" draw:style-name="gr35" draw:text-style-name="P2" draw:layer="layout" svg:width="0.131cm" svg:height="0.265cm" svg:x="20.209cm" svg:y="7.236cm">
              <text:p text:style-name="P1"><text:span text:style-name="T1"/></text:p>
              <draw:enhanced-geometry draw:mirror-horizontal="false" draw:mirror-vertical="false" drawooo:sub-view-size="457 921" draw:text-areas="0 0 ?f0 ?f1" svg:viewBox="0 0 0 0" draw:type="ooxml-non-primitive" draw:enhanced-path="M 391 0 C 335 0 230 97 185 164 136 250 0 509 50 644 94 767 180 921 195 921 197 921 198 919 198 916 210 891 321 608 358 546 382 472 419 275 432 226 456 176 456 28 407 4 402 1 397 0 391 0 Z N">
                <draw:equation draw:name="f0" draw:formula="logwidth"/>
                <draw:equation draw:name="f1" draw:formula="logheight"/>
              </draw:enhanced-geometry>
            </draw:custom-shape>
            <draw:custom-shape draw:name="Google Shape;6793;p54" draw:style-name="gr36" draw:text-style-name="P2" draw:layer="layout" svg:width="0.181cm" svg:height="0.149cm" svg:x="19.427cm" svg:y="7.671cm">
              <text:p text:style-name="P1"><text:span text:style-name="T1"/></text:p>
              <draw:enhanced-geometry draw:mirror-horizontal="false" draw:mirror-vertical="false" drawooo:sub-view-size="630 518" draw:text-areas="0 0 ?f0 ?f1" svg:viewBox="0 0 0 0" draw:type="ooxml-non-primitive" draw:enhanced-path="M 359 1 C 316 1 272 13 235 50 124 149 1 247 13 334 34 417 98 517 207 517 227 517 249 514 272 506 407 445 444 395 481 297 506 198 629 50 568 50 535 50 447 1 359 1 Z N">
                <draw:equation draw:name="f0" draw:formula="logwidth"/>
                <draw:equation draw:name="f1" draw:formula="logheight"/>
              </draw:enhanced-geometry>
            </draw:custom-shape>
            <draw:custom-shape draw:name="Google Shape;6794;p54" draw:style-name="gr37" draw:text-style-name="P2" draw:layer="layout" svg:width="0.248cm" svg:height="0.434cm" svg:x="20.202cm" svg:y="7.8cm">
              <text:p text:style-name="P1"><text:span text:style-name="T1"/></text:p>
              <draw:enhanced-geometry draw:mirror-horizontal="false" draw:mirror-vertical="false" drawooo:sub-view-size="864 1506" draw:text-areas="0 0 ?f0 ?f1" svg:viewBox="0 0 0 0" draw:type="ooxml-non-primitive" draw:enhanced-path="M 318 0 C 255 0 203 36 173 94 149 156 173 341 149 439 136 501 124 575 124 636 136 686 124 698 75 698 34 698 14 660 6 660 2 660 1 669 1 698 13 821 50 932 87 1043 97 1102 91 1168 107 1168 111 1168 116 1164 124 1154 156 1122 179 1063 208 1063 213 1063 217 1064 223 1068 257 1091 347 1179 306 1179 303 1179 300 1179 297 1178 223 1178 186 1191 186 1240 186 1302 260 1413 321 1413 395 1413 432 1314 457 1314 494 1314 543 1363 617 1425 660 1459 703 1505 712 1505 716 1505 714 1497 703 1474 662 1412 612 1342 626 1342 628 1342 633 1345 642 1351 693 1382 710 1446 735 1446 741 1446 746 1443 752 1437 777 1413 863 1425 789 1314 748 1246 715 1230 685 1230 661 1230 639 1240 617 1240 591 1240 555 1257 521 1257 490 1257 462 1243 444 1191 407 1104 395 1018 407 932 407 846 395 833 432 772 469 710 518 735 555 673 580 599 666 476 629 414 592 353 568 279 568 217 568 156 605 69 568 57 563 55 559 54 555 54 520 54 491 130 469 130 465 130 461 126 457 119 432 69 432 20 370 8 352 3 335 0 318 0 Z N">
                <draw:equation draw:name="f0" draw:formula="logwidth"/>
                <draw:equation draw:name="f1" draw:formula="logheight"/>
              </draw:enhanced-geometry>
            </draw:custom-shape>
            <draw:custom-shape draw:name="Google Shape;6795;p54" draw:style-name="gr19" draw:text-style-name="P2" draw:layer="layout" svg:width="0.081cm" svg:height="0.107cm" svg:x="20.423cm" svg:y="8.184cm">
              <text:p text:style-name="P1"><text:span text:style-name="T1"/></text:p>
              <draw:enhanced-geometry draw:mirror-horizontal="false" draw:mirror-vertical="false" drawooo:sub-view-size="285 374" draw:text-areas="0 0 ?f0 ?f1" svg:viewBox="0 0 0 0" draw:type="ooxml-non-primitive" draw:enhanced-path="M 108 1 C 99 1 91 6 87 23 62 60 38 97 1 121 1 121 50 134 50 171 50 195 75 232 75 257 75 282 124 269 149 282 161 282 198 343 235 368 243 372 251 373 259 373 273 373 284 368 284 368 272 319 259 269 247 220 223 195 210 220 173 183 136 134 149 121 161 72 173 23 198 11 173 11 169 12 164 13 160 13 141 13 122 1 108 1 Z N">
                <draw:equation draw:name="f0" draw:formula="logwidth"/>
                <draw:equation draw:name="f1" draw:formula="logheight"/>
              </draw:enhanced-geometry>
            </draw:custom-shape>
            <draw:custom-shape draw:name="Google Shape;6796;p54" draw:style-name="gr38" draw:text-style-name="P2" draw:layer="layout" svg:width="0.117cm" svg:height="0.203cm" svg:x="20.508cm" svg:y="8.285cm">
              <text:p text:style-name="P1"><text:span text:style-name="T1"/></text:p>
              <draw:enhanced-geometry draw:mirror-horizontal="false" draw:mirror-vertical="false" drawooo:sub-view-size="408 707" draw:text-areas="0 0 ?f0 ?f1" svg:viewBox="0 0 0 0" draw:type="ooxml-non-primitive" draw:enhanced-path="M 70 0 C 65 0 62 5 62 17 50 66 13 54 13 91 0 128 62 165 74 177 99 177 148 276 111 276 87 276 62 300 37 325 37 350 13 424 37 473 52 493 65 494 76 494 79 494 81 494 84 494 96 494 105 497 111 534 111 608 111 670 124 695 124 701 142 707 161 707 179 707 198 701 198 682 198 633 185 584 161 547 161 500 150 410 169 410 170 410 172 410 173 411 198 424 247 460 284 460 333 460 358 448 321 399 284 362 247 337 284 313 308 288 407 325 345 263 272 189 235 140 235 103 235 79 272 29 247 17 L 124 17 C 99 17 80 0 70 0 Z N">
                <draw:equation draw:name="f0" draw:formula="logwidth"/>
                <draw:equation draw:name="f1" draw:formula="logheight"/>
              </draw:enhanced-geometry>
            </draw:custom-shape>
            <draw:custom-shape draw:name="Google Shape;6797;p54" draw:style-name="gr39" draw:text-style-name="P2" draw:layer="layout" svg:width="0.083cm" svg:height="0.096cm" svg:x="20.236cm" svg:y="8.214cm">
              <text:p text:style-name="P1"><text:span text:style-name="T1"/></text:p>
              <draw:enhanced-geometry draw:mirror-horizontal="false" draw:mirror-vertical="false" drawooo:sub-view-size="290 337" draw:text-areas="0 0 ?f0 ?f1" svg:viewBox="0 0 0 0" draw:type="ooxml-non-primitive" draw:enhanced-path="M 82 1 C 35 1 1 19 31 29 80 90 117 152 142 226 142 263 191 337 228 337 252 337 277 251 265 214 265 177 289 127 240 90 191 41 166 16 117 4 105 2 93 1 82 1 Z N">
                <draw:equation draw:name="f0" draw:formula="logwidth"/>
                <draw:equation draw:name="f1" draw:formula="logheight"/>
              </draw:enhanced-geometry>
            </draw:custom-shape>
            <draw:custom-shape draw:name="Google Shape;6798;p54" draw:style-name="gr40" draw:text-style-name="P2" draw:layer="layout" svg:width="0.096cm" svg:height="0.134cm" svg:x="20.333cm" svg:y="8.332cm">
              <text:p text:style-name="P1"><text:span text:style-name="T1"/></text:p>
              <draw:enhanced-geometry draw:mirror-horizontal="false" draw:mirror-vertical="false" drawooo:sub-view-size="335 466" draw:text-areas="0 0 ?f0 ?f1" svg:viewBox="0 0 0 0" draw:type="ooxml-non-primitive" draw:enhanced-path="M 62 1 C 22 1 1 49 26 75 51 124 113 124 100 186 76 260 39 346 39 370 39 401 13 466 33 466 37 466 43 463 51 457 100 420 162 383 199 346 248 321 260 272 285 272 322 260 334 210 297 186 236 136 187 87 125 38 102 11 80 1 62 1 Z N">
                <draw:equation draw:name="f0" draw:formula="logwidth"/>
                <draw:equation draw:name="f1" draw:formula="logheight"/>
              </draw:enhanced-geometry>
            </draw:custom-shape>
            <draw:custom-shape draw:name="Google Shape;6799;p54" draw:style-name="gr4" draw:text-style-name="P2" draw:layer="layout" svg:width="0.078cm" svg:height="0.153cm" svg:x="20.369cm" svg:y="8.421cm">
              <text:p text:style-name="P1"><text:span text:style-name="T1"/></text:p>
              <draw:enhanced-geometry draw:mirror-horizontal="false" draw:mirror-vertical="false" drawooo:sub-view-size="272 532" draw:text-areas="0 0 ?f0 ?f1" svg:viewBox="0 0 0 0" draw:type="ooxml-non-primitive" draw:enhanced-path="M 235 1 C 186 1 186 13 173 62 149 99 149 173 124 223 99 284 1 284 26 346 50 407 161 494 173 518 182 527 191 531 199 531 212 531 223 518 223 494 223 444 186 407 198 358 210 309 247 210 260 173 272 136 272 1 235 1 Z N">
                <draw:equation draw:name="f0" draw:formula="logwidth"/>
                <draw:equation draw:name="f1" draw:formula="logheight"/>
              </draw:enhanced-geometry>
            </draw:custom-shape>
            <draw:custom-shape draw:name="Google Shape;6800;p54" draw:style-name="gr41" draw:text-style-name="P2" draw:layer="layout" svg:width="0.056cm" svg:height="0.121cm" svg:x="20.437cm" svg:y="8.41cm">
              <text:p text:style-name="P1"><text:span text:style-name="T1"/></text:p>
              <draw:enhanced-geometry draw:mirror-horizontal="false" draw:mirror-vertical="false" drawooo:sub-view-size="198 421" draw:text-areas="0 0 ?f0 ?f1" svg:viewBox="0 0 0 0" draw:type="ooxml-non-primitive" draw:enhanced-path="M 162 1 C 161 1 161 1 160 2 99 137 37 273 0 421 25 396 197 236 185 162 185 104 174 1 162 1 Z N">
                <draw:equation draw:name="f0" draw:formula="logwidth"/>
                <draw:equation draw:name="f1" draw:formula="logheight"/>
              </draw:enhanced-geometry>
            </draw:custom-shape>
            <draw:custom-shape draw:name="Google Shape;6801;p54" draw:style-name="gr42" draw:text-style-name="P2" draw:layer="layout" svg:width="0.056cm" svg:height="0.037cm" svg:x="20.476cm" svg:y="8.494cm">
              <text:p text:style-name="P1"><text:span text:style-name="T1"/></text:p>
              <draw:enhanced-geometry draw:mirror-horizontal="false" draw:mirror-vertical="false" drawooo:sub-view-size="198 130" draw:text-areas="0 0 ?f0 ?f1" svg:viewBox="0 0 0 0" draw:type="ooxml-non-primitive" draw:enhanced-path="M 70 1 C 63 1 56 3 50 7 13 44 1 130 25 130 74 130 198 130 185 93 175 51 112 1 70 1 Z N">
                <draw:equation draw:name="f0" draw:formula="logwidth"/>
                <draw:equation draw:name="f1" draw:formula="logheight"/>
              </draw:enhanced-geometry>
            </draw:custom-shape>
            <draw:custom-shape draw:name="Google Shape;6802;p54" draw:style-name="gr43" draw:text-style-name="P2" draw:layer="layout" svg:width="0.188cm" svg:height="0.315cm" svg:x="20.479cm" svg:y="8.532cm">
              <text:p text:style-name="P1"><text:span text:style-name="T1"/></text:p>
              <draw:enhanced-geometry draw:mirror-horizontal="false" draw:mirror-vertical="false" drawooo:sub-view-size="654 1096" draw:text-areas="0 0 ?f0 ?f1" svg:viewBox="0 0 0 0" draw:type="ooxml-non-primitive" draw:enhanced-path="M 420 1 C 395 1 383 38 383 75 395 112 420 161 371 173 309 186 247 198 223 260 198 309 136 309 112 333 75 370 75 420 38 432 1 444 1 469 13 506 13 555 112 629 87 678 38 728 26 814 50 888 75 962 149 1023 235 1036 297 1036 309 1060 346 1060 369 1060 413 1095 435 1095 448 1095 453 1084 444 1048 420 950 346 876 358 814 368 774 402 670 428 670 434 670 440 676 444 691 466 755 506 924 533 924 536 924 540 920 543 913 543 851 568 802 580 752 605 703 654 617 617 555 592 457 580 358 568 260 543 186 518 124 481 62 469 25 457 13 420 1 Z N">
                <draw:equation draw:name="f0" draw:formula="logwidth"/>
                <draw:equation draw:name="f1" draw:formula="logheight"/>
              </draw:enhanced-geometry>
            </draw:custom-shape>
            <draw:custom-shape draw:name="Google Shape;6803;p54" draw:style-name="gr31" draw:text-style-name="P2" draw:layer="layout" svg:width="0.169cm" svg:height="0.139cm" svg:x="20.338cm" svg:y="8.61cm">
              <text:p text:style-name="P1"><text:span text:style-name="T1"/></text:p>
              <draw:enhanced-geometry draw:mirror-horizontal="false" draw:mirror-vertical="false" drawooo:sub-view-size="590 485" draw:text-areas="0 0 ?f0 ?f1" svg:viewBox="0 0 0 0" draw:type="ooxml-non-primitive" draw:enhanced-path="M 385 0 C 333 0 300 38 281 75 244 124 195 149 134 173 109 173 72 297 47 346 14 390 1 485 16 485 18 485 20 484 23 481 35 469 109 321 134 297 149 281 180 265 200 265 211 265 220 271 220 284 220 312 248 326 267 326 273 326 278 324 281 321 292 316 304 313 315 313 330 313 343 319 343 334 350 340 364 351 377 351 388 351 399 344 405 321 417 260 392 247 417 198 454 161 589 87 442 13 421 4 402 0 385 0 Z N">
                <draw:equation draw:name="f0" draw:formula="logwidth"/>
                <draw:equation draw:name="f1" draw:formula="logheight"/>
              </draw:enhanced-geometry>
            </draw:custom-shape>
            <draw:custom-shape draw:name="Google Shape;6804;p54" draw:style-name="gr44" draw:text-style-name="P2" draw:layer="layout" svg:width="0.162cm" svg:height="0.2cm" svg:x="20.014cm" svg:y="8.428cm">
              <text:p text:style-name="P1"><text:span text:style-name="T1"/></text:p>
              <draw:enhanced-geometry draw:mirror-horizontal="false" draw:mirror-vertical="false" drawooo:sub-view-size="564 695" draw:text-areas="0 0 ?f0 ?f1" svg:viewBox="0 0 0 0" draw:type="ooxml-non-primitive" draw:enhanced-path="M 546 0 C 545 0 543 1 542 2 456 89 382 187 320 286 283 335 209 446 160 471 113 494 0 694 20 694 21 694 22 694 24 692 61 668 123 631 172 594 259 532 320 458 369 372 419 286 419 237 480 200 538 165 563 0 546 0 Z N">
                <draw:equation draw:name="f0" draw:formula="logwidth"/>
                <draw:equation draw:name="f1" draw:formula="logheight"/>
              </draw:enhanced-geometry>
            </draw:custom-shape>
            <draw:custom-shape draw:name="Google Shape;6805;p54" draw:style-name="gr45" draw:text-style-name="P2" draw:layer="layout" svg:width="0.034cm" svg:height="0.025cm" svg:x="20.491cm" svg:y="8.183cm">
              <text:p text:style-name="P1"><text:span text:style-name="T1"/></text:p>
              <draw:enhanced-geometry draw:mirror-horizontal="false" draw:mirror-vertical="false" drawooo:sub-view-size="121 89" draw:text-areas="0 0 ?f0 ?f1" svg:viewBox="0 0 0 0" draw:type="ooxml-non-primitive" draw:enhanced-path="M 61 0 C 11 0 1 88 39 88 41 88 44 88 46 88 71 88 120 1 71 1 68 1 64 0 61 0 Z N">
                <draw:equation draw:name="f0" draw:formula="logwidth"/>
                <draw:equation draw:name="f1" draw:formula="logheight"/>
              </draw:enhanced-geometry>
            </draw:custom-shape>
            <draw:custom-shape draw:name="Google Shape;6806;p54" draw:style-name="gr1" draw:text-style-name="P2" draw:layer="layout" svg:width="0.753cm" svg:height="0.917cm" svg:x="18.512cm" svg:y="8.854cm">
              <text:p text:style-name="P1"><text:span text:style-name="T1"/></text:p>
              <draw:enhanced-geometry draw:mirror-horizontal="false" draw:mirror-vertical="false" drawooo:sub-view-size="2613 3178" draw:text-areas="0 0 ?f0 ?f1" svg:viewBox="0 0 0 0" draw:type="ooxml-non-primitive" draw:enhanced-path="M 34 0 C 6 0 1 29 37 116 148 362 222 461 284 498 357 535 370 535 456 658 542 769 567 892 641 941 715 991 789 1028 813 1102 838 1225 875 1348 924 1459 974 1521 1011 1533 1060 1607 1134 1705 1195 1816 1245 1927 1257 2038 1294 2137 1343 2235 1417 2346 1614 2519 1651 2580 1688 2654 1737 2716 1799 2777 1910 2876 2033 2974 2132 3085 2158 3138 2184 3153 2215 3153 2227 3153 2241 3151 2255 3147 2280 3147 2310 3142 2331 3142 2341 3142 2349 3143 2354 3147 2356 3150 2361 3151 2367 3151 2384 3151 2413 3143 2438 3143 2448 3143 2457 3144 2464 3147 2488 3155 2501 3177 2511 3177 2517 3177 2521 3170 2526 3147 2526 3098 2489 2593 2538 2531 2575 2482 2612 2469 2575 2408 2553 2362 2372 2232 2325 2232 2321 2232 2318 2233 2317 2235 2307 2254 2283 2332 2267 2332 2262 2332 2258 2326 2255 2309 2243 2248 2267 2223 2267 2186 2267 2161 2206 2100 2193 2050 2169 2001 2206 1952 2144 1903 2082 1853 1947 1792 1935 1730 1922 1668 1984 1681 1947 1619 1922 1570 1947 1558 1984 1558 2009 1558 2046 1558 2009 1508 1976 1475 1937 1448 1897 1448 1877 1448 1857 1455 1836 1471 1803 1498 1770 1510 1754 1510 1740 1510 1739 1501 1762 1484 1824 1459 1898 1385 1824 1373 1750 1348 1688 1348 1676 1286 1664 1237 1762 1237 1701 1225 1651 1200 1614 1213 1627 1188 1651 1176 1627 1139 1590 1126 1583 1124 1577 1123 1572 1123 1564 1123 1557 1125 1550 1125 1535 1125 1519 1118 1491 1077 1437 1023 1365 922 1347 922 1345 922 1343 924 1343 929 1333 961 1393 1063 1374 1063 1371 1063 1365 1060 1356 1052 1269 978 1195 892 1146 806 1121 732 1072 670 1023 621 949 559 887 559 826 486 752 424 629 165 542 153 521 156 498 157 475 157 407 157 333 144 259 116 189 85 80 0 34 0 Z N">
                <draw:equation draw:name="f0" draw:formula="logwidth"/>
                <draw:equation draw:name="f1" draw:formula="logheight"/>
              </draw:enhanced-geometry>
            </draw:custom-shape>
            <draw:custom-shape draw:name="Google Shape;6807;p54" draw:style-name="gr46" draw:text-style-name="P2" draw:layer="layout" svg:width="0.055cm" svg:height="0.062cm" svg:x="18.642cm" svg:y="9.193cm">
              <text:p text:style-name="P1"><text:span text:style-name="T1"/></text:p>
              <draw:enhanced-geometry draw:mirror-horizontal="false" draw:mirror-vertical="false" drawooo:sub-view-size="193 218" draw:text-areas="0 0 ?f0 ?f1" svg:viewBox="0 0 0 0" draw:type="ooxml-non-primitive" draw:enhanced-path="M 39 1 C 37 1 35 1 34 2 0 13 89 218 142 218 147 218 152 215 157 211 193 163 90 1 39 1 Z N">
                <draw:equation draw:name="f0" draw:formula="logwidth"/>
                <draw:equation draw:name="f1" draw:formula="logheight"/>
              </draw:enhanced-geometry>
            </draw:custom-shape>
            <draw:custom-shape draw:name="Google Shape;6808;p54" draw:style-name="gr46" draw:text-style-name="P2" draw:layer="layout" svg:width="0.058cm" svg:height="0.062cm" svg:x="18.737cm" svg:y="9.389cm">
              <text:p text:style-name="P1"><text:span text:style-name="T1"/></text:p>
              <draw:enhanced-geometry draw:mirror-horizontal="false" draw:mirror-vertical="false" drawooo:sub-view-size="206 218" draw:text-areas="0 0 ?f0 ?f1" svg:viewBox="0 0 0 0" draw:type="ooxml-non-primitive" draw:enhanced-path="M 39 1 C 37 1 36 1 34 1 1 12 89 217 143 217 148 217 153 215 158 211 205 163 80 1 39 1 Z N">
                <draw:equation draw:name="f0" draw:formula="logwidth"/>
                <draw:equation draw:name="f1" draw:formula="logheight"/>
              </draw:enhanced-geometry>
            </draw:custom-shape>
            <draw:custom-shape draw:name="Google Shape;6809;p54" draw:style-name="gr47" draw:text-style-name="P2" draw:layer="layout" svg:width="0.106cm" svg:height="0.112cm" svg:x="19.188cm" svg:y="9.435cm">
              <text:p text:style-name="P1"><text:span text:style-name="T1"/></text:p>
              <draw:enhanced-geometry draw:mirror-horizontal="false" draw:mirror-vertical="false" drawooo:sub-view-size="370 392" draw:text-areas="0 0 ?f0 ?f1" svg:viewBox="0 0 0 0" draw:type="ooxml-non-primitive" draw:enhanced-path="M 110 1 C 100 1 92 4 86 13 74 50 0 99 62 136 123 173 148 136 160 185 185 247 148 259 185 296 205 327 319 391 357 391 365 391 370 389 370 382 370 333 358 284 321 247 271 185 271 185 271 136 271 87 259 37 222 37 194 37 143 1 110 1 Z N">
                <draw:equation draw:name="f0" draw:formula="logwidth"/>
                <draw:equation draw:name="f1" draw:formula="logheight"/>
              </draw:enhanced-geometry>
            </draw:custom-shape>
            <draw:custom-shape draw:name="Google Shape;6810;p54" draw:style-name="gr15" draw:text-style-name="P2" draw:layer="layout" svg:width="0.052cm" svg:height="0.051cm" svg:x="19.359cm" svg:y="9.516cm">
              <text:p text:style-name="P1"><text:span text:style-name="T1"/></text:p>
              <draw:enhanced-geometry draw:mirror-horizontal="false" draw:mirror-vertical="false" drawooo:sub-view-size="185 179" draw:text-areas="0 0 ?f0 ?f1" svg:viewBox="0 0 0 0" draw:type="ooxml-non-primitive" draw:enhanced-path="M 84 1 C 58 1 22 26 12 78 1 133 10 178 56 178 61 178 67 178 74 176 135 152 123 152 160 115 184 65 123 16 98 4 94 2 89 1 84 1 Z N">
                <draw:equation draw:name="f0" draw:formula="logwidth"/>
                <draw:equation draw:name="f1" draw:formula="logheight"/>
              </draw:enhanced-geometry>
            </draw:custom-shape>
            <draw:custom-shape draw:name="Google Shape;6811;p54" draw:style-name="gr48" draw:text-style-name="P2" draw:layer="layout" svg:width="0.636cm" svg:height="0.218cm" svg:x="19.213cm" svg:y="9.791cm">
              <text:p text:style-name="P1"><text:span text:style-name="T1"/></text:p>
              <draw:enhanced-geometry draw:mirror-horizontal="false" draw:mirror-vertical="false" drawooo:sub-view-size="2206 759" draw:text-areas="0 0 ?f0 ?f1" svg:viewBox="0 0 0 0" draw:type="ooxml-non-primitive" draw:enhanced-path="M 449 0 C 447 0 445 1 444 2 419 14 382 39 345 39 308 39 185 2 161 2 136 2 87 63 74 88 62 112 0 174 0 211 13 236 124 223 173 236 210 260 247 285 247 334 272 371 333 371 419 396 493 420 567 494 617 494 652 494 662 468 717 468 738 468 764 472 801 482 937 507 1072 556 1233 605 1380 630 1528 642 1676 642 1702 652 1719 655 1732 655 1755 655 1766 647 1788 647 1804 647 1826 651 1861 667 1946 699 2077 758 2127 758 2135 758 2141 757 2144 753 2169 741 2206 704 2157 655 2107 605 2132 568 2120 531 2109 498 2088 456 2048 456 2044 456 2039 456 2033 457 2003 457 1946 500 1893 500 1882 500 1871 499 1861 494 1799 482 1738 457 1725 408 1725 334 1676 273 1615 248 1553 223 1393 174 1343 149 1315 138 1294 129 1277 129 1256 129 1240 141 1220 174 1195 226 1145 247 1075 247 1045 247 1011 243 974 236 875 223 789 186 727 125 690 97 653 83 617 83 604 83 592 85 580 88 522 88 475 0 449 0 Z N">
                <draw:equation draw:name="f0" draw:formula="logwidth"/>
                <draw:equation draw:name="f1" draw:formula="logheight"/>
              </draw:enhanced-geometry>
            </draw:custom-shape>
            <draw:custom-shape draw:name="Google Shape;6812;p54" draw:style-name="gr30" draw:text-style-name="P2" draw:layer="layout" svg:width="0.081cm" svg:height="0.027cm" svg:x="19.715cm" svg:y="9.867cm">
              <text:p text:style-name="P1"><text:span text:style-name="T1"/></text:p>
              <draw:enhanced-geometry draw:mirror-horizontal="false" draw:mirror-vertical="false" drawooo:sub-view-size="285 98" draw:text-areas="0 0 ?f0 ?f1" svg:viewBox="0 0 0 0" draw:type="ooxml-non-primitive" draw:enhanced-path="M 173 1 C 120 1 69 7 25 21 1 33 13 83 62 95 68 97 73 97 79 97 113 97 154 70 186 70 210 70 284 33 284 9 248 4 211 1 173 1 Z N">
                <draw:equation draw:name="f0" draw:formula="logwidth"/>
                <draw:equation draw:name="f1" draw:formula="logheight"/>
              </draw:enhanced-geometry>
            </draw:custom-shape>
            <draw:custom-shape draw:name="Google Shape;6813;p54" draw:style-name="gr49" draw:text-style-name="P2" draw:layer="layout" svg:width="0.081cm" svg:height="0.065cm" svg:x="19.836cm" svg:y="9.958cm">
              <text:p text:style-name="P1"><text:span text:style-name="T1"/></text:p>
              <draw:enhanced-geometry draw:mirror-horizontal="false" draw:mirror-vertical="false" drawooo:sub-view-size="285 227" draw:text-areas="0 0 ?f0 ?f1" svg:viewBox="0 0 0 0" draw:type="ooxml-non-primitive" draw:enhanced-path="M 149 1 C 62 1 1 13 13 50 38 75 13 62 75 124 122 171 111 226 132 226 138 226 147 221 161 210 222 149 284 124 247 87 222 50 161 1 149 1 Z N">
                <draw:equation draw:name="f0" draw:formula="logwidth"/>
                <draw:equation draw:name="f1" draw:formula="logheight"/>
              </draw:enhanced-geometry>
            </draw:custom-shape>
            <draw:custom-shape draw:name="Google Shape;6814;p54" draw:style-name="gr28" draw:text-style-name="P2" draw:layer="layout" svg:width="0.07cm" svg:height="0.039cm" svg:x="19.918cm" svg:y="9.983cm">
              <text:p text:style-name="P1"><text:span text:style-name="T1"/></text:p>
              <draw:enhanced-geometry draw:mirror-horizontal="false" draw:mirror-vertical="false" drawooo:sub-view-size="247 139" draw:text-areas="0 0 ?f0 ?f1" svg:viewBox="0 0 0 0" draw:type="ooxml-non-primitive" draw:enhanced-path="M 124 1 C 114 1 105 5 99 14 62 39 0 113 25 113 52 113 72 139 95 139 104 139 113 135 123 125 160 88 247 76 210 51 191 33 152 1 124 1 Z N">
                <draw:equation draw:name="f0" draw:formula="logwidth"/>
                <draw:equation draw:name="f1" draw:formula="logheight"/>
              </draw:enhanced-geometry>
            </draw:custom-shape>
            <draw:custom-shape draw:name="Google Shape;6815;p54" draw:style-name="gr46" draw:text-style-name="P2" draw:layer="layout" svg:width="0.088cm" svg:height="0.063cm" svg:x="19.985cm" svg:y="9.98cm">
              <text:p text:style-name="P1"><text:span text:style-name="T1"/></text:p>
              <draw:enhanced-geometry draw:mirror-horizontal="false" draw:mirror-vertical="false" drawooo:sub-view-size="309 221" draw:text-areas="0 0 ?f0 ?f1" svg:viewBox="0 0 0 0" draw:type="ooxml-non-primitive" draw:enhanced-path="M 164 1 C 156 1 147 4 136 11 99 23 74 48 49 60 25 73 0 97 0 134 0 171 0 220 49 220 111 220 210 220 222 183 247 134 308 183 247 122 185 60 185 60 185 36 194 18 184 1 164 1 Z N">
                <draw:equation draw:name="f0" draw:formula="logwidth"/>
                <draw:equation draw:name="f1" draw:formula="logheight"/>
              </draw:enhanced-geometry>
            </draw:custom-shape>
            <draw:custom-shape draw:name="Google Shape;6816;p54" draw:style-name="gr49" draw:text-style-name="P2" draw:layer="layout" svg:width="0.13cm" svg:height="0.064cm" svg:x="20.039cm" svg:y="9.968cm">
              <text:p text:style-name="P1"><text:span text:style-name="T1"/></text:p>
              <draw:enhanced-geometry draw:mirror-horizontal="false" draw:mirror-vertical="false" drawooo:sub-view-size="453 224" draw:text-areas="0 0 ?f0 ?f1" svg:viewBox="0 0 0 0" draw:type="ooxml-non-primitive" draw:enhanced-path="M 40 0 C 7 0 0 29 22 40 46 40 120 52 120 101 120 163 71 200 182 200 243 200 295 224 326 224 344 224 354 215 354 187 354 114 453 101 330 64 243 27 145 3 59 3 52 1 46 0 40 0 Z N">
                <draw:equation draw:name="f0" draw:formula="logwidth"/>
                <draw:equation draw:name="f1" draw:formula="logheight"/>
              </draw:enhanced-geometry>
            </draw:custom-shape>
            <draw:custom-shape draw:name="Google Shape;6817;p54" draw:style-name="gr22" draw:text-style-name="P2" draw:layer="layout" svg:width="0.169cm" svg:height="0.044cm" svg:x="20.188cm" svg:y="9.979cm">
              <text:p text:style-name="P1"><text:span text:style-name="T1"/></text:p>
              <draw:enhanced-geometry draw:mirror-horizontal="false" draw:mirror-vertical="false" drawooo:sub-view-size="588 155" draw:text-areas="0 0 ?f0 ?f1" svg:viewBox="0 0 0 0" draw:type="ooxml-non-primitive" draw:enhanced-path="M 116 1 C 88 1 36 54 25 77 1 113 13 113 74 113 148 113 222 126 296 138 354 138 433 155 494 155 525 155 551 150 567 138 588 97 583 73 559 73 555 73 549 74 543 77 511 77 525 104 475 104 466 104 456 103 444 101 382 89 321 77 259 52 210 40 173 15 124 3 122 1 119 1 116 1 Z N">
                <draw:equation draw:name="f0" draw:formula="logwidth"/>
                <draw:equation draw:name="f1" draw:formula="logheight"/>
              </draw:enhanced-geometry>
            </draw:custom-shape>
            <draw:custom-shape draw:name="Google Shape;6818;p54" draw:style-name="gr49" draw:text-style-name="P2" draw:layer="layout" svg:width="0.156cm" svg:height="0.064cm" svg:x="20.124cm" svg:y="10.076cm">
              <text:p text:style-name="P1"><text:span text:style-name="T1"/></text:p>
              <draw:enhanced-geometry draw:mirror-horizontal="false" draw:mirror-vertical="false" drawooo:sub-view-size="543 224" draw:text-areas="0 0 ?f0 ?f1" svg:viewBox="0 0 0 0" draw:type="ooxml-non-primitive" draw:enhanced-path="M 50 0 C 1 0 99 25 186 87 266 144 379 223 414 223 416 223 418 223 420 222 543 160 407 62 309 37 223 13 136 0 50 0 Z N">
                <draw:equation draw:name="f0" draw:formula="logwidth"/>
                <draw:equation draw:name="f1" draw:formula="logheight"/>
              </draw:enhanced-geometry>
            </draw:custom-shape>
            <draw:custom-shape draw:name="Google Shape;6819;p54" draw:style-name="gr15" draw:text-style-name="P2" draw:layer="layout" svg:width="0.066cm" svg:height="0.05cm" svg:x="20.63cm" svg:y="9.562cm">
              <text:p text:style-name="P1"><text:span text:style-name="T1"/></text:p>
              <draw:enhanced-geometry draw:mirror-horizontal="false" draw:mirror-vertical="false" drawooo:sub-view-size="233 178" draw:text-areas="0 0 ?f0 ?f1" svg:viewBox="0 0 0 0" draw:type="ooxml-non-primitive" draw:enhanced-path="M 146 1 C 101 1 46 16 23 53 0 110 51 178 118 178 123 178 128 177 134 176 220 176 232 41 208 16 198 7 174 1 146 1 Z N">
                <draw:equation draw:name="f0" draw:formula="logwidth"/>
                <draw:equation draw:name="f1" draw:formula="logheight"/>
              </draw:enhanced-geometry>
            </draw:custom-shape>
            <draw:custom-shape draw:name="Google Shape;6820;p54" draw:style-name="gr50" draw:text-style-name="P2" draw:layer="layout" svg:width="0.203cm" svg:height="0.079cm" svg:x="20.759cm" svg:y="9.54cm">
              <text:p text:style-name="P1"><text:span text:style-name="T1"/></text:p>
              <draw:enhanced-geometry draw:mirror-horizontal="false" draw:mirror-vertical="false" drawooo:sub-view-size="708 278" draw:text-areas="0 0 ?f0 ?f1" svg:viewBox="0 0 0 0" draw:type="ooxml-non-primitive" draw:enhanced-path="M 368 0 C 315 0 280 24 233 24 220 24 207 23 192 18 169 12 150 9 135 9 92 9 71 32 44 68 0 123 45 168 90 168 95 168 101 168 106 166 180 154 266 142 340 142 451 142 562 191 648 265 662 273 673 277 681 277 708 277 701 235 673 179 611 92 512 31 414 6 397 2 382 0 368 0 Z N">
                <draw:equation draw:name="f0" draw:formula="logwidth"/>
                <draw:equation draw:name="f1" draw:formula="logheight"/>
              </draw:enhanced-geometry>
            </draw:custom-shape>
            <draw:custom-shape draw:name="Google Shape;6821;p54" draw:style-name="gr1" draw:text-style-name="P2" draw:layer="layout" svg:width="0.443cm" svg:height="0.566cm" svg:x="20.128cm" svg:y="9.186cm">
              <text:p text:style-name="P1"><text:span text:style-name="T1"/></text:p>
              <draw:enhanced-geometry draw:mirror-horizontal="false" draw:mirror-vertical="false" drawooo:sub-view-size="1537 1964" draw:text-areas="0 0 ?f0 ?f1" svg:viewBox="0 0 0 0" draw:type="ooxml-non-primitive" draw:enhanced-path="M 1511 0 C 1483 0 1425 26 1368 76 1294 150 1195 187 1097 199 1023 199 863 187 764 187 653 174 616 100 530 88 525 87 521 87 516 87 457 87 467 165 456 199 446 213 426 217 403 217 384 217 363 214 346 214 329 214 315 216 308 224 271 273 234 335 210 409 185 482 222 519 210 606 197 692 123 717 99 840 86 926 62 1025 37 1111 12 1160 0 1222 0 1283 0 1345 37 1394 99 1407 148 1431 148 1480 185 1579 234 1678 148 1801 123 1887 107 1953 145 1964 194 1964 219 1964 246 1961 271 1961 357 1961 320 1924 320 1887 333 1825 345 1776 382 1739 407 1678 345 1604 345 1579 345 1567 382 1468 382 1431 357 1370 357 1308 370 1246 376 1200 404 1189 442 1189 475 1189 515 1197 555 1197 628 1197 542 1357 518 1431 493 1505 591 1567 641 1616 690 1653 604 1702 641 1752 658 1769 683 1778 709 1778 738 1778 769 1766 789 1739 813 1715 826 1708 835 1708 844 1708 850 1715 863 1715 900 1715 924 1628 998 1616 1072 1604 1010 1591 949 1579 900 1567 900 1505 863 1505 838 1505 838 1394 850 1333 850 1283 789 1197 715 1135 665 1086 628 1025 604 951 604 937 607 932 611 932 623 932 648 966 665 975 690 975 813 852 863 815 900 778 936 741 973 692 979 671 968 663 951 663 928 663 891 678 863 692 789 692 715 704 653 704 591 704 604 815 542 840 539 840 535 841 532 841 467 841 452 727 382 692 320 667 283 606 283 532 283 458 296 396 333 347 343 331 367 327 396 327 435 327 482 335 518 335 579 335 826 310 912 310 998 310 1084 359 1195 359 1318 359 1318 310 1368 273 1417 236 1466 88 1516 39 1536 13 1531 0 1511 0 Z N">
                <draw:equation draw:name="f0" draw:formula="logwidth"/>
                <draw:equation draw:name="f1" draw:formula="logheight"/>
              </draw:enhanced-geometry>
            </draw:custom-shape>
            <draw:custom-shape draw:name="Google Shape;6822;p54" draw:style-name="gr51" draw:text-style-name="P2" draw:layer="layout" svg:width="0.099cm" svg:height="0.239cm" svg:x="20.721cm" svg:y="9.137cm">
              <text:p text:style-name="P1"><text:span text:style-name="T1"/></text:p>
              <draw:enhanced-geometry draw:mirror-horizontal="false" draw:mirror-vertical="false" drawooo:sub-view-size="345 833" draw:text-areas="0 0 ?f0 ?f1" svg:viewBox="0 0 0 0" draw:type="ooxml-non-primitive" draw:enhanced-path="M 106 1 C 101 1 92 14 75 49 25 123 1 209 1 295 13 344 25 381 25 431 25 542 62 652 112 751 147 795 213 833 226 833 231 833 228 827 210 813 149 739 124 652 136 566 149 480 136 480 210 480 265 480 326 527 339 527 344 527 343 521 333 505 296 431 198 418 247 369 284 332 284 320 284 258 284 228 256 207 228 207 212 207 195 215 186 234 156 263 94 333 77 333 74 333 72 329 75 320 99 283 173 184 149 147 112 73 112 73 112 36 112 17 112 1 106 1 Z N">
                <draw:equation draw:name="f0" draw:formula="logwidth"/>
                <draw:equation draw:name="f1" draw:formula="logheight"/>
              </draw:enhanced-geometry>
            </draw:custom-shape>
            <draw:custom-shape draw:name="Google Shape;6823;p54" draw:style-name="gr28" draw:text-style-name="P2" draw:layer="layout" svg:width="0.042cm" svg:height="0.038cm" svg:x="20.775cm" svg:y="9.105cm">
              <text:p text:style-name="P1"><text:span text:style-name="T1"/></text:p>
              <draw:enhanced-geometry draw:mirror-horizontal="false" draw:mirror-vertical="false" drawooo:sub-view-size="149 135" draw:text-areas="0 0 ?f0 ?f1" svg:viewBox="0 0 0 0" draw:type="ooxml-non-primitive" draw:enhanced-path="M 89 1 C 84 1 78 8 62 23 25 48 1 134 50 134 87 134 148 85 111 35 97 14 95 1 89 1 Z N">
                <draw:equation draw:name="f0" draw:formula="logwidth"/>
                <draw:equation draw:name="f1" draw:formula="logheight"/>
              </draw:enhanced-geometry>
            </draw:custom-shape>
            <draw:custom-shape draw:name="Google Shape;6824;p54" draw:style-name="gr16" draw:text-style-name="P2" draw:layer="layout" svg:width="0.066cm" svg:height="0.021cm" svg:x="20.928cm" svg:y="9.32cm">
              <text:p text:style-name="P1"><text:span text:style-name="T1"/></text:p>
              <draw:enhanced-geometry draw:mirror-horizontal="false" draw:mirror-vertical="false" drawooo:sub-view-size="231 77" draw:text-areas="0 0 ?f0 ?f1" svg:viewBox="0 0 0 0" draw:type="ooxml-non-primitive" draw:enhanced-path="M 57 0 C 24 0 0 6 0 17 0 54 113 76 178 76 201 76 219 73 222 67 231 25 125 0 57 0 Z N">
                <draw:equation draw:name="f0" draw:formula="logwidth"/>
                <draw:equation draw:name="f1" draw:formula="logheight"/>
              </draw:enhanced-geometry>
            </draw:custom-shape>
            <draw:custom-shape draw:name="Google Shape;6825;p54" draw:style-name="gr4" draw:text-style-name="P2" draw:layer="layout" svg:width="0.252cm" svg:height="0.152cm" svg:x="20.942cm" svg:y="9.343cm">
              <text:p text:style-name="P1"><text:span text:style-name="T1"/></text:p>
              <draw:enhanced-geometry draw:mirror-horizontal="false" draw:mirror-vertical="false" drawooo:sub-view-size="876 530" draw:text-areas="0 0 ?f0 ?f1" svg:viewBox="0 0 0 0" draw:type="ooxml-non-primitive" draw:enhanced-path="M 457 0 C 407 12 358 25 321 49 222 86 136 136 136 173 136 190 130 213 114 213 107 213 98 208 87 197 69 170 37 130 22 130 16 130 13 135 13 148 1 185 62 246 87 283 99 333 112 345 185 345 210 345 233 344 254 344 295 344 325 349 333 382 358 444 383 530 457 530 543 530 715 530 765 518 826 505 826 456 826 394 826 333 875 333 863 271 839 222 863 160 802 111 784 93 762 90 738 90 723 90 706 91 691 91 663 91 637 87 617 62 567 25 518 0 457 0 Z N">
                <draw:equation draw:name="f0" draw:formula="logwidth"/>
                <draw:equation draw:name="f1" draw:formula="logheight"/>
              </draw:enhanced-geometry>
            </draw:custom-shape>
            <draw:custom-shape draw:name="Google Shape;6826;p54" draw:style-name="gr52" draw:text-style-name="P2" draw:layer="layout" svg:width="0.266cm" svg:height="0.163cm" svg:x="22.173cm" svg:y="9.663cm">
              <text:p text:style-name="P1"><text:span text:style-name="T1"/></text:p>
              <draw:enhanced-geometry draw:mirror-horizontal="false" draw:mirror-vertical="false" drawooo:sub-view-size="925 568" draw:text-areas="0 0 ?f0 ?f1" svg:viewBox="0 0 0 0" draw:type="ooxml-non-primitive" draw:enhanced-path="M 863 1 C 814 1 789 1 777 63 777 112 789 173 715 186 642 198 666 235 605 297 574 315 537 324 501 324 466 324 432 315 407 297 394 283 385 278 378 278 360 278 357 316 321 334 299 350 262 357 222 357 173 357 121 347 87 334 71 330 57 329 45 329 14 329 1 340 1 358 1 494 297 568 420 568 518 568 617 506 679 420 703 358 765 321 826 321 900 309 863 260 863 235 863 210 925 149 925 100 925 63 913 1 863 1 Z N">
                <draw:equation draw:name="f0" draw:formula="logwidth"/>
                <draw:equation draw:name="f1" draw:formula="logheight"/>
              </draw:enhanced-geometry>
            </draw:custom-shape>
            <draw:custom-shape draw:name="Google Shape;6827;p54" draw:style-name="gr40" draw:text-style-name="P2" draw:layer="layout" svg:width="0.099cm" svg:height="0.135cm" svg:x="22.589cm" svg:y="9.737cm">
              <text:p text:style-name="P1"><text:span text:style-name="T1"/></text:p>
              <draw:enhanced-geometry draw:mirror-horizontal="false" draw:mirror-vertical="false" drawooo:sub-view-size="346 470" draw:text-areas="0 0 ?f0 ?f1" svg:viewBox="0 0 0 0" draw:type="ooxml-non-primitive" draw:enhanced-path="M 31 0 C 29 0 27 1 25 2 0 14 50 150 87 236 111 310 210 458 259 470 308 470 345 470 345 408 345 334 308 273 247 236 198 187 148 150 99 100 54 55 50 0 31 0 Z N">
                <draw:equation draw:name="f0" draw:formula="logwidth"/>
                <draw:equation draw:name="f1" draw:formula="logheight"/>
              </draw:enhanced-geometry>
            </draw:custom-shape>
            <draw:custom-shape draw:name="Google Shape;6828;p54" draw:style-name="gr14" draw:text-style-name="P2" draw:layer="layout" svg:width="0.074cm" svg:height="0.057cm" svg:x="22.948cm" svg:y="10.075cm">
              <text:p text:style-name="P1"><text:span text:style-name="T1"/></text:p>
              <draw:enhanced-geometry draw:mirror-horizontal="false" draw:mirror-vertical="false" drawooo:sub-view-size="260 201" draw:text-areas="0 0 ?f0 ?f1" svg:viewBox="0 0 0 0" draw:type="ooxml-non-primitive" draw:enhanced-path="M 3 0 C 2 0 1 1 1 2 1 27 1 125 75 125 137 134 205 200 239 200 252 200 260 190 260 162 235 101 186 39 124 39 69 39 15 0 3 0 Z N">
                <draw:equation draw:name="f0" draw:formula="logwidth"/>
                <draw:equation draw:name="f1" draw:formula="logheight"/>
              </draw:enhanced-geometry>
            </draw:custom-shape>
            <draw:custom-shape draw:name="Google Shape;6829;p54" draw:style-name="gr53" draw:text-style-name="P2" draw:layer="layout" svg:width="0.126cm" svg:height="0.072cm" svg:x="22.849cm" svg:y="9.935cm">
              <text:p text:style-name="P1"><text:span text:style-name="T1"/></text:p>
              <draw:enhanced-geometry draw:mirror-horizontal="false" draw:mirror-vertical="false" drawooo:sub-view-size="440 253" draw:text-areas="0 0 ?f0 ?f1" svg:viewBox="0 0 0 0" draw:type="ooxml-non-primitive" draw:enhanced-path="M 42 1 C 0 1 76 58 97 80 196 141 307 191 406 252 407 252 408 253 408 253 440 253 145 18 73 6 59 2 49 1 42 1 Z N">
                <draw:equation draw:name="f0" draw:formula="logwidth"/>
                <draw:equation draw:name="f1" draw:formula="logheight"/>
              </draw:enhanced-geometry>
            </draw:custom-shape>
            <draw:custom-shape draw:name="Google Shape;6830;p54" draw:style-name="gr27" draw:text-style-name="P2" draw:layer="layout" svg:width="0.054cm" svg:height="0.06cm" svg:x="22.734cm" svg:y="9.852cm">
              <text:p text:style-name="P1"><text:span text:style-name="T1"/></text:p>
              <draw:enhanced-geometry draw:mirror-horizontal="false" draw:mirror-vertical="false" drawooo:sub-view-size="189 213" draw:text-areas="0 0 ?f0 ?f1" svg:viewBox="0 0 0 0" draw:type="ooxml-non-primitive" draw:enhanced-path="M 8 1 C 3 1 1 4 3 10 3 66 164 213 186 213 188 213 189 211 187 207 177 122 38 1 8 1 Z N">
                <draw:equation draw:name="f0" draw:formula="logwidth"/>
                <draw:equation draw:name="f1" draw:formula="logheight"/>
              </draw:enhanced-geometry>
            </draw:custom-shape>
            <draw:custom-shape draw:name="Google Shape;6831;p54" draw:style-name="gr54" draw:text-style-name="P2" draw:layer="layout" svg:width="0.22cm" svg:height="0.174cm" svg:x="23.24cm" svg:y="10.983cm">
              <text:p text:style-name="P1"><text:span text:style-name="T1"/></text:p>
              <draw:enhanced-geometry draw:mirror-horizontal="false" draw:mirror-vertical="false" drawooo:sub-view-size="765 605" draw:text-areas="0 0 ?f0 ?f1" svg:viewBox="0 0 0 0" draw:type="ooxml-non-primitive" draw:enhanced-path="M 87 0 C 0 0 358 468 715 604 716 604 717 605 718 605 765 605 159 0 87 0 Z N">
                <draw:equation draw:name="f0" draw:formula="logwidth"/>
                <draw:equation draw:name="f1" draw:formula="logheight"/>
              </draw:enhanced-geometry>
            </draw:custom-shape>
            <draw:custom-shape draw:name="Google Shape;6832;p54" draw:style-name="gr55" draw:text-style-name="P2" draw:layer="layout" svg:width="0.15cm" svg:height="0.215cm" svg:x="23.84cm" svg:y="12.211cm">
              <text:p text:style-name="P1"><text:span text:style-name="T1"/></text:p>
              <draw:enhanced-geometry draw:mirror-horizontal="false" draw:mirror-vertical="false" drawooo:sub-view-size="524 749" draw:text-areas="0 0 ?f0 ?f1" svg:viewBox="0 0 0 0" draw:type="ooxml-non-primitive" draw:enhanced-path="M 7 0 C 2 0 1 7 6 22 43 96 153 170 153 244 153 317 153 305 215 404 277 490 314 539 363 564 424 576 388 564 388 638 375 724 498 749 498 749 486 638 523 625 461 564 400 490 388 502 388 453 400 404 449 379 388 317 326 244 277 244 190 157 122 98 29 0 7 0 Z N">
                <draw:equation draw:name="f0" draw:formula="logwidth"/>
                <draw:equation draw:name="f1" draw:formula="logheight"/>
              </draw:enhanced-geometry>
            </draw:custom-shape>
            <draw:custom-shape draw:name="Google Shape;6833;p54" draw:style-name="gr56" draw:text-style-name="P2" draw:layer="layout" svg:width="0.33cm" svg:height="0.455cm" svg:x="23.909cm" svg:y="12.417cm">
              <text:p text:style-name="P1"><text:span text:style-name="T1"/></text:p>
              <draw:enhanced-geometry draw:mirror-horizontal="false" draw:mirror-vertical="false" drawooo:sub-view-size="1147 1579" draw:text-areas="0 0 ?f0 ?f1" svg:viewBox="0 0 0 0" draw:type="ooxml-non-primitive" draw:enhanced-path="M 407 0 C 400 0 406 19 420 59 429 116 424 158 405 158 399 158 391 154 383 146 351 103 328 69 290 69 284 69 278 70 272 72 235 84 247 380 247 466 235 540 222 614 185 688 173 737 99 737 62 774 25 823 1 934 50 934 87 934 346 1057 346 1131 346 1230 321 1316 284 1402 247 1464 247 1563 284 1563 300 1563 350 1579 395 1579 418 1579 440 1575 457 1563 494 1513 654 1242 703 1181 752 1131 789 1057 777 996 777 922 752 922 777 860 809 807 832 772 878 772 885 772 892 772 900 774 927 781 950 791 968 791 982 791 993 784 999 762 1023 725 1060 663 1097 577 1134 491 1097 429 1110 367 1134 318 1147 306 1097 306 1023 306 962 330 912 380 882 410 870 431 846 431 830 431 810 423 777 404 691 367 530 318 530 256 530 170 506 96 457 35 429 13 414 0 407 0 Z N">
                <draw:equation draw:name="f0" draw:formula="logwidth"/>
                <draw:equation draw:name="f1" draw:formula="logheight"/>
              </draw:enhanced-geometry>
            </draw:custom-shape>
            <draw:custom-shape draw:name="Google Shape;6834;p54" draw:style-name="gr1" draw:text-style-name="P2" draw:layer="layout" svg:width="0.531cm" svg:height="0.588cm" svg:x="23.411cm" svg:y="12.781cm">
              <text:p text:style-name="P1"><text:span text:style-name="T1"/></text:p>
              <draw:enhanced-geometry draw:mirror-horizontal="false" draw:mirror-vertical="false" drawooo:sub-view-size="1842 2041" draw:text-areas="0 0 ?f0 ?f1" svg:viewBox="0 0 0 0" draw:type="ooxml-non-primitive" draw:enhanced-path="M 1489 1 C 1479 1 1465 6 1442 17 1356 66 1294 128 1294 202 1294 264 1344 288 1270 338 1208 399 1171 572 1122 633 1048 732 949 818 851 904 752 941 666 1003 604 1077 555 1138 518 1151 432 1188 346 1225 309 1409 259 1446 198 1483 149 1471 112 1508 87 1570 75 1644 87 1718 87 1754 99 1791 50 1791 1 1791 50 1915 50 1915 112 1915 173 1915 235 1927 346 1952 383 2013 457 2038 472 2039 488 2040 504 2040 616 2040 740 2002 826 1927 949 1841 1036 1705 1060 1557 1097 1336 1110 1249 1233 1212 1348 1189 1334 1113 1402 1113 1407 1113 1412 1113 1418 1114 1516 1114 1627 1114 1578 1040 1516 966 1479 1028 1504 929 1541 818 1664 732 1713 621 1750 498 1824 411 1824 338 1824 264 1800 264 1824 214 1841 172 1841 159 1822 159 1814 159 1803 161 1787 165 1782 166 1777 167 1774 167 1741 167 1753 124 1775 91 1777 85 1777 83 1775 83 1765 83 1708 158 1676 190 1661 206 1642 210 1627 210 1606 210 1590 202 1590 202 1553 153 1590 140 1541 91 1494 53 1519 1 1489 1 Z N">
                <draw:equation draw:name="f0" draw:formula="logwidth"/>
                <draw:equation draw:name="f1" draw:formula="logheight"/>
              </draw:enhanced-geometry>
            </draw:custom-shape>
            <draw:custom-shape draw:name="Google Shape;6835;p54" draw:style-name="gr57" draw:text-style-name="P2" draw:layer="layout" svg:width="0.028cm" svg:height="0.035cm" svg:x="23.496cm" svg:y="13.377cm">
              <text:p text:style-name="P1"><text:span text:style-name="T1"/></text:p>
              <draw:enhanced-geometry draw:mirror-horizontal="false" draw:mirror-vertical="false" drawooo:sub-view-size="99 124" draw:text-areas="0 0 ?f0 ?f1" svg:viewBox="0 0 0 0" draw:type="ooxml-non-primitive" draw:enhanced-path="M 13 1 L 0 124 99 124 C 62 87 25 50 13 1 Z N">
                <draw:equation draw:name="f0" draw:formula="logwidth"/>
                <draw:equation draw:name="f1" draw:formula="logheight"/>
              </draw:enhanced-geometry>
            </draw:custom-shape>
            <draw:custom-shape draw:name="Google Shape;6836;p54" draw:style-name="gr35" draw:text-style-name="P2" draw:layer="layout" svg:width="0.266cm" svg:height="0.265cm" svg:x="21.899cm" svg:y="12.802cm">
              <text:p text:style-name="P1"><text:span text:style-name="T1"/></text:p>
              <draw:enhanced-geometry draw:mirror-horizontal="false" draw:mirror-vertical="false" drawooo:sub-view-size="925 922" draw:text-areas="0 0 ?f0 ?f1" svg:viewBox="0 0 0 0" draw:type="ooxml-non-primitive" draw:enhanced-path="M 69 0 C 48 0 32 6 25 21 0 107 185 452 197 502 210 551 185 526 173 551 173 625 197 711 247 773 293 819 429 922 495 922 499 922 502 921 505 921 567 921 555 834 579 797 582 792 586 790 589 790 612 790 638 872 641 872 641 872 641 872 641 871 653 822 653 773 653 736 653 712 664 703 679 703 703 703 737 725 752 748 769 760 781 774 789 774 798 774 801 757 801 699 789 613 801 514 838 428 863 391 863 428 863 341 863 255 924 58 863 21 846 10 824 4 802 4 775 4 747 13 727 33 628 83 518 107 394 107 325 97 153 0 69 0 Z N">
                <draw:equation draw:name="f0" draw:formula="logwidth"/>
                <draw:equation draw:name="f1" draw:formula="logheight"/>
              </draw:enhanced-geometry>
            </draw:custom-shape>
            <draw:custom-shape draw:name="Google Shape;6837;p54" draw:style-name="gr3" draw:text-style-name="P2" draw:layer="layout" svg:width="0.043cm" svg:height="0.067cm" svg:x="22.117cm" svg:y="12.707cm">
              <text:p text:style-name="P1"><text:span text:style-name="T1"/></text:p>
              <draw:enhanced-geometry draw:mirror-horizontal="false" draw:mirror-vertical="false" drawooo:sub-view-size="154 234" draw:text-areas="0 0 ?f0 ?f1" svg:viewBox="0 0 0 0" draw:type="ooxml-non-primitive" draw:enhanced-path="M 47 0 C 42 0 38 2 35 5 1 16 90 233 116 233 118 233 120 231 121 227 153 76 82 0 47 0 Z N">
                <draw:equation draw:name="f0" draw:formula="logwidth"/>
                <draw:equation draw:name="f1" draw:formula="logheight"/>
              </draw:enhanced-geometry>
            </draw:custom-shape>
            <draw:custom-shape draw:name="Google Shape;6838;p54" draw:style-name="gr57" draw:text-style-name="P2" draw:layer="layout" svg:width="0.031cm" svg:height="0.035cm" svg:x="21.831cm" svg:y="12.704cm">
              <text:p text:style-name="P1"><text:span text:style-name="T1"/></text:p>
              <draw:enhanced-geometry draw:mirror-horizontal="false" draw:mirror-vertical="false" drawooo:sub-view-size="111 125" draw:text-areas="0 0 ?f0 ?f1" svg:viewBox="0 0 0 0" draw:type="ooxml-non-primitive" draw:enhanced-path="M 58 1 C 55 1 53 1 50 2 1 14 26 125 63 125 98 125 111 1 58 1 Z N">
                <draw:equation draw:name="f0" draw:formula="logwidth"/>
                <draw:equation draw:name="f1" draw:formula="logheight"/>
              </draw:enhanced-geometry>
            </draw:custom-shape>
            <draw:custom-shape draw:name="Google Shape;6839;p54" draw:style-name="gr58" draw:text-style-name="P2" draw:layer="layout" svg:width="0.142cm" svg:height="0.294cm" svg:x="17.531cm" svg:y="8.525cm">
              <text:p text:style-name="P1"><text:span text:style-name="T1"/></text:p>
              <draw:enhanced-geometry draw:mirror-horizontal="false" draw:mirror-vertical="false" drawooo:sub-view-size="494 1023" draw:text-areas="0 0 ?f0 ?f1" svg:viewBox="0 0 0 0" draw:type="ooxml-non-primitive" draw:enhanced-path="M 99 0 C 62 0 87 0 87 49 87 136 74 222 50 320 25 394 13 481 13 579 0 690 25 813 87 924 128 990 169 1023 217 1023 241 1023 267 1015 296 998 382 961 444 887 469 801 493 702 469 604 432 530 395 407 308 222 272 160 235 86 148 0 99 0 Z N">
                <draw:equation draw:name="f0" draw:formula="logwidth"/>
                <draw:equation draw:name="f1" draw:formula="logheight"/>
              </draw:enhanced-geometry>
            </draw:custom-shape>
            <draw:custom-shape draw:name="Google Shape;6840;p54" draw:style-name="gr1" draw:text-style-name="P2" draw:layer="layout" svg:width="0.497cm" svg:height="1.125cm" svg:x="14.99cm" svg:y="10.268cm">
              <text:p text:style-name="P1"><text:span text:style-name="T1"/></text:p>
              <draw:enhanced-geometry draw:mirror-horizontal="false" draw:mirror-vertical="false" drawooo:sub-view-size="1726 3899" draw:text-areas="0 0 ?f0 ?f1" svg:viewBox="0 0 0 0" draw:type="ooxml-non-primitive" draw:enhanced-path="M 1415 1 C 1411 1 1408 4 1406 12 1393 49 1369 111 1356 160 1344 234 1319 308 1295 394 1273 394 1261 460 1225 460 1220 460 1215 459 1208 456 1185 448 1158 431 1137 431 1124 431 1115 437 1110 456 1110 492 1147 480 1135 542 1122 591 1110 591 1085 628 1061 665 1061 690 1085 714 1098 727 1159 751 1098 751 1089 750 1082 749 1074 749 1023 749 983 782 962 825 937 862 925 862 851 924 790 973 691 973 716 1022 735 1051 746 1080 734 1080 730 1080 724 1077 716 1072 691 1063 682 1038 657 1038 645 1038 628 1043 605 1059 531 1096 457 1133 371 1158 342 1158 318 1150 303 1150 291 1150 284 1154 284 1170 272 1219 210 1466 173 1577 186 1749 210 1922 260 2082 272 2193 272 2316 235 2415 161 2526 87 2636 38 2760 13 2871 1 2981 26 3092 63 3142 161 3228 124 3314 87 3388 75 3388 87 3450 100 3573 161 3684 235 3782 310 3836 366 3898 459 3898 474 3898 490 3897 506 3893 605 3869 703 3844 790 3807 851 3782 1011 3536 1073 3228 1135 2895 1208 2562 1319 2230 1406 1983 1480 1725 1517 1466 1517 1306 1566 1306 1566 1256 1566 1207 1529 1084 1529 1022 1529 987 1554 958 1578 958 1587 958 1596 963 1603 973 1623 1014 1652 1081 1676 1081 1680 1081 1685 1078 1689 1072 1714 998 1726 911 1714 837 1677 751 1677 529 1627 406 1590 295 1541 184 1492 86 1453 47 1430 1 1415 1 Z N">
                <draw:equation draw:name="f0" draw:formula="logwidth"/>
                <draw:equation draw:name="f1" draw:formula="logheight"/>
              </draw:enhanced-geometry>
            </draw:custom-shape>
            <draw:custom-shape draw:name="Google Shape;6841;p54" draw:style-name="gr13" draw:text-style-name="P2" draw:layer="layout" svg:width="0.151cm" svg:height="0.11cm" svg:x="16.093cm" svg:y="2.387cm">
              <text:p text:style-name="P1"><text:span text:style-name="T1"/></text:p>
              <draw:enhanced-geometry draw:mirror-horizontal="false" draw:mirror-vertical="false" drawooo:sub-view-size="528 386" draw:text-areas="0 0 ?f0 ?f1" svg:viewBox="0 0 0 0" draw:type="ooxml-non-primitive" draw:enhanced-path="M 132 0 C 120 0 109 5 99 15 75 64 1 138 99 225 198 298 259 286 284 335 321 360 370 385 432 385 435 385 438 386 442 386 487 386 527 308 481 261 383 212 296 151 235 77 199 32 163 0 132 0 Z N">
                <draw:equation draw:name="f0" draw:formula="logwidth"/>
                <draw:equation draw:name="f1" draw:formula="logheight"/>
              </draw:enhanced-geometry>
            </draw:custom-shape>
            <draw:custom-shape draw:name="Google Shape;6842;p54" draw:style-name="gr59" draw:text-style-name="P2" draw:layer="layout" svg:width="0.152cm" svg:height="0.109cm" svg:x="15.382cm" svg:y="2.53cm">
              <text:p text:style-name="P1"><text:span text:style-name="T1"/></text:p>
              <draw:enhanced-geometry draw:mirror-horizontal="false" draw:mirror-vertical="false" drawooo:sub-view-size="531 380" draw:text-areas="0 0 ?f0 ?f1" svg:viewBox="0 0 0 0" draw:type="ooxml-non-primitive" draw:enhanced-path="M 153 1 C 36 1 24 103 13 162 0 236 62 322 173 371 184 377 197 379 211 379 315 379 471 229 493 174 530 112 321 14 173 2 166 1 159 1 153 1 Z N">
                <draw:equation draw:name="f0" draw:formula="logwidth"/>
                <draw:equation draw:name="f1" draw:formula="logheight"/>
              </draw:enhanced-geometry>
            </draw:custom-shape>
            <draw:custom-shape draw:name="Google Shape;6843;p54" draw:style-name="gr3" draw:text-style-name="P2" draw:layer="layout" svg:width="0.12cm" svg:height="0.067cm" svg:x="16.887cm" svg:y="1.937cm">
              <text:p text:style-name="P1"><text:span text:style-name="T1"/></text:p>
              <draw:enhanced-geometry draw:mirror-horizontal="false" draw:mirror-vertical="false" drawooo:sub-view-size="420 235" draw:text-areas="0 0 ?f0 ?f1" svg:viewBox="0 0 0 0" draw:type="ooxml-non-primitive" draw:enhanced-path="M 179 1 C 139 1 99 4 62 10 0 35 50 170 74 220 82 230 100 235 123 235 209 235 371 177 419 158 419 158 321 35 296 10 259 4 219 1 179 1 Z N">
                <draw:equation draw:name="f0" draw:formula="logwidth"/>
                <draw:equation draw:name="f1" draw:formula="logheight"/>
              </draw:enhanced-geometry>
            </draw:custom-shape>
            <draw:custom-shape draw:name="Google Shape;6844;p54" draw:style-name="gr10" draw:text-style-name="P2" draw:layer="layout" svg:width="0.143cm" svg:height="0.071cm" svg:x="19.632cm" svg:y="1.776cm">
              <text:p text:style-name="P1"><text:span text:style-name="T1"/></text:p>
              <draw:enhanced-geometry draw:mirror-horizontal="false" draw:mirror-vertical="false" drawooo:sub-view-size="498 250" draw:text-areas="0 0 ?f0 ?f1" svg:viewBox="0 0 0 0" draw:type="ooxml-non-primitive" draw:enhanced-path="M 255 1 C 243 1 230 4 214 12 152 24 140 86 66 135 0 168 169 250 276 250 289 250 302 249 312 246 386 209 436 147 473 86 497 20 478 9 437 9 416 9 390 12 362 12 304 12 280 1 255 1 Z N">
                <draw:equation draw:name="f0" draw:formula="logwidth"/>
                <draw:equation draw:name="f1" draw:formula="logheight"/>
              </draw:enhanced-geometry>
            </draw:custom-shape>
            <draw:custom-shape draw:name="Google Shape;6845;p54" draw:style-name="gr60" draw:text-style-name="P2" draw:layer="layout" svg:width="0.193cm" svg:height="0.083cm" svg:x="16.398cm" svg:y="0.617cm">
              <text:p text:style-name="P1"><text:span text:style-name="T1"/></text:p>
              <draw:enhanced-geometry draw:mirror-horizontal="false" draw:mirror-vertical="false" drawooo:sub-view-size="672 291" draw:text-areas="0 0 ?f0 ?f1" svg:viewBox="0 0 0 0" draw:type="ooxml-non-primitive" draw:enhanced-path="M 446 0 C 431 0 413 6 388 22 339 72 277 96 203 109 166 121 93 232 43 232 1 232 22 286 99 286 112 286 126 285 142 281 175 288 209 291 243 291 336 291 430 268 511 232 610 158 672 219 672 109 672 30 632 22 579 22 565 22 551 22 536 22 495 22 476 0 446 0 Z N">
                <draw:equation draw:name="f0" draw:formula="logwidth"/>
                <draw:equation draw:name="f1" draw:formula="logheight"/>
              </draw:enhanced-geometry>
            </draw:custom-shape>
            <draw:custom-shape draw:name="Google Shape;6846;p54" draw:style-name="gr61" draw:text-style-name="P2" draw:layer="layout" svg:width="0.223cm" svg:height="0.09cm" svg:x="16.15cm" svg:y="0.672cm">
              <text:p text:style-name="P1"><text:span text:style-name="T1"/></text:p>
              <draw:enhanced-geometry draw:mirror-horizontal="false" draw:mirror-vertical="false" drawooo:sub-view-size="776 314" draw:text-areas="0 0 ?f0 ?f1" svg:viewBox="0 0 0 0" draw:type="ooxml-non-primitive" draw:enhanced-path="M 659 1 C 620 1 573 15 531 29 494 42 404 42 320 42 235 42 155 42 136 54 99 66 1 214 124 264 235 301 370 301 432 313 434 313 436 313 438 313 509 313 776 113 728 29 712 9 688 1 659 1 Z N">
                <draw:equation draw:name="f0" draw:formula="logwidth"/>
                <draw:equation draw:name="f1" draw:formula="logheight"/>
              </draw:enhanced-geometry>
            </draw:custom-shape>
            <draw:custom-shape draw:name="Google Shape;6847;p54" draw:style-name="gr3" draw:text-style-name="P2" draw:layer="layout" svg:width="0.131cm" svg:height="0.067cm" svg:x="16.015cm" svg:y="0.745cm">
              <text:p text:style-name="P1"><text:span text:style-name="T1"/></text:p>
              <draw:enhanced-geometry draw:mirror-horizontal="false" draw:mirror-vertical="false" drawooo:sub-view-size="457 235" draw:text-areas="0 0 ?f0 ?f1" svg:viewBox="0 0 0 0" draw:type="ooxml-non-primitive" draw:enhanced-path="M 99 0 C 38 13 1 25 38 74 62 136 50 185 74 234 74 234 235 173 272 99 282 67 304 58 331 58 368 58 414 74 456 74 346 37 222 13 99 0 Z N">
                <draw:equation draw:name="f0" draw:formula="logwidth"/>
                <draw:equation draw:name="f1" draw:formula="logheight"/>
              </draw:enhanced-geometry>
            </draw:custom-shape>
            <draw:custom-shape draw:name="Google Shape;6848;p54" draw:style-name="gr46" draw:text-style-name="P2" draw:layer="layout" svg:width="0.094cm" svg:height="0.062cm" svg:x="15.917cm" svg:y="0.766cm">
              <text:p text:style-name="P1"><text:span text:style-name="T1"/></text:p>
              <draw:enhanced-geometry draw:mirror-horizontal="false" draw:mirror-vertical="false" drawooo:sub-view-size="328 219" draw:text-areas="0 0 ?f0 ?f1" svg:viewBox="0 0 0 0" draw:type="ooxml-non-primitive" draw:enhanced-path="M 275 0 C 238 0 184 11 130 11 44 11 81 48 32 135 1 188 66 218 140 218 185 218 233 207 266 184 303 147 315 85 327 36 327 8 307 0 275 0 Z N">
                <draw:equation draw:name="f0" draw:formula="logwidth"/>
                <draw:equation draw:name="f1" draw:formula="logheight"/>
              </draw:enhanced-geometry>
            </draw:custom-shape>
            <draw:custom-shape draw:name="Google Shape;6849;p54" draw:style-name="gr33" draw:text-style-name="P2" draw:layer="layout" svg:width="0.082cm" svg:height="0.047cm" svg:x="15.687cm" svg:y="0.749cm">
              <text:p text:style-name="P1"><text:span text:style-name="T1"/></text:p>
              <draw:enhanced-geometry draw:mirror-horizontal="false" draw:mirror-vertical="false" drawooo:sub-view-size="286 166" draw:text-areas="0 0 ?f0 ?f1" svg:viewBox="0 0 0 0" draw:type="ooxml-non-primitive" draw:enhanced-path="M 108 0 C 71 0 57 60 27 121 0 154 31 166 76 166 115 166 165 157 199 145 285 133 199 47 138 10 126 3 117 0 108 0 Z N">
                <draw:equation draw:name="f0" draw:formula="logwidth"/>
                <draw:equation draw:name="f1" draw:formula="logheight"/>
              </draw:enhanced-geometry>
            </draw:custom-shape>
            <draw:custom-shape draw:name="Google Shape;6850;p54" draw:style-name="gr62" draw:text-style-name="P2" draw:layer="layout" svg:width="0.323cm" svg:height="0.14cm" svg:x="15.307cm" svg:y="0.661cm">
              <text:p text:style-name="P1"><text:span text:style-name="T1"/></text:p>
              <draw:enhanced-geometry draw:mirror-horizontal="false" draw:mirror-vertical="false" drawooo:sub-view-size="1122 489" draw:text-areas="0 0 ?f0 ?f1" svg:viewBox="0 0 0 0" draw:type="ooxml-non-primitive" draw:enhanced-path="M 681 0 C 627 0 588 43 506 43 407 43 567 104 641 154 703 203 604 178 543 228 456 265 370 277 284 277 271 274 257 272 242 272 203 272 160 284 124 302 87 314 210 314 259 314 321 314 259 363 198 363 148 363 99 351 50 339 1 339 1 388 1 437 1 474 5 484 16 484 24 484 35 479 50 474 87 474 99 425 185 425 272 425 222 474 247 486 251 488 256 489 262 489 299 489 377 462 420 462 469 462 493 425 432 388 404 371 409 364 429 364 454 364 502 374 543 388 552 389 561 390 568 390 618 390 623 357 666 314 699 281 737 276 810 276 847 276 892 277 949 277 986 277 1036 154 1085 154 1122 154 1036 92 949 80 875 67 851 67 826 67 814 67 789 43 715 6 703 2 692 0 681 0 Z N">
                <draw:equation draw:name="f0" draw:formula="logwidth"/>
                <draw:equation draw:name="f1" draw:formula="logheight"/>
              </draw:enhanced-geometry>
            </draw:custom-shape>
            <draw:custom-shape draw:name="Google Shape;6851;p54" draw:style-name="gr63" draw:text-style-name="P2" draw:layer="layout" svg:width="0.272cm" svg:height="0.085cm" svg:x="15.147cm" svg:y="0.666cm">
              <text:p text:style-name="P1"><text:span text:style-name="T1"/></text:p>
              <draw:enhanced-geometry draw:mirror-horizontal="false" draw:mirror-vertical="false" drawooo:sub-view-size="946 299" draw:text-areas="0 0 ?f0 ?f1" svg:viewBox="0 0 0 0" draw:type="ooxml-non-primitive" draw:enhanced-path="M 645 0 C 602 0 587 88 505 100 431 112 345 137 271 137 197 137 136 137 74 161 0 198 173 211 234 211 296 211 308 223 345 285 352 294 358 298 362 298 380 298 382 230 431 211 493 186 555 174 616 161 L 752 124 C 801 124 826 149 875 174 889 181 901 184 910 184 935 184 945 163 937 137 937 100 937 87 838 50 727 26 715 13 653 1 650 0 648 0 645 0 Z N">
                <draw:equation draw:name="f0" draw:formula="logwidth"/>
                <draw:equation draw:name="f1" draw:formula="logheight"/>
              </draw:enhanced-geometry>
            </draw:custom-shape>
            <draw:custom-shape draw:name="Google Shape;6852;p54" draw:style-name="gr45" draw:text-style-name="P2" draw:layer="layout" svg:width="0.106cm" svg:height="0.024cm" svg:x="15.883cm" svg:y="0.688cm">
              <text:p text:style-name="P1"><text:span text:style-name="T1"/></text:p>
              <draw:enhanced-geometry draw:mirror-horizontal="false" draw:mirror-vertical="false" drawooo:sub-view-size="372 88" draw:text-areas="0 0 ?f0 ?f1" svg:viewBox="0 0 0 0" draw:type="ooxml-non-primitive" draw:enhanced-path="M 185 0 C 1 0 136 74 272 86 277 87 282 87 286 87 360 87 371 0 185 0 Z N">
                <draw:equation draw:name="f0" draw:formula="logwidth"/>
                <draw:equation draw:name="f1" draw:formula="logheight"/>
              </draw:enhanced-geometry>
            </draw:custom-shape>
            <draw:custom-shape draw:name="Google Shape;6853;p54" draw:style-name="gr57" draw:text-style-name="P2" draw:layer="layout" svg:width="0.177cm" svg:height="0.035cm" svg:x="15.762cm" svg:y="0.663cm">
              <text:p text:style-name="P1"><text:span text:style-name="T1"/></text:p>
              <draw:enhanced-geometry draw:mirror-horizontal="false" draw:mirror-vertical="false" drawooo:sub-view-size="618 125" draw:text-areas="0 0 ?f0 ?f1" svg:viewBox="0 0 0 0" draw:type="ooxml-non-primitive" draw:enhanced-path="M 236 1 C 0 1 227 125 333 125 338 125 342 125 347 124 618 99 482 13 236 1 Z N">
                <draw:equation draw:name="f0" draw:formula="logwidth"/>
                <draw:equation draw:name="f1" draw:formula="logheight"/>
              </draw:enhanced-geometry>
            </draw:custom-shape>
            <draw:custom-shape draw:name="Google Shape;6854;p54" draw:style-name="gr46" draw:text-style-name="P2" draw:layer="layout" svg:width="0.259cm" svg:height="0.062cm" svg:x="15.809cm" svg:y="0.628cm">
              <text:p text:style-name="P1"><text:span text:style-name="T1"/></text:p>
              <draw:enhanced-geometry draw:mirror-horizontal="false" draw:mirror-vertical="false" drawooo:sub-view-size="901 219" draw:text-areas="0 0 ?f0 ?f1" svg:viewBox="0 0 0 0" draw:type="ooxml-non-primitive" draw:enhanced-path="M 518 0 C 471 0 432 21 358 21 329 17 301 16 272 16 214 16 157 21 99 21 1 34 149 58 223 71 309 108 383 132 469 144 543 157 642 218 703 218 765 218 740 169 789 169 851 169 789 95 740 83 679 58 900 71 876 58 839 46 629 21 568 9 549 3 533 0 518 0 Z N">
                <draw:equation draw:name="f0" draw:formula="logwidth"/>
                <draw:equation draw:name="f1" draw:formula="logheight"/>
              </draw:enhanced-geometry>
            </draw:custom-shape>
            <draw:custom-shape draw:name="Google Shape;6855;p54" draw:style-name="gr16" draw:text-style-name="P2" draw:layer="layout" svg:width="0.07cm" svg:height="0.021cm" svg:x="16.076cm" svg:y="0.67cm">
              <text:p text:style-name="P1"><text:span text:style-name="T1"/></text:p>
              <draw:enhanced-geometry draw:mirror-horizontal="false" draw:mirror-vertical="false" drawooo:sub-view-size="247 75" draw:text-areas="0 0 ?f0 ?f1" svg:viewBox="0 0 0 0" draw:type="ooxml-non-primitive" draw:enhanced-path="M 62 0 C 0 0 49 62 136 74 246 74 123 0 62 0 Z N">
                <draw:equation draw:name="f0" draw:formula="logwidth"/>
                <draw:equation draw:name="f1" draw:formula="logheight"/>
              </draw:enhanced-geometry>
            </draw:custom-shape>
            <draw:custom-shape draw:name="Google Shape;6856;p54" draw:style-name="gr45" draw:text-style-name="P2" draw:layer="layout" svg:width="0.03cm" svg:height="0.024cm" svg:x="16.081cm" svg:y="0.635cm">
              <text:p text:style-name="P1"><text:span text:style-name="T1"/></text:p>
              <draw:enhanced-geometry draw:mirror-horizontal="false" draw:mirror-vertical="false" drawooo:sub-view-size="107 86" draw:text-areas="0 0 ?f0 ?f1" svg:viewBox="0 0 0 0" draw:type="ooxml-non-primitive" draw:enhanced-path="M 65 1 C 35 1 0 14 8 35 20 48 45 60 57 72 66 81 74 85 80 85 99 85 106 51 106 23 106 7 87 1 65 1 Z N">
                <draw:equation draw:name="f0" draw:formula="logwidth"/>
                <draw:equation draw:name="f1" draw:formula="logheight"/>
              </draw:enhanced-geometry>
            </draw:custom-shape>
            <draw:custom-shape draw:name="Google Shape;6857;p54" draw:style-name="gr27" draw:text-style-name="P2" draw:layer="layout" svg:width="0.204cm" svg:height="0.061cm" svg:x="15.917cm" svg:y="0.555cm">
              <text:p text:style-name="P1"><text:span text:style-name="T1"/></text:p>
              <draw:enhanced-geometry draw:mirror-horizontal="false" draw:mirror-vertical="false" drawooo:sub-view-size="710 215" draw:text-areas="0 0 ?f0 ?f1" svg:viewBox="0 0 0 0" draw:type="ooxml-non-primitive" draw:enhanced-path="M 433 0 C 410 0 387 2 364 5 278 5 352 30 401 30 438 30 438 67 352 67 278 67 204 116 118 116 44 116 19 128 7 165 1 172 4 174 13 174 39 174 118 153 155 153 204 153 241 153 290 128 292 128 295 127 297 127 330 127 355 215 401 215 L 487 215 C 438 215 364 128 401 128 438 128 549 79 611 67 685 54 709 54 611 30 557 12 496 0 433 0 Z N">
                <draw:equation draw:name="f0" draw:formula="logwidth"/>
                <draw:equation draw:name="f1" draw:formula="logheight"/>
              </draw:enhanced-geometry>
            </draw:custom-shape>
            <draw:custom-shape draw:name="Google Shape;6858;p54" draw:style-name="gr23" draw:text-style-name="P2" draw:layer="layout" svg:width="0.151cm" svg:height="0.018cm" svg:x="16.347cm" svg:y="0.517cm">
              <text:p text:style-name="P1"><text:span text:style-name="T1"/></text:p>
              <draw:enhanced-geometry draw:mirror-horizontal="false" draw:mirror-vertical="false" drawooo:sub-view-size="528 67" draw:text-areas="0 0 ?f0 ?f1" svg:viewBox="0 0 0 0" draw:type="ooxml-non-primitive" draw:enhanced-path="M 108 1 C 1 1 279 67 384 67 399 67 410 65 416 62 527 13 244 1 108 1 Z N">
                <draw:equation draw:name="f0" draw:formula="logwidth"/>
                <draw:equation draw:name="f1" draw:formula="logheight"/>
              </draw:enhanced-geometry>
            </draw:custom-shape>
            <draw:custom-shape draw:name="Google Shape;6859;p54" draw:style-name="gr24" draw:text-style-name="P2" draw:layer="layout" svg:width="0.088cm" svg:height="0.016cm" svg:x="16.083cm" svg:y="0.488cm">
              <text:p text:style-name="P1"><text:span text:style-name="T1"/></text:p>
              <draw:enhanced-geometry draw:mirror-horizontal="false" draw:mirror-vertical="false" drawooo:sub-view-size="309 60" draw:text-areas="0 0 ?f0 ?f1" svg:viewBox="0 0 0 0" draw:type="ooxml-non-primitive" draw:enhanced-path="M 150 1 C 77 1 1 6 1 39 1 55 26 59 58 59 101 59 157 51 185 51 222 51 309 2 247 2 222 2 187 1 150 1 Z N">
                <draw:equation draw:name="f0" draw:formula="logwidth"/>
                <draw:equation draw:name="f1" draw:formula="logheight"/>
              </draw:enhanced-geometry>
            </draw:custom-shape>
            <draw:custom-shape draw:name="Google Shape;6860;p54" draw:style-name="gr64" draw:text-style-name="P2" draw:layer="layout" svg:width="0.135cm" svg:height="0.03cm" svg:x="16.196cm" svg:y="0.628cm">
              <text:p text:style-name="P1"><text:span text:style-name="T1"/></text:p>
              <draw:enhanced-geometry draw:mirror-horizontal="false" draw:mirror-vertical="false" drawooo:sub-view-size="470 109" draw:text-areas="0 0 ?f0 ?f1" svg:viewBox="0 0 0 0" draw:type="ooxml-non-primitive" draw:enhanced-path="M 427 0 C 361 0 192 20 112 47 1 84 161 109 297 109 469 109 383 35 445 10 462 3 452 0 427 0 Z N">
                <draw:equation draw:name="f0" draw:formula="logwidth"/>
                <draw:equation draw:name="f1" draw:formula="logheight"/>
              </draw:enhanced-geometry>
            </draw:custom-shape>
            <draw:custom-shape draw:name="Google Shape;6861;p54" draw:style-name="gr16" draw:text-style-name="P2" draw:layer="layout" svg:width="0.076cm" svg:height="0.021cm" svg:x="16.129cm" svg:y="0.823cm">
              <text:p text:style-name="P1"><text:span text:style-name="T1"/></text:p>
              <draw:enhanced-geometry draw:mirror-horizontal="false" draw:mirror-vertical="false" drawooo:sub-view-size="268 77" draw:text-areas="0 0 ?f0 ?f1" svg:viewBox="0 0 0 0" draw:type="ooxml-non-primitive" draw:enhanced-path="M 117 0 C 111 0 105 1 99 1 1 14 87 75 149 75 157 76 164 76 170 76 268 76 202 0 117 0 Z N">
                <draw:equation draw:name="f0" draw:formula="logwidth"/>
                <draw:equation draw:name="f1" draw:formula="logheight"/>
              </draw:enhanced-geometry>
            </draw:custom-shape>
            <draw:custom-shape draw:name="Google Shape;6862;p54" draw:style-name="gr65" draw:text-style-name="P2" draw:layer="layout" svg:width="0.105cm" svg:height="0.032cm" svg:x="17.51cm" svg:y="0.662cm">
              <text:p text:style-name="P1"><text:span text:style-name="T1"/></text:p>
              <draw:enhanced-geometry draw:mirror-horizontal="false" draw:mirror-vertical="false" drawooo:sub-view-size="367 116" draw:text-areas="0 0 ?f0 ?f1" svg:viewBox="0 0 0 0" draw:type="ooxml-non-primitive" draw:enhanced-path="M 240 0 C 188 0 126 8 85 28 0 75 44 115 119 115 143 115 169 111 196 102 196 102 270 65 331 28 367 14 312 0 240 0 Z N">
                <draw:equation draw:name="f0" draw:formula="logwidth"/>
                <draw:equation draw:name="f1" draw:formula="logheight"/>
              </draw:enhanced-geometry>
            </draw:custom-shape>
            <draw:custom-shape draw:name="Google Shape;6863;p54" draw:style-name="gr45" draw:text-style-name="P2" draw:layer="layout" svg:width="0.078cm" svg:height="0.024cm" svg:x="18.256cm" svg:y="0.614cm">
              <text:p text:style-name="P1"><text:span text:style-name="T1"/></text:p>
              <draw:enhanced-geometry draw:mirror-horizontal="false" draw:mirror-vertical="false" drawooo:sub-view-size="272 85" draw:text-areas="0 0 ?f0 ?f1" svg:viewBox="0 0 0 0" draw:type="ooxml-non-primitive" draw:enhanced-path="M 121 1 C 59 1 0 10 0 33 0 66 74 84 145 84 209 84 271 69 271 33 271 14 193 1 121 1 Z N">
                <draw:equation draw:name="f0" draw:formula="logwidth"/>
                <draw:equation draw:name="f1" draw:formula="logheight"/>
              </draw:enhanced-geometry>
            </draw:custom-shape>
            <draw:custom-shape draw:name="Google Shape;6864;p54" draw:style-name="gr22" draw:text-style-name="P2" draw:layer="layout" svg:width="0.074cm" svg:height="0.045cm" svg:x="17.484cm" svg:y="2.011cm">
              <text:p text:style-name="P1"><text:span text:style-name="T1"/></text:p>
              <draw:enhanced-geometry draw:mirror-horizontal="false" draw:mirror-vertical="false" drawooo:sub-view-size="260 160" draw:text-areas="0 0 ?f0 ?f1" svg:viewBox="0 0 0 0" draw:type="ooxml-non-primitive" draw:enhanced-path="M 129 0 C 100 0 75 19 50 61 0 135 136 160 210 160 259 160 210 24 173 12 157 4 143 0 129 0 Z N">
                <draw:equation draw:name="f0" draw:formula="logwidth"/>
                <draw:equation draw:name="f1" draw:formula="logheight"/>
              </draw:enhanced-geometry>
            </draw:custom-shape>
            <draw:custom-shape draw:name="Google Shape;6865;p54" draw:style-name="gr49" draw:text-style-name="P2" draw:layer="layout" svg:width="0.109cm" svg:height="0.065cm" svg:x="24.147cm" svg:y="10.744cm">
              <text:p text:style-name="P1"><text:span text:style-name="T1"/></text:p>
              <draw:enhanced-geometry draw:mirror-horizontal="false" draw:mirror-vertical="false" drawooo:sub-view-size="382 230" draw:text-areas="0 0 ?f0 ?f1" svg:viewBox="0 0 0 0" draw:type="ooxml-non-primitive" draw:enhanced-path="M 253 1 C 247 1 241 1 234 2 136 2 0 88 62 150 110 189 214 229 288 229 329 229 361 217 370 187 381 83 339 1 253 1 Z N">
                <draw:equation draw:name="f0" draw:formula="logwidth"/>
                <draw:equation draw:name="f1" draw:formula="logheight"/>
              </draw:enhanced-geometry>
            </draw:custom-shape>
            <draw:custom-shape draw:name="Google Shape;6866;p54" draw:style-name="gr46" draw:text-style-name="P2" draw:layer="layout" svg:width="0.103cm" svg:height="0.063cm" svg:x="24.254cm" svg:y="10.64cm">
              <text:p text:style-name="P1"><text:span text:style-name="T1"/></text:p>
              <draw:enhanced-geometry draw:mirror-horizontal="false" draw:mirror-vertical="false" drawooo:sub-view-size="359 221" draw:text-areas="0 0 ?f0 ?f1" svg:viewBox="0 0 0 0" draw:type="ooxml-non-primitive" draw:enhanced-path="M 327 0 C 306 0 272 10 247 28 186 77 1 139 13 201 16 215 25 221 38 221 80 221 160 164 198 164 247 164 358 102 346 90 334 77 297 65 334 28 358 10 349 0 327 0 Z N">
                <draw:equation draw:name="f0" draw:formula="logwidth"/>
                <draw:equation draw:name="f1" draw:formula="logheight"/>
              </draw:enhanced-geometry>
            </draw:custom-shape>
            <draw:custom-shape draw:name="Google Shape;6867;p54" draw:style-name="gr66" draw:text-style-name="P2" draw:layer="layout" svg:width="0.07cm" svg:height="0.156cm" svg:x="12.682cm" svg:y="5.603cm">
              <text:p text:style-name="P1"><text:span text:style-name="T1"/></text:p>
              <draw:enhanced-geometry draw:mirror-horizontal="false" draw:mirror-vertical="false" drawooo:sub-view-size="247 544" draw:text-areas="0 0 ?f0 ?f1" svg:viewBox="0 0 0 0" draw:type="ooxml-non-primitive" draw:enhanced-path="M 207 0 C 165 0 56 119 25 212 0 323 37 446 136 520 155 536 167 543 176 543 210 543 168 419 198 360 235 249 247 125 222 15 220 5 215 0 207 0 Z N">
                <draw:equation draw:name="f0" draw:formula="logwidth"/>
                <draw:equation draw:name="f1" draw:formula="logheight"/>
              </draw:enhanced-geometry>
            </draw:custom-shape>
            <draw:custom-shape draw:name="Google Shape;6868;p54" draw:style-name="gr67" draw:text-style-name="P2" draw:layer="layout" svg:width="0.113cm" svg:height="0.21cm" svg:x="12.653cm" svg:y="5.78cm">
              <text:p text:style-name="P1"><text:span text:style-name="T1"/></text:p>
              <draw:enhanced-geometry draw:mirror-horizontal="false" draw:mirror-vertical="false" drawooo:sub-view-size="396 732" draw:text-areas="0 0 ?f0 ?f1" svg:viewBox="0 0 0 0" draw:type="ooxml-non-primitive" draw:enhanced-path="M 285 0 C 279 0 271 3 260 7 190 37 137 123 93 123 82 123 72 118 62 106 34 70 18 43 9 43 3 43 1 57 1 94 1 180 50 192 50 303 50 414 99 525 99 599 89 669 96 732 125 732 132 732 140 729 149 722 198 673 358 673 370 525 370 377 395 94 346 94 271 94 326 0 285 0 Z N">
                <draw:equation draw:name="f0" draw:formula="logwidth"/>
                <draw:equation draw:name="f1" draw:formula="logheight"/>
              </draw:enhanced-geometry>
            </draw:custom-shape>
            <draw:custom-shape draw:name="Google Shape;6869;p54" draw:style-name="gr68" draw:text-style-name="P2" draw:layer="layout" svg:width="0.228cm" svg:height="0.127cm" svg:x="12.934cm" svg:y="6.056cm">
              <text:p text:style-name="P1"><text:span text:style-name="T1"/></text:p>
              <draw:enhanced-geometry draw:mirror-horizontal="false" draw:mirror-vertical="false" drawooo:sub-view-size="792 444" draw:text-areas="0 0 ?f0 ?f1" svg:viewBox="0 0 0 0" draw:type="ooxml-non-primitive" draw:enhanced-path="M 730 0 C 669 0 484 49 422 49 361 49 299 12 225 12 213 12 196 12 177 12 103 12 1 20 40 99 89 197 114 210 237 234 373 259 508 444 595 444 681 444 718 419 693 370 669 320 582 247 632 197 669 148 792 0 730 0 Z N">
                <draw:equation draw:name="f0" draw:formula="logwidth"/>
                <draw:equation draw:name="f1" draw:formula="logheight"/>
              </draw:enhanced-geometry>
            </draw:custom-shape>
            <draw:custom-shape draw:name="Google Shape;6870;p54" draw:style-name="gr69" draw:text-style-name="P2" draw:layer="layout" svg:width="0.167cm" svg:height="0.093cm" svg:x="14.254cm" svg:y="6.282cm">
              <text:p text:style-name="P1"><text:span text:style-name="T1"/></text:p>
              <draw:enhanced-geometry draw:mirror-horizontal="false" draw:mirror-vertical="false" drawooo:sub-view-size="582 326" draw:text-areas="0 0 ?f0 ?f1" svg:viewBox="0 0 0 0" draw:type="ooxml-non-primitive" draw:enhanced-path="M 577 0 L 577 0 C 577 0 574 2 567 6 481 67 382 104 284 117 210 129 136 166 62 203 0 240 136 326 185 326 247 326 345 215 432 215 530 215 469 178 419 154 386 131 581 0 577 0 Z N">
                <draw:equation draw:name="f0" draw:formula="logwidth"/>
                <draw:equation draw:name="f1" draw:formula="logheight"/>
              </draw:enhanced-geometry>
            </draw:custom-shape>
            <draw:custom-shape draw:name="Google Shape;6871;p54" draw:style-name="gr14" draw:text-style-name="P2" draw:layer="layout" svg:width="0.209cm" svg:height="0.057cm" svg:x="13.656cm" svg:y="6.294cm">
              <text:p text:style-name="P1"><text:span text:style-name="T1"/></text:p>
              <draw:enhanced-geometry draw:mirror-horizontal="false" draw:mirror-vertical="false" drawooo:sub-view-size="727 202" draw:text-areas="0 0 ?f0 ?f1" svg:viewBox="0 0 0 0" draw:type="ooxml-non-primitive" draw:enhanced-path="M 47 0 C 0 0 58 56 137 113 191 166 263 201 338 201 349 201 360 200 371 199 433 186 482 186 544 186 618 186 679 100 716 76 725 69 727 67 722 67 709 67 642 88 568 88 482 88 383 26 273 26 211 26 137 14 63 2 57 1 51 0 47 0 Z N">
                <draw:equation draw:name="f0" draw:formula="logwidth"/>
                <draw:equation draw:name="f1" draw:formula="logheight"/>
              </draw:enhanced-geometry>
            </draw:custom-shape>
            <draw:custom-shape draw:name="Google Shape;6872;p54" draw:style-name="gr70" draw:text-style-name="P2" draw:layer="layout" svg:width="0.104cm" svg:height="0.076cm" svg:x="13.56cm" svg:y="3.919cm">
              <text:p text:style-name="P1"><text:span text:style-name="T1"/></text:p>
              <draw:enhanced-geometry draw:mirror-horizontal="false" draw:mirror-vertical="false" drawooo:sub-view-size="362 265" draw:text-areas="0 0 ?f0 ?f1" svg:viewBox="0 0 0 0" draw:type="ooxml-non-primitive" draw:enhanced-path="M 310 0 C 266 0 190 13 124 33 1 70 38 21 62 218 68 251 79 265 94 265 150 265 263 72 321 33 361 10 348 0 310 0 Z N">
                <draw:equation draw:name="f0" draw:formula="logwidth"/>
                <draw:equation draw:name="f1" draw:formula="logheight"/>
              </draw:enhanced-geometry>
            </draw:custom-shape>
            <draw:custom-shape draw:name="Google Shape;6873;p54" draw:style-name="gr57" draw:text-style-name="P2" draw:layer="layout" svg:width="0.088cm" svg:height="0.034cm" svg:x="13.554cm" svg:y="3.872cm">
              <text:p text:style-name="P1"><text:span text:style-name="T1"/></text:p>
              <draw:enhanced-geometry draw:mirror-horizontal="false" draw:mirror-vertical="false" drawooo:sub-view-size="309 120" draw:text-areas="0 0 ?f0 ?f1" svg:viewBox="0 0 0 0" draw:type="ooxml-non-primitive" draw:enhanced-path="M 230 0 C 191 0 134 21 86 37 0 49 136 86 197 111 218 117 235 120 247 120 309 120 281 55 271 24 267 7 251 0 230 0 Z N">
                <draw:equation draw:name="f0" draw:formula="logwidth"/>
                <draw:equation draw:name="f1" draw:formula="logheight"/>
              </draw:enhanced-geometry>
            </draw:custom-shape>
            <draw:custom-shape draw:name="Google Shape;6874;p54" draw:style-name="gr41" draw:text-style-name="P2" draw:layer="layout" svg:width="0.05cm" svg:height="0.121cm" svg:x="13.318cm" svg:y="4.003cm">
              <text:p text:style-name="P1"><text:span text:style-name="T1"/></text:p>
              <draw:enhanced-geometry draw:mirror-horizontal="false" draw:mirror-vertical="false" drawooo:sub-view-size="176 422" draw:text-areas="0 0 ?f0 ?f1" svg:viewBox="0 0 0 0" draw:type="ooxml-non-primitive" draw:enhanced-path="M 169 1 C 138 1 15 171 15 246 15 323 0 421 17 421 22 421 29 413 40 394 102 283 151 147 175 12 175 4 173 1 169 1 Z N">
                <draw:equation draw:name="f0" draw:formula="logwidth"/>
                <draw:equation draw:name="f1" draw:formula="logheight"/>
              </draw:enhanced-geometry>
            </draw:custom-shape>
            <draw:custom-shape draw:name="Google Shape;6875;p54" draw:style-name="gr25" draw:text-style-name="P2" draw:layer="layout" svg:width="0.046cm" svg:height="0.04cm" svg:x="13.414cm" svg:y="3.711cm">
              <text:p text:style-name="P1"><text:span text:style-name="T1"/></text:p>
              <draw:enhanced-geometry draw:mirror-horizontal="false" draw:mirror-vertical="false" drawooo:sub-view-size="164 143" draw:text-areas="0 0 ?f0 ?f1" svg:viewBox="0 0 0 0" draw:type="ooxml-non-primitive" draw:enhanced-path="M 140 1 C 112 1 64 30 28 65 0 93 44 143 93 143 109 143 125 138 139 126 164 90 164 65 164 16 160 5 152 1 140 1 Z N">
                <draw:equation draw:name="f0" draw:formula="logwidth"/>
                <draw:equation draw:name="f1" draw:formula="logheight"/>
              </draw:enhanced-geometry>
            </draw:custom-shape>
            <draw:custom-shape draw:name="Google Shape;6876;p54" draw:style-name="gr71" draw:text-style-name="P2" draw:layer="layout" svg:width="0.091cm" svg:height="0.128cm" svg:x="12.85cm" svg:y="4.229cm">
              <text:p text:style-name="P1"><text:span text:style-name="T1"/></text:p>
              <draw:enhanced-geometry draw:mirror-horizontal="false" draw:mirror-vertical="false" drawooo:sub-view-size="318 447" draw:text-areas="0 0 ?f0 ?f1" svg:viewBox="0 0 0 0" draw:type="ooxml-non-primitive" draw:enhanced-path="M 303 0 C 301 0 297 6 293 18 293 57 261 130 229 130 222 130 214 126 207 116 176 85 146 21 122 21 117 21 113 24 108 30 86 52 55 93 31 93 28 93 25 93 22 91 20 90 17 90 16 90 0 90 12 134 34 178 71 227 96 289 133 338 195 387 219 412 256 436 263 443 267 446 270 446 281 446 259 388 269 338 281 276 318 264 318 190 318 138 318 0 303 0 Z N">
                <draw:equation draw:name="f0" draw:formula="logwidth"/>
                <draw:equation draw:name="f1" draw:formula="logheight"/>
              </draw:enhanced-geometry>
            </draw:custom-shape>
            <draw:custom-shape draw:name="Google Shape;6877;p54" draw:style-name="gr72" draw:text-style-name="P2" draw:layer="layout" svg:width="0.084cm" svg:height="0.08cm" svg:x="12.767cm" svg:y="4.277cm">
              <text:p text:style-name="P1"><text:span text:style-name="T1"/></text:p>
              <draw:enhanced-geometry draw:mirror-horizontal="false" draw:mirror-vertical="false" drawooo:sub-view-size="296 280" draw:text-areas="0 0 ?f0 ?f1" svg:viewBox="0 0 0 0" draw:type="ooxml-non-primitive" draw:enhanced-path="M 74 1 C 51 1 34 41 25 88 0 137 49 162 99 199 126 226 126 261 135 261 138 261 142 257 148 248 152 242 156 240 160 240 177 240 199 279 222 279 230 279 238 274 247 260 296 211 234 112 222 63 197 1 148 38 99 14 90 5 82 1 74 1 Z N">
                <draw:equation draw:name="f0" draw:formula="logwidth"/>
                <draw:equation draw:name="f1" draw:formula="logheight"/>
              </draw:enhanced-geometry>
            </draw:custom-shape>
            <draw:custom-shape draw:name="Google Shape;6878;p54" draw:style-name="gr73" draw:text-style-name="P2" draw:layer="layout" svg:width="0.077cm" svg:height="0.055cm" svg:x="12.258cm" svg:y="5.892cm">
              <text:p text:style-name="P1"><text:span text:style-name="T1"/></text:p>
              <draw:enhanced-geometry draw:mirror-horizontal="false" draw:mirror-vertical="false" drawooo:sub-view-size="269 193" draw:text-areas="0 0 ?f0 ?f1" svg:viewBox="0 0 0 0" draw:type="ooxml-non-primitive" draw:enhanced-path="M 190 0 C 162 0 78 85 27 136 0 152 1 156 15 156 32 156 73 148 101 148 162 148 150 160 175 185 178 190 182 192 186 192 217 192 268 99 236 99 230 100 224 100 219 100 167 100 188 46 199 13 199 4 196 0 190 0 Z N">
                <draw:equation draw:name="f0" draw:formula="logwidth"/>
                <draw:equation draw:name="f1" draw:formula="logheight"/>
              </draw:enhanced-geometry>
            </draw:custom-shape>
            <draw:custom-shape draw:name="Google Shape;6879;p54" draw:style-name="gr70" draw:text-style-name="P2" draw:layer="layout" svg:width="0.074cm" svg:height="0.077cm" svg:x="11.597cm" svg:y="3.944cm">
              <text:p text:style-name="P1"><text:span text:style-name="T1"/></text:p>
              <draw:enhanced-geometry draw:mirror-horizontal="false" draw:mirror-vertical="false" drawooo:sub-view-size="260 269" draw:text-areas="0 0 ?f0 ?f1" svg:viewBox="0 0 0 0" draw:type="ooxml-non-primitive" draw:enhanced-path="M 205 1 C 151 1 59 132 37 154 0 191 37 204 62 253 70 265 76 269 83 269 96 269 107 249 124 241 148 228 148 191 173 167 198 142 259 56 222 6 217 3 211 1 205 1 Z N">
                <draw:equation draw:name="f0" draw:formula="logwidth"/>
                <draw:equation draw:name="f1" draw:formula="logheight"/>
              </draw:enhanced-geometry>
            </draw:custom-shape>
            <draw:custom-shape draw:name="Google Shape;6880;p54" draw:style-name="gr74" draw:text-style-name="P2" draw:layer="layout" svg:width="0.056cm" svg:height="0.043cm" svg:x="11.618cm" svg:y="4.052cm">
              <text:p text:style-name="P1"><text:span text:style-name="T1"/></text:p>
              <draw:enhanced-geometry draw:mirror-horizontal="false" draw:mirror-vertical="false" drawooo:sub-view-size="198 152" draw:text-areas="0 0 ?f0 ?f1" svg:viewBox="0 0 0 0" draw:type="ooxml-non-primitive" draw:enhanced-path="M 145 0 C 139 0 130 3 111 15 74 52 0 52 50 89 87 117 103 152 124 152 131 152 139 148 148 139 197 102 185 3 161 3 154 3 151 0 145 0 Z N">
                <draw:equation draw:name="f0" draw:formula="logwidth"/>
                <draw:equation draw:name="f1" draw:formula="logheight"/>
              </draw:enhanced-geometry>
            </draw:custom-shape>
            <draw:custom-shape draw:name="Google Shape;6881;p54" draw:style-name="gr75" draw:text-style-name="P2" draw:layer="layout" svg:width="0.028cm" svg:height="0.013cm" svg:x="11.675cm" svg:y="4.092cm">
              <text:p text:style-name="P1"><text:span text:style-name="T1"/></text:p>
              <draw:enhanced-geometry draw:mirror-horizontal="false" draw:mirror-vertical="false" drawooo:sub-view-size="100 50" draw:text-areas="0 0 ?f0 ?f1" svg:viewBox="0 0 0 0" draw:type="ooxml-non-primitive" draw:enhanced-path="M 74 1 C 37 1 0 38 37 50 62 50 99 1 74 1 Z N">
                <draw:equation draw:name="f0" draw:formula="logwidth"/>
                <draw:equation draw:name="f1" draw:formula="logheight"/>
              </draw:enhanced-geometry>
            </draw:custom-shape>
            <draw:custom-shape draw:name="Google Shape;6882;p54" draw:style-name="gr76" draw:text-style-name="P2" draw:layer="layout" svg:width="0.021cm" svg:height="0.028cm" svg:x="11.667cm" svg:y="4.142cm">
              <text:p text:style-name="P1"><text:span text:style-name="T1"/></text:p>
              <draw:enhanced-geometry draw:mirror-horizontal="false" draw:mirror-vertical="false" drawooo:sub-view-size="76 101" draw:text-areas="0 0 ?f0 ?f1" svg:viewBox="0 0 0 0" draw:type="ooxml-non-primitive" draw:enhanced-path="M 68 0 C 68 0 67 0 66 1 55 24 0 101 23 101 25 101 27 101 29 100 53 88 76 0 68 0 Z N">
                <draw:equation draw:name="f0" draw:formula="logwidth"/>
                <draw:equation draw:name="f1" draw:formula="logheight"/>
              </draw:enhanced-geometry>
            </draw:custom-shape>
            <draw:custom-shape draw:name="Google Shape;6883;p54" draw:style-name="gr75" draw:text-style-name="P2" draw:layer="layout" svg:width="0.028cm" svg:height="0.013cm" svg:x="11.675cm" svg:y="4.177cm">
              <text:p text:style-name="P1"><text:span text:style-name="T1"/></text:p>
              <draw:enhanced-geometry draw:mirror-horizontal="false" draw:mirror-vertical="false" drawooo:sub-view-size="100 50" draw:text-areas="0 0 ?f0 ?f1" svg:viewBox="0 0 0 0" draw:type="ooxml-non-primitive" draw:enhanced-path="M 62 0 C 25 0 0 50 37 50 74 50 99 0 62 0 Z N">
                <draw:equation draw:name="f0" draw:formula="logwidth"/>
                <draw:equation draw:name="f1" draw:formula="logheight"/>
              </draw:enhanced-geometry>
            </draw:custom-shape>
            <draw:custom-shape draw:name="Google Shape;6884;p54" draw:style-name="gr76" draw:text-style-name="P2" draw:layer="layout" svg:width="0.009cm" svg:height="0.028cm" svg:x="11.778cm" svg:y="4.415cm">
              <text:p text:style-name="P1"><text:span text:style-name="T1"/></text:p>
              <draw:enhanced-geometry draw:mirror-horizontal="false" draw:mirror-vertical="false" drawooo:sub-view-size="36 101" draw:text-areas="0 0 ?f0 ?f1" svg:viewBox="0 0 0 0" draw:type="ooxml-non-primitive" draw:enhanced-path="M 27 1 C 27 1 26 1 25 2 1 51 1 88 1 100 12 100 35 1 27 1 Z N">
                <draw:equation draw:name="f0" draw:formula="logwidth"/>
                <draw:equation draw:name="f1" draw:formula="logheight"/>
              </draw:enhanced-geometry>
            </draw:custom-shape>
            <draw:custom-shape draw:name="Google Shape;6885;p54" draw:style-name="gr77" draw:text-style-name="P2" draw:layer="layout" svg:width="0.031cm" svg:height="0.049cm" svg:x="11.981cm" svg:y="3.698cm">
              <text:p text:style-name="P1"><text:span text:style-name="T1"/></text:p>
              <draw:enhanced-geometry draw:mirror-horizontal="false" draw:mirror-vertical="false" drawooo:sub-view-size="111 172" draw:text-areas="0 0 ?f0 ?f1" svg:viewBox="0 0 0 0" draw:type="ooxml-non-primitive" draw:enhanced-path="M 105 0 C 94 0 72 35 37 70 0 119 37 144 74 168 77 171 80 171 82 171 111 171 111 55 111 21 111 6 109 0 105 0 Z N">
                <draw:equation draw:name="f0" draw:formula="logwidth"/>
                <draw:equation draw:name="f1" draw:formula="logheight"/>
              </draw:enhanced-geometry>
            </draw:custom-shape>
            <draw:custom-shape draw:name="Google Shape;6886;p54" draw:style-name="gr46" draw:text-style-name="P2" draw:layer="layout" svg:width="0.078cm" svg:height="0.062cm" svg:x="8.015cm" svg:y="13.844cm">
              <text:p text:style-name="P1"><text:span text:style-name="T1"/></text:p>
              <draw:enhanced-geometry draw:mirror-horizontal="false" draw:mirror-vertical="false" drawooo:sub-view-size="272 219" draw:text-areas="0 0 ?f0 ?f1" svg:viewBox="0 0 0 0" draw:type="ooxml-non-primitive" draw:enhanced-path="M 81 1 C 74 1 68 3 62 9 38 21 25 34 13 95 1 157 13 218 87 218 149 206 272 71 235 46 232 43 228 41 225 41 210 41 194 74 178 74 172 74 167 70 161 58 132 30 104 1 81 1 Z N">
                <draw:equation draw:name="f0" draw:formula="logwidth"/>
                <draw:equation draw:name="f1" draw:formula="logheight"/>
              </draw:enhanced-geometry>
            </draw:custom-shape>
            <draw:custom-shape draw:name="Google Shape;6887;p54" draw:style-name="gr74" draw:text-style-name="P2" draw:layer="layout" svg:width="0.082cm" svg:height="0.043cm" svg:x="7.957cm" svg:y="13.889cm">
              <text:p text:style-name="P1"><text:span text:style-name="T1"/></text:p>
              <draw:enhanced-geometry draw:mirror-horizontal="false" draw:mirror-vertical="false" drawooo:sub-view-size="288 151" draw:text-areas="0 0 ?f0 ?f1" svg:viewBox="0 0 0 0" draw:type="ooxml-non-primitive" draw:enhanced-path="M 156 0 C 140 0 105 35 78 62 55 85 0 150 41 150 44 150 48 150 53 149 115 149 287 124 225 87 176 50 164 38 164 13 164 4 161 0 156 0 Z N">
                <draw:equation draw:name="f0" draw:formula="logwidth"/>
                <draw:equation draw:name="f1" draw:formula="logheight"/>
              </draw:enhanced-geometry>
            </draw:custom-shape>
            <draw:custom-shape draw:name="Google Shape;6888;p54" draw:style-name="gr78" draw:text-style-name="P2" draw:layer="layout" svg:width="0.128cm" svg:height="0.095cm" svg:x="7.864cm" svg:y="13.841cm">
              <text:p text:style-name="P1"><text:span text:style-name="T1"/></text:p>
              <draw:enhanced-geometry draw:mirror-horizontal="false" draw:mirror-vertical="false" drawooo:sub-view-size="447 333" draw:text-areas="0 0 ?f0 ?f1" svg:viewBox="0 0 0 0" draw:type="ooxml-non-primitive" draw:enhanced-path="M 263 1 C 262 1 258 3 251 8 226 20 189 32 152 32 128 32 103 45 152 69 214 94 251 119 201 131 152 131 91 131 115 143 140 168 189 205 140 242 106 255 87 265 73 265 61 265 52 258 41 242 31 221 19 211 11 211 1 211 0 230 29 266 58 314 57 332 89 332 99 332 111 331 128 328 189 328 251 303 288 254 345 208 447 42 408 42 406 42 402 43 399 45 358 69 329 88 303 88 289 88 276 82 263 69 243 39 272 1 263 1 Z N">
                <draw:equation draw:name="f0" draw:formula="logwidth"/>
                <draw:equation draw:name="f1" draw:formula="logheight"/>
              </draw:enhanced-geometry>
            </draw:custom-shape>
            <draw:custom-shape draw:name="Google Shape;6889;p54" draw:style-name="gr10" draw:text-style-name="P2" draw:layer="layout" svg:width="0.177cm" svg:height="0.07cm" svg:x="7.001cm" svg:y="13.978cm">
              <text:p text:style-name="P1"><text:span text:style-name="T1"/></text:p>
              <draw:enhanced-geometry draw:mirror-horizontal="false" draw:mirror-vertical="false" drawooo:sub-view-size="617 245" draw:text-areas="0 0 ?f0 ?f1" svg:viewBox="0 0 0 0" draw:type="ooxml-non-primitive" draw:enhanced-path="M 181 0 C 169 0 157 4 148 13 123 50 111 87 86 87 49 87 0 112 62 124 123 149 86 161 111 198 148 223 123 235 173 235 197 241 222 244 245 244 268 244 290 241 308 235 370 223 616 87 505 87 468 87 505 38 444 38 370 38 358 50 321 50 291 50 270 63 256 63 246 63 239 58 234 38 226 14 203 0 181 0 Z N">
                <draw:equation draw:name="f0" draw:formula="logwidth"/>
                <draw:equation draw:name="f1" draw:formula="logheight"/>
              </draw:enhanced-geometry>
            </draw:custom-shape>
            <draw:custom-shape draw:name="Google Shape;6890;p54" draw:style-name="gr70" draw:text-style-name="P2" draw:layer="layout" svg:width="0.123cm" svg:height="0.076cm" svg:x="6.987cm" svg:y="14.069cm">
              <text:p text:style-name="P1"><text:span text:style-name="T1"/></text:p>
              <draw:enhanced-geometry draw:mirror-horizontal="false" draw:mirror-vertical="false" drawooo:sub-view-size="430 265" draw:text-areas="0 0 ?f0 ?f1" svg:viewBox="0 0 0 0" draw:type="ooxml-non-primitive" draw:enhanced-path="M 77 0 C 33 0 0 9 35 18 96 42 133 104 133 128 122 162 81 255 100 255 102 255 105 254 109 252 141 241 182 212 192 212 194 212 195 213 195 215 195 233 202 265 221 265 227 265 235 261 244 252 257 239 294 227 331 227 368 227 429 153 380 116 318 54 355 54 281 54 232 42 183 30 133 5 115 2 95 0 77 0 Z N">
                <draw:equation draw:name="f0" draw:formula="logwidth"/>
                <draw:equation draw:name="f1" draw:formula="logheight"/>
              </draw:enhanced-geometry>
            </draw:custom-shape>
            <draw:custom-shape draw:name="Google Shape;6891;p54" draw:style-name="gr18" draw:text-style-name="P2" draw:layer="layout" svg:width="0.127cm" svg:height="0.059cm" svg:x="6.965cm" svg:y="13.928cm">
              <text:p text:style-name="P1"><text:span text:style-name="T1"/></text:p>
              <draw:enhanced-geometry draw:mirror-horizontal="false" draw:mirror-vertical="false" drawooo:sub-view-size="445 209" draw:text-areas="0 0 ?f0 ?f1" svg:viewBox="0 0 0 0" draw:type="ooxml-non-primitive" draw:enhanced-path="M 346 0 C 309 0 309 25 272 37 254 43 238 47 223 47 207 47 192 43 173 37 166 34 159 32 152 32 134 32 117 41 100 50 75 62 1 50 38 74 75 111 87 148 63 161 38 173 26 197 63 197 95 197 139 208 176 208 194 208 210 206 223 197 247 173 284 148 321 124 346 99 445 13 346 0 Z N">
                <draw:equation draw:name="f0" draw:formula="logwidth"/>
                <draw:equation draw:name="f1" draw:formula="logheight"/>
              </draw:enhanced-geometry>
            </draw:custom-shape>
            <draw:custom-shape draw:name="Google Shape;6892;p54" draw:style-name="gr22" draw:text-style-name="P2" draw:layer="layout" svg:width="0.082cm" svg:height="0.045cm" svg:x="6.944cm" svg:y="14.01cm">
              <text:p text:style-name="P1"><text:span text:style-name="T1"/></text:p>
              <draw:enhanced-geometry draw:mirror-horizontal="false" draw:mirror-vertical="false" drawooo:sub-view-size="287 158" draw:text-areas="0 0 ?f0 ?f1" svg:viewBox="0 0 0 0" draw:type="ooxml-non-primitive" draw:enhanced-path="M 0 1 C 32 33 241 158 279 158 285 158 287 155 283 149 197 87 99 38 0 1 Z N">
                <draw:equation draw:name="f0" draw:formula="logwidth"/>
                <draw:equation draw:name="f1" draw:formula="logheight"/>
              </draw:enhanced-geometry>
            </draw:custom-shape>
            <draw:custom-shape draw:name="Google Shape;6893;p54" draw:style-name="gr42" draw:text-style-name="P2" draw:layer="layout" svg:width="0.038cm" svg:height="0.037cm" svg:x="6.894cm" svg:y="13.887cm">
              <text:p text:style-name="P1"><text:span text:style-name="T1"/></text:p>
              <draw:enhanced-geometry draw:mirror-horizontal="false" draw:mirror-vertical="false" drawooo:sub-view-size="136 130" draw:text-areas="0 0 ?f0 ?f1" svg:viewBox="0 0 0 0" draw:type="ooxml-non-primitive" draw:enhanced-path="M 49 0 C 21 0 0 33 49 82 81 114 93 130 101 130 108 130 111 117 123 94 135 45 98 20 73 8 66 3 57 0 49 0 Z N">
                <draw:equation draw:name="f0" draw:formula="logwidth"/>
                <draw:equation draw:name="f1" draw:formula="logheight"/>
              </draw:enhanced-geometry>
            </draw:custom-shape>
            <draw:custom-shape draw:name="Google Shape;6894;p54" draw:style-name="gr19" draw:text-style-name="P2" draw:layer="layout" svg:width="0.095cm" svg:height="0.107cm" svg:x="6.898cm" svg:y="13.747cm">
              <text:p text:style-name="P1"><text:span text:style-name="T1"/></text:p>
              <draw:enhanced-geometry draw:mirror-horizontal="false" draw:mirror-vertical="false" drawooo:sub-view-size="331 374" draw:text-areas="0 0 ?f0 ?f1" svg:viewBox="0 0 0 0" draw:type="ooxml-non-primitive" draw:enhanced-path="M 121 1 C 72 1 72 26 109 63 146 100 146 124 121 136 115 140 111 141 108 141 99 141 96 127 59 100 29 87 10 81 6 81 1 81 10 87 35 100 84 136 96 161 96 210 96 260 121 284 96 309 84 321 66 321 49 321 32 321 16 321 10 334 0 354 23 374 45 374 50 374 55 373 59 371 96 346 146 346 146 321 146 297 121 284 146 260 170 247 183 210 183 186 183 160 171 117 172 117 L 172 117 C 172 117 175 126 183 149 199 197 184 224 184 224 185 224 190 216 207 198 269 149 331 124 257 112 220 112 183 13 121 1 Z N">
                <draw:equation draw:name="f0" draw:formula="logwidth"/>
                <draw:equation draw:name="f1" draw:formula="logheight"/>
              </draw:enhanced-geometry>
            </draw:custom-shape>
            <draw:custom-shape draw:name="Google Shape;6895;p54" draw:style-name="gr79" draw:text-style-name="P2" draw:layer="layout" svg:width="0.067cm" svg:height="0.117cm" svg:x="6.883cm" svg:y="13.572cm">
              <text:p text:style-name="P1"><text:span text:style-name="T1"/></text:p>
              <draw:enhanced-geometry draw:mirror-horizontal="false" draw:mirror-vertical="false" drawooo:sub-view-size="235 409" draw:text-areas="0 0 ?f0 ?f1" svg:viewBox="0 0 0 0" draw:type="ooxml-non-primitive" draw:enhanced-path="M 126 0 C 99 0 99 44 99 88 99 150 124 212 75 212 25 224 1 212 13 261 23 303 7 380 25 380 28 380 32 377 38 372 58 332 86 276 102 276 106 276 109 279 111 286 111 310 99 409 148 409 210 409 235 335 235 261 222 199 198 224 198 162 198 113 235 88 210 76 185 39 185 2 136 2 132 1 129 0 126 0 Z N">
                <draw:equation draw:name="f0" draw:formula="logwidth"/>
                <draw:equation draw:name="f1" draw:formula="logheight"/>
              </draw:enhanced-geometry>
            </draw:custom-shape>
            <draw:custom-shape draw:name="Google Shape;6896;p54" draw:style-name="gr10" draw:text-style-name="P2" draw:layer="layout" svg:width="0.037cm" svg:height="0.07cm" svg:x="6.875cm" svg:y="13.707cm">
              <text:p text:style-name="P1"><text:span text:style-name="T1"/></text:p>
              <draw:enhanced-geometry draw:mirror-horizontal="false" draw:mirror-vertical="false" drawooo:sub-view-size="130 245" draw:text-areas="0 0 ?f0 ?f1" svg:viewBox="0 0 0 0" draw:type="ooxml-non-primitive" draw:enhanced-path="M 87 0 C 81 0 75 4 68 16 34 49 1 244 13 244 14 244 16 242 18 238 43 188 129 65 117 40 108 23 100 0 87 0 Z N">
                <draw:equation draw:name="f0" draw:formula="logwidth"/>
                <draw:equation draw:name="f1" draw:formula="logheight"/>
              </draw:enhanced-geometry>
            </draw:custom-shape>
            <draw:custom-shape draw:name="Google Shape;6897;p54" draw:style-name="gr80" draw:text-style-name="P2" draw:layer="layout" svg:width="0.072cm" svg:height="0.102cm" svg:x="6.868cm" svg:y="13.479cm">
              <text:p text:style-name="P1"><text:span text:style-name="T1"/></text:p>
              <draw:enhanced-geometry draw:mirror-horizontal="false" draw:mirror-vertical="false" drawooo:sub-view-size="252 356" draw:text-areas="0 0 ?f0 ?f1" svg:viewBox="0 0 0 0" draw:type="ooxml-non-primitive" draw:enhanced-path="M 180 0 C 179 0 179 1 178 3 153 27 178 64 153 126 131 156 131 172 126 172 123 172 118 165 104 151 86 116 75 81 70 81 68 81 67 87 67 101 67 138 67 126 42 188 21 240 1 292 17 292 20 292 24 290 30 286 51 272 69 258 79 258 87 258 92 265 92 286 100 321 78 356 82 356 83 356 89 350 104 336 153 299 227 323 227 286 239 262 252 225 252 200 252 169 218 105 192 105 187 105 182 107 178 114 175 116 173 116 171 116 149 116 183 0 180 0 Z N">
                <draw:equation draw:name="f0" draw:formula="logwidth"/>
                <draw:equation draw:name="f1" draw:formula="logheight"/>
              </draw:enhanced-geometry>
            </draw:custom-shape>
            <draw:custom-shape draw:name="Google Shape;6898;p54" draw:style-name="gr10" draw:text-style-name="P2" draw:layer="layout" svg:width="0.065cm" svg:height="0.071cm" svg:x="6.938cm" svg:y="13.152cm">
              <text:p text:style-name="P1"><text:span text:style-name="T1"/></text:p>
              <draw:enhanced-geometry draw:mirror-horizontal="false" draw:mirror-vertical="false" drawooo:sub-view-size="229 248" draw:text-areas="0 0 ?f0 ?f1" svg:viewBox="0 0 0 0" draw:type="ooxml-non-primitive" draw:enhanced-path="M 45 0 C 19 0 1 3 19 16 56 53 93 53 93 90 93 126 130 139 130 163 140 193 126 247 139 247 143 247 148 244 155 237 192 188 229 151 204 126 167 102 118 102 118 77 118 40 155 16 118 3 105 3 71 0 45 0 Z N">
                <draw:equation draw:name="f0" draw:formula="logwidth"/>
                <draw:equation draw:name="f1" draw:formula="logheight"/>
              </draw:enhanced-geometry>
            </draw:custom-shape>
            <draw:custom-shape draw:name="Google Shape;6899;p54" draw:style-name="gr81" draw:text-style-name="P2" draw:layer="layout" svg:width="0.07cm" svg:height="0.151cm" svg:x="6.951cm" svg:y="12.881cm">
              <text:p text:style-name="P1"><text:span text:style-name="T1"/></text:p>
              <draw:enhanced-geometry draw:mirror-horizontal="false" draw:mirror-vertical="false" drawooo:sub-view-size="247 526" draw:text-areas="0 0 ?f0 ?f1" svg:viewBox="0 0 0 0" draw:type="ooxml-non-primitive" draw:enhanced-path="M 189 1 C 174 1 159 6 148 6 111 6 61 18 61 55 49 203 37 339 12 486 1 515 24 525 56 525 92 525 140 512 160 499 197 462 246 351 234 351 221 339 209 277 209 215 209 166 221 104 221 43 221 9 206 1 189 1 Z N">
                <draw:equation draw:name="f0" draw:formula="logwidth"/>
                <draw:equation draw:name="f1" draw:formula="logheight"/>
              </draw:enhanced-geometry>
            </draw:custom-shape>
            <draw:custom-shape draw:name="Google Shape;6900;p54" draw:style-name="gr22" draw:text-style-name="P2" draw:layer="layout" svg:width="0.063cm" svg:height="0.045cm" svg:x="7.236cm" svg:y="8.311cm">
              <text:p text:style-name="P1"><text:span text:style-name="T1"/></text:p>
              <draw:enhanced-geometry draw:mirror-horizontal="false" draw:mirror-vertical="false" drawooo:sub-view-size="223 160" draw:text-areas="0 0 ?f0 ?f1" svg:viewBox="0 0 0 0" draw:type="ooxml-non-primitive" draw:enhanced-path="M 37 1 C 0 1 13 38 25 112 31 147 39 160 55 160 72 160 97 144 136 124 222 87 74 1 37 1 Z N">
                <draw:equation draw:name="f0" draw:formula="logwidth"/>
                <draw:equation draw:name="f1" draw:formula="logheight"/>
              </draw:enhanced-geometry>
            </draw:custom-shape>
            <draw:custom-shape draw:name="Google Shape;6901;p54" draw:style-name="gr10" draw:text-style-name="P2" draw:layer="layout" svg:width="0.074cm" svg:height="0.071cm" svg:x="7.823cm" svg:y="8.421cm">
              <text:p text:style-name="P1"><text:span text:style-name="T1"/></text:p>
              <draw:enhanced-geometry draw:mirror-horizontal="false" draw:mirror-vertical="false" drawooo:sub-view-size="260 251" draw:text-areas="0 0 ?f0 ?f1" svg:viewBox="0 0 0 0" draw:type="ooxml-non-primitive" draw:enhanced-path="M 161 1 C 111 1 124 62 124 112 124 161 0 112 37 198 60 236 92 250 127 250 150 250 174 244 198 235 259 198 210 1 161 1 Z N">
                <draw:equation draw:name="f0" draw:formula="logwidth"/>
                <draw:equation draw:name="f1" draw:formula="logheight"/>
              </draw:enhanced-geometry>
            </draw:custom-shape>
            <draw:custom-shape draw:name="Google Shape;6902;p54" draw:style-name="gr82" draw:text-style-name="P2" draw:layer="layout" svg:width="0.184cm" svg:height="0.194cm" svg:x="8.587cm" svg:y="9.274cm">
              <text:p text:style-name="P1"><text:span text:style-name="T1"/></text:p>
              <draw:enhanced-geometry draw:mirror-horizontal="false" draw:mirror-vertical="false" drawooo:sub-view-size="642 677" draw:text-areas="0 0 ?f0 ?f1" svg:viewBox="0 0 0 0" draw:type="ooxml-non-primitive" draw:enhanced-path="M 189 1 C 176 1 163 2 148 6 111 18 87 31 62 68 37 117 1 178 37 178 46 176 53 174 58 174 73 174 69 190 50 228 25 265 25 351 37 388 37 437 37 499 50 523 60 553 86 592 109 592 114 592 119 590 124 585 132 568 153 545 177 545 188 545 199 549 210 560 247 585 259 647 284 647 307 654 326 677 342 677 352 677 361 669 370 647 395 597 370 573 432 536 493 486 641 425 567 228 530 105 444 141 382 105 333 80 309 43 272 18 245 10 219 1 189 1 Z N">
                <draw:equation draw:name="f0" draw:formula="logwidth"/>
                <draw:equation draw:name="f1" draw:formula="logheight"/>
              </draw:enhanced-geometry>
            </draw:custom-shape>
            <draw:custom-shape draw:name="Google Shape;6903;p54" draw:style-name="gr74" draw:text-style-name="P2" draw:layer="layout" svg:width="0.156cm" svg:height="0.042cm" svg:x="7.438cm" svg:y="7.788cm">
              <text:p text:style-name="P1"><text:span text:style-name="T1"/></text:p>
              <draw:enhanced-geometry draw:mirror-horizontal="false" draw:mirror-vertical="false" drawooo:sub-view-size="543 149" draw:text-areas="0 0 ?f0 ?f1" svg:viewBox="0 0 0 0" draw:type="ooxml-non-primitive" draw:enhanced-path="M 235 1 C 99 1 1 148 136 148 272 148 543 148 469 111 346 50 370 13 235 1 Z N">
                <draw:equation draw:name="f0" draw:formula="logwidth"/>
                <draw:equation draw:name="f1" draw:formula="logheight"/>
              </draw:enhanced-geometry>
            </draw:custom-shape>
            <draw:custom-shape draw:name="Google Shape;6904;p54" draw:style-name="gr27" draw:text-style-name="P2" draw:layer="layout" svg:width="0.158cm" svg:height="0.06cm" svg:x="6.664cm" svg:y="7.786cm">
              <text:p text:style-name="P1"><text:span text:style-name="T1"/></text:p>
              <draw:enhanced-geometry draw:mirror-horizontal="false" draw:mirror-vertical="false" drawooo:sub-view-size="550 210" draw:text-areas="0 0 ?f0 ?f1" svg:viewBox="0 0 0 0" draw:type="ooxml-non-primitive" draw:enhanced-path="M 207 1 C 115 1 0 18 81 81 175 154 216 209 279 209 290 209 302 207 315 204 370 188 399 173 423 173 437 173 449 178 463 191 475 200 489 204 502 204 527 204 549 187 549 154 524 81 364 7 290 7 273 3 242 1 207 1 Z N">
                <draw:equation draw:name="f0" draw:formula="logwidth"/>
                <draw:equation draw:name="f1" draw:formula="logheight"/>
              </draw:enhanced-geometry>
            </draw:custom-shape>
            <draw:custom-shape draw:name="Google Shape;6905;p54" draw:style-name="gr83" draw:text-style-name="P2" draw:layer="layout" svg:width="0.718cm" svg:height="0.273cm" svg:x="6.247cm" svg:y="7.4cm">
              <text:p text:style-name="P1"><text:span text:style-name="T1"/></text:p>
              <draw:enhanced-geometry draw:mirror-horizontal="false" draw:mirror-vertical="false" drawooo:sub-view-size="2489 950" draw:text-areas="0 0 ?f0 ?f1" svg:viewBox="0 0 0 0" draw:type="ooxml-non-primitive" draw:enhanced-path="M 641 1 C 505 1 370 38 246 99 160 136 86 210 25 296 2 324 0 332 13 332 28 332 64 321 111 321 234 284 357 222 468 161 511 148 561 142 610 142 659 142 709 148 752 161 813 185 727 210 690 259 653 296 863 284 973 296 1060 309 1134 370 1195 432 1223 460 1259 467 1296 467 1341 467 1389 456 1429 456 1516 456 1466 493 1503 580 1553 678 1553 666 1651 703 1750 752 1787 728 1824 764 1873 801 1799 826 1725 863 1663 912 1676 949 1725 949 1774 949 2033 912 2082 912 2119 912 2156 912 2193 925 2204 932 2214 935 2223 935 2246 935 2266 917 2292 900 2298 897 2305 896 2313 896 2350 896 2406 920 2445 920 2471 920 2489 910 2489 875 2477 777 2403 715 2316 703 2243 703 2169 604 2144 580 2119 555 1984 555 1885 456 1838 415 1831 408 1827 408 1825 408 1824 409 1821 409 1814 409 1795 404 1737 370 1663 333 1590 284 1540 222 1525 197 1512 189 1502 189 1487 189 1479 208 1479 222 1368 185 1269 136 1171 62 1097 13 801 13 641 1 Z N">
                <draw:equation draw:name="f0" draw:formula="logwidth"/>
                <draw:equation draw:name="f1" draw:formula="logheight"/>
              </draw:enhanced-geometry>
            </draw:custom-shape>
            <draw:custom-shape draw:name="Google Shape;6906;p54" draw:style-name="gr27" draw:text-style-name="P2" draw:layer="layout" svg:width="0.045cm" svg:height="0.06cm" svg:x="6.684cm" svg:y="7.226cm">
              <text:p text:style-name="P1"><text:span text:style-name="T1"/></text:p>
              <draw:enhanced-geometry draw:mirror-horizontal="false" draw:mirror-vertical="false" drawooo:sub-view-size="161 210" draw:text-areas="0 0 ?f0 ?f1" svg:viewBox="0 0 0 0" draw:type="ooxml-non-primitive" draw:enhanced-path="M 48 1 C 29 1 36 90 25 111 1 160 38 209 87 209 161 197 99 61 62 12 56 4 51 1 48 1 Z N">
                <draw:equation draw:name="f0" draw:formula="logwidth"/>
                <draw:equation draw:name="f1" draw:formula="logheight"/>
              </draw:enhanced-geometry>
            </draw:custom-shape>
            <draw:custom-shape draw:name="Google Shape;6907;p54" draw:style-name="gr84" draw:text-style-name="P2" draw:layer="layout" svg:width="0.029cm" svg:height="0.023cm" svg:x="7.017cm" svg:y="7.56cm">
              <text:p text:style-name="P1"><text:span text:style-name="T1"/></text:p>
              <draw:enhanced-geometry draw:mirror-horizontal="false" draw:mirror-vertical="false" drawooo:sub-view-size="104 82" draw:text-areas="0 0 ?f0 ?f1" svg:viewBox="0 0 0 0" draw:type="ooxml-non-primitive" draw:enhanced-path="M 32 1 C 13 1 0 9 5 28 5 52 42 82 71 82 86 82 99 73 103 52 103 22 61 1 32 1 Z N">
                <draw:equation draw:name="f0" draw:formula="logwidth"/>
                <draw:equation draw:name="f1" draw:formula="logheight"/>
              </draw:enhanced-geometry>
            </draw:custom-shape>
            <draw:custom-shape draw:name="Google Shape;6908;p54" draw:style-name="gr79" draw:text-style-name="P2" draw:layer="layout" svg:width="0.089cm" svg:height="0.116cm" svg:x="7.851cm" svg:y="5.219cm">
              <text:p text:style-name="P1"><text:span text:style-name="T1"/></text:p>
              <draw:enhanced-geometry draw:mirror-horizontal="false" draw:mirror-vertical="false" drawooo:sub-view-size="313 405" draw:text-areas="0 0 ?f0 ?f1" svg:viewBox="0 0 0 0" draw:type="ooxml-non-primitive" draw:enhanced-path="M 254 0 C 238 0 222 2 209 2 173 14 86 186 49 236 0 285 37 322 37 371 37 392 51 404 68 404 91 404 122 383 136 334 123 310 234 223 271 174 283 125 271 75 296 39 312 6 285 0 254 0 Z N">
                <draw:equation draw:name="f0" draw:formula="logwidth"/>
                <draw:equation draw:name="f1" draw:formula="logheight"/>
              </draw:enhanced-geometry>
            </draw:custom-shape>
            <draw:custom-shape draw:name="Google Shape;6909;p54" draw:style-name="gr73" draw:text-style-name="P2" draw:layer="layout" svg:width="0.067cm" svg:height="0.054cm" svg:x="7.911cm" svg:y="5.279cm">
              <text:p text:style-name="P1"><text:span text:style-name="T1"/></text:p>
              <draw:enhanced-geometry draw:mirror-horizontal="false" draw:mirror-vertical="false" drawooo:sub-view-size="235 189" draw:text-areas="0 0 ?f0 ?f1" svg:viewBox="0 0 0 0" draw:type="ooxml-non-primitive" draw:enhanced-path="M 141 1 C 88 1 33 27 13 78 13 103 0 177 87 189 136 189 136 127 173 103 198 78 235 29 173 4 163 2 152 1 141 1 Z N">
                <draw:equation draw:name="f0" draw:formula="logwidth"/>
                <draw:equation draw:name="f1" draw:formula="logheight"/>
              </draw:enhanced-geometry>
            </draw:custom-shape>
            <draw:custom-shape draw:name="Google Shape;6910;p54" draw:style-name="gr85" draw:text-style-name="P2" draw:layer="layout" svg:width="0.162cm" svg:height="0.101cm" svg:x="7.653cm" svg:y="5.202cm">
              <text:p text:style-name="P1"><text:span text:style-name="T1"/></text:p>
              <draw:enhanced-geometry draw:mirror-horizontal="false" draw:mirror-vertical="false" drawooo:sub-view-size="563 353" draw:text-areas="0 0 ?f0 ?f1" svg:viewBox="0 0 0 0" draw:type="ooxml-non-primitive" draw:enhanced-path="M 33 1 C 14 1 0 86 21 136 33 186 58 173 95 198 132 198 156 223 169 247 205 272 205 297 242 309 250 314 256 316 262 316 285 316 299 282 329 272 330 271 332 271 333 271 357 271 330 353 375 353 382 353 391 351 403 346 464 321 514 210 563 198 464 173 366 173 267 173 205 173 242 149 205 124 198 119 193 117 189 117 178 117 183 138 167 138 164 138 160 138 156 136 132 136 70 50 45 13 41 5 37 1 33 1 Z N">
                <draw:equation draw:name="f0" draw:formula="logwidth"/>
                <draw:equation draw:name="f1" draw:formula="logheight"/>
              </draw:enhanced-geometry>
            </draw:custom-shape>
            <draw:custom-shape draw:name="Google Shape;6911;p54" draw:style-name="gr50" draw:text-style-name="P2" draw:layer="layout" svg:width="0.198cm" svg:height="0.079cm" svg:x="7.652cm" svg:y="4.908cm">
              <text:p text:style-name="P1"><text:span text:style-name="T1"/></text:p>
              <draw:enhanced-geometry draw:mirror-horizontal="false" draw:mirror-vertical="false" drawooo:sub-view-size="690 278" draw:text-areas="0 0 ?f0 ?f1" svg:viewBox="0 0 0 0" draw:type="ooxml-non-primitive" draw:enhanced-path="M 138 0 C 105 0 71 3 37 10 0 34 136 133 234 170 316 211 500 277 581 277 598 277 610 275 616 268 690 219 567 194 419 84 336 28 239 0 138 0 Z N">
                <draw:equation draw:name="f0" draw:formula="logwidth"/>
                <draw:equation draw:name="f1" draw:formula="logheight"/>
              </draw:enhanced-geometry>
            </draw:custom-shape>
            <draw:custom-shape draw:name="Google Shape;6912;p54" draw:style-name="gr86" draw:text-style-name="P2" draw:layer="layout" svg:width="0.443cm" svg:height="0.486cm" svg:x="7.997cm" svg:y="4.721cm">
              <text:p text:style-name="P1"><text:span text:style-name="T1"/></text:p>
              <draw:enhanced-geometry draw:mirror-horizontal="false" draw:mirror-vertical="false" drawooo:sub-view-size="1539 1687" draw:text-areas="0 0 ?f0 ?f1" svg:viewBox="0 0 0 0" draw:type="ooxml-non-primitive" draw:enhanced-path="M 814 0 C 761 0 710 34 678 76 641 138 530 335 493 372 456 409 456 372 456 446 419 582 370 705 308 840 271 890 210 964 173 1025 136 1075 62 1075 99 1099 117 1111 142 1111 162 1111 182 1111 197 1111 197 1124 197 1198 148 1272 86 1309 25 1333 0 1383 37 1420 61 1435 90 1456 123 1456 142 1456 163 1450 185 1432 204 1417 230 1411 260 1411 326 1411 409 1439 468 1456 524 1463 582 1466 642 1466 702 1466 764 1463 826 1456 891 1456 879 1495 910 1495 914 1495 919 1495 924 1493 966 1473 1024 1426 1042 1426 1046 1426 1047 1428 1047 1432 1060 1469 1060 1493 1011 1555 969 1607 909 1686 930 1686 933 1686 940 1684 949 1678 1023 1641 1035 1580 1121 1530 1195 1493 1257 1481 1294 1444 1319 1407 1343 1370 1356 1333 1380 1272 1429 1210 1491 1161 1532 1120 1539 1096 1498 1096 1490 1096 1479 1097 1466 1099 1427 1099 1416 1113 1402 1113 1391 1113 1378 1102 1343 1062 1282 988 1220 1001 1257 964 1306 939 1491 853 1380 828 1369 827 1358 826 1348 826 1303 826 1273 838 1252 838 1239 838 1229 833 1220 816 1201 769 1190 708 1169 708 1163 708 1155 715 1146 730 1123 800 1032 915 1023 915 1023 915 1023 915 1023 914 1023 890 1035 816 961 791 875 754 813 730 826 705 838 668 961 631 887 606 833 588 825 530 800 530 791 530 780 537 764 557 717 614 677 692 661 692 656 692 653 685 653 668 641 594 666 520 702 471 764 385 813 311 850 224 887 163 887 126 850 126 826 126 912 76 949 40 986 3 912 3 838 3 830 1 822 0 814 0 Z N">
                <draw:equation draw:name="f0" draw:formula="logwidth"/>
                <draw:equation draw:name="f1" draw:formula="logheight"/>
              </draw:enhanced-geometry>
            </draw:custom-shape>
            <draw:custom-shape draw:name="Google Shape;6913;p54" draw:style-name="gr81" draw:text-style-name="P2" draw:layer="layout" svg:width="0.102cm" svg:height="0.151cm" svg:x="8.37cm" svg:y="5.084cm">
              <text:p text:style-name="P1"><text:span text:style-name="T1"/></text:p>
              <draw:enhanced-geometry draw:mirror-horizontal="false" draw:mirror-vertical="false" drawooo:sub-view-size="356 528" draw:text-areas="0 0 ?f0 ?f1" svg:viewBox="0 0 0 0" draw:type="ooxml-non-primitive" draw:enhanced-path="M 265 1 C 264 1 262 2 261 3 199 53 150 127 100 200 66 258 0 463 10 463 11 463 12 462 14 459 34 429 126 344 154 344 161 344 164 349 162 361 151 415 112 527 145 527 149 527 155 525 162 521 183 504 198 500 210 500 221 500 230 504 238 504 246 504 252 500 261 484 273 435 261 348 285 299 320 252 355 150 338 150 337 150 336 151 335 151 316 160 248 205 227 205 220 205 218 200 224 188 247 154 280 1 265 1 Z N">
                <draw:equation draw:name="f0" draw:formula="logwidth"/>
                <draw:equation draw:name="f1" draw:formula="logheight"/>
              </draw:enhanced-geometry>
            </draw:custom-shape>
            <draw:custom-shape draw:name="Google Shape;6914;p54" draw:style-name="gr3" draw:text-style-name="P2" draw:layer="layout" svg:width="0.06cm" svg:height="0.067cm" svg:x="7.573cm" svg:y="3.534cm">
              <text:p text:style-name="P1"><text:span text:style-name="T1"/></text:p>
              <draw:enhanced-geometry draw:mirror-horizontal="false" draw:mirror-vertical="false" drawooo:sub-view-size="211 236" draw:text-areas="0 0 ?f0 ?f1" svg:viewBox="0 0 0 0" draw:type="ooxml-non-primitive" draw:enhanced-path="M 83 1 C 69 1 66 14 87 35 124 60 124 84 87 84 63 84 1 84 63 121 99 149 142 236 172 236 182 236 192 225 198 195 210 134 149 60 124 23 109 7 93 1 83 1 Z N">
                <draw:equation draw:name="f0" draw:formula="logwidth"/>
                <draw:equation draw:name="f1" draw:formula="logheight"/>
              </draw:enhanced-geometry>
            </draw:custom-shape>
            <draw:custom-shape draw:name="Google Shape;6915;p54" draw:style-name="gr30" draw:text-style-name="P2" draw:layer="layout" svg:width="0.046cm" svg:height="0.027cm" svg:x="7.378cm" svg:y="3.7cm">
              <text:p text:style-name="P1"><text:span text:style-name="T1"/></text:p>
              <draw:enhanced-geometry draw:mirror-horizontal="false" draw:mirror-vertical="false" drawooo:sub-view-size="162 98" draw:text-areas="0 0 ?f0 ?f1" svg:viewBox="0 0 0 0" draw:type="ooxml-non-primitive" draw:enhanced-path="M 91 0 C 47 0 1 68 11 88 18 95 28 98 39 98 88 98 161 44 121 14 112 4 101 0 91 0 Z N">
                <draw:equation draw:name="f0" draw:formula="logwidth"/>
                <draw:equation draw:name="f1" draw:formula="logheight"/>
              </draw:enhanced-geometry>
            </draw:custom-shape>
            <draw:custom-shape draw:name="Google Shape;6916;p54" draw:style-name="gr33" draw:text-style-name="P2" draw:layer="layout" svg:width="0.091cm" svg:height="0.046cm" svg:x="6.431cm" svg:y="4.546cm">
              <text:p text:style-name="P1"><text:span text:style-name="T1"/></text:p>
              <draw:enhanced-geometry draw:mirror-horizontal="false" draw:mirror-vertical="false" drawooo:sub-view-size="319 163" draw:text-areas="0 0 ?f0 ?f1" svg:viewBox="0 0 0 0" draw:type="ooxml-non-primitive" draw:enhanced-path="M 153 0 C 137 0 123 2 112 4 50 16 1 16 62 78 107 114 218 163 274 163 295 163 309 156 309 139 319 29 222 0 153 0 Z N">
                <draw:equation draw:name="f0" draw:formula="logwidth"/>
                <draw:equation draw:name="f1" draw:formula="logheight"/>
              </draw:enhanced-geometry>
            </draw:custom-shape>
            <draw:custom-shape draw:name="Google Shape;6917;p54" draw:style-name="gr49" draw:text-style-name="P2" draw:layer="layout" svg:width="0.085cm" svg:height="0.064cm" svg:x="6.574cm" svg:y="4.177cm">
              <text:p text:style-name="P1"><text:span text:style-name="T1"/></text:p>
              <draw:enhanced-geometry draw:mirror-horizontal="false" draw:mirror-vertical="false" drawooo:sub-view-size="297 226" draw:text-areas="0 0 ?f0 ?f1" svg:viewBox="0 0 0 0" draw:type="ooxml-non-primitive" draw:enhanced-path="M 184 0 C 162 0 145 21 99 52 13 89 1 101 38 101 87 101 99 163 148 200 174 218 192 225 205 225 238 225 246 181 272 138 296 76 284 64 235 27 211 8 197 0 184 0 Z N">
                <draw:equation draw:name="f0" draw:formula="logwidth"/>
                <draw:equation draw:name="f1" draw:formula="logheight"/>
              </draw:enhanced-geometry>
            </draw:custom-shape>
            <draw:custom-shape draw:name="Google Shape;6918;p54" draw:style-name="gr87" draw:text-style-name="P2" draw:layer="layout" svg:width="0.077cm" svg:height="0.089cm" svg:x="6.546cm" svg:y="3.472cm">
              <text:p text:style-name="P1"><text:span text:style-name="T1"/></text:p>
              <draw:enhanced-geometry draw:mirror-horizontal="false" draw:mirror-vertical="false" drawooo:sub-view-size="270 312" draw:text-areas="0 0 ?f0 ?f1" svg:viewBox="0 0 0 0" draw:type="ooxml-non-primitive" draw:enhanced-path="M 149 0 C 105 0 90 37 47 101 0 184 55 312 124 312 127 312 130 311 134 311 269 286 244 27 171 3 163 1 156 0 149 0 Z N">
                <draw:equation draw:name="f0" draw:formula="logwidth"/>
                <draw:equation draw:name="f1" draw:formula="logheight"/>
              </draw:enhanced-geometry>
            </draw:custom-shape>
            <draw:custom-shape draw:name="Google Shape;6919;p54" draw:style-name="gr78" draw:text-style-name="P2" draw:layer="layout" svg:width="0.131cm" svg:height="0.095cm" svg:x="6.304cm" svg:y="3.395cm">
              <text:p text:style-name="P1"><text:span text:style-name="T1"/></text:p>
              <draw:enhanced-geometry draw:mirror-horizontal="false" draw:mirror-vertical="false" drawooo:sub-view-size="457 333" draw:text-areas="0 0 ?f0 ?f1" svg:viewBox="0 0 0 0" draw:type="ooxml-non-primitive" draw:enhanced-path="M 418 1 C 356 1 235 47 173 74 111 98 49 148 25 221 0 283 123 332 173 332 259 332 444 86 456 24 456 7 441 1 418 1 Z N">
                <draw:equation draw:name="f0" draw:formula="logwidth"/>
                <draw:equation draw:name="f1" draw:formula="logheight"/>
              </draw:enhanced-geometry>
            </draw:custom-shape>
            <draw:custom-shape draw:name="Google Shape;6920;p54" draw:style-name="gr15" draw:text-style-name="P2" draw:layer="layout" svg:width="0.083cm" svg:height="0.051cm" svg:x="6.664cm" svg:y="3.329cm">
              <text:p text:style-name="P1"><text:span text:style-name="T1"/></text:p>
              <draw:enhanced-geometry draw:mirror-horizontal="false" draw:mirror-vertical="false" drawooo:sub-view-size="292 181" draw:text-areas="0 0 ?f0 ?f1" svg:viewBox="0 0 0 0" draw:type="ooxml-non-primitive" draw:enhanced-path="M 119 0 C 102 0 85 2 72 7 1 42 134 180 199 180 202 180 205 180 207 179 281 167 269 105 281 68 291 38 195 0 119 0 Z N">
                <draw:equation draw:name="f0" draw:formula="logwidth"/>
                <draw:equation draw:name="f1" draw:formula="logheight"/>
              </draw:enhanced-geometry>
            </draw:custom-shape>
            <draw:custom-shape draw:name="Google Shape;6921;p54" draw:style-name="gr88" draw:text-style-name="P2" draw:layer="layout" svg:width="0.462cm" svg:height="0.362cm" svg:x="6.083cm" svg:y="3.02cm">
              <text:p text:style-name="P1"><text:span text:style-name="T1"/></text:p>
              <draw:enhanced-geometry draw:mirror-horizontal="false" draw:mirror-vertical="false" drawooo:sub-view-size="1603 1259" draw:text-areas="0 0 ?f0 ?f1" svg:viewBox="0 0 0 0" draw:type="ooxml-non-primitive" draw:enhanced-path="M 381 0 C 351 0 299 56 247 129 185 203 222 511 197 573 197 634 197 696 222 758 222 807 123 905 62 942 0 979 13 1016 25 1029 55 1032 83 1033 112 1033 189 1033 261 1022 333 1004 382 1004 382 1127 382 1213 382 1248 392 1259 407 1259 431 1259 468 1233 505 1226 555 1213 641 1041 690 1029 752 1029 826 905 863 868 870 861 878 858 885 858 915 858 947 905 986 905 991 907 997 907 1002 907 1043 907 1075 868 1097 868 1099 868 1101 867 1103 867 1129 867 1100 946 1146 992 1245 1041 1343 1090 1454 1127 1461 1131 1467 1133 1472 1133 1523 1133 1555 1000 1577 967 1602 942 1540 918 1516 856 1501 836 1476 830 1447 830 1404 830 1351 844 1306 844 1245 844 1306 770 1294 671 1294 560 1134 511 1085 511 1023 511 875 339 826 339 752 326 690 289 641 228 618 205 605 196 596 196 575 196 576 239 542 265 535 269 528 270 523 270 493 270 493 220 493 178 481 117 444 55 395 6 391 2 386 0 381 0 Z N">
                <draw:equation draw:name="f0" draw:formula="logwidth"/>
                <draw:equation draw:name="f1" draw:formula="logheight"/>
              </draw:enhanced-geometry>
            </draw:custom-shape>
            <draw:custom-shape draw:name="Google Shape;6922;p54" draw:style-name="gr46" draw:text-style-name="P2" draw:layer="layout" svg:width="0.09cm" svg:height="0.062cm" svg:x="6.259cm" svg:y="2.981cm">
              <text:p text:style-name="P1"><text:span text:style-name="T1"/></text:p>
              <draw:enhanced-geometry draw:mirror-horizontal="false" draw:mirror-vertical="false" drawooo:sub-view-size="316 217" draw:text-areas="0 0 ?f0 ?f1" svg:viewBox="0 0 0 0" draw:type="ooxml-non-primitive" draw:enhanced-path="M 15 0 C 0 0 109 216 198 216 205 216 211 215 217 213 315 176 57 40 20 3 17 1 16 0 15 0 Z N">
                <draw:equation draw:name="f0" draw:formula="logwidth"/>
                <draw:equation draw:name="f1" draw:formula="logheight"/>
              </draw:enhanced-geometry>
            </draw:custom-shape>
            <draw:custom-shape draw:name="Google Shape;6923;p54" draw:style-name="gr22" draw:text-style-name="P2" draw:layer="layout" svg:width="0.041cm" svg:height="0.045cm" svg:x="6.229cm" svg:y="3.011cm">
              <text:p text:style-name="P1"><text:span text:style-name="T1"/></text:p>
              <draw:enhanced-geometry draw:mirror-horizontal="false" draw:mirror-vertical="false" drawooo:sub-view-size="144 160" draw:text-areas="0 0 ?f0 ?f1" svg:viewBox="0 0 0 0" draw:type="ooxml-non-primitive" draw:enhanced-path="M 7 1 C 3 1 0 4 0 10 0 41 35 160 83 160 92 160 102 156 111 146 143 124 36 1 7 1 Z N">
                <draw:equation draw:name="f0" draw:formula="logwidth"/>
                <draw:equation draw:name="f1" draw:formula="logheight"/>
              </draw:enhanced-geometry>
            </draw:custom-shape>
            <draw:custom-shape draw:name="Google Shape;6924;p54" draw:style-name="gr10" draw:text-style-name="P2" draw:layer="layout" svg:width="0.045cm" svg:height="0.071cm" svg:x="6.097cm" svg:y="2.701cm">
              <text:p text:style-name="P1"><text:span text:style-name="T1"/></text:p>
              <draw:enhanced-geometry draw:mirror-horizontal="false" draw:mirror-vertical="false" drawooo:sub-view-size="161 249" draw:text-areas="0 0 ?f0 ?f1" svg:viewBox="0 0 0 0" draw:type="ooxml-non-primitive" draw:enhanced-path="M 74 0 C 60 0 50 7 50 24 50 73 1 172 38 184 65 193 85 248 109 248 117 248 126 241 136 221 161 159 161 85 136 24 116 10 92 0 74 0 Z N">
                <draw:equation draw:name="f0" draw:formula="logwidth"/>
                <draw:equation draw:name="f1" draw:formula="logheight"/>
              </draw:enhanced-geometry>
            </draw:custom-shape>
            <draw:custom-shape draw:name="Google Shape;6925;p54" draw:style-name="gr1" draw:text-style-name="P2" draw:layer="layout" svg:width="1.979cm" svg:height="1.666cm" svg:x="5.891cm" svg:y="1.876cm">
              <text:p text:style-name="P1"><text:span text:style-name="T1"/></text:p>
              <draw:enhanced-geometry draw:mirror-horizontal="false" draw:mirror-vertical="false" drawooo:sub-view-size="6857 5775" draw:text-areas="0 0 ?f0 ?f1" svg:viewBox="0 0 0 0" draw:type="ooxml-non-primitive" draw:enhanced-path="M 1011 0 C 839 13 666 50 506 111 444 161 247 333 186 395 112 506 63 629 26 764 1 925 1 1085 13 1245 13 1356 334 1368 481 1368 492 1367 503 1366 514 1366 586 1366 648 1402 691 1467 740 1516 592 1541 469 1541 371 1528 284 1504 186 1467 136 1467 173 1528 198 1602 223 1676 284 1725 358 1750 432 1775 420 1812 531 1836 546 1839 560 1841 572 1841 655 1841 660 1775 703 1775 753 1775 802 1799 826 1836 888 1898 950 1935 1024 1947 1085 1947 1147 1935 1184 1935 1208 1935 1258 1984 1344 1984 1492 1984 1627 1997 1763 2033 1784 2055 1814 2068 1845 2068 1867 2068 1890 2061 1911 2046 1960 2033 1911 1997 1861 1972 1831 1941 1759 1919 1769 1919 1771 1919 1777 1920 1788 1923 1861 1935 1911 1997 2046 2033 2194 2070 2293 2218 2354 2255 2370 2266 2382 2270 2390 2270 2421 2270 2414 2213 2453 2194 2478 2169 2502 2132 2478 2095 2478 2092 2469 2090 2454 2090 2414 2090 2331 2102 2268 2120 2262 2121 2256 2121 2251 2121 2196 2121 2199 2065 2120 2009 2074 1976 2099 1964 2147 1964 2188 1964 2247 1973 2293 1984 2367 2021 2465 2046 2564 2046 2601 2033 2650 2046 2675 1984 2699 1923 2613 1849 2539 1824 2478 1799 2502 1775 2576 1775 2638 1775 2625 1775 2601 1738 2585 1714 2579 1700 2590 1700 2597 1700 2608 1704 2625 1713 2687 1750 2736 1836 2786 1886 2801 1901 2813 1907 2823 1907 2845 1907 2859 1878 2884 1861 2887 1859 2890 1859 2893 1859 2936 1859 2957 2025 2946 2083 2942 2100 2946 2107 2953 2107 2972 2107 3018 2064 3044 2046 3047 2045 3049 2045 3051 2045 3083 2045 3094 2122 3094 2157 3094 2194 3155 2169 3217 2231 3266 2280 3328 2317 3389 2342 3439 2366 3414 2391 3389 2440 3365 2473 3324 2478 3281 2478 3259 2478 3237 2477 3217 2477 3155 2477 3204 2576 3204 2637 3204 2651 3213 2657 3228 2657 3279 2657 3400 2584 3439 2526 3500 2465 3562 2489 3611 2477 3615 2476 3618 2475 3621 2475 3646 2475 3636 2523 3636 2600 3636 2637 3660 2687 3697 2711 3722 2736 3722 2822 3759 2871 3769 2882 3777 2886 3781 2886 3799 2886 3784 2827 3784 2797 3771 2773 3771 2748 3784 2723 3808 2699 3833 2674 3845 2637 3850 2631 3854 2628 3857 2628 3880 2628 3871 2766 3882 2810 3890 2832 3919 2836 3952 2836 3974 2836 3998 2834 4018 2834 4020 2834 4022 2833 4024 2833 4056 2833 4069 2926 4104 3007 4153 3105 4215 3278 4227 3327 4239 3377 4190 3401 4141 3450 4079 3500 4042 3512 4067 3561 4092 3598 4400 3623 4412 3623 4424 3623 4498 3487 4523 3463 4527 3459 4531 3457 4537 3457 4567 3457 4619 3509 4671 3561 4732 3635 4856 3660 4905 3685 4942 3722 4929 3771 4880 3808 4860 3820 4830 3824 4797 3824 4731 3824 4654 3808 4621 3808 4560 3808 4560 3894 4511 3931 4502 3938 4494 3941 4489 3941 4461 3941 4461 3876 4461 3795 4437 3709 4363 3648 4276 3648 4226 3633 4171 3627 4115 3627 4075 3627 4034 3630 3993 3635 3894 3697 3821 3771 3747 3857 3697 3919 3882 4067 3907 4140 3944 4214 3858 4165 3734 4214 3611 4264 3488 4288 3352 4288 3217 4276 3155 4202 3069 4202 2970 4202 3007 4214 2995 4264 2983 4313 2896 4375 2847 4412 2810 4485 2810 4559 2847 4633 2921 4683 2995 4720 3081 4744 3098 4752 3116 4755 3133 4755 3234 4755 3346 4652 3377 4621 3402 4596 3439 4596 3476 4596 3500 4596 3562 4646 3623 4658 3629 4659 3634 4660 3639 4660 3687 4660 3697 4605 3697 4572 3700 4565 3703 4562 3708 4562 3729 4562 3770 4610 3800 4610 3803 4610 3806 4609 3808 4609 3835 4609 3842 4583 3882 4583 3897 4583 3917 4586 3944 4596 4042 4646 3968 4633 4005 4670 4042 4707 4030 4720 4116 4793 4166 4843 4215 4880 4276 4917 4338 4941 4400 4978 4449 5028 4486 5077 4449 5089 4387 5101 4326 5126 4313 5101 4350 5151 4387 5200 4424 5225 4486 5249 4548 5274 4597 5311 4634 5360 4683 5410 4806 5385 4893 5410 4966 5434 4929 5459 5003 5533 5102 5594 5225 5644 5361 5644 5472 5656 5583 5705 5681 5767 5688 5772 5693 5775 5696 5775 5722 5775 5640 5608 5607 5520 5509 5410 5398 5323 5262 5237 5176 5175 5201 5212 5176 5138 5139 5077 5090 5077 5040 5015 4979 4954 5053 4978 5102 4966 5140 4958 5140 4941 5141 4941 5141 4941 5142 4947 5151 4966 5188 5015 5213 5065 5238 5114 5246 5130 5253 5137 5259 5137 5281 5137 5295 5054 5324 5015 5331 5008 5336 5005 5342 5005 5375 5005 5388 5126 5484 5200 5523 5231 5542 5243 5550 5243 5563 5243 5537 5203 5521 5163 5518 5149 5518 5143 5521 5143 5531 5143 5569 5211 5607 5249 5635 5277 5655 5293 5665 5293 5672 5293 5674 5283 5669 5262 5662 5249 5662 5244 5665 5244 5676 5244 5725 5290 5780 5336 5866 5397 5964 5471 6063 5520 6090 5538 6103 5546 6107 5546 6117 5546 6033 5472 5977 5397 5923 5335 5915 5291 5933 5291 5940 5291 5951 5297 5964 5311 5981 5339 5993 5351 6001 5351 6010 5351 6014 5332 6014 5299 6014 5225 5964 5163 5952 5028 5949 4989 5948 4972 5951 4972 5958 4972 5986 5074 6038 5188 6061 5234 6073 5252 6077 5252 6086 5252 6063 5162 6063 5077 6063 5021 6060 4998 6062 4998 L 6062 4998 C 6065 4998 6073 5030 6100 5077 6113 5103 6121 5115 6125 5115 6134 5115 6111 5031 6075 4941 6026 4818 5989 4818 5915 4769 5841 4720 5903 4707 5891 4584 5886 4539 5885 4522 5883 4522 5879 4522 5873 4574 5841 4621 5834 4639 5828 4646 5824 4646 5808 4646 5814 4537 5804 4498 5799 4482 5794 4475 5787 4475 5777 4475 5764 4489 5743 4510 5733 4523 5725 4528 5719 4528 5699 4528 5687 4482 5669 4436 5659 4407 5651 4397 5645 4397 5634 4397 5627 4421 5619 4436 5619 4439 5616 4441 5610 4441 5592 4441 5552 4425 5533 4387 5496 4338 5472 4288 5447 4227 5410 4128 5398 4116 5361 4116 5324 4116 5299 4103 5213 3943 5166 3868 5153 3841 5157 3841 5161 3841 5187 3874 5213 3906 5250 3943 5299 3980 5361 3980 5410 3980 5459 3956 5435 3882 5410 3808 5324 3795 5385 3795 5394 3797 5399 3798 5403 3798 5426 3798 5366 3766 5398 3734 5435 3709 5398 3672 5447 3672 5509 3672 5521 3697 5570 3771 5619 3845 5644 3795 5693 3845 5705 3864 5717 3871 5729 3871 5755 3871 5783 3837 5817 3820 5833 3808 5845 3802 5853 3802 5867 3802 5862 3824 5829 3857 5767 3919 5792 3894 5743 3943 5730 3956 5733 3962 5749 3962 5781 3962 5866 3935 5989 3869 6051 3835 6081 3822 6091 3822 6114 3822 6040 3885 5989 3919 5928 3956 5866 3931 5854 4042 5848 4086 5857 4098 5874 4098 5896 4098 5930 4079 5964 4079 6026 4079 5964 4128 5964 4190 5964 4229 5978 4244 5995 4244 6010 4244 6027 4232 6038 4214 6048 4204 6053 4200 6054 4200 L 6054 4200 C 6057 4200 6035 4234 6026 4288 6020 4319 6029 4334 6043 4334 6057 4334 6075 4319 6088 4288 6102 4260 6112 4250 6123 4250 6141 4250 6160 4278 6199 4301 6260 4338 6273 4362 6334 4412 6346 4417 6354 4420 6359 4420 6387 4420 6334 4341 6334 4227 6334 4172 6334 4154 6337 4154 6341 4154 6351 4182 6371 4202 6379 4208 6386 4211 6391 4211 6419 4211 6412 4139 6371 4067 6351 4026 6342 4008 6348 4008 6353 4008 6368 4020 6396 4042 6416 4068 6446 4081 6476 4081 6501 4081 6526 4071 6544 4054 6593 4030 6568 4005 6507 3943 6474 3917 6476 3902 6494 3902 6510 3902 6539 3914 6568 3943 6593 3964 6605 3971 6612 3971 6624 3971 6613 3943 6630 3943 6654 3943 6679 3919 6618 3869 6568 3808 6667 3795 6753 3795 6839 3795 6827 3771 6778 3734 6731 3696 6748 3680 6770 3680 6777 3680 6784 3682 6790 3685 6798 3688 6808 3691 6817 3691 6838 3691 6856 3678 6839 3635 6827 3561 6753 3524 6728 3450 6720 3426 6712 3418 6703 3418 6684 3418 6659 3454 6618 3463 6593 3469 6571 3475 6561 3475 6550 3475 6550 3469 6568 3450 6589 3429 6602 3399 6581 3399 6577 3399 6573 3399 6568 3401 6562 3403 6556 3404 6549 3404 6514 3404 6470 3379 6408 3327 6377 3303 6359 3296 6331 3296 6303 3296 6266 3303 6199 3303 6063 3290 6125 3303 6149 3253 6174 3216 6174 3216 6125 3167 6102 3137 6066 3121 6031 3121 6007 3121 5984 3128 5964 3142 5953 3149 5944 3152 5938 3152 5911 3152 5928 3096 5928 3056 5928 3038 5924 3030 5919 3030 5906 3030 5883 3071 5866 3105 5862 3113 5859 3116 5856 3116 5838 3116 5831 3015 5841 2995 5841 2992 5839 2991 5836 2991 5820 2991 5771 3015 5730 3056 5724 3063 5718 3065 5712 3065 5674 3065 5650 2939 5607 2896 5533 2847 5459 2810 5373 2810 5287 2785 5238 2711 5164 2711 5102 2711 5077 2637 5127 2600 5176 2576 5213 2539 5262 2514 5299 2477 5225 2477 5139 2477 5053 2477 5053 2477 5090 2452 5127 2425 5171 2411 5221 2411 5238 2411 5256 2412 5274 2415 5324 2422 5370 2425 5416 2425 5462 2425 5509 2422 5558 2415 5632 2403 5533 2342 5472 2329 5398 2305 5262 2305 5213 2280 5141 2262 5069 2250 4996 2250 4970 2250 4944 2252 4917 2255 4782 2255 5053 2218 5127 2218 5188 2218 5188 2181 5274 2157 5303 2142 5336 2136 5369 2136 5392 2136 5414 2139 5435 2144 5509 2144 5299 1898 5250 1861 5241 1856 5232 1854 5225 1854 5192 1854 5176 1893 5176 1923 5176 1960 5151 1984 4905 2095 4836 2129 4807 2142 4801 2142 4786 2142 4931 2058 4966 2058 5003 2046 5090 1972 5077 1947 5070 1940 5029 1898 4965 1898 4921 1898 4867 1918 4806 1984 4751 2044 4722 2066 4713 2066 4699 2066 4726 2021 4769 1984 4843 1923 4917 1873 4991 1849 5065 1836 5127 1799 5102 1738 5085 1687 5033 1654 4943 1654 4901 1654 4852 1661 4794 1676 4752 1687 4727 1692 4716 1692 4675 1692 4775 1637 4794 1590 4801 1568 4795 1559 4782 1559 4751 1559 4677 1608 4634 1652 4572 1713 4511 1713 4461 1886 4446 1932 4437 1949 4434 1949 4422 1949 4452 1787 4461 1750 4468 1736 4468 1730 4463 1730 4450 1730 4403 1768 4350 1812 4333 1823 4324 1828 4321 1828 4310 1828 4364 1773 4412 1725 4486 1676 4498 1713 4572 1627 4634 1541 4597 1541 4572 1479 4562 1459 4553 1451 4544 1451 4521 1451 4501 1511 4474 1565 4437 1627 4326 1602 4239 1652 4224 1660 4215 1664 4211 1664 4191 1664 4275 1586 4326 1565 4387 1528 4449 1516 4387 1504 4375 1502 4362 1501 4350 1501 4285 1501 4217 1526 4166 1578 4142 1595 4130 1602 4125 1602 4110 1602 4171 1532 4190 1504 4212 1481 4252 1477 4291 1477 4317 1477 4343 1479 4363 1479 4412 1479 4449 1442 4449 1368 4449 1294 4215 1208 4166 1208 4116 1220 4067 1233 4030 1270 4005 1307 4005 1368 3968 1467 3959 1489 3953 1497 3950 1497 3936 1497 3966 1349 3956 1319 3953 1311 3950 1307 3945 1307 3928 1307 3899 1358 3870 1454 3862 1477 3857 1486 3854 1486 3843 1486 3863 1348 3882 1319 3907 1282 3894 1233 3858 1220 3852 1215 3846 1212 3840 1212 3818 1212 3793 1252 3784 1368 3780 1411 3775 1428 3771 1428 3761 1428 3754 1330 3771 1270 3796 1183 3771 1183 3771 1159 3768 1147 3759 1143 3748 1143 3724 1143 3686 1166 3660 1183 3623 1208 3611 1294 3586 1343 3582 1350 3578 1353 3576 1353 3562 1353 3602 1228 3623 1196 3656 1153 3632 1119 3609 1119 3605 1119 3602 1120 3599 1122 3581 1139 3563 1183 3555 1183 3551 1183 3549 1176 3549 1159 3562 1097 3623 1109 3660 1085 3710 1060 3759 1048 3771 998 3784 949 3648 937 3549 937 3451 937 3513 937 3439 1023 3402 1066 3377 1082 3365 1082 3352 1082 3352 1066 3365 1048 3402 1011 3439 925 3402 925 3352 937 3291 974 3241 1011 3238 1014 3236 1016 3235 1016 3228 1016 3335 875 3402 875 3451 875 3500 863 3549 851 3562 838 3513 740 3451 727 3389 703 3328 690 3266 690 3229 690 3081 580 2995 567 2988 566 2982 566 2974 566 2904 566 2818 618 2773 629 2736 641 2712 690 2736 727 2749 777 2958 838 3007 863 3057 875 3007 888 2970 888 2909 875 2859 863 2810 838 2749 801 2687 777 2613 764 2576 764 2638 814 2687 863 2724 925 2859 1023 2884 1060 2890 1071 2884 1075 2872 1075 2829 1075 2698 1020 2650 1011 2588 998 2576 974 2601 937 2625 900 2613 888 2564 801 2551 780 2539 771 2527 771 2491 771 2456 848 2428 875 2420 888 2412 892 2402 892 2383 892 2358 875 2317 875 2256 875 2256 937 2206 962 2202 965 2198 966 2195 966 2162 966 2185 806 2219 727 2228 710 2229 703 2226 703 2216 703 2155 773 2108 801 2095 812 2087 816 2084 816 2071 816 2116 754 2145 715 2194 678 2256 641 2268 567 2280 481 2243 407 2169 358 2133 333 2096 284 2083 173 2071 62 1948 37 1800 37 1689 37 1578 87 1504 173 1455 210 1504 185 1516 247 1520 260 1520 265 1517 265 1510 265 1485 228 1467 210 1458 196 1449 191 1438 191 1419 191 1395 207 1356 222 1295 253 1318 275 1300 275 1297 275 1291 274 1282 272 1255 253 1248 242 1227 242 1219 242 1209 244 1196 247 1147 247 1208 321 1332 382 1373 403 1371 410 1349 410 1304 410 1176 382 1134 382 1061 382 1221 456 1344 530 1379 551 1383 559 1370 559 1335 559 1187 507 1134 481 1115 468 1100 463 1089 463 1059 463 1054 503 1036 530 999 580 1036 580 1048 641 1073 715 1184 752 1245 752 1295 752 1307 777 1282 789 1270 801 1332 912 1381 974 1387 980 1389 982 1389 982 1386 982 1229 838 1196 838 1190 836 1183 835 1176 835 1143 835 1108 857 1098 888 1061 937 1036 937 950 949 876 962 1159 1146 1233 1171 1307 1196 1307 1208 1295 1257 1270 1294 1233 1307 1233 1331 1258 1368 1258 1417 1258 1467 1253 1498 1247 1509 1241 1509 1233 1509 1223 1488 1208 1467 1171 1430 1122 1405 1073 1405 1024 1393 1098 1368 1134 1368 1184 1356 1196 1343 1196 1307 1110 1208 1024 1109 925 1035 876 986 839 912 839 851 839 777 888 727 863 690 851 666 789 592 789 543 863 345 1011 185 1196 74 1233 62 1098 0 1011 0 Z N">
                <draw:equation draw:name="f0" draw:formula="logwidth"/>
                <draw:equation draw:name="f1" draw:formula="logheight"/>
              </draw:enhanced-geometry>
            </draw:custom-shape>
            <draw:custom-shape draw:name="Google Shape;6926;p54" draw:style-name="gr64" draw:text-style-name="P2" draw:layer="layout" svg:width="0.074cm" svg:height="0.03cm" svg:x="7.174cm" svg:y="3.426cm">
              <text:p text:style-name="P1"><text:span text:style-name="T1"/></text:p>
              <draw:enhanced-geometry draw:mirror-horizontal="false" draw:mirror-vertical="false" drawooo:sub-view-size="259 109" draw:text-areas="0 0 ?f0 ?f1" svg:viewBox="0 0 0 0" draw:type="ooxml-non-primitive" draw:enhanced-path="M 108 1 C 93 1 79 2 66 4 0 4 164 109 222 109 229 109 235 107 238 102 259 30 184 1 108 1 Z N">
                <draw:equation draw:name="f0" draw:formula="logwidth"/>
                <draw:equation draw:name="f1" draw:formula="logheight"/>
              </draw:enhanced-geometry>
            </draw:custom-shape>
            <draw:custom-shape draw:name="Google Shape;6927;p54" draw:style-name="gr74" draw:text-style-name="P2" draw:layer="layout" svg:width="0.098cm" svg:height="0.042cm" svg:x="6.937cm" svg:y="2.716cm">
              <text:p text:style-name="P1"><text:span text:style-name="T1"/></text:p>
              <draw:enhanced-geometry draw:mirror-horizontal="false" draw:mirror-vertical="false" drawooo:sub-view-size="344 150" draw:text-areas="0 0 ?f0 ?f1" svg:viewBox="0 0 0 0" draw:type="ooxml-non-primitive" draw:enhanced-path="M 107 0 C 88 0 72 4 62 12 13 49 0 86 62 123 81 141 128 149 178 149 258 149 344 128 321 98 292 49 178 0 107 0 Z N">
                <draw:equation draw:name="f0" draw:formula="logwidth"/>
                <draw:equation draw:name="f1" draw:formula="logheight"/>
              </draw:enhanced-geometry>
            </draw:custom-shape>
            <draw:custom-shape draw:name="Google Shape;6928;p54" draw:style-name="gr89" draw:text-style-name="P2" draw:layer="layout" svg:width="0.17cm" svg:height="0.147cm" svg:x="6.759cm" svg:y="2.689cm">
              <text:p text:style-name="P1"><text:span text:style-name="T1"/></text:p>
              <draw:enhanced-geometry draw:mirror-horizontal="false" draw:mirror-vertical="false" drawooo:sub-view-size="591 511" draw:text-areas="0 0 ?f0 ?f1" svg:viewBox="0 0 0 0" draw:type="ooxml-non-primitive" draw:enhanced-path="M 395 1 C 335 1 264 16 209 29 98 53 24 189 12 312 0 438 169 511 262 511 270 511 277 510 283 509 357 472 431 435 492 374 591 300 529 177 517 66 505 16 455 1 395 1 Z N">
                <draw:equation draw:name="f0" draw:formula="logwidth"/>
                <draw:equation draw:name="f1" draw:formula="logheight"/>
              </draw:enhanced-geometry>
            </draw:custom-shape>
            <draw:custom-shape draw:name="Google Shape;6929;p54" draw:style-name="gr49" draw:text-style-name="P2" draw:layer="layout" svg:width="0.087cm" svg:height="0.064cm" svg:x="6.614cm" svg:y="2.547cm">
              <text:p text:style-name="P1"><text:span text:style-name="T1"/></text:p>
              <draw:enhanced-geometry draw:mirror-horizontal="false" draw:mirror-vertical="false" drawooo:sub-view-size="306 226" draw:text-areas="0 0 ?f0 ?f1" svg:viewBox="0 0 0 0" draw:type="ooxml-non-primitive" draw:enhanced-path="M 228 1 C 148 1 0 226 46 226 108 226 305 29 244 4 239 2 233 1 228 1 Z N">
                <draw:equation draw:name="f0" draw:formula="logwidth"/>
                <draw:equation draw:name="f1" draw:formula="logheight"/>
              </draw:enhanced-geometry>
            </draw:custom-shape>
            <draw:custom-shape draw:name="Google Shape;6930;p54" draw:style-name="gr57" draw:text-style-name="P2" draw:layer="layout" svg:width="0.075cm" svg:height="0.035cm" svg:x="6.748cm" svg:y="2.537cm">
              <text:p text:style-name="P1"><text:span text:style-name="T1"/></text:p>
              <draw:enhanced-geometry draw:mirror-horizontal="false" draw:mirror-vertical="false" drawooo:sub-view-size="264 125" draw:text-areas="0 0 ?f0 ?f1" svg:viewBox="0 0 0 0" draw:type="ooxml-non-primitive" draw:enhanced-path="M 97 0 C 94 0 90 1 87 1 0 14 62 124 99 124 263 113 170 0 97 0 Z N">
                <draw:equation draw:name="f0" draw:formula="logwidth"/>
                <draw:equation draw:name="f1" draw:formula="logheight"/>
              </draw:enhanced-geometry>
            </draw:custom-shape>
            <draw:custom-shape draw:name="Google Shape;6931;p54" draw:style-name="gr24" draw:text-style-name="P2" draw:layer="layout" svg:width="0.065cm" svg:height="0.016cm" svg:x="6.663cm" svg:y="2.5cm">
              <text:p text:style-name="P1"><text:span text:style-name="T1"/></text:p>
              <draw:enhanced-geometry draw:mirror-horizontal="false" draw:mirror-vertical="false" drawooo:sub-view-size="227 58" draw:text-areas="0 0 ?f0 ?f1" svg:viewBox="0 0 0 0" draw:type="ooxml-non-primitive" draw:enhanced-path="M 138 1 C 71 1 0 55 11 55 18 57 26 57 34 57 105 57 226 17 171 6 161 2 150 1 138 1 Z N">
                <draw:equation draw:name="f0" draw:formula="logwidth"/>
                <draw:equation draw:name="f1" draw:formula="logheight"/>
              </draw:enhanced-geometry>
            </draw:custom-shape>
            <draw:custom-shape draw:name="Google Shape;6932;p54" draw:style-name="gr90" draw:text-style-name="P2" draw:layer="layout" svg:width="0.337cm" svg:height="0.16cm" svg:x="6.513cm" svg:y="1.89cm">
              <text:p text:style-name="P1"><text:span text:style-name="T1"/></text:p>
              <draw:enhanced-geometry draw:mirror-horizontal="false" draw:mirror-vertical="false" drawooo:sub-view-size="1171 557" draw:text-areas="0 0 ?f0 ?f1" svg:viewBox="0 0 0 0" draw:type="ooxml-non-primitive" draw:enhanced-path="M 81 1 C 79 1 76 1 74 2 12 26 0 174 25 236 37 297 74 236 148 310 222 396 259 482 333 544 346 553 361 556 377 556 454 556 562 476 653 445 693 442 733 441 771 441 888 441 1001 455 1121 482 1171 482 900 150 789 88 727 63 659 51 592 51 524 51 456 63 394 88 386 92 375 94 363 94 279 94 133 1 81 1 Z N">
                <draw:equation draw:name="f0" draw:formula="logwidth"/>
                <draw:equation draw:name="f1" draw:formula="logheight"/>
              </draw:enhanced-geometry>
            </draw:custom-shape>
            <draw:custom-shape draw:name="Google Shape;6933;p54" draw:style-name="gr91" draw:text-style-name="P2" draw:layer="layout" svg:width="0.371cm" svg:height="0.267cm" svg:x="3.248cm" svg:y="4.81cm">
              <text:p text:style-name="P1"><text:span text:style-name="T1"/></text:p>
              <draw:enhanced-geometry draw:mirror-horizontal="false" draw:mirror-vertical="false" drawooo:sub-view-size="1288 929" draw:text-areas="0 0 ?f0 ?f1" svg:viewBox="0 0 0 0" draw:type="ooxml-non-primitive" draw:enhanced-path="M 90 0 C 80 0 70 1 62 4 12 28 0 53 62 90 86 102 106 105 122 105 136 105 148 103 160 103 179 103 197 107 222 127 270 156 281 216 259 216 253 216 245 211 234 201 196 163 173 111 164 111 162 111 160 115 160 127 160 176 123 250 210 287 296 312 333 299 394 349 444 410 468 459 518 459 528 456 536 455 542 455 559 455 560 466 542 484 530 509 419 521 542 546 678 558 702 558 702 607 702 644 629 681 715 681 764 681 826 669 875 657 L 875 657 C 863 669 863 681 863 706 863 755 974 829 1060 866 1110 895 1195 928 1241 928 1274 928 1287 912 1257 866 1195 792 1183 731 1121 632 1047 533 924 558 887 496 838 423 801 275 752 238 727 188 678 164 629 151 518 127 419 102 321 65 218 24 142 0 90 0 Z N">
                <draw:equation draw:name="f0" draw:formula="logwidth"/>
                <draw:equation draw:name="f1" draw:formula="logheight"/>
              </draw:enhanced-geometry>
            </draw:custom-shape>
            <draw:custom-shape draw:name="Google Shape;6934;p54" draw:style-name="gr48" draw:text-style-name="P2" draw:layer="layout" svg:width="0.156cm" svg:height="0.218cm" svg:x="2.937cm" svg:y="4.448cm">
              <text:p text:style-name="P1"><text:span text:style-name="T1"/></text:p>
              <draw:enhanced-geometry draw:mirror-horizontal="false" draw:mirror-vertical="false" drawooo:sub-view-size="544 757" draw:text-areas="0 0 ?f0 ?f1" svg:viewBox="0 0 0 0" draw:type="ooxml-non-primitive" draw:enhanced-path="M 39 0 C 15 0 1 9 5 37 18 148 67 259 128 345 215 443 338 702 473 751 484 755 491 757 496 757 544 757 360 610 338 554 313 505 289 480 301 456 301 431 350 443 301 382 252 320 227 357 239 283 252 222 190 209 252 172 317 129 324 57 292 57 287 57 282 58 276 61 227 74 227 135 202 160 180 175 148 199 135 199 127 199 126 189 141 160 190 86 276 24 202 24 148 24 80 0 39 0 Z N">
                <draw:equation draw:name="f0" draw:formula="logwidth"/>
                <draw:equation draw:name="f1" draw:formula="logheight"/>
              </draw:enhanced-geometry>
            </draw:custom-shape>
            <draw:custom-shape draw:name="Google Shape;6935;p54" draw:style-name="gr92" draw:text-style-name="P2" draw:layer="layout" svg:width="0.127cm" svg:height="0.168cm" svg:x="2.876cm" svg:y="4.221cm">
              <text:p text:style-name="P1"><text:span text:style-name="T1"/></text:p>
              <draw:enhanced-geometry draw:mirror-horizontal="false" draw:mirror-vertical="false" drawooo:sub-view-size="443 586" draw:text-areas="0 0 ?f0 ?f1" svg:viewBox="0 0 0 0" draw:type="ooxml-non-primitive" draw:enhanced-path="M 160 0 C 149 0 143 7 143 22 131 47 143 71 94 71 85 68 74 67 64 67 30 67 1 83 57 120 131 157 193 133 193 207 193 276 160 356 186 356 188 356 190 355 193 355 200 347 208 344 216 344 234 344 247 362 230 379 193 404 156 379 193 453 229 517 279 574 293 574 297 574 297 568 291 552 266 478 193 428 266 428 273 427 279 426 286 426 328 426 367 460 377 502 396 530 428 586 438 586 441 586 442 579 439 564 427 490 414 404 390 330 365 219 316 120 242 47 205 17 176 0 160 0 Z N">
                <draw:equation draw:name="f0" draw:formula="logwidth"/>
                <draw:equation draw:name="f1" draw:formula="logheight"/>
              </draw:enhanced-geometry>
            </draw:custom-shape>
            <draw:custom-shape draw:name="Google Shape;6936;p54" draw:style-name="gr25" draw:text-style-name="P2" draw:layer="layout" svg:width="0.049cm" svg:height="0.041cm" svg:x="2.942cm" svg:y="4.2cm">
              <text:p text:style-name="P1"><text:span text:style-name="T1"/></text:p>
              <draw:enhanced-geometry draw:mirror-horizontal="false" draw:mirror-vertical="false" drawooo:sub-view-size="174 146" draw:text-areas="0 0 ?f0 ?f1" svg:viewBox="0 0 0 0" draw:type="ooxml-non-primitive" draw:enhanced-path="M 115 0 C 100 0 80 17 50 47 1 84 87 96 136 133 145 141 151 145 155 145 173 145 146 63 136 22 131 7 124 0 115 0 Z N">
                <draw:equation draw:name="f0" draw:formula="logwidth"/>
                <draw:equation draw:name="f1" draw:formula="logheight"/>
              </draw:enhanced-geometry>
            </draw:custom-shape>
            <draw:custom-shape draw:name="Google Shape;6937;p54" draw:style-name="gr93" draw:text-style-name="P2" draw:layer="layout" svg:width="0.081cm" svg:height="0.074cm" svg:x="2.871cm" svg:y="4.123cm">
              <text:p text:style-name="P1"><text:span text:style-name="T1"/></text:p>
              <draw:enhanced-geometry draw:mirror-horizontal="false" draw:mirror-vertical="false" drawooo:sub-view-size="284 261" draw:text-areas="0 0 ?f0 ?f1" svg:viewBox="0 0 0 0" draw:type="ooxml-non-primitive" draw:enhanced-path="M 26 1 C 20 1 15 2 12 6 0 30 49 43 62 67 74 92 62 79 25 92 0 116 62 116 62 153 62 194 53 261 64 261 67 261 70 258 74 252 96 230 118 188 149 188 152 188 156 189 160 190 181 197 215 213 230 213 242 213 243 204 222 178 173 129 136 129 185 129 222 129 283 79 234 79 185 67 210 79 136 43 80 15 46 1 26 1 Z N">
                <draw:equation draw:name="f0" draw:formula="logwidth"/>
                <draw:equation draw:name="f1" draw:formula="logheight"/>
              </draw:enhanced-geometry>
            </draw:custom-shape>
            <draw:custom-shape draw:name="Google Shape;6938;p54" draw:style-name="gr94" draw:text-style-name="P2" draw:layer="layout" svg:width="0.042cm" svg:height="0.086cm" svg:x="2.835cm" svg:y="4.142cm">
              <text:p text:style-name="P1"><text:span text:style-name="T1"/></text:p>
              <draw:enhanced-geometry draw:mirror-horizontal="false" draw:mirror-vertical="false" drawooo:sub-view-size="149 302" draw:text-areas="0 0 ?f0 ?f1" svg:viewBox="0 0 0 0" draw:type="ooxml-non-primitive" draw:enhanced-path="M 62 0 C 13 0 1 25 26 49 50 74 99 99 62 136 41 180 38 302 55 302 57 302 60 300 62 296 87 259 149 259 124 197 99 136 124 111 136 86 149 37 99 0 62 0 Z N">
                <draw:equation draw:name="f0" draw:formula="logwidth"/>
                <draw:equation draw:name="f1" draw:formula="logheight"/>
              </draw:enhanced-geometry>
            </draw:custom-shape>
            <draw:custom-shape draw:name="Google Shape;6939;p54" draw:style-name="gr41" draw:text-style-name="P2" draw:layer="layout" svg:width="0.07cm" svg:height="0.121cm" svg:x="2.75cm" svg:y="4.081cm">
              <text:p text:style-name="P1"><text:span text:style-name="T1"/></text:p>
              <draw:enhanced-geometry draw:mirror-horizontal="false" draw:mirror-vertical="false" drawooo:sub-view-size="247 423" draw:text-areas="0 0 ?f0 ?f1" svg:viewBox="0 0 0 0" draw:type="ooxml-non-primitive" draw:enhanced-path="M 99 1 C 25 1 0 25 25 50 62 62 86 87 111 112 148 149 111 149 99 186 86 235 99 247 136 284 173 321 160 383 197 420 199 422 201 423 203 423 224 423 234 305 234 259 247 210 210 186 197 112 185 25 160 1 99 1 Z N">
                <draw:equation draw:name="f0" draw:formula="logwidth"/>
                <draw:equation draw:name="f1" draw:formula="logheight"/>
              </draw:enhanced-geometry>
            </draw:custom-shape>
            <draw:custom-shape draw:name="Google Shape;6940;p54" draw:style-name="gr94" draw:text-style-name="P2" draw:layer="layout" svg:width="0.12cm" svg:height="0.086cm" svg:x="2.686cm" svg:y="3.989cm">
              <text:p text:style-name="P1"><text:span text:style-name="T1"/></text:p>
              <draw:enhanced-geometry draw:mirror-horizontal="false" draw:mirror-vertical="false" drawooo:sub-view-size="420 303" draw:text-areas="0 0 ?f0 ?f1" svg:viewBox="0 0 0 0" draw:type="ooxml-non-primitive" draw:enhanced-path="M 185 0 C 148 0 87 37 50 62 0 87 74 74 99 99 124 111 99 99 74 136 50 173 136 222 185 284 198 297 208 302 215 302 229 302 234 283 234 259 225 231 230 218 248 218 255 218 262 219 271 222 283 230 291 233 298 233 313 233 324 218 358 210 419 197 271 148 222 111 173 62 198 50 234 37 259 25 234 13 185 0 Z N">
                <draw:equation draw:name="f0" draw:formula="logwidth"/>
                <draw:equation draw:name="f1" draw:formula="logheight"/>
              </draw:enhanced-geometry>
            </draw:custom-shape>
            <draw:custom-shape draw:name="Google Shape;6941;p54" draw:style-name="gr95" draw:text-style-name="P2" draw:layer="layout" svg:width="0.081cm" svg:height="0.114cm" svg:x="2.796cm" svg:y="3.996cm">
              <text:p text:style-name="P1"><text:span text:style-name="T1"/></text:p>
              <draw:enhanced-geometry draw:mirror-horizontal="false" draw:mirror-vertical="false" drawooo:sub-view-size="284 399" draw:text-areas="0 0 ?f0 ?f1" svg:viewBox="0 0 0 0" draw:type="ooxml-non-primitive" draw:enhanced-path="M 100 1 C 92 1 81 4 62 11 0 36 62 61 87 110 111 159 62 159 87 196 111 245 124 196 161 270 197 344 148 319 124 369 114 390 115 399 122 399 143 399 219 325 247 307 284 282 271 233 259 196 234 147 197 135 234 110 271 85 222 36 161 24 118 15 117 1 100 1 Z N">
                <draw:equation draw:name="f0" draw:formula="logwidth"/>
                <draw:equation draw:name="f1" draw:formula="logheight"/>
              </draw:enhanced-geometry>
            </draw:custom-shape>
            <draw:custom-shape draw:name="Google Shape;6942;p54" draw:style-name="gr24" draw:text-style-name="P2" draw:layer="layout" svg:width="0.051cm" svg:height="0.017cm" svg:x="2.746cm" svg:y="4.007cm">
              <text:p text:style-name="P1"><text:span text:style-name="T1"/></text:p>
              <draw:enhanced-geometry draw:mirror-horizontal="false" draw:mirror-vertical="false" drawooo:sub-view-size="181 61" draw:text-areas="0 0 ?f0 ?f1" svg:viewBox="0 0 0 0" draw:type="ooxml-non-primitive" draw:enhanced-path="M 169 1 C 148 1 96 15 62 24 1 36 62 61 124 61 161 61 149 36 173 11 181 4 178 1 169 1 Z N">
                <draw:equation draw:name="f0" draw:formula="logwidth"/>
                <draw:equation draw:name="f1" draw:formula="logheight"/>
              </draw:enhanced-geometry>
            </draw:custom-shape>
            <draw:custom-shape draw:name="Google Shape;6943;p54" draw:style-name="gr85" draw:text-style-name="P2" draw:layer="layout" svg:width="0.174cm" svg:height="0.1cm" svg:x="1.437cm" svg:y="4.037cm">
              <text:p text:style-name="P1"><text:span text:style-name="T1"/></text:p>
              <draw:enhanced-geometry draw:mirror-horizontal="false" draw:mirror-vertical="false" drawooo:sub-view-size="605 351" draw:text-areas="0 0 ?f0 ?f1" svg:viewBox="0 0 0 0" draw:type="ooxml-non-primitive" draw:enhanced-path="M 491 1 C 485 1 477 2 469 6 432 18 383 30 333 30 294 30 270 15 243 15 237 15 230 16 222 18 185 43 148 92 198 117 226 145 255 210 244 210 240 210 234 205 222 191 185 135 121 108 85 108 74 108 65 111 62 117 50 129 1 129 13 178 13 240 38 339 99 351 143 351 138 312 180 312 185 312 191 313 198 314 206 316 215 317 224 317 264 317 303 295 333 265 339 259 345 257 351 257 360 257 371 260 384 260 401 260 424 255 456 228 518 178 518 166 469 154 420 141 481 141 530 141 547 141 562 143 573 143 596 143 604 137 580 104 548 62 534 1 491 1 Z N">
                <draw:equation draw:name="f0" draw:formula="logwidth"/>
                <draw:equation draw:name="f1" draw:formula="logheight"/>
              </draw:enhanced-geometry>
            </draw:custom-shape>
            <draw:custom-shape draw:name="Google Shape;6944;p54" draw:style-name="gr50" draw:text-style-name="P2" draw:layer="layout" svg:width="0.101cm" svg:height="0.078cm" svg:x="1.516cm" svg:y="3.948cm">
              <text:p text:style-name="P1"><text:span text:style-name="T1"/></text:p>
              <draw:enhanced-geometry draw:mirror-horizontal="false" draw:mirror-vertical="false" drawooo:sub-view-size="355 272" draw:text-areas="0 0 ?f0 ?f1" svg:viewBox="0 0 0 0" draw:type="ooxml-non-primitive" draw:enhanced-path="M 265 1 C 262 1 259 3 256 7 222 29 1 271 52 271 56 271 63 269 72 266 133 229 195 204 256 179 269 176 282 175 294 175 306 175 318 176 327 176 346 176 355 173 343 155 321 122 289 1 265 1 Z N">
                <draw:equation draw:name="f0" draw:formula="logwidth"/>
                <draw:equation draw:name="f1" draw:formula="logheight"/>
              </draw:enhanced-geometry>
            </draw:custom-shape>
            <draw:custom-shape draw:name="Google Shape;6945;p54" draw:style-name="gr73" draw:text-style-name="P2" draw:layer="layout" svg:width="0.157cm" svg:height="0.054cm" svg:x="0.697cm" svg:y="4.369cm">
              <text:p text:style-name="P1"><text:span text:style-name="T1"/></text:p>
              <draw:enhanced-geometry draw:mirror-horizontal="false" draw:mirror-vertical="false" drawooo:sub-view-size="547 192" draw:text-areas="0 0 ?f0 ?f1" svg:viewBox="0 0 0 0" draw:type="ooxml-non-primitive" draw:enhanced-path="M 407 1 C 346 1 1 149 161 186 179 189 196 191 213 191 342 191 426 84 490 84 495 84 501 85 506 87 509 88 511 88 513 88 546 88 477 1 407 1 Z N">
                <draw:equation draw:name="f0" draw:formula="logwidth"/>
                <draw:equation draw:name="f1" draw:formula="logheight"/>
              </draw:enhanced-geometry>
            </draw:custom-shape>
            <draw:custom-shape draw:name="Google Shape;6946;p54" draw:style-name="gr10" draw:text-style-name="P2" draw:layer="layout" svg:width="0.095cm" svg:height="0.071cm" svg:x="0.544cm" svg:y="4.476cm">
              <text:p text:style-name="P1"><text:span text:style-name="T1"/></text:p>
              <draw:enhanced-geometry draw:mirror-horizontal="false" draw:mirror-vertical="false" drawooo:sub-view-size="334 250" draw:text-areas="0 0 ?f0 ?f1" svg:viewBox="0 0 0 0" draw:type="ooxml-non-primitive" draw:enhanced-path="M 269 0 C 235 0 198 19 186 50 161 111 198 124 149 161 112 185 1 247 50 247 61 249 72 250 84 250 137 250 194 228 235 198 284 136 334 99 334 62 334 19 303 0 269 0 Z N">
                <draw:equation draw:name="f0" draw:formula="logwidth"/>
                <draw:equation draw:name="f1" draw:formula="logheight"/>
              </draw:enhanced-geometry>
            </draw:custom-shape>
            <draw:custom-shape draw:name="Google Shape;6947;p54" draw:style-name="gr96" draw:text-style-name="P2" draw:layer="layout" svg:width="0.283cm" svg:height="0.19cm" svg:x="5.24cm" svg:y="2.472cm">
              <text:p text:style-name="P1"><text:span text:style-name="T1"/></text:p>
              <draw:enhanced-geometry draw:mirror-horizontal="false" draw:mirror-vertical="false" drawooo:sub-view-size="985 662" draw:text-areas="0 0 ?f0 ?f1" svg:viewBox="0 0 0 0" draw:type="ooxml-non-primitive" draw:enhanced-path="M 361 0 C 355 0 350 1 345 4 296 41 296 202 259 263 222 312 74 337 49 362 25 399 0 460 111 485 210 522 308 559 407 621 468 645 493 621 592 657 612 660 633 662 654 662 723 662 794 646 850 608 894 565 985 493 947 493 942 493 935 494 924 497 900 506 879 510 863 510 830 510 813 493 813 460 826 423 900 436 838 374 801 337 764 288 727 239 727 239 747 188 705 188 701 188 696 188 690 189 616 189 604 165 542 115 477 72 403 0 361 0 Z N">
                <draw:equation draw:name="f0" draw:formula="logwidth"/>
                <draw:equation draw:name="f1" draw:formula="logheight"/>
              </draw:enhanced-geometry>
            </draw:custom-shape>
            <draw:custom-shape draw:name="Google Shape;6948;p54" draw:style-name="gr25" draw:text-style-name="P2" draw:layer="layout" svg:width="0.046cm" svg:height="0.04cm" svg:x="5.162cm" svg:y="2.579cm">
              <text:p text:style-name="P1"><text:span text:style-name="T1"/></text:p>
              <draw:enhanced-geometry draw:mirror-horizontal="false" draw:mirror-vertical="false" drawooo:sub-view-size="163 141" draw:text-areas="0 0 ?f0 ?f1" svg:viewBox="0 0 0 0" draw:type="ooxml-non-primitive" draw:enhanced-path="M 145 0 C 126 0 89 14 61 29 15 63 1 141 49 141 53 141 57 140 61 140 122 140 98 78 147 29 163 8 158 0 145 0 Z N">
                <draw:equation draw:name="f0" draw:formula="logwidth"/>
                <draw:equation draw:name="f1" draw:formula="logheight"/>
              </draw:enhanced-geometry>
            </draw:custom-shape>
            <draw:custom-shape draw:name="Google Shape;6949;p54" draw:style-name="gr30" draw:text-style-name="P2" draw:layer="layout" svg:width="0.03cm" svg:height="0.026cm" svg:x="5.058cm" svg:y="2.624cm">
              <text:p text:style-name="P1"><text:span text:style-name="T1"/></text:p>
              <draw:enhanced-geometry draw:mirror-horizontal="false" draw:mirror-vertical="false" drawooo:sub-view-size="106 94" draw:text-areas="0 0 ?f0 ?f1" svg:viewBox="0 0 0 0" draw:type="ooxml-non-primitive" draw:enhanced-path="M 70 0 C 65 0 58 2 50 7 1 57 25 94 62 94 84 94 105 0 70 0 Z N">
                <draw:equation draw:name="f0" draw:formula="logwidth"/>
                <draw:equation draw:name="f1" draw:formula="logheight"/>
              </draw:enhanced-geometry>
            </draw:custom-shape>
            <draw:custom-shape draw:name="Google Shape;6950;p54" draw:style-name="gr1" draw:text-style-name="P2" draw:layer="layout" svg:width="1.268cm" svg:height="0.699cm" svg:x="3.885cm" svg:y="1.957cm">
              <text:p text:style-name="P1"><text:span text:style-name="T1"/></text:p>
              <draw:enhanced-geometry draw:mirror-horizontal="false" draw:mirror-vertical="false" drawooo:sub-view-size="4397 2425" draw:text-areas="0 0 ?f0 ?f1" svg:viewBox="0 0 0 0" draw:type="ooxml-non-primitive" draw:enhanced-path="M 2950 0 C 2899 0 2928 53 2906 76 2903 77 2900 77 2897 77 2853 77 2743 2 2708 2 2704 1 2700 0 2696 0 2657 0 2645 56 2622 113 2597 162 2844 704 2869 778 2878 836 2774 856 2693 856 2671 856 2650 855 2634 852 2573 852 2524 519 2524 458 2524 384 2388 298 2351 273 2265 236 2166 199 2080 174 2071 173 2064 173 2059 173 2005 173 2125 228 2203 273 2302 335 2252 396 2252 458 2250 471 2244 476 2236 476 2207 476 2154 408 2154 408 2139 423 2125 429 2111 429 2100 429 2090 426 2080 421 2069 415 2061 413 2055 413 2032 413 2027 444 1969 482 1907 532 1907 507 1821 544 1814 546 1808 547 1804 547 1753 547 1848 431 1871 408 1895 371 1883 310 1846 285 1739 232 1622 197 1504 197 1487 197 1469 197 1452 199 1402 224 1390 310 1365 347 1356 375 1250 388 1187 388 1166 388 1150 387 1144 384 1107 371 1181 298 1217 236 1242 174 1242 100 1217 39 1212 12 1168 1 1114 1 1045 1 958 18 909 39 823 63 638 174 527 224 404 285 293 371 195 470 133 519 219 495 244 532 269 556 232 569 170 593 109 655 59 741 22 827 0 872 58 881 129 881 176 881 229 877 269 877 367 877 293 926 256 963 244 988 269 994 315 994 361 994 429 988 503 988 638 988 860 963 946 963 749 1000 552 1061 367 1135 22 1283 330 1345 417 1406 453 1429 493 1437 535 1437 609 1437 693 1414 786 1406 893 1391 999 1381 1109 1381 1177 1381 1245 1385 1316 1394 1489 1419 1661 1468 1834 1542 1957 1604 1673 1567 1575 1591 1561 1593 1546 1594 1531 1594 1437 1594 1309 1567 1045 1567 1024 1565 1003 1565 982 1565 794 1565 609 1614 454 1702 404 1751 589 1899 725 2010 799 2077 966 2090 1098 2090 1186 2090 1259 2084 1279 2084 1316 2084 1365 2183 1365 2257 1365 2331 1439 2355 1513 2405 1533 2419 1568 2425 1611 2425 1751 2425 1979 2365 2092 2355 2228 2331 2363 2294 2487 2244 2548 2207 2610 2195 2684 2195 2782 2195 2930 2023 3016 1986 3030 1980 3040 1977 3049 1977 3096 1977 3080 2055 3090 2096 3103 2146 3251 2158 3337 2158 3411 2158 3386 2183 3435 2244 3454 2269 3549 2278 3656 2278 3762 2278 3879 2269 3941 2257 4051 2232 4064 2232 4101 2195 4138 2170 4175 2146 4199 2133 4236 2109 4113 2096 4076 2084 4039 2084 4076 2023 4076 1986 4076 1963 4072 1959 4060 1959 4052 1959 4042 1961 4027 1961 3990 1961 3941 1998 3941 2023 3941 2035 3854 2060 3830 2084 3828 2087 3827 2089 3827 2089 3826 2089 3853 2018 3842 1986 3842 1961 3793 1936 3793 1924 3793 1918 3803 1915 3818 1915 3851 1915 3909 1927 3931 1927 3937 1927 3941 1926 3941 1924 L 3941 1739 C 3941 1739 4322 1838 4359 1838 4396 1838 4359 1751 4359 1690 4359 1628 4187 1604 4051 1530 3916 1456 3941 1419 3793 1419 3645 1419 3534 1222 3509 1160 3497 1111 3497 1049 3534 1012 3546 1000 3571 951 3509 840 3423 680 3361 519 3300 359 3287 298 3287 236 3214 211 3152 187 3029 26 2967 2 2961 1 2955 0 2950 0 Z N">
                <draw:equation draw:name="f0" draw:formula="logwidth"/>
                <draw:equation draw:name="f1" draw:formula="logheight"/>
              </draw:enhanced-geometry>
            </draw:custom-shape>
            <draw:custom-shape draw:name="Google Shape;6951;p54" draw:style-name="gr97" draw:text-style-name="P2" draw:layer="layout" svg:width="0.195cm" svg:height="0.132cm" svg:x="4.71cm" svg:y="1.885cm">
              <text:p text:style-name="P1"><text:span text:style-name="T1"/></text:p>
              <draw:enhanced-geometry draw:mirror-horizontal="false" draw:mirror-vertical="false" drawooo:sub-view-size="678 462" draw:text-areas="0 0 ?f0 ?f1" svg:viewBox="0 0 0 0" draw:type="ooxml-non-primitive" draw:enhanced-path="M 362 1 C 301 1 239 10 185 30 148 55 136 104 62 129 0 166 197 203 259 252 321 289 407 449 444 461 481 461 592 240 641 178 678 104 579 67 505 18 461 7 412 1 362 1 Z N">
                <draw:equation draw:name="f0" draw:formula="logwidth"/>
                <draw:equation draw:name="f1" draw:formula="logheight"/>
              </draw:enhanced-geometry>
            </draw:custom-shape>
            <draw:custom-shape draw:name="Google Shape;6952;p54" draw:style-name="gr98" draw:text-style-name="P2" draw:layer="layout" svg:width="0.437cm" svg:height="0.433cm" svg:x="5.023cm" svg:y="1.826cm">
              <text:p text:style-name="P1"><text:span text:style-name="T1"/></text:p>
              <draw:enhanced-geometry draw:mirror-horizontal="false" draw:mirror-vertical="false" drawooo:sub-view-size="1517 1504" draw:text-areas="0 0 ?f0 ?f1" svg:viewBox="0 0 0 0" draw:type="ooxml-non-primitive" draw:enhanced-path="M 1166 0 C 1116 0 1026 21 986 37 925 62 863 74 801 111 764 135 949 148 888 160 838 172 888 185 925 209 935 225 919 232 893 232 857 232 800 219 764 197 727 160 678 148 629 135 580 135 629 160 654 185 661 196 659 201 650 201 631 201 581 181 530 172 513 170 499 169 487 169 438 169 422 185 382 185 333 185 432 209 493 234 555 259 530 271 518 283 493 308 493 333 481 370 481 375 480 377 479 377 473 377 455 346 407 308 386 292 378 283 369 283 358 283 345 298 296 333 198 394 407 431 481 468 555 493 567 554 604 591 619 611 616 617 605 617 588 617 553 604 530 604 493 604 555 678 530 739 525 759 509 765 485 765 449 765 397 752 346 752 272 752 173 616 87 579 76 574 66 572 58 572 1 572 1 673 1 727 1 789 1 789 136 850 284 924 210 936 284 949 395 1010 506 1084 592 1170 666 1281 764 1380 863 1466 914 1494 953 1504 983 1504 1059 1504 1069 1435 1060 1417 1036 1355 1011 1306 999 1244 999 1224 1007 1216 1017 1216 1029 1216 1043 1230 1036 1244 1023 1269 1097 1318 1146 1331 1220 1306 1294 1281 1368 1244 1417 1220 1454 1158 1442 1097 1430 1035 1417 986 1454 936 1504 899 1516 850 1491 813 1467 764 1430 789 1417 715 1393 641 1417 628 1430 591 1442 554 1405 530 1368 530 1331 530 1319 579 1331 616 1368 665 1393 715 1393 776 1393 801 1390 807 1384 807 1377 807 1368 801 1356 801 1355 801 1354 801 1353 801 1325 801 1218 615 1159 591 1154 590 1150 590 1146 590 1099 590 1045 646 1011 702 1006 707 1003 709 1001 709 987 709 1100 526 1122 493 1146 444 1208 444 1245 444 1294 444 1331 370 1282 370 1233 370 1220 320 1245 320 1282 308 1307 271 1331 246 1368 185 1208 160 1134 148 1072 148 1171 62 1196 25 1209 7 1194 0 1166 0 Z N">
                <draw:equation draw:name="f0" draw:formula="logwidth"/>
                <draw:equation draw:name="f1" draw:formula="logheight"/>
              </draw:enhanced-geometry>
            </draw:custom-shape>
            <draw:custom-shape draw:name="Google Shape;6953;p54" draw:style-name="gr99" draw:text-style-name="P2" draw:layer="layout" svg:width="0.366cm" svg:height="0.342cm" svg:x="5.489cm" svg:y="1.825cm">
              <text:p text:style-name="P1"><text:span text:style-name="T1"/></text:p>
              <draw:enhanced-geometry draw:mirror-horizontal="false" draw:mirror-vertical="false" drawooo:sub-view-size="1270 1187" draw:text-areas="0 0 ?f0 ?f1" svg:viewBox="0 0 0 0" draw:type="ooxml-non-primitive" draw:enhanced-path="M 450 1 C 354 1 259 34 173 77 112 126 235 151 296 212 312 228 304 234 285 234 244 234 153 208 136 200 134 199 131 198 128 198 102 198 61 245 50 311 38 385 62 594 38 644 1 681 50 755 112 828 161 890 185 964 173 1038 173 1098 173 1129 186 1129 191 1129 199 1123 210 1112 214 1105 219 1103 223 1103 245 1103 274 1165 346 1186 346 1186 347 1186 348 1186 389 1186 519 926 543 878 580 828 493 792 469 767 457 730 530 693 580 693 613 693 800 744 861 744 867 744 872 743 875 742 925 742 1085 447 1122 410 1147 360 1270 237 1270 188 1270 126 986 89 900 89 802 89 617 3 493 3 479 1 464 1 450 1 Z N">
                <draw:equation draw:name="f0" draw:formula="logwidth"/>
                <draw:equation draw:name="f1" draw:formula="logheight"/>
              </draw:enhanced-geometry>
            </draw:custom-shape>
            <draw:custom-shape draw:name="Google Shape;6954;p54" draw:style-name="gr1" draw:text-style-name="P2" draw:layer="layout" svg:width="0.75cm" svg:height="0.524cm" svg:x="3.411cm" svg:y="1.765cm">
              <text:p text:style-name="P1"><text:span text:style-name="T1"/></text:p>
              <draw:enhanced-geometry draw:mirror-horizontal="false" draw:mirror-vertical="false" drawooo:sub-view-size="2601 1819" draw:text-areas="0 0 ?f0 ?f1" svg:viewBox="0 0 0 0" draw:type="ooxml-non-primitive" draw:enhanced-path="M 1073 0 C 987 0 445 111 383 124 334 136 518 309 518 382 506 456 481 530 432 592 371 666 309 703 334 764 371 838 383 888 334 900 284 900 235 937 235 962 223 1035 186 1122 149 1196 124 1233 1 1393 50 1393 173 1405 284 1442 383 1491 469 1541 605 1725 679 1775 713 1802 724 1818 743 1818 757 1818 776 1809 814 1787 888 1725 974 1676 1073 1664 1103 1664 1137 1666 1170 1666 1244 1666 1315 1654 1332 1578 1369 1467 1319 1331 1443 1245 1529 1196 1615 1122 1664 1035 1837 925 2009 826 2182 752 2305 678 2601 617 2539 555 2428 432 2305 333 2169 247 2083 185 1972 161 1849 161 1792 183 1725 248 1695 248 1693 248 1691 248 1689 247 1652 198 1603 173 1541 161 1381 99 1233 50 1073 0 Z N">
                <draw:equation draw:name="f0" draw:formula="logwidth"/>
                <draw:equation draw:name="f1" draw:formula="logheight"/>
              </draw:enhanced-geometry>
            </draw:custom-shape>
            <draw:custom-shape draw:name="Google Shape;6955;p54" draw:style-name="gr10" draw:text-style-name="P2" draw:layer="layout" svg:width="0.088cm" svg:height="0.07cm" svg:x="4.87cm" svg:y="1.62cm">
              <text:p text:style-name="P1"><text:span text:style-name="T1"/></text:p>
              <draw:enhanced-geometry draw:mirror-horizontal="false" draw:mirror-vertical="false" drawooo:sub-view-size="309 247" draw:text-areas="0 0 ?f0 ?f1" svg:viewBox="0 0 0 0" draw:type="ooxml-non-primitive" draw:enhanced-path="M 161 0 C 136 0 75 74 38 124 1 160 50 210 198 247 272 247 272 173 296 148 309 136 186 0 161 0 Z N">
                <draw:equation draw:name="f0" draw:formula="logwidth"/>
                <draw:equation draw:name="f1" draw:formula="logheight"/>
              </draw:enhanced-geometry>
            </draw:custom-shape>
            <draw:custom-shape draw:name="Google Shape;6956;p54" draw:style-name="gr100" draw:text-style-name="P2" draw:layer="layout" svg:width="0.828cm" svg:height="0.419cm" svg:x="4.009cm" svg:y="1.362cm">
              <text:p text:style-name="P1"><text:span text:style-name="T1"/></text:p>
              <draw:enhanced-geometry draw:mirror-horizontal="false" draw:mirror-vertical="false" drawooo:sub-view-size="2872 1456" draw:text-areas="0 0 ?f0 ?f1" svg:viewBox="0 0 0 0" draw:type="ooxml-non-primitive" draw:enhanced-path="M 2036 0 C 1967 0 1849 170 1849 217 1837 291 1812 291 1751 352 1689 414 1849 426 1960 512 2059 586 1972 599 1837 611 1714 623 1837 636 1948 709 2046 783 1837 870 1689 870 L 1516 870 C 1455 870 1467 759 1430 722 1393 685 1344 697 1344 660 1270 574 1171 512 1073 463 1044 451 1018 447 993 447 944 447 900 463 851 463 789 463 802 315 765 278 756 269 738 265 715 265 644 265 522 303 457 340 358 389 555 438 642 451 728 475 457 488 395 488 321 488 260 512 223 574 173 648 531 648 605 648 469 685 334 709 198 709 112 709 63 759 112 796 160 804 209 809 259 809 351 809 443 795 531 771 536 770 541 770 546 770 612 770 474 859 358 894 294 922 222 936 149 936 124 936 99 934 75 931 1 931 26 993 38 1042 43 1070 75 1078 115 1078 163 1078 225 1067 272 1067 346 1067 321 1079 395 1165 414 1187 424 1196 431 1196 447 1196 440 1147 457 1104 466 1091 476 1087 486 1087 515 1087 543 1128 543 1128 592 1104 642 1067 691 1042 740 993 789 956 851 919 865 908 880 904 893 904 926 904 948 933 913 968 863 1030 876 1079 950 1079 956 1080 964 1081 971 1081 1048 1081 1166 1030 1233 1030 1319 1030 1406 1030 1492 1018 1498 1017 1503 1016 1507 1016 1576 1016 1461 1105 1356 1128 1336 1130 1316 1131 1296 1131 1256 1131 1219 1128 1184 1128 1131 1128 1085 1135 1048 1165 962 1227 863 1239 765 1289 654 1350 814 1412 913 1449 925 1454 942 1456 960 1456 1087 1456 1334 1359 1430 1338 1541 1313 1590 1301 1714 1264 1837 1239 1960 1141 2022 1141 2037 1138 2049 1136 2058 1136 2087 1136 2099 1150 2145 1178 2162 1188 2172 1192 2180 1192 2202 1192 2209 1161 2280 1116 2315 1090 2328 1081 2335 1081 2347 1081 2335 1112 2391 1128 2514 1128 2638 1091 2749 1030 2835 981 2786 845 2835 796 2872 722 2847 636 2773 599 2724 562 2650 549 2588 549 2514 549 2551 660 2539 697 2535 709 2530 713 2524 713 2510 713 2490 693 2465 685 2416 673 2280 611 2280 549 2274 512 2259 503 2240 503 2222 503 2200 512 2182 512 2157 512 2120 475 2157 463 2206 438 2182 389 2157 328 2120 241 2096 155 2083 69 2077 19 2059 0 2036 0 Z N">
                <draw:equation draw:name="f0" draw:formula="logwidth"/>
                <draw:equation draw:name="f1" draw:formula="logheight"/>
              </draw:enhanced-geometry>
            </draw:custom-shape>
            <draw:custom-shape draw:name="Google Shape;6957;p54" draw:style-name="gr61" draw:text-style-name="P2" draw:layer="layout" svg:width="0.139cm" svg:height="0.091cm" svg:x="3.87cm" svg:y="1.52cm">
              <text:p text:style-name="P1"><text:span text:style-name="T1"/></text:p>
              <draw:enhanced-geometry draw:mirror-horizontal="false" draw:mirror-vertical="false" drawooo:sub-view-size="486 318" draw:text-areas="0 0 ?f0 ?f1" svg:viewBox="0 0 0 0" draw:type="ooxml-non-primitive" draw:enhanced-path="M 436 1 C 435 1 433 1 432 1 370 14 0 223 50 260 84 286 161 318 221 318 246 318 269 312 284 297 332 237 486 1 436 1 Z N">
                <draw:equation draw:name="f0" draw:formula="logwidth"/>
                <draw:equation draw:name="f1" draw:formula="logheight"/>
              </draw:enhanced-geometry>
            </draw:custom-shape>
            <draw:custom-shape draw:name="Google Shape;6958;p54" draw:style-name="gr101" draw:text-style-name="P2" draw:layer="layout" svg:width="0.511cm" svg:height="0.275cm" svg:x="3.629cm" svg:y="1.27cm">
              <text:p text:style-name="P1"><text:span text:style-name="T1"/></text:p>
              <draw:enhanced-geometry draw:mirror-horizontal="false" draw:mirror-vertical="false" drawooo:sub-view-size="1772 956" draw:text-areas="0 0 ?f0 ?f1" svg:viewBox="0 0 0 0" draw:type="ooxml-non-primitive" draw:enhanced-path="M 1474 0 C 1426 0 1462 38 1451 114 1451 147 1415 158 1357 158 1264 158 1115 129 971 114 967 113 962 113 958 113 746 113 660 411 540 471 404 533 441 570 380 619 306 668 219 644 108 693 29 728 0 757 22 757 30 757 47 753 71 742 84 739 94 737 102 737 151 737 90 806 47 902 32 942 33 955 44 955 61 955 101 924 145 902 177 881 199 874 219 874 247 874 270 888 306 902 322 908 336 910 348 910 392 910 418 879 466 841 483 830 494 826 502 826 524 826 525 858 552 902 573 936 589 944 615 944 635 944 662 939 700 939 798 939 774 878 786 816 796 775 815 751 835 751 839 751 843 752 848 754 865 772 888 795 913 795 924 795 935 790 946 779 983 742 983 693 983 594 983 529 983 506 986 506 988 506 990 517 996 533 1004 545 1016 550 1029 550 1054 550 1082 529 1082 496 1091 460 1118 431 1161 431 1177 431 1196 436 1217 446 1304 483 1193 545 1193 668 1188 716 1216 732 1255 732 1316 732 1404 691 1427 668 1451 631 1464 582 1464 533 1464 533 1599 520 1649 508 1698 508 1624 446 1612 422 1612 385 1612 385 1673 372 1723 360 1673 262 1624 225 1587 200 1686 126 1723 101 1772 64 1587 27 1501 3 1490 1 1481 0 1474 0 Z N">
                <draw:equation draw:name="f0" draw:formula="logwidth"/>
                <draw:equation draw:name="f1" draw:formula="logheight"/>
              </draw:enhanced-geometry>
            </draw:custom-shape>
            <draw:custom-shape draw:name="Google Shape;6959;p54" draw:style-name="gr84" draw:text-style-name="P2" draw:layer="layout" svg:width="0.113cm" svg:height="0.022cm" svg:x="4.18cm" svg:y="1.387cm">
              <text:p text:style-name="P1"><text:span text:style-name="T1"/></text:p>
              <draw:enhanced-geometry draw:mirror-horizontal="false" draw:mirror-vertical="false" drawooo:sub-view-size="395 79" draw:text-areas="0 0 ?f0 ?f1" svg:viewBox="0 0 0 0" draw:type="ooxml-non-primitive" draw:enhanced-path="M 166 0 C 151 0 137 2 124 4 0 17 185 78 296 78 395 78 279 0 166 0 Z N">
                <draw:equation draw:name="f0" draw:formula="logwidth"/>
                <draw:equation draw:name="f1" draw:formula="logheight"/>
              </draw:enhanced-geometry>
            </draw:custom-shape>
            <draw:custom-shape draw:name="Google Shape;6960;p54" draw:style-name="gr102" draw:text-style-name="P2" draw:layer="layout" svg:width="0.27cm" svg:height="0.145cm" svg:x="4.294cm" svg:y="1.161cm">
              <text:p text:style-name="P1"><text:span text:style-name="T1"/></text:p>
              <draw:enhanced-geometry draw:mirror-horizontal="false" draw:mirror-vertical="false" drawooo:sub-view-size="938 507" draw:text-areas="0 0 ?f0 ?f1" svg:viewBox="0 0 0 0" draw:type="ooxml-non-primitive" draw:enhanced-path="M 789 1 C 580 25 358 62 161 136 99 161 1 210 13 272 75 370 173 457 284 506 289 507 295 507 301 507 417 507 633 393 715 358 802 321 715 223 654 223 580 223 654 161 789 149 937 124 900 25 789 1 Z N">
                <draw:equation draw:name="f0" draw:formula="logwidth"/>
                <draw:equation draw:name="f1" draw:formula="logheight"/>
              </draw:enhanced-geometry>
            </draw:custom-shape>
            <draw:custom-shape draw:name="Google Shape;6961;p54" draw:style-name="gr27" draw:text-style-name="P2" draw:layer="layout" svg:width="0.11cm" svg:height="0.06cm" svg:x="4.15cm" svg:y="1.185cm">
              <text:p text:style-name="P1"><text:span text:style-name="T1"/></text:p>
              <draw:enhanced-geometry draw:mirror-horizontal="false" draw:mirror-vertical="false" drawooo:sub-view-size="385 213" draw:text-areas="0 0 ?f0 ?f1" svg:viewBox="0 0 0 0" draw:type="ooxml-non-primitive" draw:enhanced-path="M 166 1 C 162 1 157 1 153 1 0 1 171 212 283 212 289 212 295 212 300 211 384 187 306 1 166 1 Z N">
                <draw:equation draw:name="f0" draw:formula="logwidth"/>
                <draw:equation draw:name="f1" draw:formula="logheight"/>
              </draw:enhanced-geometry>
            </draw:custom-shape>
            <draw:custom-shape draw:name="Google Shape;6962;p54" draw:style-name="gr69" draw:text-style-name="P2" draw:layer="layout" svg:width="0.284cm" svg:height="0.093cm" svg:x="4.301cm" svg:y="1.05cm">
              <text:p text:style-name="P1"><text:span text:style-name="T1"/></text:p>
              <draw:enhanced-geometry draw:mirror-horizontal="false" draw:mirror-vertical="false" drawooo:sub-view-size="986 326" draw:text-areas="0 0 ?f0 ?f1" svg:viewBox="0 0 0 0" draw:type="ooxml-non-primitive" draw:enhanced-path="M 594 0 C 516 0 366 126 271 161 173 198 0 223 50 260 64 274 82 279 104 279 137 279 177 267 222 260 298 260 316 326 394 326 405 326 418 324 432 321 481 309 542 297 604 297 621 299 639 300 657 300 741 300 831 278 912 247 986 210 666 13 604 1 601 0 597 0 594 0 Z N">
                <draw:equation draw:name="f0" draw:formula="logwidth"/>
                <draw:equation draw:name="f1" draw:formula="logheight"/>
              </draw:enhanced-geometry>
            </draw:custom-shape>
            <draw:custom-shape draw:name="Google Shape;6963;p54" draw:style-name="gr103" draw:text-style-name="P2" draw:layer="layout" svg:width="0.382cm" svg:height="0.289cm" svg:x="5.023cm" svg:y="1.399cm">
              <text:p text:style-name="P1"><text:span text:style-name="T1"/></text:p>
              <draw:enhanced-geometry draw:mirror-horizontal="false" draw:mirror-vertical="false" drawooo:sub-view-size="1327 1004" draw:text-areas="0 0 ?f0 ?f1" svg:viewBox="0 0 0 0" draw:type="ooxml-non-primitive" draw:enhanced-path="M 553 1 C 506 1 393 20 309 62 267 83 261 89 272 89 295 89 391 62 432 62 493 62 456 87 444 124 419 161 493 210 617 234 740 271 715 345 617 358 530 370 617 382 715 382 801 382 752 456 715 469 712 470 709 471 704 471 642 471 462 302 358 198 322 162 298 149 277 149 239 149 211 191 148 222 62 271 136 271 247 271 370 271 210 308 148 382 87 444 173 407 296 432 432 469 296 543 222 543 136 543 1 604 1 678 1 707 1 716 8 716 22 716 66 678 198 678 346 666 481 641 617 604 656 596 685 592 707 592 784 592 774 632 764 641 678 678 604 715 518 764 493 801 543 801 641 863 740 912 617 900 592 961 585 996 670 1003 771 1003 853 1003 945 998 1011 998 1060 998 1220 949 1196 912 1183 875 1097 752 1134 715 1138 712 1141 710 1145 710 1170 710 1204 766 1257 777 1260 777 1262 777 1264 777 1326 777 1256 616 1220 604 1171 592 1208 432 1220 345 1220 259 1196 259 1196 234 1146 161 1097 99 1036 50 1029 44 1021 42 1013 42 966 42 904 127 851 148 839 152 826 154 813 154 748 154 674 109 592 99 493 87 506 25 567 13 583 5 575 1 553 1 Z N">
                <draw:equation draw:name="f0" draw:formula="logwidth"/>
                <draw:equation draw:name="f1" draw:formula="logheight"/>
              </draw:enhanced-geometry>
            </draw:custom-shape>
            <draw:custom-shape draw:name="Google Shape;6964;p54" draw:style-name="gr28" draw:text-style-name="P2" draw:layer="layout" svg:width="0.12cm" svg:height="0.039cm" svg:x="4.977cm" svg:y="1.531cm">
              <text:p text:style-name="P1"><text:span text:style-name="T1"/></text:p>
              <draw:enhanced-geometry draw:mirror-horizontal="false" draw:mirror-vertical="false" drawooo:sub-view-size="419 137" draw:text-areas="0 0 ?f0 ?f1" svg:viewBox="0 0 0 0" draw:type="ooxml-non-primitive" draw:enhanced-path="M 295 0 C 165 0 1 137 31 137 33 137 34 136 36 136 160 111 418 0 295 0 Z N">
                <draw:equation draw:name="f0" draw:formula="logwidth"/>
                <draw:equation draw:name="f1" draw:formula="logheight"/>
              </draw:enhanced-geometry>
            </draw:custom-shape>
            <draw:custom-shape draw:name="Google Shape;6965;p54" draw:style-name="gr45" draw:text-style-name="P2" draw:layer="layout" svg:width="0.103cm" svg:height="0.025cm" svg:x="4.941cm" svg:y="1.516cm">
              <text:p text:style-name="P1"><text:span text:style-name="T1"/></text:p>
              <draw:enhanced-geometry draw:mirror-horizontal="false" draw:mirror-vertical="false" drawooo:sub-view-size="360 89" draw:text-areas="0 0 ?f0 ?f1" svg:viewBox="0 0 0 0" draw:type="ooxml-non-primitive" draw:enhanced-path="M 298 1 C 294 1 289 1 284 2 185 2 0 88 49 88 177 88 359 1 298 1 Z N">
                <draw:equation draw:name="f0" draw:formula="logwidth"/>
                <draw:equation draw:name="f1" draw:formula="logheight"/>
              </draw:enhanced-geometry>
            </draw:custom-shape>
            <draw:custom-shape draw:name="Google Shape;6966;p54" draw:style-name="gr22" draw:text-style-name="P2" draw:layer="layout" svg:width="0.134cm" svg:height="0.045cm" svg:x="4.889cm" svg:y="1.474cm">
              <text:p text:style-name="P1"><text:span text:style-name="T1"/></text:p>
              <draw:enhanced-geometry draw:mirror-horizontal="false" draw:mirror-vertical="false" drawooo:sub-view-size="466 161" draw:text-areas="0 0 ?f0 ?f1" svg:viewBox="0 0 0 0" draw:type="ooxml-non-primitive" draw:enhanced-path="M 432 0 C 325 0 1 93 84 135 122 152 164 161 206 161 310 161 413 108 466 11 466 3 453 0 432 0 Z N">
                <draw:equation draw:name="f0" draw:formula="logwidth"/>
                <draw:equation draw:name="f1" draw:formula="logheight"/>
              </draw:enhanced-geometry>
            </draw:custom-shape>
            <draw:custom-shape draw:name="Google Shape;6967;p54" draw:style-name="gr27" draw:text-style-name="P2" draw:layer="layout" svg:width="0.127cm" svg:height="0.06cm" svg:x="4.891cm" svg:y="1.413cm">
              <text:p text:style-name="P1"><text:span text:style-name="T1"/></text:p>
              <draw:enhanced-geometry draw:mirror-horizontal="false" draw:mirror-vertical="false" drawooo:sub-view-size="445 213" draw:text-areas="0 0 ?f0 ?f1" svg:viewBox="0 0 0 0" draw:type="ooxml-non-primitive" draw:enhanced-path="M 75 1 C 1 1 13 198 87 210 99 211 111 212 121 212 207 212 246 173 333 173 444 173 148 1 75 1 Z N">
                <draw:equation draw:name="f0" draw:formula="logwidth"/>
                <draw:equation draw:name="f1" draw:formula="logheight"/>
              </draw:enhanced-geometry>
            </draw:custom-shape>
            <draw:custom-shape draw:name="Google Shape;6968;p54" draw:style-name="gr95" draw:text-style-name="P2" draw:layer="layout" svg:width="0.155cm" svg:height="0.115cm" svg:x="4.775cm" svg:y="1.226cm">
              <text:p text:style-name="P1"><text:span text:style-name="T1"/></text:p>
              <draw:enhanced-geometry draw:mirror-horizontal="false" draw:mirror-vertical="false" drawooo:sub-view-size="540 403" draw:text-areas="0 0 ?f0 ?f1" svg:viewBox="0 0 0 0" draw:type="ooxml-non-primitive" draw:enhanced-path="M 82 0 C 0 0 249 402 317 402 539 378 256 70 108 8 97 3 89 0 82 0 Z N">
                <draw:equation draw:name="f0" draw:formula="logwidth"/>
                <draw:equation draw:name="f1" draw:formula="logheight"/>
              </draw:enhanced-geometry>
            </draw:custom-shape>
            <draw:custom-shape draw:name="Google Shape;6969;p54" draw:style-name="gr76" draw:text-style-name="P2" draw:layer="layout" svg:width="0.122cm" svg:height="0.029cm" svg:x="5.025cm" svg:y="1.202cm">
              <text:p text:style-name="P1"><text:span text:style-name="T1"/></text:p>
              <draw:enhanced-geometry draw:mirror-horizontal="false" draw:mirror-vertical="false" drawooo:sub-view-size="425 105" draw:text-areas="0 0 ?f0 ?f1" svg:viewBox="0 0 0 0" draw:type="ooxml-non-primitive" draw:enhanced-path="M 139 0 C 122 0 105 2 90 5 1 35 88 104 235 104 270 104 308 100 349 91 424 69 263 0 139 0 Z N">
                <draw:equation draw:name="f0" draw:formula="logwidth"/>
                <draw:equation draw:name="f1" draw:formula="logheight"/>
              </draw:enhanced-geometry>
            </draw:custom-shape>
            <draw:custom-shape draw:name="Google Shape;6970;p54" draw:style-name="gr104" draw:text-style-name="P2" draw:layer="layout" svg:width="0.465cm" svg:height="0.27cm" svg:x="4.813cm" svg:y="0.945cm">
              <text:p text:style-name="P1"><text:span text:style-name="T1"/></text:p>
              <draw:enhanced-geometry draw:mirror-horizontal="false" draw:mirror-vertical="false" drawooo:sub-view-size="1615 939" draw:text-areas="0 0 ?f0 ?f1" svg:viewBox="0 0 0 0" draw:type="ooxml-non-primitive" draw:enhanced-path="M 557 0 C 469 0 376 16 358 34 341 42 317 45 288 45 231 45 157 34 99 34 1 34 50 108 50 182 50 231 66 236 92 236 100 236 109 236 119 236 135 236 153 237 173 244 237 276 199 308 236 308 242 308 249 307 259 305 321 293 296 268 370 268 444 268 419 268 419 367 415 396 422 405 435 405 459 405 506 367 530 367 580 367 530 404 493 416 444 428 493 453 530 502 547 523 543 530 525 530 491 530 403 502 321 502 261 502 235 498 223 498 208 498 217 505 210 539 210 601 333 663 370 663 407 663 629 626 728 626 814 626 728 663 604 724 572 746 569 754 583 754 618 754 759 705 838 687 865 679 888 676 910 676 990 676 1047 722 1134 761 1245 823 1171 860 1257 909 1293 929 1332 939 1371 939 1450 939 1528 898 1578 823 1615 737 1528 687 1491 650 1430 564 1393 478 1368 392 1345 337 1296 327 1236 327 1201 327 1162 330 1122 330 1023 330 1085 318 1011 244 957 199 949 167 920 167 910 167 896 172 875 182 801 219 826 244 728 268 716 272 707 274 700 274 638 274 728 136 728 59 728 16 644 0 557 0 Z N">
                <draw:equation draw:name="f0" draw:formula="logwidth"/>
                <draw:equation draw:name="f1" draw:formula="logheight"/>
              </draw:enhanced-geometry>
            </draw:custom-shape>
            <draw:custom-shape draw:name="Google Shape;6971;p54" draw:style-name="gr49" draw:text-style-name="P2" draw:layer="layout" svg:width="0.134cm" svg:height="0.065cm" svg:x="5.179cm" svg:y="0.803cm">
              <text:p text:style-name="P1"><text:span text:style-name="T1"/></text:p>
              <draw:enhanced-geometry draw:mirror-horizontal="false" draw:mirror-vertical="false" drawooo:sub-view-size="469 228" draw:text-areas="0 0 ?f0 ?f1" svg:viewBox="0 0 0 0" draw:type="ooxml-non-primitive" draw:enhanced-path="M 245 0 C 177 0 105 58 62 92 1 154 50 154 198 166 333 191 259 227 346 227 469 227 432 129 333 43 307 12 276 0 245 0 Z N">
                <draw:equation draw:name="f0" draw:formula="logwidth"/>
                <draw:equation draw:name="f1" draw:formula="logheight"/>
              </draw:enhanced-geometry>
            </draw:custom-shape>
            <draw:custom-shape draw:name="Google Shape;6972;p54" draw:style-name="gr105" draw:text-style-name="P2" draw:layer="layout" svg:width="0.284cm" svg:height="0.164cm" svg:x="5.293cm" svg:y="1.05cm">
              <text:p text:style-name="P1"><text:span text:style-name="T1"/></text:p>
              <draw:enhanced-geometry draw:mirror-horizontal="false" draw:mirror-vertical="false" drawooo:sub-view-size="987 572" draw:text-areas="0 0 ?f0 ?f1" svg:viewBox="0 0 0 0" draw:type="ooxml-non-primitive" draw:enhanced-path="M 136 1 L 136 1 C 1 13 149 62 198 99 247 136 173 124 124 186 63 247 247 334 408 371 494 383 297 420 235 420 161 432 334 506 420 555 436 567 458 571 484 571 600 571 791 481 851 481 937 481 839 383 814 321 777 272 863 272 925 223 987 173 679 173 605 136 457 62 297 26 136 1 Z N">
                <draw:equation draw:name="f0" draw:formula="logwidth"/>
                <draw:equation draw:name="f1" draw:formula="logheight"/>
              </draw:enhanced-geometry>
            </draw:custom-shape>
            <draw:custom-shape draw:name="Google Shape;6973;p54" draw:style-name="gr46" draw:text-style-name="P2" draw:layer="layout" svg:width="0.234cm" svg:height="0.062cm" svg:x="5.461cm" svg:y="1.215cm">
              <text:p text:style-name="P1"><text:span text:style-name="T1"/></text:p>
              <draw:enhanced-geometry draw:mirror-horizontal="false" draw:mirror-vertical="false" drawooo:sub-view-size="814 218" draw:text-areas="0 0 ?f0 ?f1" svg:viewBox="0 0 0 0" draw:type="ooxml-non-primitive" draw:enhanced-path="M 180 0 C 92 0 29 9 25 33 0 94 0 205 111 205 271 217 444 217 604 217 702 193 813 57 715 45 648 37 362 0 180 0 Z N">
                <draw:equation draw:name="f0" draw:formula="logwidth"/>
                <draw:equation draw:name="f1" draw:formula="logheight"/>
              </draw:enhanced-geometry>
            </draw:custom-shape>
            <draw:custom-shape draw:name="Google Shape;6974;p54" draw:style-name="gr90" draw:text-style-name="P2" draw:layer="layout" svg:width="0.229cm" svg:height="0.16cm" svg:x="5.437cm" svg:y="1.59cm">
              <text:p text:style-name="P1"><text:span text:style-name="T1"/></text:p>
              <draw:enhanced-geometry draw:mirror-horizontal="false" draw:mirror-vertical="false" drawooo:sub-view-size="798 558" draw:text-areas="0 0 ?f0 ?f1" svg:viewBox="0 0 0 0" draw:type="ooxml-non-primitive" draw:enhanced-path="M 326 0 C 207 0 1 255 46 289 132 375 231 437 342 486 406 505 546 557 633 557 663 557 687 551 699 536 748 462 699 388 711 338 736 277 798 264 724 203 613 129 490 55 354 6 346 2 336 0 326 0 Z N">
                <draw:equation draw:name="f0" draw:formula="logwidth"/>
                <draw:equation draw:name="f1" draw:formula="logheight"/>
              </draw:enhanced-geometry>
            </draw:custom-shape>
            <draw:custom-shape draw:name="Google Shape;6975;p54" draw:style-name="gr30" draw:text-style-name="P2" draw:layer="layout" svg:width="0.056cm" svg:height="0.027cm" svg:x="5.544cm" svg:y="1.537cm">
              <text:p text:style-name="P1"><text:span text:style-name="T1"/></text:p>
              <draw:enhanced-geometry draw:mirror-horizontal="false" draw:mirror-vertical="false" drawooo:sub-view-size="199 96" draw:text-areas="0 0 ?f0 ?f1" svg:viewBox="0 0 0 0" draw:type="ooxml-non-primitive" draw:enhanced-path="M 66 1 C 59 1 52 2 45 5 1 16 55 95 119 95 127 95 135 94 143 91 198 80 126 1 66 1 Z N">
                <draw:equation draw:name="f0" draw:formula="logwidth"/>
                <draw:equation draw:name="f1" draw:formula="logheight"/>
              </draw:enhanced-geometry>
            </draw:custom-shape>
            <draw:custom-shape draw:name="Google Shape;6976;p54" draw:style-name="gr61" draw:text-style-name="P2" draw:layer="layout" svg:width="0.136cm" svg:height="0.091cm" svg:x="5.8cm" svg:y="1.244cm">
              <text:p text:style-name="P1"><text:span text:style-name="T1"/></text:p>
              <draw:enhanced-geometry draw:mirror-horizontal="false" draw:mirror-vertical="false" drawooo:sub-view-size="475 318" draw:text-areas="0 0 ?f0 ?f1" svg:viewBox="0 0 0 0" draw:type="ooxml-non-primitive" draw:enhanced-path="M 56 0 C 1 0 45 48 55 130 68 228 6 216 43 265 69 291 77 318 101 318 111 318 123 313 141 302 215 253 302 228 388 179 474 117 228 31 104 7 83 2 68 0 56 0 Z N">
                <draw:equation draw:name="f0" draw:formula="logwidth"/>
                <draw:equation draw:name="f1" draw:formula="logheight"/>
              </draw:enhanced-geometry>
            </draw:custom-shape>
            <draw:custom-shape draw:name="Google Shape;6977;p54" draw:style-name="gr22" draw:text-style-name="P2" draw:layer="layout" svg:width="0.046cm" svg:height="0.045cm" svg:x="5.859cm" svg:y="1.39cm">
              <text:p text:style-name="P1"><text:span text:style-name="T1"/></text:p>
              <draw:enhanced-geometry draw:mirror-horizontal="false" draw:mirror-vertical="false" drawooo:sub-view-size="164 159" draw:text-areas="0 0 ?f0 ?f1" svg:viewBox="0 0 0 0" draw:type="ooxml-non-primitive" draw:enhanced-path="M 60 1 C 7 1 1 124 62 155 69 158 76 159 83 159 133 159 164 84 99 19 84 6 71 1 60 1 Z N">
                <draw:equation draw:name="f0" draw:formula="logwidth"/>
                <draw:equation draw:name="f1" draw:formula="logheight"/>
              </draw:enhanced-geometry>
            </draw:custom-shape>
            <draw:custom-shape draw:name="Google Shape;6978;p54" draw:style-name="gr106" draw:text-style-name="P2" draw:layer="layout" svg:width="1.227cm" svg:height="0.422cm" svg:x="5.393cm" svg:y="1.349cm">
              <text:p text:style-name="P1"><text:span text:style-name="T1"/></text:p>
              <draw:enhanced-geometry draw:mirror-horizontal="false" draw:mirror-vertical="false" drawooo:sub-view-size="4252 1464" draw:text-areas="0 0 ?f0 ?f1" svg:viewBox="0 0 0 0" draw:type="ooxml-non-primitive" draw:enhanced-path="M 368 1 C 248 1 62 44 161 77 272 114 223 126 136 151 50 163 1 188 136 212 210 237 297 262 371 299 420 311 371 360 346 360 321 360 383 397 481 409 568 434 654 434 740 434 833 434 849 413 882 413 893 413 907 416 925 422 1011 446 1024 508 1110 545 1196 582 1171 668 1208 730 1245 791 1307 816 1270 865 1221 915 1159 939 1171 1026 1171 1099 1208 1173 1258 1235 1312 1311 1271 1387 1336 1387 1345 1387 1356 1386 1369 1383 1454 1354 1488 1289 1511 1289 1518 1289 1523 1295 1529 1309 1560 1382 1636 1438 1718 1438 1733 1438 1748 1436 1763 1432 1886 1408 1849 1383 1960 1334 2037 1300 2072 1242 2087 1242 2093 1242 2096 1254 2096 1284 2108 1395 2182 1444 2280 1444 2347 1444 2635 1458 2869 1458 3024 1458 3155 1452 3180 1432 3254 1383 3229 1309 3266 1284 3282 1274 3287 1265 3293 1265 3300 1265 3311 1279 3352 1321 3434 1413 3542 1463 3653 1463 3676 1463 3699 1461 3722 1457 3845 1420 4005 1457 4042 1395 4079 1321 4018 1321 4104 1297 4178 1272 4203 1161 4153 1161 4129 1161 4027 1183 3992 1183 3974 1183 3973 1178 4005 1161 4104 1112 4252 927 4178 927 4104 927 4141 902 4042 865 4004 851 3975 848 3950 848 3930 848 3913 850 3896 850 3880 850 3864 848 3845 841 3784 816 3882 754 3771 754 L 3402 754 C 3313 754 3264 723 3210 723 3196 723 3182 725 3168 730 3032 791 2884 841 2736 878 2650 878 2650 915 2712 939 2786 952 2712 976 2662 976 2636 976 2621 983 2602 983 2576 983 2543 971 2465 915 2409 879 2377 869 2351 869 2315 869 2294 890 2243 890 2169 890 2132 863 2091 863 2085 863 2078 864 2071 865 2034 878 2083 952 2022 952 1960 952 1935 865 1886 865 1825 865 1788 853 1849 804 1911 767 1923 767 1849 705 1791 657 1771 624 1735 624 1725 624 1714 626 1701 631 1657 658 1542 678 1500 678 1484 678 1478 675 1492 668 1553 631 1640 619 1566 594 1492 582 1332 483 1393 483 1438 483 1698 509 1808 509 1849 509 1869 506 1849 496 1800 459 1738 422 1677 397 1603 360 1516 348 1430 348 1504 348 1603 323 1553 274 1492 237 1443 225 1319 225 1208 237 1098 262 987 274 962 274 913 323 876 336 876 336 1011 249 950 188 893 142 836 75 779 75 774 75 769 76 765 77 642 64 531 40 408 3 396 2 382 1 368 1 Z N">
                <draw:equation draw:name="f0" draw:formula="logwidth"/>
                <draw:equation draw:name="f1" draw:formula="logheight"/>
              </draw:enhanced-geometry>
            </draw:custom-shape>
            <draw:custom-shape draw:name="Google Shape;6979;p54" draw:style-name="gr1" draw:text-style-name="P2" draw:layer="layout" svg:width="0.802cm" svg:height="0.588cm" svg:x="5.436cm" svg:y="0.57cm">
              <text:p text:style-name="P1"><text:span text:style-name="T1"/></text:p>
              <draw:enhanced-geometry draw:mirror-horizontal="false" draw:mirror-vertical="false" drawooo:sub-view-size="2783 2041" draw:text-areas="0 0 ?f0 ?f1" svg:viewBox="0 0 0 0" draw:type="ooxml-non-primitive" draw:enhanced-path="M 673 0 C 553 0 522 30 565 52 602 64 811 101 811 126 811 163 811 187 762 187 700 187 577 163 552 163 540 163 675 212 614 212 L 429 212 C 367 212 330 224 306 261 294 311 257 323 330 323 404 335 429 397 515 421 602 434 491 434 491 458 491 481 562 534 519 534 515 534 510 533 503 532 441 520 330 458 281 458 250 458 127 431 124 431 L 124 431 C 124 431 126 432 133 434 183 458 318 495 269 495 232 495 146 495 170 545 207 594 330 656 244 656 170 656 109 668 47 692 72 692 84 729 158 754 201 769 249 775 296 775 329 775 361 772 392 766 435 759 494 752 529 752 555 752 568 756 552 766 515 791 454 828 478 840 503 853 528 890 503 890 L 269 890 C 195 890 121 877 59 853 44 842 29 836 19 836 4 836 1 848 22 877 59 939 109 1111 220 1111 343 1124 392 1161 330 1161 257 1161 257 1247 281 1259 293 1259 369 1334 419 1334 422 1334 426 1334 429 1333 479 1313 521 1277 561 1277 570 1277 580 1279 589 1284 619 1304 633 1340 657 1340 662 1340 668 1338 675 1333 719 1301 829 1230 905 1230 915 1230 925 1232 934 1235 1008 1247 1070 1296 1057 1296 1119 1309 1181 1309 1242 1309 1316 1309 1008 1333 1020 1333 1131 1346 1242 1358 1353 1382 1316 1395 836 1419 774 1444 712 1456 589 1506 626 1555 651 1580 688 1604 725 1629 749 1629 725 1703 786 1727 836 1752 996 1752 1082 1789 1168 1814 1082 1814 1020 1814 959 1814 860 1838 947 1875 1008 1937 1094 1974 1168 1999 1224 2026 1286 2040 1350 2040 1372 2040 1393 2039 1415 2036 1464 2011 1600 2011 1513 1974 1462 1952 1476 1934 1507 1934 1528 1934 1555 1942 1575 1962 1610 1988 1638 2014 1652 2014 1658 2014 1661 2009 1661 1999 1661 1967 1573 1822 1605 1822 1611 1822 1621 1827 1637 1838 1724 1904 1801 2017 1835 2017 1839 2017 1843 2015 1846 2011 1871 1986 1945 1937 1920 1888 1883 1851 1871 1801 1920 1801 1965 1801 1948 1954 1973 1954 1975 1954 1978 1953 1982 1949 2018 1900 2043 1826 2031 1764 2018 1727 1957 1629 1982 1580 1997 1556 2018 1518 2031 1518 2038 1518 2043 1531 2043 1567 2043 1654 2072 1732 2113 1732 2118 1732 2124 1730 2129 1727 2203 1654 2277 1580 2363 1518 2397 1504 2429 1498 2454 1498 2493 1498 2514 1511 2499 1518 2477 1529 2426 1569 2450 1569 2453 1569 2457 1569 2462 1567 2511 1543 2721 1506 2672 1493 2622 1493 2536 1493 2598 1469 2659 1432 2782 1395 2782 1346 2770 1284 2647 1235 2622 1185 2611 1169 2608 1162 2601 1162 2594 1162 2582 1172 2548 1185 2538 1189 2530 1191 2523 1191 2485 1191 2475 1144 2413 1124 2395 1120 2386 1119 2380 1119 2366 1119 2368 1127 2290 1136 2240 1142 2206 1148 2191 1148 2176 1148 2179 1142 2203 1124 2240 1087 2327 1025 2253 1013 2246 1012 2239 1011 2233 1011 2198 1011 2182 1028 2180 1028 2178 1028 2182 1022 2191 1001 2216 951 2277 939 2228 902 2191 890 2142 865 2092 865 2068 865 2055 853 2105 816 2142 779 2179 742 2129 705 2084 660 2091 605 1999 605 1990 605 1980 605 1969 606 1858 606 1760 643 1846 680 1920 717 2080 828 2018 828 1973 828 1951 847 1929 847 1915 847 1902 839 1883 816 1821 766 1784 766 1760 692 1747 631 1809 569 1723 569 1649 557 1439 569 1390 495 1329 360 1230 237 1119 126 996 52 873 15 737 2 713 1 692 0 673 0 Z N">
                <draw:equation draw:name="f0" draw:formula="logwidth"/>
                <draw:equation draw:name="f1" draw:formula="logheight"/>
              </draw:enhanced-geometry>
            </draw:custom-shape>
            <draw:custom-shape draw:name="Google Shape;6980;p54" draw:style-name="gr1" draw:text-style-name="P2" draw:layer="layout" svg:width="2.119cm" svg:height="1.262cm" svg:x="5.759cm" svg:y="0.229cm">
              <text:p text:style-name="P1"><text:span text:style-name="T1"/></text:p>
              <draw:enhanced-geometry draw:mirror-horizontal="false" draw:mirror-vertical="false" drawooo:sub-view-size="7344 4374" draw:text-areas="0 0 ?f0 ?f1" svg:viewBox="0 0 0 0" draw:type="ooxml-non-primitive" draw:enhanced-path="M 4978 1 C 4927 1 4894 9 4916 37 4962 82 5071 149 4999 149 4993 149 4986 148 4978 147 4879 135 4830 24 4731 12 4721 11 4708 10 4693 10 4571 10 4329 53 4362 86 4399 111 4423 209 4534 234 4564 240 4566 243 4552 243 4514 243 4354 221 4300 184 4226 135 4152 12 4078 12 3992 12 3339 12 3475 86 3610 147 3894 369 3844 369 3804 379 3715 472 3696 472 3692 472 3692 467 3696 456 3709 406 3820 406 3696 357 3573 295 3499 172 3425 160 3314 160 3216 147 3105 135 3036 120 2973 109 2908 109 2868 109 2827 113 2785 123 2809 135 2834 246 2933 246 3019 246 3216 271 3117 271 3052 271 2936 328 2846 328 2818 328 2793 322 2772 308 2711 246 2624 197 2538 184 2517 184 2502 183 2493 183 2470 183 2485 190 2538 234 2614 288 2643 400 2589 400 2582 400 2573 398 2563 394 2477 357 2378 332 2279 332 2304 345 2501 406 2427 406 2366 406 2169 406 2218 480 2267 554 2674 677 2748 702 2822 713 2950 877 2938 877 2937 877 2931 873 2920 862 2834 801 2723 751 2612 739 2535 728 2172 559 2149 559 2146 559 2149 561 2156 566 2222 621 2357 706 2315 706 2310 706 2302 705 2292 702 2281 701 2272 700 2263 700 2219 700 2204 714 2187 714 2174 714 2161 706 2132 677 2058 603 1959 505 1873 492 1808 492 1593 426 1515 426 1504 426 1496 428 1491 431 1454 468 1639 492 1565 529 1491 566 1158 665 1232 665 1239 666 1246 667 1253 667 1295 667 1338 649 1388 649 1419 649 1453 656 1491 677 1590 744 1690 790 1647 790 1642 790 1635 789 1626 788 1540 788 1479 788 1516 813 1549 830 1537 864 1510 864 1497 864 1482 857 1466 837 1417 788 1380 702 1294 702 1233 712 1197 831 1145 831 1134 831 1122 826 1109 813 1035 739 1072 702 961 702 838 702 653 776 653 825 653 860 615 889 580 889 566 889 553 885 542 874 505 837 456 825 394 825 320 825 210 911 148 911 74 911 0 961 49 985 76 1003 110 1015 145 1015 158 1015 172 1013 185 1010 250 1001 323 977 381 977 400 977 416 979 431 985 481 1022 431 1035 370 1047 327 1058 221 1114 263 1114 269 1114 280 1112 296 1109 407 1096 702 1084 813 1059 824 1058 833 1058 839 1058 904 1058 743 1110 653 1121 542 1133 370 1281 394 1306 419 1343 468 1380 579 1380 653 1386 724 1389 795 1389 866 1389 936 1386 1010 1380 1109 1367 1380 1219 1503 1219 1626 1219 1688 1219 1602 1256 1503 1306 1392 1343 1281 1367 1072 1404 863 1429 665 1454 654 1452 644 1452 637 1452 578 1452 676 1494 764 1527 845 1558 876 1638 967 1638 987 1638 1009 1635 1035 1626 1183 1577 1306 1441 1405 1429 1491 1404 2033 1306 2144 1306 2150 1305 2153 1305 2154 1305 2173 1305 1618 1396 1479 1454 1318 1515 1183 1651 1269 1688 1301 1697 1316 1699 1332 1699 1350 1699 1369 1696 1413 1696 1438 1696 1471 1697 1516 1700 1581 1704 1635 1709 1683 1709 1769 1709 1829 1694 1885 1638 1961 1574 1942 1537 1993 1537 2001 1537 2010 1538 2021 1540 2082 1557 1989 1575 2007 1575 2015 1575 2042 1572 2107 1564 2264 1538 2384 1512 2410 1512 2421 1512 2416 1517 2390 1527 2308 1563 2002 1676 2101 1676 2106 1676 2112 1676 2119 1675 2267 1663 2649 1675 2760 1589 2871 1503 3019 1429 2994 1355 2974 1309 2983 1298 3003 1298 3020 1298 3045 1306 3068 1306 3117 1306 3130 1256 3241 1170 3320 1117 3471 1076 3507 1076 3521 1076 3518 1082 3487 1096 3376 1158 3314 1269 3228 1343 3130 1417 3019 1491 3154 1491 3222 1491 3373 1487 3485 1487 3598 1487 3672 1491 3586 1503 3425 1540 2748 1651 2933 1651 3105 1651 3401 1700 3253 1712 3117 1725 2649 1799 2538 1799 2415 1799 1996 1823 2095 1885 2193 1959 2464 2082 2440 2131 2427 2193 2440 2279 2514 2279 2557 2273 2603 2270 2649 2270 2695 2270 2742 2273 2785 2279 2739 2288 2612 2338 2519 2338 2487 2338 2459 2332 2440 2316 2353 2242 2267 2181 2169 2119 2070 2057 1984 1922 1885 1909 1774 1897 1479 1885 1405 1860 1380 1855 1356 1850 1337 1850 1309 1850 1289 1861 1281 1897 1269 1971 1134 2045 1306 2045 1479 2045 1626 2070 1491 2070 1343 2070 1158 2230 1331 2242 1503 2254 1589 2254 1651 2328 1725 2439 1811 2538 1922 2599 2037 2673 2090 2728 2171 2728 2186 2728 2201 2726 2218 2723 2299 2714 2408 2685 2445 2685 2458 2685 2462 2688 2452 2698 2415 2735 2477 2809 2341 2809 2264 2801 2164 2784 2123 2784 2098 2784 2094 2790 2132 2809 2201 2849 2343 2952 2305 2952 2296 2952 2276 2946 2243 2932 2070 2871 2045 2797 1885 2784 1802 2757 1719 2743 1631 2743 1601 2743 1571 2744 1540 2747 1491 2784 1429 2858 1343 2858 1257 2858 1232 2883 1208 2944 1195 2994 1146 3006 1097 3031 1035 3043 1072 3179 1134 3191 1158 3203 1186 3209 1215 3209 1244 3209 1275 3203 1306 3191 1313 3188 1318 3187 1322 3187 1349 3187 1300 3254 1364 3254 1369 3254 1374 3253 1380 3252 1434 3252 1458 3263 1483 3263 1504 3263 1526 3256 1565 3228 1638 3186 1685 3000 1697 3000 1699 3000 1700 3006 1700 3018 1700 3092 1651 3105 1725 3105 1799 3105 1651 3191 1713 3191 1774 3191 1565 3277 1651 3277 1737 3277 1368 3351 1516 3351 1549 3351 1584 3350 1615 3350 1710 3350 1774 3357 1700 3413 1605 3476 1518 3568 1552 3568 1557 3568 1565 3566 1577 3561 1642 3533 1755 3519 1787 3519 1797 3519 1799 3520 1787 3524 1725 3548 1688 3561 1811 3573 1947 3561 2070 3487 2144 3363 2190 3297 2241 3263 2265 3263 2286 3263 2289 3288 2255 3339 2181 3437 2021 3536 1971 3610 1922 3684 1885 3671 1799 3684 1741 3684 1684 3706 1626 3706 1598 3706 1569 3700 1540 3684 1442 3634 1442 3622 1405 3548 1355 3450 1257 3388 1146 3388 1124 3388 1097 3388 1070 3388 949 3388 807 3396 887 3487 998 3597 924 3634 1072 3647 1232 3671 1047 3708 1109 3721 1171 3745 1306 3807 1257 3807 1121 3807 986 3819 863 3844 789 3856 579 3893 579 3992 579 4103 579 4177 628 4201 660 4217 703 4249 739 4249 758 4249 776 4240 789 4214 829 4163 804 4105 819 4105 823 4105 829 4108 838 4115 875 4152 801 4263 887 4263 L 1097 4263 C 1143 4276 1178 4289 1205 4289 1229 4289 1245 4279 1257 4251 1265 4207 1298 4158 1322 4158 1331 4158 1339 4167 1343 4189 1355 4275 1220 4263 1405 4275 1515 4290 1638 4309 1709 4309 1758 4309 1782 4300 1762 4275 1731 4234 1638 4183 1669 4183 1675 4183 1685 4185 1700 4189 1785 4198 1805 4258 1810 4258 1811 4258 1811 4253 1811 4238 1820 4194 1816 4162 1832 4162 1838 4162 1847 4166 1861 4177 1905 4210 2002 4264 2028 4264 2030 4264 2032 4264 2033 4263 2044 4240 1983 4124 2030 4124 2034 4124 2039 4125 2045 4127 2107 4152 2132 4226 2193 4226 2214 4226 2236 4227 2256 4227 2303 4227 2332 4221 2279 4177 2234 4122 2216 4088 2238 4088 2246 4088 2260 4093 2279 4103 2366 4127 2255 4103 2403 4164 2453 4187 2497 4191 2532 4191 2552 4191 2569 4190 2583 4190 2610 4190 2624 4195 2624 4226 2624 4287 2452 4374 2501 4374 2637 4361 2772 4337 2896 4275 3006 4226 3043 4189 3142 4177 3241 4164 3314 4127 3327 4041 3339 3955 3290 3918 3241 3918 3209 3928 3186 3957 3141 3957 3134 3957 3126 3957 3117 3955 3095 3947 3070 3946 3046 3946 3021 3946 2997 3948 2980 3948 2958 3948 2948 3945 2957 3930 2994 3893 3093 3819 3031 3807 2969 3795 2908 3795 2859 3795 2823 3802 2796 3817 2768 3817 2746 3817 2725 3809 2698 3782 2681 3756 2644 3735 2611 3735 2598 3735 2586 3738 2575 3745 2489 3758 2415 3758 2341 3758 2390 3758 2489 3758 2452 3684 2409 3630 2375 3556 2401 3556 2404 3556 2409 3558 2415 3561 2514 3659 2649 3708 2797 3708 2909 3708 2989 3722 3052 3722 3108 3722 3151 3712 3191 3671 3278 3585 3314 3511 3265 3462 3216 3413 3191 3351 3278 3339 3376 3326 3968 3302 3820 3252 3672 3216 3524 3166 3623 3166 3721 3166 4004 3129 3918 3068 3832 3018 3573 2981 3672 2969 3770 2944 4165 2944 4078 2858 4047 2796 3991 2769 3929 2769 3918 2769 3906 2770 3894 2772 3874 2772 3829 2774 3785 2774 3720 2774 3659 2769 3696 2747 3746 2710 3844 2673 3770 2673 3684 2673 3425 2698 3376 2698 3335 2698 3188 2838 3187 2838 3187 2838 3192 2833 3204 2821 3265 2760 3351 2673 3290 2673 3216 2673 3031 2624 3080 2624 L 3425 2624 C 3376 2624 3216 2550 3290 2550 3339 2550 3460 2561 3509 2561 3534 2561 3540 2558 3512 2550 3425 2513 3228 2501 3364 2476 3499 2464 3770 2476 3733 2452 3684 2427 3499 2353 3610 2353 3709 2365 3758 2476 3931 2476 4103 2476 4029 2439 4152 2427 4276 2402 4497 2378 4423 2328 4337 2279 3955 2181 4054 2156 4133 2146 4093 2112 4151 2112 4165 2112 4185 2114 4214 2119 4313 2131 4411 2156 4510 2193 4547 2221 4584 2276 4652 2276 4674 2276 4701 2270 4731 2254 4830 2217 4916 2156 5003 2082 5049 2036 5073 1958 5046 1958 5044 1958 5042 1958 5039 1959 4999 1979 4767 2057 4686 2057 4668 2057 4658 2054 4658 2045 4647 2001 4636 1918 4651 1918 4653 1918 4655 1919 4658 1922 4687 1951 4700 2011 4759 2011 4775 2011 4794 2006 4818 1996 4929 1959 5175 1909 5175 1909 5175 1909 4999 1723 5042 1723 5044 1723 5048 1723 5052 1725 5123 1755 5127 1836 5202 1836 5218 1836 5237 1832 5261 1823 5397 1774 5434 1663 5569 1601 5693 1552 6050 1330 6198 1256 6358 1195 6543 1084 6493 1084 6438 1084 5244 1341 5157 1341 5147 1341 5152 1338 5175 1330 5409 1256 5939 1084 5890 1084 5860 1087 5830 1089 5801 1089 5719 1089 5638 1077 5557 1059 5477 1025 5429 959 5461 959 5464 959 5467 960 5471 961 5520 985 5582 998 5643 998 5717 998 5939 1010 6050 1010 6161 998 6309 936 6383 936 L 6580 936 C 6691 924 7344 690 7344 579 7344 488 7344 480 7290 480 7278 480 7263 480 7245 480 7134 468 7011 456 6900 456 6889 461 6882 470 6878 470 6873 470 6870 458 6863 419 6863 332 6752 295 6752 258 6752 230 6774 201 6739 201 6728 201 6713 204 6691 209 6630 232 6593 254 6559 254 6537 254 6517 245 6493 221 6457 175 6440 130 6419 130 6412 130 6404 135 6395 147 6378 180 6395 180 6375 180 6365 180 6346 180 6309 184 6185 209 6050 258 5927 283 5848 300 5647 318 5583 318 5557 318 5554 315 5594 308 5742 258 5902 184 6038 111 L 6038 111 C 5998 114 5957 115 5916 115 5805 115 5690 104 5582 86 5564 88 5546 89 5529 89 5451 89 5381 69 5311 49 5283 21 5241 7 5201 7 5188 7 5175 9 5163 12 5122 12 5038 1 4978 1 Z N">
                <draw:equation draw:name="f0" draw:formula="logwidth"/>
                <draw:equation draw:name="f1" draw:formula="logheight"/>
              </draw:enhanced-geometry>
            </draw:custom-shape>
            <draw:custom-shape draw:name="Google Shape;6981;p54" draw:style-name="gr73" draw:text-style-name="P2" draw:layer="layout" svg:width="0.222cm" svg:height="0.054cm" svg:x="6.738cm" svg:y="0.948cm">
              <text:p text:style-name="P1"><text:span text:style-name="T1"/></text:p>
              <draw:enhanced-geometry draw:mirror-horizontal="false" draw:mirror-vertical="false" drawooo:sub-view-size="773 191" draw:text-areas="0 0 ?f0 ?f1" svg:viewBox="0 0 0 0" draw:type="ooxml-non-primitive" draw:enhanced-path="M 205 0 C 172 0 163 7 198 22 333 96 0 121 136 121 164 118 191 116 219 116 302 116 382 130 456 158 502 181 580 190 644 190 717 190 773 178 740 158 678 121 764 96 678 71 614 53 303 0 205 0 Z N">
                <draw:equation draw:name="f0" draw:formula="logwidth"/>
                <draw:equation draw:name="f1" draw:formula="logheight"/>
              </draw:enhanced-geometry>
            </draw:custom-shape>
            <draw:custom-shape draw:name="Google Shape;6982;p54" draw:style-name="gr84" draw:text-style-name="P2" draw:layer="layout" svg:width="0.076cm" svg:height="0.022cm" svg:x="6.245cm" svg:y="0.993cm">
              <text:p text:style-name="P1"><text:span text:style-name="T1"/></text:p>
              <draw:enhanced-geometry draw:mirror-horizontal="false" draw:mirror-vertical="false" drawooo:sub-view-size="266 79" draw:text-areas="0 0 ?f0 ?f1" svg:viewBox="0 0 0 0" draw:type="ooxml-non-primitive" draw:enhanced-path="M 44 1 C 0 1 141 79 208 79 216 79 223 77 229 75 266 38 106 1 44 1 Z N">
                <draw:equation draw:name="f0" draw:formula="logwidth"/>
                <draw:equation draw:name="f1" draw:formula="logheight"/>
              </draw:enhanced-geometry>
            </draw:custom-shape>
            <draw:custom-shape draw:name="Google Shape;6983;p54" draw:style-name="gr30" draw:text-style-name="P2" draw:layer="layout" svg:width="0.071cm" svg:height="0.027cm" svg:x="6.596cm" svg:y="1.505cm">
              <text:p text:style-name="P1"><text:span text:style-name="T1"/></text:p>
              <draw:enhanced-geometry draw:mirror-horizontal="false" draw:mirror-vertical="false" drawooo:sub-view-size="251 98" draw:text-areas="0 0 ?f0 ?f1" svg:viewBox="0 0 0 0" draw:type="ooxml-non-primitive" draw:enhanced-path="M 159 1 C 113 1 0 65 46 88 54 95 66 97 80 97 146 97 251 33 169 2 166 1 163 1 159 1 Z N">
                <draw:equation draw:name="f0" draw:formula="logwidth"/>
                <draw:equation draw:name="f1" draw:formula="logheight"/>
              </draw:enhanced-geometry>
            </draw:custom-shape>
            <draw:custom-shape draw:name="Google Shape;6984;p54" draw:style-name="gr15" draw:text-style-name="P2" draw:layer="layout" svg:width="0.056cm" svg:height="0.05cm" svg:x="1.911cm" svg:y="3.75cm">
              <text:p text:style-name="P1"><text:span text:style-name="T1"/></text:p>
              <draw:enhanced-geometry draw:mirror-horizontal="false" draw:mirror-vertical="false" drawooo:sub-view-size="196 178" draw:text-areas="0 0 ?f0 ?f1" svg:viewBox="0 0 0 0" draw:type="ooxml-non-primitive" draw:enhanced-path="M 178 0 C 139 0 1 152 24 175 25 177 26 178 28 178 56 178 196 14 184 3 183 1 180 0 178 0 Z N">
                <draw:equation draw:name="f0" draw:formula="logwidth"/>
                <draw:equation draw:name="f1" draw:formula="logheight"/>
              </draw:enhanced-geometry>
            </draw:custom-shape>
            <draw:custom-shape draw:name="Google Shape;6985;p54" draw:style-name="gr24" draw:text-style-name="P2" draw:layer="layout" svg:width="0.024cm" svg:height="0.017cm" svg:x="1.996cm" svg:y="3.716cm">
              <text:p text:style-name="P1"><text:span text:style-name="T1"/></text:p>
              <draw:enhanced-geometry draw:mirror-horizontal="false" draw:mirror-vertical="false" drawooo:sub-view-size="87 62" draw:text-areas="0 0 ?f0 ?f1" svg:viewBox="0 0 0 0" draw:type="ooxml-non-primitive" draw:enhanced-path="M 48 0 C 25 0 0 13 0 33 0 47 29 61 53 61 71 61 86 53 86 33 86 10 68 0 48 0 Z N">
                <draw:equation draw:name="f0" draw:formula="logwidth"/>
                <draw:equation draw:name="f1" draw:formula="logheight"/>
              </draw:enhanced-geometry>
            </draw:custom-shape>
            <draw:custom-shape draw:name="Google Shape;6986;p54" draw:style-name="gr18" draw:text-style-name="P2" draw:layer="layout" svg:width="0.069cm" svg:height="0.059cm" svg:x="0.605cm" svg:y="3.739cm">
              <text:p text:style-name="P1"><text:span text:style-name="T1"/></text:p>
              <draw:enhanced-geometry draw:mirror-horizontal="false" draw:mirror-vertical="false" drawooo:sub-view-size="243 207" draw:text-areas="0 0 ?f0 ?f1" svg:viewBox="0 0 0 0" draw:type="ooxml-non-primitive" draw:enhanced-path="M 133 1 C 129 1 126 2 124 3 99 3 0 77 13 101 21 110 57 206 113 206 141 206 173 183 210 114 243 47 167 1 133 1 Z N">
                <draw:equation draw:name="f0" draw:formula="logwidth"/>
                <draw:equation draw:name="f1" draw:formula="logheight"/>
              </draw:enhanced-geometry>
            </draw:custom-shape>
            <draw:custom-shape draw:name="Google Shape;6987;p54" draw:style-name="gr84" draw:text-style-name="P2" draw:layer="layout" svg:width="0.034cm" svg:height="0.023cm" svg:x="15.782cm" svg:y="0.726cm">
              <text:p text:style-name="P1"><text:span text:style-name="T1"/></text:p>
              <draw:enhanced-geometry draw:mirror-horizontal="false" draw:mirror-vertical="false" drawooo:sub-view-size="120 82" draw:text-areas="0 0 ?f0 ?f1" svg:viewBox="0 0 0 0" draw:type="ooxml-non-primitive" draw:enhanced-path="M 74 0 C 62 0 48 7 33 26 0 59 50 81 86 81 104 81 120 76 120 63 120 38 102 0 74 0 Z N">
                <draw:equation draw:name="f0" draw:formula="logwidth"/>
                <draw:equation draw:name="f1" draw:formula="logheight"/>
              </draw:enhanced-geometry>
            </draw:custom-shape>
            <draw:custom-shape draw:name="Google Shape;6988;p54" draw:style-name="gr107" draw:text-style-name="P2" draw:layer="layout" svg:width="0.023cm" svg:height="0.009cm" svg:x="20.901cm" svg:y="9.461cm">
              <text:p text:style-name="P1"><text:span text:style-name="T1"/></text:p>
              <draw:enhanced-geometry draw:mirror-horizontal="false" draw:mirror-vertical="false" drawooo:sub-view-size="83 35" draw:text-areas="0 0 ?f0 ?f1" svg:viewBox="0 0 0 0" draw:type="ooxml-non-primitive" draw:enhanced-path="M 50 1 C 33 1 14 4 8 10 0 18 31 35 55 35 70 35 82 29 82 10 82 4 67 1 50 1 Z N">
                <draw:equation draw:name="f0" draw:formula="logwidth"/>
                <draw:equation draw:name="f1" draw:formula="logheight"/>
              </draw:enhanced-geometry>
            </draw:custom-shape>
            <draw:custom-shape draw:name="Google Shape;6989;p54" draw:style-name="gr45" draw:text-style-name="P2" draw:layer="layout" svg:width="0.028cm" svg:height="0.024cm" svg:x="20.721cm" svg:y="9.425cm">
              <text:p text:style-name="P1"><text:span text:style-name="T1"/></text:p>
              <draw:enhanced-geometry draw:mirror-horizontal="false" draw:mirror-vertical="false" drawooo:sub-view-size="100 86" draw:text-areas="0 0 ?f0 ?f1" svg:viewBox="0 0 0 0" draw:type="ooxml-non-primitive" draw:enhanced-path="M 54 1 C 28 1 1 16 1 49 1 75 18 85 38 85 66 85 99 65 99 36 99 13 77 1 54 1 Z N">
                <draw:equation draw:name="f0" draw:formula="logwidth"/>
                <draw:equation draw:name="f1" draw:formula="logheight"/>
              </draw:enhanced-geometry>
            </draw:custom-shape>
            <draw:custom-shape draw:name="Google Shape;6990;p54" draw:style-name="gr74" draw:text-style-name="P2" draw:layer="layout" svg:width="0.084cm" svg:height="0.043cm" svg:x="21.347cm" svg:y="12.31cm">
              <text:p text:style-name="P1"><text:span text:style-name="T1"/></text:p>
              <draw:enhanced-geometry draw:mirror-horizontal="false" draw:mirror-vertical="false" drawooo:sub-view-size="295 153" draw:text-areas="0 0 ?f0 ?f1" svg:viewBox="0 0 0 0" draw:type="ooxml-non-primitive" draw:enhanced-path="M 182 1 C 101 1 1 33 15 61 22 92 104 153 175 153 217 153 255 132 273 73 295 20 244 1 182 1 Z N">
                <draw:equation draw:name="f0" draw:formula="logwidth"/>
                <draw:equation draw:name="f1" draw:formula="logheight"/>
              </draw:enhanced-geometry>
            </draw:custom-shape>
            <draw:custom-shape draw:name="Google Shape;6991;p54" draw:style-name="gr7" draw:text-style-name="P2" draw:layer="layout" svg:width="0.006cm" svg:height="0.001cm" svg:x="13.198cm" svg:y="2.68cm">
              <text:p text:style-name="P1"><text:span text:style-name="T1"/></text:p>
              <draw:enhanced-geometry draw:mirror-horizontal="false" draw:mirror-vertical="false" drawooo:sub-view-size="25 1" draw:text-areas="0 0 ?f0 ?f1" svg:viewBox="0 0 0 0" draw:type="ooxml-non-primitive" draw:enhanced-path="M 25 0 C 0 0 12 0 25 0 Z N">
                <draw:equation draw:name="f0" draw:formula="logwidth"/>
                <draw:equation draw:name="f1" draw:formula="logheight"/>
              </draw:enhanced-geometry>
            </draw:custom-shape>
            <draw:custom-shape draw:name="Google Shape;6992;p54" draw:style-name="gr65" draw:text-style-name="P2" draw:layer="layout" svg:width="0.093cm" svg:height="0.032cm" svg:x="6.367cm" svg:y="5.313cm">
              <text:p text:style-name="P1"><text:span text:style-name="T1"/></text:p>
              <draw:enhanced-geometry draw:mirror-horizontal="false" draw:mirror-vertical="false" drawooo:sub-view-size="326 113" draw:text-areas="0 0 ?f0 ?f1" svg:viewBox="0 0 0 0" draw:type="ooxml-non-primitive" draw:enhanced-path="M 114 0 C 51 0 0 5 15 10 41 19 152 112 233 112 267 112 296 95 311 47 326 11 206 0 114 0 Z N">
                <draw:equation draw:name="f0" draw:formula="logwidth"/>
                <draw:equation draw:name="f1" draw:formula="logheight"/>
              </draw:enhanced-geometry>
            </draw:custom-shape>
            <draw:custom-shape draw:name="Google Shape;6993;p54" draw:style-name="gr108" draw:text-style-name="P2" draw:layer="layout" svg:width="0.537cm" svg:height="0.356cm" svg:x="7.072cm" svg:y="13.969cm">
              <text:p text:style-name="P1"><text:span text:style-name="T1"/></text:p>
              <draw:enhanced-geometry draw:mirror-horizontal="false" draw:mirror-vertical="false" drawooo:sub-view-size="1862 1238" draw:text-areas="0 0 ?f0 ?f1" svg:viewBox="0 0 0 0" draw:type="ooxml-non-primitive" draw:enhanced-path="M 761 1 C 755 1 749 5 740 18 715 67 715 91 666 91 625 91 611 80 599 80 593 80 588 83 580 91 567 116 592 153 567 190 543 239 530 289 530 338 538 353 546 364 556 364 563 364 570 360 580 350 597 333 680 310 724 310 744 310 756 314 752 326 752 350 740 412 691 424 629 436 604 486 604 547 604 597 654 609 703 646 746 678 807 710 790 710 788 710 783 709 777 708 741 693 705 687 669 687 643 687 618 690 592 695 567 708 552 714 538 714 524 714 512 708 493 695 457 671 407 658 469 658 518 646 481 621 493 572 493 535 518 510 493 486 490 479 488 476 485 476 478 476 471 496 444 523 407 560 407 597 395 609 391 613 387 614 382 614 373 614 362 609 346 609 321 597 296 584 259 584 232 584 190 564 161 564 151 564 142 566 136 572 112 584 1 671 50 671 80 671 111 612 134 612 139 612 144 615 148 621 157 638 160 667 173 667 178 667 186 661 198 646 206 633 215 628 223 628 238 628 251 646 259 671 284 695 358 695 309 720 290 726 266 726 244 726 222 726 204 726 198 732 186 755 164 820 220 820 224 820 229 819 235 818 271 804 286 785 305 785 318 785 333 793 358 818 420 880 444 868 395 880 346 880 346 917 395 917 417 924 458 936 489 936 509 936 526 931 530 917 530 895 539 877 557 877 569 877 585 885 604 905 629 942 654 991 678 1040 699 1071 811 1151 829 1151 833 1151 833 1147 826 1139 806 1098 777 1074 796 1074 799 1074 805 1075 814 1077 844 1087 1048 1238 1094 1238 1104 1238 1106 1231 1097 1213 1048 1114 900 979 962 979 1023 979 1183 1028 1257 1028 1319 1028 1381 1016 1442 991 L 1467 991 C 1504 966 1565 942 1615 942 1676 929 1861 831 1750 831 1627 831 1504 781 1430 695 1294 572 1134 363 1060 326 999 276 949 276 974 252 1011 215 1060 227 1023 178 986 128 974 128 949 91 912 67 875 42 838 42 783 42 776 1 761 1 Z N">
                <draw:equation draw:name="f0" draw:formula="logwidth"/>
                <draw:equation draw:name="f1" draw:formula="logheight"/>
              </draw:enhanced-geometry>
            </draw:custom-shape>
            <draw:custom-shape draw:name="Google Shape;6994;p54" draw:style-name="gr1" draw:text-style-name="P2" draw:layer="layout" svg:width="9.174cm" svg:height="11.964cm" svg:x="0.519cm" svg:y="2.182cm">
              <text:p text:style-name="P1"><text:span text:style-name="T1"/></text:p>
              <draw:enhanced-geometry draw:mirror-horizontal="false" draw:mirror-vertical="false" drawooo:sub-view-size="31778 41443" draw:text-areas="0 0 ?f0 ?f1" svg:viewBox="0 0 0 0" draw:type="ooxml-non-primitive" draw:enhanced-path="M 11520 2406 C 11577 2406 11622 2422 11644 2452 11681 2501 11583 2538 11521 2588 11447 2625 11460 2600 11447 2674 11442 2700 11510 2708 11594 2708 11706 2708 11845 2693 11866 2686 11896 2686 11967 2565 12018 2565 12031 2565 12042 2571 12051 2588 12076 2637 11903 2957 11805 2982 L 11805 2970 C 11780 2976 11763 2978 11750 2978 11711 2978 11709 2957 11644 2957 11558 2970 11558 2982 11521 3043 11484 3117 11570 3105 11607 3142 11632 3167 11632 3173 11617 3173 11601 3173 11570 3167 11533 3167 11447 3167 11349 3265 11287 3327 11268 3346 11253 3353 11242 3353 11217 3353 11216 3316 11250 3290 11287 3253 11398 3105 11373 3056 11366 3049 11356 3046 11345 3046 11295 3046 11209 3100 11139 3130 11053 3154 11090 3228 11065 3278 11052 3295 11024 3301 10987 3301 10916 3301 10817 3277 10745 3253 10634 3228 10708 3216 10770 3216 10776 3217 10782 3218 10788 3218 10836 3218 10856 3174 10856 3130 10856 3080 10917 3031 10954 2982 10991 2945 10905 2896 10893 2859 10886 2849 10895 2845 10913 2845 10961 2845 11073 2871 11127 2871 11188 2871 11102 2797 10991 2760 10967 2752 10941 2748 10915 2748 10863 2748 10811 2764 10770 2797 10714 2803 10656 2806 10597 2806 10539 2806 10480 2803 10425 2797 10338 2797 10388 2822 10314 2859 10303 2867 10295 2871 10290 2871 10265 2871 10293 2791 10314 2760 10330 2727 10363 2722 10412 2722 10437 2722 10466 2723 10498 2723 10597 2711 10609 2662 10720 2625 10794 2600 10868 2575 10954 2563 11102 2526 11250 2489 11398 2427 11442 2413 11483 2406 11520 2406 Z M 13827 4223 C 13929 4223 14029 4247 14121 4288 14158 4313 14035 4313 13985 4313 13948 4306 13911 4303 13876 4303 13841 4303 13807 4306 13776 4313 13727 4337 13899 4337 13899 4362 13899 4399 13776 4448 13677 4460 13603 4473 13542 4497 13493 4559 13443 4596 13419 4658 13357 4670 13348 4672 13340 4672 13333 4672 13306 4672 13296 4661 13282 4661 13275 4661 13268 4663 13258 4670 13221 4682 13234 4719 13258 4731 13283 4731 13382 4768 13320 4818 13246 4879 13172 4867 13061 4892 12950 4916 13012 4929 13000 5003 13000 5064 12876 5113 12741 5138 12700 5146 12658 5150 12615 5150 12518 5150 12420 5128 12334 5076 12270 5001 12196 4963 12219 4963 12223 4963 12228 4964 12236 4966 12241 4967 12245 4967 12249 4967 12287 4967 12301 4931 12359 4931 12376 4931 12396 4933 12421 4941 12438 4949 12452 4952 12463 4952 12522 4952 12500 4855 12531 4793 12581 4719 12667 4744 12729 4707 12790 4682 12704 4608 12630 4584 12556 4547 12581 4522 12581 4460 12581 4411 12581 4436 12519 4423 12476 4413 12452 4345 12496 4345 12502 4345 12510 4346 12519 4350 12605 4374 12778 4448 12852 4473 12913 4497 12950 4547 13000 4596 13012 4605 13035 4609 13064 4609 13150 4609 13286 4574 13332 4547 13394 4510 13456 4460 13493 4399 13566 4313 13665 4251 13764 4226 13785 4224 13806 4223 13827 4223 Z M 16544 7899 C 16575 7899 16628 7948 16696 7997 16795 8046 16782 8108 16807 8145 16844 8194 16856 8305 16881 8354 16930 8416 16955 8502 16943 8576 16930 8687 17029 8625 17029 8699 17029 8871 17066 8773 17103 8884 17127 8982 17103 9093 17066 9180 17057 9198 17048 9205 17039 9205 17011 9205 16983 9131 16955 9056 16918 8958 17016 8871 17016 8798 17016 8755 17005 8736 16990 8736 16983 8736 16975 8740 16967 8748 16946 8770 16929 8799 16918 8799 16910 8799 16906 8783 16906 8736 16906 8637 16881 8650 16819 8588 16809 8575 16802 8570 16798 8570 16783 8570 16802 8643 16782 8662 16781 8662 16780 8662 16779 8662 16739 8662 16608 8438 16524 8366 L 16524 8354 C 16450 8280 16524 8280 16573 8243 16602 8221 16588 8216 16558 8216 16538 8216 16511 8218 16487 8218 16437 8218 16450 8095 16474 8046 16499 7997 16487 7947 16524 7910 16529 7903 16536 7899 16544 7899 Z M 21750 11406 C 21757 11406 21764 11407 21773 11410 21797 11422 21834 11447 21846 11471 21859 11508 21871 11533 21871 11570 21846 11644 21809 11693 21748 11730 21705 11736 21659 11739 21612 11739 21566 11739 21520 11736 21477 11730 21462 11724 21445 11722 21425 11722 21361 11722 21275 11748 21218 11767 L 21181 11767 C 21119 11767 21070 11767 21058 11730 21046 11705 21169 11533 21243 11521 21341 11508 21452 11496 21551 11471 21569 11465 21581 11463 21588 11463 21612 11463 21600 11484 21637 11484 21681 11484 21695 11406 21750 11406 Z M 19080 9740 C 19083 9740 19085 9742 19086 9746 19086 9796 19111 9820 19197 9820 19243 9820 19296 9812 19344 9812 19400 9812 19449 9823 19468 9870 19505 9943 19530 10079 19592 10091 19653 10091 19789 10104 19801 10178 19801 10251 19875 10424 19875 10486 19875 10596 19949 10695 20048 10720 20195 10757 20590 10781 20688 10818 20774 10855 20799 10917 20873 11003 20935 11089 21021 11188 20984 11225 20964 11245 20943 11308 20909 11308 20902 11308 20894 11305 20885 11299 20832 11267 20604 11087 20575 11087 20570 11087 20571 11092 20577 11102 20614 11176 20676 11237 20639 11286 20602 11348 20577 11422 20577 11496 20590 11582 20577 11668 20540 11755 20491 11792 20442 11829 20380 11866 20380 11866 20368 11866 20368 11841 20356 11779 20343 11718 20343 11644 20343 11610 20323 11505 20291 11505 20288 11505 20285 11506 20282 11508 20239 11530 20149 11626 20102 11626 20095 11626 20089 11624 20084 11619 20035 11570 19998 11570 20048 11521 20097 11471 20195 11348 20183 11274 20158 11188 20183 11102 20109 11052 20045 11010 19899 10922 19837 10922 19827 10922 19819 10924 19813 10929 19789 10966 19752 11003 19715 11028 19668 11063 19710 11176 19672 11176 19670 11176 19668 11176 19666 11176 19641 11151 19604 11151 19579 11151 19530 11225 19493 11311 19468 11385 19444 11484 19431 11570 19431 11668 19444 11730 19493 12013 19456 12075 19419 12137 19333 12223 19308 12223 19284 12223 19232 12261 19200 12261 19184 12261 19173 12252 19173 12223 19173 12149 19111 12001 19111 11915 19123 11755 19136 11582 19173 11410 19193 11327 19214 11226 19191 11226 19186 11226 19180 11229 19173 11237 19140 11270 19096 11314 19081 11314 19074 11314 19074 11303 19086 11274 19136 11151 19197 11028 19271 10929 19321 10880 19296 10892 19407 10868 19521 10856 19592 10792 19690 10792 19698 10792 19706 10793 19715 10794 19793 10801 19917 10829 19984 10829 20021 10829 20041 10820 20023 10794 19986 10732 19961 10683 19924 10670 19911 10670 19875 10681 19846 10681 19821 10681 19801 10674 19801 10646 19801 10572 19813 10535 19764 10535 19703 10547 19407 10633 19345 10633 19259 10596 19173 10547 19099 10486 19049 10449 18963 10461 18988 10436 19013 10399 19148 10276 19099 10276 19013 10313 18926 10350 18865 10412 18803 10449 18741 10473 18680 10498 18648 10519 18616 10577 18553 10577 18543 10577 18532 10575 18520 10572 18433 10560 18421 10473 18372 10473 18335 10483 18241 10527 18187 10527 18170 10527 18156 10522 18150 10510 18138 10473 18372 10276 18470 10215 L 18668 10104 C 18717 10079 18766 10042 18815 9993 18865 9931 18889 9943 18939 9894 18993 9851 19057 9740 19080 9740 Z M 21181 11890 C 21206 11890 21218 11890 21218 11903 21169 12038 20898 12149 20725 12260 20640 12311 20537 12338 20433 12338 20387 12338 20340 12333 20294 12321 20195 12272 20134 12223 20146 12174 20167 12132 20265 12039 20282 12039 20285 12039 20286 12042 20282 12050 20257 12063 20257 12087 20269 12112 20282 12149 20306 12174 20331 12186 20337 12188 20343 12190 20349 12190 20441 12190 20604 11963 20639 11952 20644 11950 20650 11949 20656 11949 20697 11949 20760 11978 20824 11989 20832 11992 20840 11993 20847 11993 20909 11993 20952 11914 20996 11903 21058 11890 21119 11890 21181 11890 Z M 17460 0 C 17411 0 17325 0 17325 62 17325 111 17337 123 17300 123 17251 123 17152 185 17251 185 17349 185 17374 222 17337 222 17300 222 17312 234 17300 259 17291 277 17269 288 17243 288 17233 288 17224 287 17214 283 17194 270 17175 254 17153 254 17134 254 17114 267 17090 308 17029 407 17004 505 17029 530 17078 567 17127 592 17177 616 17189 628 17189 628 17127 653 17078 690 17041 752 17041 826 17078 924 17152 1010 17238 1072 17273 1072 17330 1159 17377 1159 17380 1159 17383 1159 17386 1158 17422 1149 17445 1120 17475 1120 17485 1120 17496 1124 17509 1134 17546 1183 17583 1220 17633 1245 17694 1257 17706 1282 17645 1294 17596 1294 17583 1294 17583 1343 17608 1392 17583 1442 17546 1454 17511 1478 17487 1603 17539 1603 17541 1603 17544 1602 17546 1602 17608 1590 17670 1565 17657 1516 17649 1474 17680 1449 17705 1449 17717 1449 17727 1454 17731 1466 17756 1516 17731 1651 17694 1688 17645 1713 17583 1750 17571 1799 17571 1848 17522 1885 17472 1885 17423 1898 17300 1910 17288 1984 17288 2045 17226 2045 17251 2070 17288 2107 17349 2169 17349 2230 17349 2279 17349 2312 17319 2312 17311 2312 17301 2309 17288 2304 17249 2275 17248 2231 17232 2231 17227 2231 17222 2235 17214 2243 17192 2264 17179 2277 17164 2277 17154 2277 17143 2270 17127 2255 17090 2218 17016 2193 17066 2132 17090 2095 17115 2033 17115 1984 17115 1935 17152 1885 17152 1848 17152 1835 17148 1825 17139 1825 17131 1825 17119 1832 17103 1848 17079 1872 17060 1891 17043 1891 17034 1891 17025 1886 17016 1873 17004 1824 16955 1836 16918 1787 16881 1737 16819 1700 16758 1688 16721 1688 16708 1762 16659 1762 16635 1762 16610 1750 16573 1737 16570 1734 16566 1733 16562 1733 16550 1733 16536 1747 16536 1774 16548 1824 16573 1799 16585 1848 16598 1910 16647 1947 16708 1947 16782 1947 16844 1972 16881 2033 16893 2082 16930 2132 16844 2132 16758 2132 16671 2008 16622 1984 16601 1968 16589 1959 16577 1959 16561 1959 16546 1974 16511 2008 16487 2028 16466 2034 16444 2034 16410 2034 16373 2021 16314 2021 16303 2019 16291 2019 16277 2019 16170 2019 15995 2058 15908 2058 15797 2058 15686 2045 15575 1996 15427 1922 15267 1922 15205 1885 15144 1848 14983 1836 14946 1750 14910 1663 14922 1540 14811 1516 14688 1528 14565 1553 14441 1602 14343 1614 14256 1627 14220 1676 14183 1725 14146 1762 14146 1787 14146 1811 14244 1811 14306 1836 14348 1844 14367 1870 14375 1870 14378 1870 14380 1864 14380 1848 14380 1804 14380 1760 14406 1760 14409 1760 14413 1761 14417 1762 14455 1772 14463 1811 14494 1811 14503 1811 14514 1807 14528 1799 14589 1750 14638 1713 14712 1676 14759 1656 14805 1643 14832 1643 14856 1643 14865 1653 14848 1676 14799 1737 14725 1750 14688 1811 14656 1854 14605 1888 14560 1888 14553 1888 14546 1887 14540 1885 14491 1898 14441 1910 14392 1935 14355 1972 14318 1996 14343 2070 14351 2091 14362 2095 14373 2095 14380 2095 14387 2093 14394 2093 14407 2093 14417 2100 14417 2144 14429 2243 14380 2280 14441 2317 14503 2366 14491 2341 14515 2403 14542 2457 14530 2491 14507 2491 14498 2491 14488 2487 14478 2477 14440 2448 14417 2419 14408 2419 14406 2419 14404 2422 14404 2427 14392 2452 14404 2514 14392 2526 14390 2530 14387 2532 14383 2532 14361 2532 14314 2483 14293 2452 14281 2427 14256 2403 14220 2390 14207 2378 14195 2366 14244 2366 14293 2366 14367 2366 14330 2304 14306 2243 14256 2267 14281 2243 14318 2230 14367 2243 14343 2206 14316 2170 14295 2147 14291 2147 14290 2147 14290 2150 14293 2156 14306 2181 14318 2230 14269 2230 14232 2218 14170 2230 14183 2206 14207 2181 14269 2132 14232 2132 14195 2132 14195 2156 14158 2169 14125 2169 14098 2196 14083 2196 14076 2196 14072 2189 14072 2169 14072 2095 14072 2058 14047 2058 14010 2058 13961 2058 13924 2033 13889 2010 13865 1921 13832 1921 13830 1921 13827 1921 13825 1922 13788 1935 13677 2045 13640 2058 13532 2067 13424 2071 13316 2071 13141 2071 12965 2061 12790 2045 12679 1996 12482 2045 12581 1972 12686 1901 12714 1798 12779 1798 12783 1798 12786 1798 12790 1799 12815 1807 12845 1813 12870 1813 12920 1813 12950 1791 12876 1725 12778 1627 12753 1516 12630 1516 12535 1506 12491 1467 12459 1467 12450 1467 12441 1470 12433 1479 12396 1516 12445 1540 12347 1540 12248 1540 12273 1516 12211 1503 12063 1466 11928 1429 11780 1368 11694 1318 11583 1355 11496 1318 11410 1269 11238 1109 11152 1084 11075 1069 10994 1059 10915 1059 10865 1059 10817 1063 10770 1072 10720 1097 10659 1257 10609 1269 10591 1275 10539 1282 10492 1282 10446 1282 10406 1275 10412 1257 10412 1208 10560 1109 10498 1109 10478 1105 10459 1105 10442 1105 10409 1105 10388 1105 10388 1072 10399 1025 10388 874 10377 874 10376 874 10376 874 10375 875 10351 900 10314 924 10277 924 10252 924 10190 961 10190 998 10193 1003 10194 1005 10195 1005 10200 1005 10198 971 10227 961 10242 961 10259 959 10272 959 10292 959 10304 964 10289 986 10277 1023 10203 1072 10227 1072 10252 1084 10326 1109 10301 1109 10277 1109 10190 1109 10190 1158 10190 1208 10166 1294 10129 1294 10104 1282 9895 1183 9882 1121 9858 1035 9821 937 9772 863 9685 776 9599 715 9500 653 9463 653 9463 690 9513 739 9562 801 9648 850 9648 863 9652 867 9644 868 9631 868 9604 868 9558 863 9550 863 9525 863 9451 887 9451 924 9439 961 9463 1023 9427 1023 9393 1034 9320 1125 9288 1125 9284 1125 9281 1124 9279 1121 9246 1111 9290 1043 9284 1043 9283 1043 9282 1044 9279 1047 9242 1072 9106 1060 9069 1097 9008 1158 8946 1232 8897 1306 8865 1330 8848 1344 8837 1344 8831 1344 8827 1340 8823 1331 8810 1318 8810 1269 8798 1257 8798 1245 8795 1238 8790 1238 8786 1238 8780 1245 8773 1257 8767 1269 8730 1269 8692 1269 8653 1269 8613 1269 8601 1282 8576 1318 8576 1368 8539 1368 8502 1368 8428 1442 8404 1479 8367 1503 8441 1516 8453 1540 8453 1577 8367 1602 8330 1602 8281 1602 8182 1590 8244 1516 8293 1442 8342 1442 8379 1405 8404 1368 8453 1380 8502 1318 8539 1257 8576 1195 8638 1183 8675 1175 8717 1163 8745 1163 8762 1163 8773 1168 8773 1183 8773 1200 8779 1209 8787 1209 8796 1209 8810 1197 8823 1171 8884 1097 8958 1047 9045 1010 9106 973 9168 973 9180 949 9180 924 9192 875 9155 875 9106 887 9057 900 8995 900 8934 900 8872 912 8823 949 8798 986 8773 1035 8712 1035 8638 1035 8576 1097 8527 1097 8465 1097 8404 1121 8367 1171 8330 1232 8219 1257 8194 1282 8172 1304 8135 1327 8116 1327 8104 1327 8099 1318 8108 1294 8133 1245 8207 1220 8157 1220 8108 1208 8059 1183 8022 1146 8020 1142 8018 1140 8016 1140 8006 1140 7995 1185 7985 1195 7948 1232 7899 1245 7849 1257 7812 1257 7763 1282 7726 1318 7714 1343 7615 1355 7640 1392 7652 1417 7714 1392 7702 1429 7689 1479 7652 1491 7714 1491 7738 1491 7775 1497 7811 1497 7846 1497 7880 1491 7899 1466 7948 1417 7997 1380 8047 1355 L 8047 1355 C 8010 1380 7948 1454 7948 1479 7959 1511 8026 1609 8018 1609 8017 1609 8014 1607 8010 1602 7960 1577 8010 1540 7923 1540 7914 1539 7906 1539 7898 1539 7818 1539 7786 1591 7763 1602 7738 1602 7665 1565 7615 1540 7554 1528 7381 1540 7307 1503 7221 1454 6999 1331 6938 1282 6876 1245 6864 1195 6901 1183 6925 1183 6888 1171 6839 1171 6771 1183 6703 1189 6636 1189 6568 1189 6500 1183 6432 1171 6420 1171 6395 1171 6383 1158 6285 1109 6137 1023 6038 986 6015 976 5973 972 5923 972 5789 972 5596 998 5533 998 5447 998 5250 912 5077 900 4892 875 4720 838 4547 776 4436 752 4313 752 4190 752 4116 764 4030 776 3956 776 3907 776 3820 715 3771 715 3734 702 3623 715 3660 678 3697 653 3709 604 3709 567 3709 542 3549 555 3537 542 L 3389 542 C 3335 550 3265 573 3222 573 3196 573 3180 565 3180 542 3180 493 3180 456 3118 456 3102 456 3088 455 3076 455 3051 455 3032 460 3007 493 2978 531 2957 562 2925 562 2917 562 2907 560 2896 555 2847 530 2798 493 2822 468 2859 456 2970 444 2945 407 2933 382 2859 370 2699 333 2693 331 2688 331 2682 331 2596 331 2556 508 2428 555 2395 568 2360 572 2324 572 2255 572 2182 556 2110 556 2080 556 2051 559 2021 567 1898 604 1874 678 1910 702 1960 715 2009 739 1984 764 1980 768 1974 770 1968 770 1943 770 1906 746 1892 746 1888 746 1886 747 1886 752 1886 776 1935 863 1910 863 1888 863 1865 724 1822 724 1819 724 1815 725 1812 727 1763 752 1701 863 1615 875 1598 880 1583 881 1567 881 1534 881 1502 874 1470 874 1437 874 1404 881 1368 912 1282 998 1171 1084 1159 1171 1134 1257 1159 1355 1036 1442 974 1503 888 1540 802 1553 765 1553 530 1577 481 1577 420 1590 457 1663 420 1713 383 1762 333 1799 346 1811 370 1836 457 1848 481 1885 518 1922 555 1935 629 1972 691 2021 974 2206 999 2280 1023 2366 1036 2403 1073 2427 1106 2436 1174 2456 1226 2456 1250 2456 1270 2451 1282 2440 1301 2415 1313 2406 1324 2406 1334 2406 1344 2415 1356 2427 1359 2430 1368 2431 1379 2431 1390 2431 1405 2430 1419 2430 1448 2430 1479 2434 1492 2452 1513 2474 1487 2555 1446 2555 1441 2555 1435 2553 1430 2551 1403 2542 1362 2512 1333 2512 1322 2512 1313 2516 1307 2526 1270 2563 1307 2563 1368 2612 1430 2662 1455 2735 1504 2735 1541 2723 1565 2698 1602 2662 1627 2643 1667 2637 1707 2637 1747 2637 1787 2643 1812 2649 1874 2649 1874 2735 1787 2735 1701 2748 1627 2760 1652 2809 1659 2839 1658 2855 1647 2855 1640 2855 1629 2849 1615 2834 1606 2828 1599 2826 1591 2826 1565 2826 1539 2855 1492 2883 1411 2900 1331 2910 1253 2910 1162 2910 1072 2897 986 2871 925 2834 949 2785 986 2735 1023 2698 1011 2674 962 2674 839 2686 715 2723 592 2760 543 2785 518 2797 555 2834 583 2852 576 2884 546 2884 535 2884 522 2880 506 2871 485 2863 462 2859 438 2859 389 2859 337 2875 296 2908 247 2945 272 2970 210 2982 149 3007 87 3068 50 3093 13 3117 1 3142 87 3179 173 3204 259 3228 346 3241 420 3241 432 3265 383 3302 333 3339 247 3364 309 3401 346 3438 383 3487 395 3549 407 3586 543 3598 617 3610 628 3614 638 3615 649 3615 700 3615 751 3581 833 3581 850 3581 868 3582 888 3586 962 3598 1023 3598 1097 3598 1116 3598 1120 3577 1137 3577 1143 3577 1150 3579 1159 3586 1182 3597 1215 3661 1239 3661 1241 3661 1243 3660 1245 3660 1257 3660 1319 3561 1381 3536 L 1553 3475 C 1590 3462 1602 3413 1627 3413 1676 3438 1701 3475 1701 3512 1701 3549 1652 3610 1615 3610 1578 3623 1652 3721 1664 3770 1701 3807 1713 3869 1713 3918 1689 4017 1602 4091 1504 4091 1415 4091 1374 4059 1354 4059 1350 4059 1346 4061 1344 4066 1331 4078 1257 4226 1196 4251 1177 4254 1159 4256 1141 4256 1086 4256 1033 4242 986 4214 971 4199 951 4192 931 4192 902 4192 872 4205 851 4226 814 4276 888 4276 851 4288 814 4300 777 4350 752 4374 734 4393 752 4393 777 4393 802 4393 832 4393 839 4411 839 4448 789 4423 789 4460 789 4497 789 4510 728 4522 654 4559 592 4621 555 4695 555 4756 580 4744 580 4781 567 4818 481 4867 469 4892 494 4966 530 5027 580 5089 582 5093 585 5094 588 5094 614 5094 657 4962 691 4929 719 4900 764 4872 780 4872 792 4872 789 4887 752 4929 654 5027 654 5052 703 5113 752 5175 814 5224 888 5249 910 5249 1016 5135 1024 5135 1024 5135 1024 5136 1023 5138 1011 5163 999 5237 1023 5237 1048 5249 1110 5274 1085 5298 1062 5314 1039 5324 1016 5324 1002 5324 988 5320 974 5311 960 5303 954 5296 942 5296 933 5296 921 5300 900 5311 896 5314 891 5316 886 5316 846 5316 799 5204 758 5204 752 5204 746 5206 740 5212 703 5261 654 5372 666 5385 691 5397 740 5421 789 5446 839 5471 900 5619 962 5643 971 5648 982 5650 994 5650 1044 5650 1112 5616 1171 5606 1245 5594 1307 5606 1307 5545 1294 5471 1319 5385 1356 5323 1388 5291 1430 5272 1451 5272 1470 5272 1471 5288 1430 5323 1356 5385 1294 5458 1368 5557 1442 5668 1492 5754 1479 5791 1467 5816 1418 5865 1430 5890 1430 5914 1516 5951 1504 5976 1504 5988 1479 6050 1442 6075 1422 6094 1379 6162 1414 6162 1422 6162 1435 6158 1455 6148 1555 6104 1645 6009 1661 6009 1663 6009 1664 6011 1664 6013 1664 6036 1633 6151 1637 6151 1638 6151 1638 6150 1639 6148 1664 6124 1713 6013 1763 6001 1781 5993 1794 5990 1806 5990 1835 5990 1851 6008 1886 6025 1935 6038 1972 6050 2009 6062 2034 6087 2095 6198 2120 6210 2127 6215 2132 6217 2138 6217 2161 6217 2169 6174 2169 6124 2169 6075 2243 6013 2243 5964 2251 5922 2254 5892 2259 5892 2261 5892 2264 5898 2268 5914 2268 5964 2317 5964 2354 5976 2373 5982 2376 5982 2368 5982 2360 5982 2342 5982 2317 5988 2255 6013 2243 6050 2268 6087 2286 6111 2317 6124 2348 6124 2379 6124 2409 6111 2428 6087 2455 6060 2478 6052 2496 6052 2516 6052 2532 6061 2545 6061 2552 6061 2558 6058 2564 6050 2587 6015 2665 5926 2684 5926 2685 5926 2686 5926 2687 5927 2687 5939 2637 5976 2613 6025 2588 6075 2539 6173 2514 6222 2502 6259 2490 6309 2527 6309 2576 6309 2551 6346 2514 6346 2477 6346 2477 6370 2465 6420 2440 6456 2428 6567 2465 6567 2514 6567 2527 6592 2453 6604 2354 6654 2280 6728 2231 6814 2182 6912 2120 6888 2046 6937 1947 6999 1861 7073 1800 7171 1775 7220 1787 7245 1800 7257 1812 7257 1812 7282 1775 7282 1750 7282 1726 7293 1705 7293 1694 7293 1685 7290 1676 7282 1652 7257 1664 7245 1615 7245 1529 7245 1455 7270 1393 7331 1344 7381 1319 7430 1282 7491 1282 7501 1266 7583 1311 7583 1322 7583 1336 7578 1356 7565 1418 7504 1479 7442 1529 7368 1541 7362 1559 7359 1573 7359 1587 7359 1596 7362 1590 7368 1565 7393 1516 7467 1578 7467 1623 7456 1647 7404 1660 7404 1662 7404 1663 7404 1664 7405 1689 7418 1689 7467 1713 7479 1720 7481 1727 7482 1736 7482 1777 7482 1832 7458 1812 7418 1787 7368 1824 7393 1861 7356 1870 7328 1900 7314 1925 7314 1934 7314 1941 7316 1947 7319 1984 7319 2009 7294 2034 7257 2071 7220 2317 7171 2305 7134 2280 7097 2243 7073 2280 7036 2329 6999 2761 6777 2761 6752 2761 6715 2662 6691 2724 6666 2810 6641 2884 6604 2945 6555 3007 6493 3155 6370 3217 6358 3266 6358 3290 6358 3290 6247 3303 6148 3414 6185 3451 6124 3475 6050 3364 5988 3315 5976 3266 5964 3290 5840 3352 5791 3414 5742 3500 5717 3549 5668 3611 5619 3660 5545 3586 5471 3554 5448 3546 5440 3549 5440 3555 5440 3595 5463 3611 5471 3615 5473 3620 5474 3627 5474 3659 5474 3713 5448 3734 5397 3783 5323 3845 5249 3907 5200 3968 5138 4042 5076 4128 5040 4135 5038 4142 5038 4148 5038 4201 5038 4246 5076 4301 5076 4375 5089 4362 5175 4276 5175 4219 5175 4189 5159 4160 5159 4146 5159 4132 5163 4116 5175 4079 5212 3968 5274 3980 5372 3980 5458 3882 5545 3857 5643 3839 5716 3828 5735 3853 5735 3861 5735 3875 5733 3894 5730 3904 5728 3914 5727 3923 5727 3982 5727 4018 5758 3943 5779 3870 5816 3820 5877 3833 5890 3857 5898 3883 5902 3909 5902 3961 5902 4013 5886 4054 5853 4128 5791 4178 5766 4239 5730 4313 5668 4399 5619 4486 5594 4535 5569 4658 5569 4695 5508 4720 5458 4658 5323 4658 5286 4658 5251 4725 5149 4763 5149 4765 5149 4767 5150 4769 5150 4818 5163 4880 5163 4929 5163 5040 5187 5126 5224 5213 5286 5235 5320 5360 5425 5400 5425 5404 5425 5408 5424 5410 5421 5420 5412 5493 5315 5515 5315 5521 5315 5523 5321 5521 5335 5496 5421 5570 5495 5619 5532 5682 5556 5749 5564 5815 5564 5853 5564 5891 5562 5927 5557 6013 5557 6038 5532 6063 5532 6094 5532 6176 5575 6231 5575 6242 5575 6252 5573 6260 5569 6269 5565 6275 5563 6278 5563 6295 5563 6271 5603 6322 5643 6368 5674 6464 5706 6544 5706 6591 5706 6632 5695 6654 5668 6701 5629 6744 5599 6768 5599 6782 5599 6790 5609 6790 5631 6790 5680 6716 5754 6740 5791 6851 5840 6962 5914 7073 5976 7184 6087 7295 6198 7418 6284 7421 6285 7424 6285 7428 6285 7469 6285 7554 6221 7554 6198 7554 6173 7504 6099 7504 6075 7504 6070 7509 6068 7515 6068 7543 6068 7615 6102 7615 6111 7628 6124 7665 6222 7689 6222 7726 6235 7775 6235 7812 6235 7812 6222 7763 6050 7751 5988 7742 5943 7733 5891 7743 5891 7747 5891 7753 5898 7763 5914 7825 6025 7886 6148 7948 6259 7985 6306 8009 6346 8034 6346 8042 6346 8050 6342 8059 6333 8088 6294 8125 6232 8127 6232 L 8127 6232 C 8128 6232 8126 6237 8120 6247 8108 6321 8133 6395 8194 6456 8256 6506 8256 6543 8281 6543 8305 6543 8281 6580 8268 6592 8244 6617 8268 6654 8293 6654 8318 6666 8318 6678 8293 6691 8268 6703 8231 6740 8268 6752 8318 6777 8367 6814 8404 6863 8465 6949 8527 7036 8613 7110 8619 7110 8635 7106 8647 7106 8660 7106 8669 7110 8663 7122 8613 7183 8589 7257 8576 7331 8576 7353 8583 7363 8592 7363 8604 7363 8619 7347 8626 7319 8633 7291 8644 7262 8657 7262 8666 7262 8677 7277 8687 7319 8706 7405 8726 7454 8733 7454 8735 7454 8737 7450 8737 7442 8746 7413 8741 7369 8744 7369 L 8744 7369 C 8745 7369 8746 7373 8749 7381 8761 7405 8773 7479 8823 7479 8829 7481 8833 7482 8836 7482 8845 7482 8847 7477 8851 7477 8856 7477 8863 7482 8884 7504 8914 7534 8958 7550 8990 7550 9011 7550 9027 7543 9032 7528 9053 7508 9048 7461 9053 7461 9054 7461 9055 7463 9057 7467 9069 7491 9069 7504 9082 7516 9082 7541 9106 7565 9118 7578 9143 7578 9082 7602 9045 7639 9008 7676 8946 7750 8971 7775 8995 7812 9057 7935 9082 7935 9118 7935 9106 7935 9082 7960 9062 7988 9043 8017 9024 8017 9019 8017 9013 8015 9008 8009 8988 7980 8977 7936 8961 7936 8956 7936 8951 7939 8946 7947 8934 7997 8971 7997 8995 8034 9020 8058 8995 8108 8995 8120 8995 8145 9032 8231 9069 8280 9079 8290 9087 8293 9093 8293 9113 8293 9125 8261 9143 8243 9180 8231 9229 8243 9242 8218 9242 8189 9258 8134 9264 8134 9265 8134 9266 8137 9266 8145 9266 8194 9316 8206 9340 8243 9353 8280 9340 8268 9316 8317 9316 8366 9303 8416 9279 8465 9262 8498 9268 8514 9284 8514 9292 8514 9303 8510 9316 8502 9340 8477 9365 8440 9402 8440 9427 8440 9439 8428 9427 8391 9427 8374 9427 8351 9435 8351 9438 8351 9444 8355 9451 8366 9463 8391 9488 8428 9513 8440 9537 8465 9463 8453 9500 8526 9525 8588 9525 8600 9562 8625 9574 8634 9588 8638 9601 8638 9644 8638 9691 8601 9710 8563 9723 8546 9730 8540 9732 8540 9737 8540 9726 8564 9710 8588 9693 8621 9693 8621 9710 8621 9718 8621 9730 8621 9747 8625 9808 8625 9821 8637 9747 8650 9685 8650 9685 8687 9636 8711 9587 8736 9537 8773 9562 8835 9574 8863 9596 8873 9619 8873 9645 8873 9672 8860 9685 8847 9693 8839 9706 8836 9720 8836 9748 8836 9784 8847 9808 8847 9845 8847 9870 8871 9821 8871 9772 8871 9722 8884 9673 8908 9636 8945 9599 8995 9661 8995 9722 8995 9772 9019 9698 9019 9624 9019 9636 9093 9710 9130 9755 9148 9807 9160 9855 9160 9873 9160 9891 9158 9907 9155 9969 9155 9944 9216 9993 9229 10002 9232 10010 9234 10018 9234 10071 9234 10117 9173 10117 9130 10121 9113 10125 9106 10129 9106 10136 9106 10141 9127 10141 9143 10141 9180 10092 9229 10080 9253 10055 9278 10104 9290 10129 9315 10145 9325 10163 9330 10179 9330 10225 9330 10264 9295 10264 9241 10264 9182 10282 9140 10293 9140 10298 9140 10301 9148 10301 9167 10301 9216 10289 9266 10277 9315 10270 9335 10282 9345 10300 9345 10315 9345 10334 9338 10351 9327 10364 9314 10378 9304 10381 9304 10384 9304 10380 9311 10363 9327 10338 9377 10326 9426 10363 9475 10371 9517 10430 9575 10471 9575 10491 9575 10507 9561 10511 9525 10519 9450 10527 9409 10532 9409 10534 9409 10535 9418 10535 9438 10548 9488 10548 9537 10572 9586 10572 9635 10523 9623 10511 9635 10511 9648 10535 9660 10585 9672 10604 9672 10626 9674 10646 9674 10675 9674 10701 9670 10708 9648 10708 9628 10708 9615 10710 9615 10711 9615 10715 9625 10720 9648 10745 9697 10757 9734 10770 9783 10782 9808 10794 9833 10819 9857 10843 9882 10868 9906 10868 9931 10868 9956 10905 10079 10905 10153 10905 10227 10942 10412 10880 10424 10852 10435 10810 10444 10777 10444 10739 10444 10713 10432 10733 10399 10782 10338 10868 10215 10819 10190 10770 10153 10609 10178 10535 10141 10482 10114 10417 10062 10379 10062 10365 10062 10354 10070 10351 10091 10363 10227 10412 10375 10486 10498 10560 10609 10462 10695 10523 10744 10585 10794 10745 10806 10683 10818 10597 10818 10535 10880 10535 10966 10535 11065 10560 11225 10560 11274 10548 11422 10535 11558 10498 11705 10474 11816 10412 11890 10425 11989 10412 12075 10425 12161 10462 12248 10498 12346 10523 12445 10511 12556 10511 12630 10449 12765 10462 12814 10474 12864 10560 12938 10560 13036 10560 13135 10585 13233 10634 13320 10696 13393 10720 13393 10770 13480 10807 13566 10807 13628 10831 13628 10851 13628 10871 13580 10884 13580 10887 13580 10890 13583 10893 13591 10917 13628 10979 13714 10954 13726 10951 13728 10948 13728 10945 13728 10927 13728 10905 13712 10895 13712 10891 13712 10889 13716 10893 13726 10905 13800 10930 13862 10967 13923 11016 13960 11065 13960 11065 13997 11065 14046 11016 14108 11041 14157 11078 14207 11287 14453 11324 14539 11349 14626 11324 14675 11386 14687 11509 14736 11620 14786 11718 14847 11780 14884 11817 14847 11891 14897 11952 14946 12137 15131 12137 15205 12150 15242 12150 15291 12174 15328 12186 15402 12211 15463 12248 15525 12310 15599 12421 15895 12482 16018 12531 16141 12507 16166 12568 16227 12679 16314 12778 16412 12864 16535 12889 16622 12901 16708 12901 16794 12912 16828 12913 16841 12907 16841 12899 16841 12879 16821 12852 16794 12834 16777 12795 16765 12761 16765 12723 16765 12691 16780 12704 16819 12766 16917 12864 17004 12975 17053 13024 17053 13086 17065 13123 17102 13209 17188 13295 17275 13369 17373 13394 17423 13394 17484 13369 17546 13332 17595 13295 17620 13345 17657 13382 17706 13542 17817 13591 17878 13653 17940 13776 18063 13825 18137 13859 18188 13876 18216 13895 18216 13903 18216 13912 18210 13924 18199 13948 18162 14010 18088 13973 18051 13936 18002 13911 17989 13899 17940 13899 17891 13899 17854 13850 17841 13788 17817 13690 17854 13677 17768 13653 17669 13702 17644 13702 17620 13702 17595 13677 17607 13665 17583 13603 17484 13566 17386 13542 17287 13530 17213 13505 17151 13456 17090 13419 17053 13258 16843 13221 16806 13197 16770 13172 16597 13123 16535 13086 16486 13037 16461 13012 16425 12987 16351 12950 16289 12901 16227 12827 16166 12778 16129 12766 16055 12753 15981 12704 15661 12692 15611 12692 15574 12692 15537 12724 15537 12734 15537 12748 15541 12766 15550 12832 15594 12839 15638 12866 15638 12869 15638 12873 15637 12876 15636 12897 15629 12921 15619 12942 15619 12960 15619 12976 15626 12987 15648 13024 15698 13098 15673 13123 15710 13148 15747 13148 15919 13209 16092 13283 16264 13295 16314 13283 16351 13272 16383 13223 16454 13245 16454 13248 16454 13252 16452 13258 16449 13305 16421 13295 16345 13314 16345 13320 16345 13329 16354 13345 16375 13382 16449 13443 16523 13493 16585 13542 16646 13603 16696 13665 16720 13714 16745 13665 16794 13714 16868 13764 16930 13838 16942 13862 16991 13875 17041 13887 17102 13924 17115 13934 17115 13951 17111 13968 17111 13994 17111 14017 17119 14010 17164 14010 17225 13973 17250 13985 17312 14010 17386 14084 17423 14133 17447 14170 17484 14183 17521 14207 17521 14256 17546 14293 17595 14306 17644 14318 17681 14343 17706 14380 17731 14429 17792 14478 17841 14528 17903 14577 17977 14749 18162 14799 18236 14860 18322 14922 18396 14910 18458 14910 18519 14836 18556 14885 18568 14922 18568 14959 18568 14971 18618 14996 18667 14946 18753 14922 18803 14910 18852 14971 18839 14959 18864 14946 18901 14873 18975 14897 19024 14959 19135 15033 19234 15131 19332 15181 19357 15255 19357 15316 19443 15365 19517 15439 19591 15526 19628 15600 19653 15747 19665 15784 19690 15920 19788 16055 19887 16203 19973 16339 20035 16474 20096 16598 20158 16721 20219 16869 20244 16930 20293 16966 20309 17007 20316 17048 20316 17105 20316 17163 20303 17214 20281 17275 20232 17325 20170 17411 20170 17425 20168 17440 20167 17454 20167 17525 20167 17596 20193 17657 20244 17756 20318 17830 20343 17879 20404 17928 20478 17990 20564 18051 20626 18064 20638 18076 20651 18088 20663 18162 20737 18224 20799 18286 20823 18372 20823 18470 20836 18557 20873 L 18581 20885 C 18668 20934 18766 20983 18865 21020 18903 21036 18950 21046 18996 21046 19023 21046 19051 21042 19074 21033 L 19099 21020 C 19123 21008 19157 21002 19182 21002 19207 21002 19222 21008 19210 21020 19185 21045 19148 21107 19160 21144 L 19173 21156 C 19210 21181 19308 21353 19394 21452 19481 21538 19567 21587 19616 21636 19629 21649 19641 21661 19653 21673 19678 21710 19616 21723 19616 21760 19604 21797 19555 21846 19567 21895 19567 21932 19567 21969 19604 21969 19653 21981 19641 22018 19678 22031 19689 22042 19702 22046 19715 22046 19746 22046 19776 22020 19776 21994 19776 21969 19690 21920 19678 21895 19675 21889 19675 21887 19678 21887 19687 21887 19721 21913 19739 21932 19764 21944 19813 21969 19838 22043 19863 22105 19875 22105 19912 22105 19974 22117 20023 22154 20048 22203 20072 22277 20084 22339 20121 22388 20149 22406 20182 22418 20213 22418 20224 22418 20235 22416 20245 22413 20269 22413 20282 22413 20306 22425 20393 22437 20466 22462 20540 22511 20574 22556 20628 22611 20638 22611 20638 22611 20639 22611 20639 22610 20639 22592 20653 22560 20665 22560 20669 22560 20673 22563 20676 22573 20688 22610 20676 22708 20738 22721 20811 22721 20836 22696 20861 22684 20898 22671 20947 22671 20910 22622 20873 22573 20811 22524 20824 22487 20848 22450 20885 22425 20910 22400 20947 22351 20984 22302 21033 22265 21054 22234 21090 22212 21124 22212 21131 22212 21138 22213 21144 22216 21181 22216 21206 22277 21230 22302 21237 22305 21243 22306 21249 22306 21255 22306 21260 22305 21266 22305 21277 22305 21286 22308 21292 22326 21292 22376 21341 22376 21341 22413 21341 22450 21317 22450 21317 22487 21341 22573 21391 22659 21452 22733 21526 22795 21563 22869 21588 22967 L 21588 23177 C 21588 23226 21575 23497 21563 23559 21551 23633 21637 23682 21612 23731 21588 23780 21489 24027 21428 24051 21366 24076 21317 24051 21280 24101 21243 24150 21255 24212 21243 24236 21218 24261 21193 24261 21181 24298 21181 24323 21181 24335 21181 24347 21181 24396 21193 24446 21169 24458 21119 24458 21070 24470 21033 24495 20996 24532 20935 24520 20935 24557 20935 24618 20935 24668 20910 24729 20898 24766 20799 24815 20811 24852 20824 24889 20824 24926 20811 24963 20774 25000 20750 25037 20738 25086 20713 25123 20750 25197 20738 25247 20713 25284 20688 25370 20713 25394 20747 25429 20782 25507 20816 25507 20819 25507 20821 25506 20824 25505 20848 25505 20898 25407 20922 25382 20935 25364 20941 25354 20942 25354 L 20942 25354 C 20944 25354 20941 25364 20935 25382 20922 25419 20935 25431 20959 25431 20972 25444 20996 25431 20972 25493 20959 25542 20947 25592 20935 25653 20918 25686 20907 25686 20895 25686 20888 25686 20881 25686 20873 25690 20861 25690 20861 25690 20848 25703 20799 25739 20762 25776 20725 25826 20688 25875 20590 25974 20627 26072 20651 26183 20750 26319 20713 26356 20688 26380 20639 26380 20651 26429 20651 26479 20861 26516 20959 26713 21009 26824 21070 26947 21144 27058 21181 27107 21304 27440 21354 27575 21391 27723 21723 28352 21760 28413 21809 28487 21834 28586 21809 28610 21807 28616 21804 28618 21802 28618 21796 28618 21791 28608 21788 28608 21786 28608 21785 28612 21785 28623 21834 28746 21908 28857 21994 28955 22019 28992 22044 29029 22068 29066 22093 29103 22499 29313 22573 29387 22660 29473 22980 29645 22980 29695 22980 29732 23017 29756 23054 29793 23103 29843 23214 29892 23226 29929 23239 29966 23239 30126 23239 30200 23251 30360 23263 30520 23263 30680 23276 30878 23263 31087 23214 31284 23177 31333 23140 31370 23153 31395 23177 31543 23189 31691 23189 31839 23177 31986 23140 32110 23128 32196 23128 32282 22992 32911 22955 33009 22931 33120 23029 33317 23005 33366 22980 33428 22894 33465 22894 33539 22894 33601 22931 34069 22931 34130 22918 34217 22906 34303 22894 34389 22906 34438 22906 34500 22894 34549 22857 34623 22598 35375 22561 35486 22536 35535 22499 35597 22450 35634 22413 35671 22401 35732 22413 35781 22438 35843 22475 36028 22499 36102 22524 36200 22524 36299 22499 36385 22463 36447 22438 36521 22413 36582 22376 36693 22352 36816 22352 36927 22364 37001 22401 37075 22450 37124 22455 37128 22459 37129 22464 37129 22497 37129 22530 37061 22573 37051 22593 37043 22616 37040 22640 37040 22692 37040 22742 37054 22734 37063 22721 37087 22610 37137 22635 37174 22660 37223 22684 37260 22660 37272 22647 37297 22623 37297 22623 37371 22610 37445 22573 37617 22561 37654 22561 37704 22598 37790 22586 37827 22573 37864 22524 37913 22524 37938 22524 37962 22647 38036 22623 38049 22610 38073 22499 38086 22499 38122 22512 38159 22512 38172 22524 38184 22512 38184 22512 38196 22499 38209 22487 38246 22475 38307 22524 38320 22554 38340 22576 38360 22550 38360 22544 38360 22535 38359 22524 38357 22516 38355 22508 38354 22501 38354 22453 38354 22424 38388 22413 38431 22413 38455 22450 38517 22450 38554 22463 38615 22450 38665 22426 38714 22418 38724 22412 38728 22405 38728 22379 38728 22362 38660 22352 38640 22352 38615 22241 38554 22241 38504 22241 38474 22249 38452 22238 38452 22236 38452 22233 38453 22228 38455 22191 38480 22142 38504 22118 38554 22093 38566 22130 38603 22130 38628 22130 38665 22105 38665 22056 38689 22019 38702 21933 38763 21933 38800 21933 38843 21961 38876 21976 38876 21978 38876 21980 38876 21982 38874 22007 38862 21970 38812 21982 38788 21985 38781 21992 38778 22000 38778 22022 38778 22057 38798 22093 38825 22105 38849 22142 38862 22179 38862 22204 38862 22241 38837 22265 38837 22278 38837 22315 38923 22302 38960 22302 38997 22228 39022 22228 39059 22228 39096 22191 39157 22204 39182 22209 39193 22230 39196 22254 39196 22288 39196 22330 39189 22352 39182 22354 39181 22357 39181 22360 39181 22399 39181 22510 39238 22487 39305 22476 39346 22469 39359 22462 39359 22454 39359 22445 39343 22426 39330 22396 39320 22326 39286 22294 39286 22286 39286 22280 39288 22278 39293 22253 39330 22204 39367 22241 39404 22290 39441 22302 39490 22290 39502 22265 39515 22278 39576 22265 39601 22253 39626 22204 39737 22241 39749 22243 39750 22246 39751 22248 39751 22268 39751 22279 39708 22290 39675 22298 39659 22321 39633 22337 39633 22345 39633 22352 39641 22352 39663 22352 39724 22290 39823 22327 39823 22364 39823 22389 39835 22327 39847 22265 39872 22265 39872 22278 39934 22290 39983 22327 39983 22327 39995 22339 40008 22327 40020 22290 40020 22241 40020 22204 40057 22241 40082 22265 40106 22241 40119 22241 40143 22228 40168 22278 40180 22315 40205 22329 40212 22339 40219 22350 40219 22358 40219 22366 40215 22376 40205 22389 40199 22398 40196 22401 40196 22404 40196 22401 40199 22389 40205 22369 40225 22365 40261 22377 40261 22380 40261 22384 40259 22389 40254 22398 40251 22405 40249 22408 40249 22417 40249 22403 40261 22376 40279 22352 40303 22364 40340 22339 40353 22302 40377 22278 40402 22278 40427 22278 40451 22265 40501 22278 40501 22315 40476 22352 40464 22376 40439 22402 40422 22416 40393 22418 40393 L 22418 40393 C 22419 40393 22417 40399 22413 40414 22401 40451 22463 40525 22413 40550 22364 40562 22352 40587 22315 40599 22265 40624 22253 40624 22315 40624 22330 40624 22342 40623 22353 40623 22384 40623 22398 40630 22426 40685 22445 40734 22457 40767 22473 40767 22477 40767 22482 40765 22487 40759 22524 40722 22536 40685 22536 40636 22536 40599 22536 40574 22536 40537 22549 40550 22561 40562 22573 40587 22583 40607 22601 40659 22608 40659 22609 40659 22610 40656 22610 40648 22610 40627 22619 40569 22622 40569 22622 40569 22623 40571 22623 40574 22623 40596 22614 40653 22619 40653 22620 40653 22621 40652 22623 40648 22644 40638 22675 40570 22683 40570 22684 40570 22684 40571 22684 40574 22684 40599 22721 40574 22697 40611 22675 40644 22653 40714 22665 40714 22667 40714 22669 40713 22672 40710 22673 40709 22674 40708 22674 40708 L 22674 40708 C 22677 40708 22650 40750 22672 40772 22684 40796 22709 40821 22684 40833 22672 40846 22635 40919 22660 40919 22734 40919 22808 40919 22881 40932 22906 40944 22918 41006 22955 41018 22980 41030 23005 41055 22992 41092 22955 41129 22918 41166 22881 41203 22862 41213 22825 41231 22806 41231 22801 41231 22798 41230 22795 41227 22777 41215 22761 41209 22747 41209 22734 41209 22721 41215 22709 41227 22672 41227 22647 41301 22660 41301 22681 41301 22693 41329 22719 41329 22724 41329 22728 41328 22734 41326 L 22783 41326 C 22746 41326 22734 41363 22771 41363 22792 41363 22814 41402 22845 41402 22849 41402 22853 41401 22857 41400 22894 41400 22894 41400 22894 41425 22894 41433 22894 41442 22907 41442 22912 41442 22920 41441 22931 41437 22968 41425 23017 41437 23042 41363 23079 41301 23017 41203 23079 41092 23128 40981 23153 40993 23214 40981 23276 40956 23387 40932 23399 40882 23399 40858 23411 40833 23424 40809 23431 40793 23453 40783 23474 40783 23487 40783 23500 40787 23510 40796 23568 40835 23626 40881 23642 40881 23647 40881 23648 40878 23645 40870 23633 40821 23485 40636 23485 40513 23485 40402 23424 40229 23510 40143 23596 40069 23658 40069 23621 40020 23608 40003 23596 39998 23586 39998 23570 39998 23556 40010 23543 40010 23540 40010 23537 40009 23534 40008 23498 39995 23510 39971 23534 39971 23571 39971 23584 39971 23584 39946 23584 39928 23587 39918 23590 39918 23593 39918 23596 39928 23596 39946 23596 39983 23621 40008 23658 40020 23671 40027 23685 40030 23699 40030 23734 40030 23767 40010 23793 39983 23818 39934 23793 39749 23818 39700 23843 39601 23904 39527 23978 39478 24077 39429 24237 39330 24237 39293 24249 39268 24224 39219 24200 39219 24175 39219 24175 39219 24200 39194 24237 39170 24274 39133 24286 39084 24298 39034 24261 38973 24212 38960 24151 38936 24064 38948 24027 38923 23990 38899 24003 38874 23978 38862 23904 38825 23843 38751 23843 38665 23843 38554 23892 38443 23966 38357 24035 38299 24160 38208 24215 38208 24218 38208 24222 38208 24224 38209 24262 38218 24278 38242 24294 38242 24300 38242 24305 38239 24311 38233 24335 38209 24298 38086 24348 38036 24385 37987 24409 37925 24409 37864 24385 37814 24360 37777 24385 37741 24434 37691 24471 37642 24520 37605 24569 37556 24619 37568 24582 37531 24545 37494 24496 37482 24496 37432 24502 37405 24532 37397 24561 37397 24584 37397 24608 37402 24619 37408 24643 37420 24693 37494 24730 37494 24779 37482 24816 37420 24804 37371 24791 37309 24791 37272 24754 37272 24717 37272 24693 37334 24656 37334 24606 37334 24569 37322 24533 37297 24483 37260 24459 37198 24459 37137 24459 37038 24422 36890 24434 36829 24434 36800 24447 36788 24467 36788 24481 36788 24500 36794 24520 36804 24606 36866 24717 36903 24828 36927 24902 36927 24988 36903 25050 36853 25087 36829 25099 36792 25099 36755 25087 36706 25075 36669 25075 36619 25075 36570 25173 36447 25173 36410 25173 36385 25087 36287 25099 36213 25113 36165 25138 36148 25159 36148 25177 36148 25192 36159 25198 36176 25198 36215 25206 36277 25209 36277 25210 36277 25210 36272 25210 36262 25223 36213 25210 36213 25309 36213 25444 36213 25568 36188 25703 36139 25826 36114 25962 36065 26085 36016 26147 35966 26233 35954 26245 35880 26270 35794 26319 35720 26393 35658 26442 35621 26467 35560 26467 35498 26467 35424 26467 35375 26405 35350 26356 35338 26282 35301 26282 35239 26282 35178 26356 35067 26344 35042 26307 34968 26245 34907 26159 34857 26085 34833 26023 34833 26036 34771 26036 34734 26060 34709 26085 34697 L 26147 34697 C 26221 34734 26294 34746 26381 34759 26405 34759 26467 34820 26516 34845 26556 34865 26572 34901 26609 34901 26618 34901 26628 34899 26639 34894 26689 34882 26689 34870 26763 34870 26824 34870 26854 34901 26894 34901 26909 34901 26926 34896 26947 34882 27021 34833 27145 34783 27182 34697 27206 34648 27231 34599 27268 34549 27305 34500 27329 34463 27366 34426 27428 34340 27465 34143 27514 34069 27564 34007 27613 33946 27687 33909 27798 33810 27884 33699 27958 33564 27995 33477 28032 33231 28143 33132 28254 33021 28364 32960 28389 32886 28401 32787 28414 32701 28426 32602 28438 32516 28377 32430 28401 32307 28426 32233 28438 32159 28438 32085 28438 32036 28401 32060 28426 32011 28451 31974 28500 32011 28549 31962 28611 31876 28672 31789 28746 31715 28783 31691 28820 31654 28857 31629 28894 31617 29017 31506 29079 31506 29137 31506 29202 31558 29222 31558 29228 31558 29230 31554 29227 31543 29215 31494 29165 31494 29190 31457 29215 31432 29276 31432 29338 31395 29412 31370 29412 31346 29387 31321 29375 31296 29436 31284 29449 31272 29453 31264 29455 31261 29457 31261 29461 31261 29461 31276 29461 31284 29461 31299 29478 31305 29507 31305 29527 31305 29554 31302 29584 31296 29658 31284 29695 31223 29732 31210 29739 31208 29744 31208 29747 31208 29769 31208 29734 31237 29744 31247 29753 31265 29787 31282 29836 31282 29856 31282 29879 31279 29905 31272 29991 31235 30040 31272 30040 31198 30040 31124 30139 31050 30176 31025 30225 30976 30250 30914 30250 30841 30262 30754 30299 30680 30373 30619 30422 30557 30459 30483 30496 30409 30521 30360 30533 30360 30558 30311 30570 30212 30570 30126 30558 30040 30558 29966 30582 29892 30632 29830 30656 29806 30718 29806 30718 29695 30706 29559 30718 29436 30742 29313 30792 29202 30742 28968 30742 28832 30742 28709 30742 28598 30755 28475 30779 28426 30829 28426 30792 28389 30761 28348 30739 28324 30746 28324 30748 28324 30751 28325 30755 28327 30785 28327 30832 28385 30841 28385 30843 28385 30843 28383 30841 28376 30831 28346 30837 28308 30840 28308 L 30840 28308 C 30841 28308 30841 28310 30841 28315 30841 28324 30843 28326 30846 28326 30850 28326 30855 28323 30863 28323 30867 28323 30872 28324 30878 28327 30890 28339 30899 28350 30910 28350 30922 28350 30938 28336 30964 28290 31014 28204 31063 28105 31124 27982 31149 27871 31223 27773 31309 27711 31383 27662 31445 27600 31482 27526 31593 27378 31679 27230 31728 27058 31777 26861 31753 26651 31691 26466 31630 26146 31667 26084 31531 26084 31517 26086 31503 26086 31490 26086 31368 26086 31250 26039 31161 25961 31087 25850 30989 25764 30890 25678 30792 25616 30582 25456 30471 25444 30382 25444 30343 25495 30253 25495 30245 25495 30235 25494 30225 25493 30077 25456 29942 25407 29818 25345 29802 25337 29786 25334 29770 25334 29718 25334 29674 25373 29646 25382 29609 25382 29498 25284 29473 25247 29436 25173 29375 25123 29301 25086 29190 25037 28919 24889 28845 24865 28808 24858 28756 24846 28706 24846 28657 24846 28611 24858 28586 24902 28549 25000 28488 25086 28414 25160 28364 25197 28327 25259 28315 25321 28302 25340 28289 25353 28279 25353 28271 25353 28266 25343 28266 25321 28254 25284 28241 25259 28217 25247 28192 25222 28180 25197 28167 25185 28153 25170 28129 25151 28110 25151 28097 25151 28086 25160 28081 25185 28072 25222 28076 25265 28069 25265 28067 25265 28063 25259 28056 25247 28044 25222 28019 25197 28007 25173 27982 25148 27982 25136 27958 25099 27933 25049 27921 25013 27933 24963 27933 24926 27933 24852 27917 24852 27912 24852 27905 24859 27896 24877 27859 24939 27810 25049 27748 25074 27732 25078 27721 25081 27716 25081 27705 25081 27716 25070 27748 25037 27810 25000 27847 24939 27872 24865 27872 24836 27850 24824 27830 24824 27816 24824 27803 24830 27798 24840 27785 24877 27748 25000 27687 25025 27669 25035 27659 25040 27654 25040 27641 25040 27664 25011 27699 24976 27748 24939 27736 24889 27761 24828 27785 24766 27822 24778 27847 24717 27872 24655 27847 24643 27884 24631 27921 24631 27958 24594 27982 24557 27990 24541 28013 24525 28032 24525 28042 24525 28052 24531 28056 24544 28061 24557 28068 24563 28076 24563 28092 24563 28110 24544 28118 24520 28143 24495 28143 24446 28118 24421 28093 24384 28167 24323 28167 24249 28167 24175 28081 24125 28007 24101 27933 24064 27921 23891 27909 23793 27896 23682 27909 23559 27847 23509 27835 23485 27810 23472 27798 23460 27736 23423 27674 23374 27613 23324 27551 23263 27477 23140 27391 23103 27342 23078 27292 23066 27231 23041 27157 23016 27083 22992 27009 22979 L 26837 22979 C 26760 23001 26751 23043 26724 23043 26721 23043 26717 23042 26713 23041 26708 23043 26703 23044 26699 23044 26667 23044 26638 23011 26627 22979 26609 22944 26598 22915 26584 22915 26579 22915 26573 22920 26566 22930 26556 22958 26540 22993 26512 22993 26502 22993 26492 22989 26479 22979 L 26455 22967 C 26405 22943 26368 22906 26344 22856 26270 22770 26221 22782 26171 22733 26122 22684 26134 22634 26085 22573 26011 22437 25913 22339 25777 22265 25771 22259 25765 22256 25758 22256 25752 22256 25746 22259 25740 22265 25703 22259 25666 22256 25629 22256 25592 22256 25555 22259 25518 22265 25500 22269 25466 22272 25433 22272 25376 22272 25323 22264 25370 22240 25444 22203 25481 22228 25494 22142 25506 22068 25555 22031 25494 21994 25437 21949 25391 21894 25365 21894 25363 21894 25360 21894 25358 21895 25326 21906 25349 21935 25340 21935 25339 21935 25337 21934 25333 21932 25321 21920 25284 21908 25272 21871 25269 21865 25266 21862 25263 21862 25253 21862 25241 21889 25223 21908 25218 21917 25215 21921 25213 21921 25210 21921 25210 21910 25210 21895 25198 21846 25173 21809 25136 21797 25103 21797 25079 21848 25066 21848 25065 21848 25063 21847 25062 21846 25038 21834 25050 21809 25062 21772 25087 21735 25013 21735 25062 21698 25124 21661 25259 21698 25235 21649 25220 21627 25210 21622 25188 21622 25173 21622 25154 21624 25124 21624 25084 21624 25026 21616 24966 21616 24897 21616 24825 21627 24779 21673 24704 21748 24639 21814 24582 21814 24574 21814 24565 21812 24557 21809 24483 21809 24409 21784 24348 21747 24311 21710 24274 21649 24224 21649 24163 21649 23929 21686 23855 21686 23769 21686 23744 21686 23732 21624 23719 21550 23682 21415 23608 21415 23559 21409 23513 21405 23467 21405 23421 21405 23374 21409 23325 21415 23239 21439 23128 21501 23103 21513 23079 21526 22968 21587 22968 21636 22968 21698 23103 21858 23091 21908 23091 21957 23079 22105 23017 22105 22955 22105 22820 21932 22820 21895 22820 21846 22943 21686 22943 21649 22943 21599 22857 21513 22844 21476 L 22844 21464 C 22857 21402 22906 21365 22955 21341 23005 21328 23103 21230 23054 21193 23029 21168 22995 21156 22962 21156 22928 21156 22894 21168 22869 21193 22832 21230 22795 21291 22771 21304 22746 21316 22709 21341 22684 21365 22660 21378 22610 21476 22573 21489 22567 21490 22560 21491 22552 21491 22520 21491 22474 21481 22433 21481 22398 21481 22367 21488 22352 21513 22331 21566 22310 21645 22281 21645 22276 21645 22271 21642 22265 21636 22241 21599 22253 21563 22216 21550 22209 21548 22203 21547 22196 21547 22166 21547 22138 21567 22118 21587 22068 21636 22031 21698 22007 21772 21994 21858 22019 21932 21970 21994 21883 22068 21809 22154 21760 22240 21725 22322 21723 22426 21702 22426 21701 22426 21700 22426 21699 22425 21674 22413 21588 22228 21538 22166 21490 22118 21433 22069 21412 22069 21406 22069 21403 22072 21403 22080 21403 22087 21398 22090 21390 22090 21370 22090 21331 22070 21304 22043 21230 22006 21156 21981 21083 21969 21074 21967 21065 21966 21057 21966 21021 21966 20992 21988 20972 22018 20922 22055 20873 22080 20824 22117 20799 22117 20799 22154 20738 22154 20721 22158 20698 22161 20673 22161 20623 22161 20565 22150 20540 22117 20491 22080 20442 22068 20393 22055 20368 22055 20343 22018 20306 21969 20294 21944 20269 21908 20257 21871 20220 21821 20121 21723 20060 21624 20035 21599 20023 21563 20011 21538 19986 21464 20060 21378 20072 21267 20097 21131 20109 20996 20121 20860 20121 20762 20195 20675 20195 20589 20183 20503 20195 20491 20195 20454 20195 20429 20195 20429 20171 20417 20158 20417 20146 20404 20134 20404 20072 20392 19998 20269 19924 20219 19859 20187 19787 20170 19718 20170 19683 20170 19649 20174 19616 20183 19510 20204 19450 20261 19380 20261 19369 20261 19357 20260 19345 20256 19268 20234 19250 20193 19186 20193 19178 20193 19170 20194 19160 20195 19073 20206 19034 20246 18974 20246 18967 20246 18959 20245 18951 20244 L 18926 20232 C 18889 20219 18865 20195 18840 20183 18815 20158 18815 20133 18865 20109 18951 20022 19000 19899 19000 19764 18988 19677 19013 19591 19062 19517 19111 19443 19136 19357 19148 19271 19148 19209 19111 19012 19185 18901 19259 18803 19333 18741 19333 18679 19321 18618 19333 18556 19197 18556 19049 18568 18606 18605 18520 18716 18446 18815 18483 19024 18446 19086 18384 19172 18323 19246 18261 19332 18249 19345 18273 19406 18236 19431 18232 19432 18228 19433 18224 19433 18191 19433 18156 19393 18101 19382 17978 19382 17854 19406 17743 19456 17667 19481 17613 19519 17571 19519 17553 19519 17537 19511 17522 19493 17460 19443 17435 19382 17349 19357 17263 19345 17127 19345 17090 19184 17053 19061 17004 18950 16930 18852 16856 18704 16807 18556 16782 18396 16745 18248 16733 18088 16758 17940 16745 17829 16745 17706 16745 17595 16758 17509 16869 17423 16881 17312 16881 17275 16881 17250 16881 17225 16869 17102 16795 16917 16782 16856 16777 16825 16779 16820 16784 16820 16787 16820 16792 16821 16797 16821 16806 16821 16818 16817 16832 16794 16869 16733 16819 16708 16844 16671 16869 16646 16893 16659 16918 16622 16955 16597 17078 16535 17078 16474 17078 16435 17085 16420 17095 16420 17104 16420 17116 16432 17127 16449 17130 16452 17135 16453 17141 16453 17184 16453 17298 16380 17374 16326 17448 16277 17509 16215 17460 16190 17429 16170 17372 16123 17398 16123 17403 16123 17411 16125 17423 16129 17477 16138 17492 16167 17520 16167 17530 16167 17542 16163 17559 16153 17620 16116 17633 16067 17719 16067 17817 16067 17891 16067 17941 16129 17974 16162 17996 16174 18015 16174 18032 16174 18047 16165 18064 16153 18090 16136 18121 16113 18159 16113 18175 16113 18193 16118 18212 16129 18282 16164 18330 16265 18387 16265 18390 16265 18393 16265 18396 16264 18455 16264 18548 16140 18588 16140 18590 16140 18592 16141 18594 16141 18631 16166 18754 16289 18741 16314 18739 16318 18739 16320 18742 16320 18751 16320 18793 16284 18803 16264 18815 16252 18803 16264 18778 16227 18741 16190 18655 16141 18692 16116 18729 16092 18741 16116 18705 16080 18692 16055 18680 16030 18680 15993 18680 15978 18670 15968 18657 15968 18649 15968 18640 15972 18631 15981 18620 15986 18586 15992 18553 15992 18512 15992 18470 15984 18470 15956 18481 15926 18516 15904 18548 15904 18555 15904 18562 15905 18569 15907 18596 15925 18603 15957 18641 15957 18654 15957 18670 15953 18692 15944 18766 15919 18852 15907 18939 15907 18991 15907 19035 15880 19062 15880 19067 15880 19071 15881 19074 15882 19099 15895 19074 15932 19111 15932 19148 15932 19210 15907 19296 15907 19333 15907 19385 15901 19436 15901 19487 15901 19536 15907 19567 15932 19629 15981 19653 16055 19690 16080 19716 16097 19730 16114 19758 16114 19769 16114 19783 16111 19801 16104 19863 16080 19961 15993 19986 15993 20011 16006 20097 16153 20158 16203 20220 16252 20331 16351 20319 16400 20319 16461 20294 16560 20294 16597 20294 16634 20343 16671 20356 16696 20359 16702 20359 16703 20357 16703 20355 16703 20352 16702 20348 16702 20340 16702 20331 16708 20331 16745 20331 16819 20331 16880 20380 16930 20429 16979 20466 16954 20466 16991 20466 17011 20470 17015 20476 17015 20480 17015 20484 17013 20488 17013 20494 17013 20499 17016 20503 17028 20516 17053 20491 17115 20503 17176 20528 17250 20602 17250 20627 17287 20651 17361 20688 17435 20725 17496 20727 17497 20729 17498 20731 17498 20755 17498 20793 17446 20808 17446 20809 17446 20811 17446 20811 17447 20836 17460 20811 17509 20811 17533 20811 17538 20816 17541 20823 17541 20834 17541 20848 17532 20848 17509 20848 17423 20861 17349 20898 17262 20947 17115 20947 16942 20885 16794 20836 16696 20799 16597 20774 16486 20750 16363 20713 16252 20664 16129 20602 15993 20577 15833 20577 15685 20602 15562 20651 15463 20725 15365 20774 15266 20898 15217 20935 15168 20996 15131 21046 15069 21095 15020 21132 14971 21107 14958 21144 14934 21193 14884 21243 14847 21304 14823 21354 14786 21403 14786 21428 14761 21489 14687 21551 14626 21625 14564 21686 14539 21773 14564 21809 14527 21831 14494 21854 14451 21832 14451 21829 14451 21826 14452 21822 14453 21782 14473 21692 14493 21667 14493 21662 14493 21659 14492 21662 14490 21674 14465 21723 14465 21736 14441 21736 14404 21736 14367 21711 14342 21691 14322 21687 14302 21707 14302 21711 14302 21716 14303 21723 14305 21740 14305 21745 14311 21747 14311 21748 14311 21748 14309 21748 14305 21757 14288 21765 14270 21770 14270 21771 14270 21773 14273 21773 14281 21773 14318 21785 14342 21809 14342 21834 14342 21871 14318 21920 14268 21945 14231 21970 14194 21982 14145 21982 14142 21978 14140 21973 14140 21958 14140 21929 14152 21920 14170 21913 14184 21897 14190 21883 14190 21873 14190 21864 14187 21859 14182 21846 14157 21871 14157 21822 14157 21789 14157 21756 14163 21734 14163 21723 14163 21715 14161 21711 14157 21701 14147 21690 14102 21709 14102 21712 14102 21717 14104 21723 14108 21747 14124 21771 14145 21791 14145 21802 14145 21813 14138 21822 14120 21846 14088 21855 14077 21868 14077 21875 14077 21883 14079 21896 14083 21911 14083 21919 14085 21924 14085 21931 14085 21928 14081 21920 14059 21896 14010 21871 14010 21896 13960 21908 13923 21908 13862 21871 13849 21846 13837 21760 13849 21723 13812 21686 13775 21662 13751 21625 13726 21588 13714 21637 13701 21662 13701 21678 13701 21716 13712 21747 13712 21763 13712 21777 13710 21785 13701 21809 13677 21785 13652 21760 13628 21686 13566 21625 13504 21575 13430 21551 13381 21551 13332 21588 13295 21612 13258 21625 13221 21625 13184 21625 13176 21626 13173 21629 13173 21638 13173 21659 13217 21649 13246 21637 13270 21612 13270 21625 13307 21636 13353 21711 13419 21732 13419 21733 13419 21735 13419 21736 13418 21748 13406 21748 13332 21760 13270 21760 13209 21760 13122 21773 13098 21793 13077 21857 12988 21877 12988 21881 12988 21883 12991 21883 12999 21871 13036 21809 13024 21834 13147 21846 13270 21809 13320 21871 13381 21920 13418 21957 13492 21970 13566 21957 13615 21896 13665 21883 13726 21883 13752 21883 13774 21883 13788 21883 13763 21957 13665 21994 13615 22019 13578 22130 13393 22105 13332 22093 13258 21994 13098 21982 13036 21970 12975 21970 12950 22007 12913 22030 12897 22073 12882 22092 12882 22103 12882 22106 12887 22093 12901 22044 12938 22007 12913 22019 12975 22019 13036 22044 13073 22093 13110 22120 13137 22134 13178 22149 13178 22155 13178 22160 13172 22167 13159 22204 13110 22253 13048 22302 12962 22339 12901 22364 12814 22352 12740 22327 12679 22302 12630 22327 12617 22339 12580 22352 12556 22364 12519 22368 12505 22371 12500 22373 12500 22376 12500 22376 12515 22376 12531 22376 12560 22354 12604 22362 12604 22364 12604 22368 12601 22376 12593 22426 12556 22475 12519 22524 12482 22586 12432 22660 12408 22746 12408 22795 12408 22848 12414 22889 12414 22931 12414 22962 12408 22968 12383 22978 12332 22963 12263 22979 12263 22982 12263 22986 12266 22992 12272 23029 12309 22980 12358 23029 12358 23066 12358 23116 12346 23140 12309 23147 12302 23153 12299 23156 12299 23165 12299 23165 12316 23165 12334 23165 12344 23169 12348 23177 12348 23188 12348 23205 12341 23226 12334 23263 12321 23337 12285 23337 12260 23350 12235 23362 12198 23313 12186 23300 12182 23289 12180 23281 12180 23265 12180 23259 12186 23276 12186 23288 12186 23288 12248 23263 12260 23250 12264 23238 12267 23228 12267 23212 12267 23202 12259 23202 12235 23177 12186 23153 12137 23116 12100 23091 12075 23091 12063 23116 12038 23140 12013 23153 11976 23140 11952 23128 11915 23103 11927 23140 11866 23165 11829 23177 11792 23202 11742 23226 11693 23239 11681 23263 11644 23276 11595 23300 11582 23325 11582 23350 11582 23374 11545 23387 11533 23393 11527 23393 11524 23393 11524 23393 11524 23393 11527 23399 11533 23406 11536 23416 11539 23428 11539 23458 11539 23499 11524 23534 11471 23566 11398 23562 11343 23582 11343 23586 11343 23591 11344 23596 11348 23621 11373 23621 11434 23658 11434 23707 11434 23732 11397 23769 11373 23806 11348 23843 11373 23904 11311 23978 11250 24015 11262 24052 11213 24052 11213 24052 11200 24052 11188 24077 11163 24052 11163 24101 11139 24163 11126 24200 11102 24249 11065 24268 11052 24268 11046 24269 11046 24271 11046 24274 11052 24298 11065 24304 11068 24311 11069 24317 11069 24363 11069 24417 11000 24471 10978 24502 10960 24523 10960 24543 10960 24563 10960 24582 10960 24606 10941 24643 10917 24656 10941 24619 10905 24598 10863 24568 10813 24574 10813 24576 10813 24578 10814 24582 10818 24606 10843 24619 10892 24656 10892 24693 10892 24717 10892 24656 10941 24606 10991 24533 11003 24557 11015 24594 11028 24594 11028 24643 11028 24676 11028 24747 11022 24799 11022 24824 11022 24845 11024 24853 11028 24878 11040 24878 11052 24865 11065 24853 11065 24841 11077 24878 11089 24902 11089 24828 11102 24804 11102 24779 11102 24767 11102 24742 11126 24724 11145 24726 11177 24723 11177 24722 11177 24720 11173 24717 11163 24693 11139 24668 11114 24668 11089 24659 11080 24664 11056 24656 11056 24653 11056 24649 11059 24643 11065 24627 11089 24622 11102 24617 11102 24614 11102 24611 11098 24606 11089 24600 11071 24597 11059 24591 11059 24585 11059 24576 11071 24557 11102 24520 11151 24520 11151 24483 11176 24434 11213 24372 11237 24323 11274 24286 11323 24261 11373 24249 11434 24224 11484 24237 11545 24261 11595 24298 11631 24335 11656 24385 11668 24409 11668 24422 11644 24459 11619 24520 11558 24582 11496 24631 11434 24675 11391 24766 11280 24778 11280 24780 11280 24780 11282 24779 11286 24767 11311 24754 11336 24779 11348 24789 11348 24807 11350 24825 11350 24853 11350 24882 11346 24890 11323 24914 11286 24902 11299 24964 11274 25062 11250 25161 11200 25247 11151 25321 11114 25407 11114 25432 11089 25457 11077 25444 11065 25432 11040 25420 11028 25395 11028 25420 11003 25444 10978 25457 10966 25420 10966 25403 10966 25377 10971 25352 10971 25321 10971 25291 10963 25284 10929 25278 10900 25267 10890 25253 10890 25237 10890 25218 10904 25198 10917 25180 10935 25155 10946 25124 10946 25112 10946 25100 10945 25087 10941 25050 10941 25050 10917 24988 10905 24914 10892 24804 10905 24791 10868 24779 10818 24779 10818 24791 10794 24804 10781 24779 10769 24742 10757 24717 10757 24643 10757 24619 10695 24594 10633 24582 10572 24569 10510 24569 10449 24508 10449 24483 10449 24459 10449 24409 10449 24446 10424 24496 10399 24533 10350 24545 10301 24569 10251 24569 10239 24545 10215 24520 10178 24520 10141 24508 10128 24503 10124 24497 10121 24490 10121 24478 10121 24462 10129 24446 10153 24434 10190 24446 10227 24409 10227 24385 10227 24348 10227 24335 10190 24335 10165 24372 10165 24323 10141 24261 10116 24224 10079 24261 10079 24278 10079 24300 10074 24320 10074 24330 10074 24339 10075 24348 10079 24368 10089 24396 10107 24425 10107 24432 10107 24439 10106 24446 10104 24483 10079 24582 10017 24606 9993 24631 9980 24705 9968 24705 9931 24705 9906 24693 9882 24680 9857 24656 9833 24631 9820 24656 9820 24680 9808 24730 9820 24693 9796 24594 9722 24471 9685 24335 9672 24151 9709 23966 9771 23793 9870 23732 9919 23547 10042 23510 10067 23411 10178 23313 10301 23226 10424 23189 10486 23153 10473 23079 10510 23053 10523 23038 10529 23030 10529 23016 10529 23030 10510 23054 10486 23165 10399 23251 10288 23337 10165 23350 10116 23399 10104 23337 10067 23288 10030 23239 10005 23202 9968 23198 9965 23197 9964 23198 9964 23210 9964 23381 10042 23436 10042 23498 10042 23571 9906 23608 9857 23658 9796 23744 9672 23806 9660 23855 9635 24015 9660 24027 9598 24052 9500 24101 9426 24151 9352 24200 9315 24249 9303 24311 9290 24323 9286 24422 9285 24551 9285 24810 9285 25194 9290 25259 9290 25336 9290 25364 9329 25413 9329 25419 9329 25425 9329 25432 9327 25506 9315 25641 9290 25715 9266 25802 9253 25888 9216 25949 9155 26036 9069 26085 8958 26147 8908 26177 8883 26223 8879 26275 8879 26304 8879 26336 8880 26366 8880 26412 8880 26457 8877 26492 8859 26615 8798 26726 8711 26800 8600 26824 8551 26837 8514 26763 8490 26701 8465 26602 8440 26652 8428 26701 8403 26763 8440 26763 8366 26750 8292 26763 8268 26738 8255 26713 8243 26726 8255 26763 8218 26800 8194 26824 8181 26763 8120 26689 8046 26664 8046 26639 8021 26614 8004 26606 7981 26591 7981 26585 7981 26577 7985 26566 7997 26541 8034 26492 8046 26455 8046 26405 8046 26442 8009 26467 7972 26504 7935 26467 7910 26442 7886 26405 7849 26393 7812 26319 7812 26270 7812 26208 7824 26171 7861 26134 7886 26110 7873 26085 7910 26048 7984 25999 8021 25925 8046 25869 8057 25813 8109 25775 8109 25772 8109 25768 8109 25765 8108 25728 8095 25641 7997 25604 7972 25576 7958 25572 7944 25586 7944 25596 7944 25615 7951 25641 7972 25687 8009 25719 8052 25748 8052 25758 8052 25767 8046 25777 8034 25826 7972 25888 7923 25949 7898 26011 7861 25925 7873 25900 7861 25876 7849 25925 7849 25999 7849 26060 7824 26122 7800 26184 7775 26270 7738 26381 7701 26381 7676 26381 7664 26344 7639 26319 7615 26282 7590 26294 7553 26282 7541 26278 7533 26275 7530 26270 7530 26260 7530 26246 7545 26221 7553 26208 7555 26195 7556 26183 7556 26122 7556 26064 7532 26023 7491 26001 7463 25994 7448 25984 7448 25973 7448 25959 7469 25913 7516 25859 7569 25811 7594 25793 7594 25782 7594 25783 7584 25802 7565 25839 7516 25888 7479 25851 7442 25847 7436 25839 7433 25829 7433 25781 7433 25684 7491 25654 7491 25645 7495 25637 7496 25631 7496 25614 7496 25614 7482 25641 7455 25678 7405 25691 7393 25703 7356 25728 7331 25703 7233 25666 7220 25629 7220 25555 7196 25543 7146 25535 7114 25510 7108 25487 7108 25476 7108 25465 7110 25457 7110 25407 7085 25383 7048 25370 6999 25370 6990 25368 6988 25363 6988 25354 6988 25338 6999 25321 6999 25296 6999 25296 6999 25296 6962 25309 6912 25272 6900 25247 6863 25217 6843 25186 6780 25197 6780 25200 6780 25204 6783 25210 6789 25240 6819 25270 6873 25300 6873 25307 6873 25314 6870 25321 6863 25358 6838 25321 6814 25383 6801 25444 6789 25481 6752 25444 6691 25407 6641 25358 6592 25296 6567 25247 6543 25186 6543 25223 6530 25259 6518 25321 6481 25321 6444 25321 6407 25223 6370 25198 6346 25186 6333 25173 6309 25161 6284 25153 6276 25144 6273 25135 6273 25115 6273 25092 6288 25075 6296 25058 6302 25037 6307 25023 6307 25007 6307 25004 6299 25038 6272 25099 6235 25161 6222 25124 6185 25106 6149 25108 6126 25091 6126 25084 6126 25076 6130 25062 6136 25023 6152 24968 6173 24944 6173 24930 6173 24926 6166 24939 6148 24988 6111 25038 6111 25038 6062 25050 6013 25038 6013 25013 5964 24992 5912 24998 5860 24978 5860 24974 5860 24969 5861 24964 5865 24945 5871 24927 5874 24914 5874 24902 5874 24896 5871 24902 5865 24927 5840 24865 5754 24816 5656 24767 5569 24767 5545 24742 5508 24717 5446 24705 5372 24693 5311 24684 5298 24678 5293 24671 5293 24658 5293 24648 5315 24631 5348 24606 5397 24582 5446 24569 5483 24545 5508 24545 5545 24569 5569 24594 5569 24557 5582 24520 5582 24483 5582 24446 5668 24483 5693 24514 5703 24561 5763 24556 5763 24555 5763 24551 5761 24545 5754 24528 5737 24516 5728 24506 5728 24494 5728 24484 5740 24471 5766 24446 5816 24385 5828 24434 5865 24483 5890 24508 5902 24434 5927 24372 5939 24323 5939 24335 6001 24348 6050 24372 6124 24335 6161 24326 6175 24322 6182 24320 6182 24316 6182 24318 6162 24311 6124 24301 6077 24249 6037 24214 6037 24203 6037 24193 6041 24188 6050 24163 6075 24126 6148 24077 6173 24027 6198 23953 6235 23953 6272 23953 6287 23949 6294 23944 6294 23937 6294 23929 6281 23929 6259 23919 6240 23910 6199 23894 6199 23890 6199 23885 6202 23879 6210 23867 6222 23855 6232 23847 6232 23839 6232 23836 6222 23843 6198 23862 6159 23858 6113 23850 6113 23848 6113 23845 6116 23843 6124 23793 6210 23732 6284 23658 6333 23608 6358 23559 6383 23522 6420 23517 6424 23514 6426 23511 6426 23498 6426 23502 6390 23522 6370 23596 6333 23658 6296 23719 6247 23756 6210 23818 6161 23793 6111 23769 6062 23744 5951 23707 5951 23621 5951 23547 5964 23473 5976 23461 6001 23473 6038 23436 6038 23399 6038 23362 6038 23325 6013 23288 6001 23300 6001 23337 5976 23374 5964 23387 5939 23399 5902 23403 5890 23408 5886 23414 5886 23427 5886 23444 5906 23461 5914 23469 5932 23478 5955 23482 5955 23484 5955 23485 5950 23485 5939 23485 5902 23485 5877 23510 5853 23534 5828 23547 5766 23510 5754 23473 5742 23424 5754 23436 5717 23461 5668 23461 5606 23448 5557 23424 5520 23424 5508 23374 5495 23337 5483 23374 5495 23399 5471 23424 5446 23473 5434 23448 5397 23424 5372 23387 5323 23387 5298 23411 5261 23436 5224 23461 5187 23498 5163 23498 5113 23461 5076 23459 5075 23458 5075 23456 5075 23439 5075 23396 5126 23362 5126 23337 5126 23350 5089 23300 5076 23251 5064 23042 5040 22992 4978 22943 4916 22980 4879 22931 4842 22881 4805 22869 4818 22832 4793 22795 4768 22808 4719 22795 4707 22793 4705 22792 4704 22790 4704 22779 4704 22765 4731 22734 4731 22717 4731 22708 4733 22703 4733 22693 4733 22701 4727 22709 4695 22734 4670 22721 4621 22684 4608 22635 4571 22635 4571 22586 4547 22556 4517 22558 4463 22508 4463 22496 4463 22481 4466 22463 4473 22382 4507 22323 4585 22255 4585 22250 4585 22246 4584 22241 4584 22186 4573 22151 4532 22100 4532 22094 4532 22087 4533 22081 4534 22035 4543 22023 4573 22000 4573 21992 4573 21983 4569 21970 4559 21920 4522 21896 4485 21809 4460 21750 4443 21702 4415 21646 4415 21621 4415 21594 4420 21563 4436 21477 4473 21366 4497 21428 4633 21477 4768 21551 4768 21514 4855 21489 4916 21477 4978 21477 5052 21464 5113 21415 5076 21440 5126 21452 5175 21489 5187 21501 5249 21526 5311 21501 5311 21526 5348 21538 5385 21563 5434 21563 5471 21563 5495 21551 5643 21526 5643 21520 5643 21512 5635 21504 5635 21494 5635 21483 5646 21477 5693 21464 5766 21428 5840 21378 5902 21317 5964 21280 6050 21317 6075 21366 6111 21773 6383 21773 6604 21773 6814 21883 7048 21612 7257 21477 7393 21304 7504 21132 7590 21058 7602 21033 7701 21119 7836 21206 7960 21169 7997 21156 8034 21156 8071 21193 8095 21193 8120 21181 8194 21193 8280 21218 8342 21280 8477 21292 8613 21255 8650 21218 8687 21169 8724 21206 8761 21243 8798 21230 8884 21218 8921 21218 8940 21216 8948 21213 8948 21207 8948 21196 8927 21181 8896 21156 8859 21132 8835 21095 8835 21058 8835 21021 8921 21033 8970 21044 9024 21113 9137 21103 9137 21102 9137 21099 9135 21095 9130 21046 9081 20898 8908 20848 8908 20807 8919 20697 9006 20691 9006 20690 9006 20692 9003 20701 8995 20750 8945 20824 8847 20774 8773 20725 8687 20651 8625 20565 8588 20491 8576 20491 8576 20528 8539 20553 8502 20479 8440 20429 8366 20393 8305 20393 8218 20417 8145 20429 8083 20429 8009 20405 7935 20380 7898 20306 7824 20343 7775 20393 7713 20405 7639 20393 7565 20380 7504 20319 7455 20245 7455 20084 7418 19924 7418 19764 7418 19736 7445 19674 7522 19660 7522 19656 7522 19656 7513 19666 7491 19690 7405 19666 7393 19592 7331 19456 7257 19308 7183 19160 7122 19099 7085 19099 7048 19074 7011 19037 6962 18976 6925 18914 6875 18877 6838 18840 6814 18791 6789 18717 6765 18643 6752 18581 6740 18532 6715 18458 6641 18372 6641 18286 6654 18212 6678 18125 6703 18072 6712 17948 6746 17906 6746 17890 6746 17886 6741 17904 6728 17953 6678 18015 6666 17978 6567 17953 6469 17830 6148 17793 6111 17768 6062 17657 6025 17608 6025 17559 6025 17435 6025 17411 5964 17398 5914 17423 5902 17435 5865 17423 5705 17435 5545 17460 5385 17509 5224 17633 5003 17645 4929 17657 4867 17670 4855 17731 4830 17780 4818 17793 4818 17780 4768 17756 4731 17793 4633 17867 4621 17928 4608 17941 4584 17891 4571 17842 4559 17854 4534 17904 4534 17953 4522 17891 4485 17953 4460 17965 4456 17974 4454 17981 4454 18012 4454 18009 4487 18039 4497 18064 4497 18138 4362 18101 4362 18064 4350 17978 4337 18002 4313 18031 4291 18064 4278 18096 4278 18119 4278 18142 4285 18162 4300 18214 4331 18257 4380 18277 4380 18281 4380 18284 4378 18286 4374 18298 4350 18310 4276 18347 4276 18421 4251 18433 4165 18384 4115 18335 4066 18261 4017 18187 3992 18165 3989 18144 3987 18122 3987 18070 3987 18017 3996 17965 4005 17961 4005 17956 4006 17953 4006 17911 4006 17956 3941 17990 3918 18015 3894 17854 3844 17830 3844 17805 3844 17780 3857 17743 3857 17719 3857 17682 3820 17645 3807 17596 3807 17645 3770 17670 3770 17706 3770 17694 3770 17731 3746 17741 3736 17752 3732 17761 3732 17777 3732 17788 3743 17780 3758 17768 3795 17805 3807 17842 3807 17859 3804 17874 3803 17889 3803 17930 3803 17966 3814 18002 3832 18051 3857 18088 3869 18138 3894 18175 3894 18125 3918 18162 3931 18182 3931 18186 3915 18212 3915 18219 3915 18226 3916 18236 3918 18282 3930 18350 4006 18389 4006 18391 4006 18394 4005 18396 4005 18421 3980 18372 3955 18446 3955 18456 3953 18466 3953 18477 3953 18504 3953 18532 3957 18552 3957 18573 3957 18587 3952 18581 3931 18569 3881 18532 3869 18557 3820 18577 3779 18615 3712 18620 3712 L 18620 3712 C 18621 3712 18620 3715 18618 3721 18608 3752 18737 3801 18822 3801 18838 3801 18853 3799 18865 3795 18939 3770 19037 3721 19049 3647 19062 3573 19222 3462 19234 3401 19259 3339 19247 3278 19197 3228 19185 3216 19166 3212 19141 3212 19092 3212 19021 3228 18939 3228 18815 3216 18705 3142 18631 3056 18594 3007 18544 2970 18495 2957 18452 2945 18378 2945 18321 2945 18264 2945 18224 2945 18249 2933 18265 2920 18292 2916 18324 2916 18388 2916 18470 2933 18520 2933 18581 2933 18532 2908 18594 2908 18626 2908 18642 2903 18655 2903 18671 2903 18683 2911 18717 2945 18815 3019 18914 3093 19025 3154 19057 3162 19103 3196 19156 3196 19185 3196 19216 3185 19247 3154 19321 3093 19382 3019 19431 2933 19444 2896 19518 2846 19493 2822 19481 2797 19370 2785 19345 2735 19333 2686 19358 2637 19407 2637 19424 2635 19441 2634 19459 2634 19543 2634 19633 2658 19715 2698 19758 2734 19784 2754 19811 2754 19830 2754 19849 2744 19875 2723 19912 2705 19918 2699 19918 2698 L 19918 2698 C 19918 2699 19912 2705 19924 2711 19930 2722 19948 2728 19965 2728 19986 2728 20005 2719 19998 2698 19998 2649 19998 2625 19924 2563 19863 2526 19801 2489 19715 2477 19690 2477 19764 2440 19789 2427 19791 2426 19795 2425 19799 2425 19831 2425 19904 2468 19937 2501 19974 2538 20023 2501 20023 2551 20023 2612 20060 2637 20109 2674 20158 2703 20221 2763 20228 2763 20230 2763 20228 2758 20220 2748 20195 2686 20171 2711 20245 2649 20306 2588 20429 2526 20466 2464 20491 2403 20540 2378 20590 2317 20627 2243 20614 2144 20577 2119 20503 2082 20454 2021 20417 1947 20417 1873 20393 1824 20343 1774 20306 1713 20282 1700 20331 1700 20393 1700 20614 1676 20614 1627 20627 1577 20651 1577 20553 1540 20466 1503 20454 1503 20528 1454 20590 1405 20651 1405 20602 1380 20553 1355 20491 1343 20442 1343 20368 1343 20356 1245 20282 1220 20208 1208 20134 1183 20208 1158 20282 1134 20405 1121 20282 1121 20171 1121 20060 1097 19961 1072 19918 1058 19870 1052 19824 1052 19791 1052 19758 1055 19727 1060 19703 1060 19678 1023 19641 1023 19592 1035 19653 1023 19666 1084 19666 1134 19616 1195 19629 1257 19641 1306 19690 1306 19764 1380 19850 1454 19863 1454 19826 1466 19776 1466 19690 1503 19727 1503 19764 1516 19850 1553 19764 1565 19678 1565 19641 1565 19604 1663 19592 1774 19555 1885 19505 1996 19456 2045 19431 2119 19419 2193 19419 2255 19407 2206 19333 2255 19268 2298 19241 2370 19219 2370 19216 2370 19213 2369 19210 2366 19185 2341 19185 2267 19136 2193 19074 2119 18963 2058 18963 1972 18963 1885 18976 1774 19013 1774 19031 1774 19059 1784 19079 1784 19099 1784 19111 1774 19099 1737 19086 1663 19086 1614 19062 1565 19000 1479 18914 1392 18815 1331 18807 1329 18800 1328 18792 1328 18741 1328 18700 1363 18668 1417 18631 1466 18655 1663 18618 1688 18608 1704 18580 1710 18551 1710 18510 1710 18465 1697 18458 1676 18446 1577 18421 1479 18384 1392 18347 1355 18286 1318 18323 1306 18335 1300 18347 1297 18360 1297 18372 1297 18384 1300 18396 1306 18416 1306 18428 1338 18451 1338 18457 1338 18463 1336 18470 1331 18495 1306 18532 1306 18495 1269 18463 1226 18477 1193 18457 1193 18454 1193 18451 1194 18446 1195 18416 1195 18402 1243 18379 1243 18373 1243 18367 1240 18360 1232 18337 1199 18296 1156 18261 1156 18257 1156 18253 1157 18249 1158 18223 1167 18204 1187 18178 1187 18166 1187 18153 1182 18138 1171 18088 1134 18064 1109 18027 1109 18025 1110 18023 1110 18022 1110 17997 1110 18063 1010 18051 998 18027 998 18064 998 18088 986 18113 961 18088 924 18113 900 18122 890 18133 888 18144 888 18155 888 18167 891 18175 891 18180 891 18184 890 18187 887 18212 863 18138 838 18113 801 18101 752 18088 715 18076 665 18064 641 18039 641 18002 616 17965 592 17953 542 17916 542 17879 542 17904 407 17879 345 17854 296 17817 247 17780 210 17743 160 17756 99 17670 86 17583 62 17509 86 17497 49 17485 12 17497 0 17460 0 Z N">
                <draw:equation draw:name="f0" draw:formula="logwidth"/>
                <draw:equation draw:name="f1" draw:formula="logheight"/>
              </draw:enhanced-geometry>
            </draw:custom-shape>
            <draw:custom-shape draw:name="Google Shape;6995;p54" draw:style-name="gr109" draw:text-style-name="P2" draw:layer="layout" svg:width="0.433cm" svg:height="0.197cm" svg:x="6.955cm" svg:y="7.652cm">
              <text:p text:style-name="P1"><text:span text:style-name="T1"/></text:p>
              <draw:enhanced-geometry draw:mirror-horizontal="false" draw:mirror-vertical="false" drawooo:sub-view-size="1504 685" draw:text-areas="0 0 ?f0 ?f1" svg:viewBox="0 0 0 0" draw:type="ooxml-non-primitive" draw:enhanced-path="M 371 0 C 333 0 299 21 283 52 271 76 283 113 333 138 382 163 382 212 407 261 419 298 481 372 493 409 505 446 456 495 407 495 397 498 386 499 375 499 328 499 276 481 296 471 320 471 308 409 246 409 197 409 160 446 86 446 0 446 49 520 49 520 49 520 101 563 139 563 147 563 154 561 160 557 166 553 177 552 194 552 257 552 391 574 502 574 551 574 596 570 628 557 L 653 557 C 678 569 678 655 715 680 718 683 721 685 725 685 749 685 778 619 789 545 798 489 890 482 951 482 972 482 989 483 998 483 1047 483 1097 508 1158 520 1195 520 1228 507 1261 507 1283 507 1306 512 1331 532 1348 546 1360 552 1369 552 1391 552 1398 515 1442 471 1503 409 1392 360 1306 347 1208 323 1121 212 1035 138 961 76 863 27 764 27 721 27 690 24 673 24 656 24 653 27 665 39 690 64 715 89 678 113 L 628 113 C 567 89 493 64 444 27 420 8 395 0 371 0 Z N">
                <draw:equation draw:name="f0" draw:formula="logwidth"/>
                <draw:equation draw:name="f1" draw:formula="logheight"/>
              </draw:enhanced-geometry>
            </draw:custom-shape>
            <draw:custom-shape draw:name="Google Shape;6996;p54" draw:style-name="gr66" draw:text-style-name="P2" draw:layer="layout" svg:width="0.265cm" svg:height="0.157cm" svg:x="20.451cm" svg:y="9.985cm">
              <text:p text:style-name="P1"><text:span text:style-name="T1"/></text:p>
              <draw:enhanced-geometry draw:mirror-horizontal="false" draw:mirror-vertical="false" drawooo:sub-view-size="920 547" draw:text-areas="0 0 ?f0 ?f1" svg:viewBox="0 0 0 0" draw:type="ooxml-non-primitive" draw:enhanced-path="M 808 1 C 796 1 786 2 777 4 690 17 616 17 542 17 469 29 407 66 370 127 L 345 152 C 308 177 271 201 234 226 197 263 50 325 37 374 13 411 0 546 37 546 87 534 160 509 197 509 234 509 321 362 382 325 395 312 407 300 419 288 505 238 653 164 715 152 777 115 838 78 900 41 920 21 858 1 808 1 Z N">
                <draw:equation draw:name="f0" draw:formula="logwidth"/>
                <draw:equation draw:name="f1" draw:formula="logheight"/>
              </draw:enhanced-geometry>
            </draw:custom-shape>
            <draw:custom-shape draw:name="Google Shape;6997;p54" draw:style-name="gr1" draw:text-style-name="P2" draw:layer="layout" svg:width="1.315cm" svg:height="0.744cm" svg:x="21.024cm" svg:y="9.435cm">
              <text:p text:style-name="P1"><text:span text:style-name="T1"/></text:p>
              <draw:enhanced-geometry draw:mirror-horizontal="false" draw:mirror-vertical="false" drawooo:sub-view-size="4559 2579" draw:text-areas="0 0 ?f0 ?f1" svg:viewBox="0 0 0 0" draw:type="ooxml-non-primitive" draw:enhanced-path="M 1425 0 C 1360 0 1317 65 1306 88 1294 125 1318 174 1269 186 1220 186 1134 186 1097 223 1060 271 954 532 845 532 843 532 840 532 838 531 776 531 702 519 690 470 690 408 665 346 616 297 586 257 572 201 555 201 551 201 547 204 542 211 520 245 487 299 453 299 450 299 447 298 444 297 422 287 365 258 333 258 328 258 324 258 320 260 283 285 222 371 160 371 107 371 82 344 68 344 65 344 63 345 62 346 49 371 0 408 62 408 123 420 173 457 197 519 210 556 185 654 222 679 271 716 320 741 370 765 394 765 357 753 357 704 357 642 370 581 394 531 424 482 468 418 473 418 L 473 418 C 475 418 473 422 468 433 444 470 382 544 431 593 485 636 597 708 656 708 665 708 672 707 678 704 698 694 712 679 720 670 L 720 670 C 718 672 717 675 715 679 702 728 678 741 752 778 826 815 936 802 1072 901 1195 999 1405 1061 1466 1123 1540 1197 1528 1160 1553 1234 1565 1307 1589 1357 1626 1406 1676 1455 1799 1492 1737 1505 1663 1517 1614 1554 1676 1554 1737 1554 1762 1579 1725 1579 1676 1579 1688 1640 1663 1652 1639 1677 1602 1677 1577 1677 1528 1677 1540 1714 1491 1751 1442 1788 1368 1899 1417 1899 1439 1906 1517 1918 1576 1918 1615 1918 1646 1913 1651 1899 1663 1874 1676 1751 1676 1726 1676 1719 1704 1701 1720 1701 1730 1701 1734 1708 1725 1726 1700 1776 1663 1813 1700 1837 1728 1856 1810 1888 1865 1888 1884 1888 1900 1884 1910 1874 1938 1846 1945 1796 1952 1796 1954 1796 1956 1801 1959 1813 1959 1862 1885 1837 1984 1948 2045 2010 2107 2071 2181 2133 L 2193 2133 C 2279 2158 2378 2170 2477 2170 2575 2158 2674 2108 2748 2047 2772 2022 2686 2010 2624 1961 2581 1932 2546 1898 2562 1898 2573 1898 2610 1915 2686 1961 2730 1989 2758 1999 2775 1999 2825 1999 2782 1908 2772 1899 2762 1878 2742 1793 2752 1793 2754 1793 2757 1795 2760 1800 2788 1819 2831 1845 2855 1845 2863 1845 2868 1843 2871 1837 2871 1815 2842 1735 2861 1735 2864 1735 2867 1736 2871 1739 2882 1746 2895 1749 2909 1749 2942 1749 2980 1732 3006 1714 3013 1712 3018 1711 3022 1711 3046 1711 3060 1737 3142 1788 3210 1826 3273 1840 3315 1840 3341 1840 3359 1835 3364 1825 3364 1820 3364 1818 3364 1818 3365 1818 3371 1857 3401 1887 3450 1936 3487 1985 3524 2047 3561 2084 3586 2133 3610 2182 3647 2244 3758 2441 3844 2441 3869 2438 3894 2436 3920 2436 3998 2436 4078 2450 4152 2478 4253 2523 4334 2578 4385 2578 4390 2578 4394 2578 4399 2577 4448 2564 4423 2527 4460 2515 4485 2515 4559 2503 4510 2490 4460 2466 4288 2392 4276 2342 4276 2318 4316 2315 4345 2315 4355 2315 4363 2315 4369 2315 4380 2315 4378 2314 4349 2306 4313 2293 4263 2281 4226 2281 4165 2269 4128 2256 4128 2207 4128 2158 4140 2133 4078 2133 4017 2133 3918 2022 3918 1985 3918 1948 3943 1924 3894 1887 3795 1788 3709 1689 3635 1591 3573 1505 3512 1517 3573 1505 3581 1503 3592 1502 3605 1502 3640 1502 3689 1506 3733 1506 3805 1506 3865 1496 3832 1443 3758 1344 3795 1332 3746 1295 3731 1289 3720 1288 3711 1288 3697 1288 3688 1291 3676 1291 3661 1291 3642 1285 3610 1258 L 3413 1110 C 3351 1061 3327 950 3278 889 3216 815 3142 753 3068 704 3006 654 2945 679 2883 630 2822 581 2772 507 2735 507 2600 482 2477 433 2366 371 2316 346 2267 322 2206 309 2156 297 2107 285 2058 272 1971 260 1885 236 1811 199 1700 149 1503 14 1442 1 1436 0 1431 0 1425 0 Z N">
                <draw:equation draw:name="f0" draw:formula="logwidth"/>
                <draw:equation draw:name="f1" draw:formula="logheight"/>
              </draw:enhanced-geometry>
            </draw:custom-shape>
            <draw:custom-shape draw:name="Google Shape;6998;p54" draw:style-name="gr1" draw:text-style-name="P2" draw:layer="layout" svg:width="0.714cm" svg:height="0.899cm" svg:x="19.451cm" svg:y="8.743cm">
              <text:p text:style-name="P1"><text:span text:style-name="T1"/></text:p>
              <draw:enhanced-geometry draw:mirror-horizontal="false" draw:mirror-vertical="false" drawooo:sub-view-size="2478 3116" draw:text-areas="0 0 ?f0 ?f1" svg:viewBox="0 0 0 0" draw:type="ooxml-non-primitive" draw:enhanced-path="M 1847 0 C 1843 0 1836 6 1825 21 1775 71 1640 280 1615 317 1578 354 1492 453 1517 490 1529 527 1566 539 1504 551 1430 564 1356 588 1295 613 1282 625 1258 650 1233 662 L 1147 761 C 1073 872 999 970 900 1056 790 1081 679 1130 580 1192 543 1241 457 1451 494 1475 527 1497 570 1539 543 1539 540 1539 536 1538 531 1537 469 1525 395 1512 334 1475 297 1451 247 1426 210 1401 186 1389 173 1377 149 1377 137 1389 112 1401 124 1426 63 1537 26 1648 1 1771 1 1870 75 1931 75 2017 75 2104 87 2104 149 2190 210 2289 247 2399 247 2510 247 2584 284 2658 346 2707 420 2769 506 2794 592 2806 635 2806 661 2798 675 2798 686 2798 691 2802 691 2818 691 2868 642 2917 716 2917 763 2917 810 2928 849 2928 881 2928 908 2920 925 2892 953 2846 939 2800 956 2800 962 2800 971 2806 987 2818 1036 2868 1098 2905 1159 2905 1234 2905 1274 2847 1299 2847 1307 2847 1314 2853 1319 2868 1343 2914 1322 3116 1362 3116 1364 3116 1366 3115 1369 3114 1467 3052 1566 3015 1664 2979 1675 2979 1695 3072 1708 3072 1710 3072 1712 3070 1714 3065 1726 3040 1775 2954 1738 2917 1701 2880 1701 2818 1726 2781 1751 2707 1788 2683 1775 2621 1763 2560 1726 2510 1751 2461 1800 2399 1849 2338 1911 2276 1972 2202 2046 2104 2034 2042 2022 1980 1948 1882 2046 1796 2115 1727 2160 1690 2194 1690 2203 1690 2211 1692 2219 1697 2226 1704 2242 1707 2262 1707 2313 1707 2384 1687 2367 1660 2293 1586 2219 1500 2145 1401 2120 1340 2145 1290 2120 1254 2083 1204 1960 1007 1997 970 2001 965 2006 962 2013 962 2038 962 2079 996 2098 996 2107 996 2111 989 2108 970 2083 884 2009 896 2059 822 2071 798 2083 785 2108 773 2170 736 2293 724 2256 687 2231 650 2182 600 2194 564 2194 541 2203 537 2226 537 2242 537 2263 539 2293 539 2367 539 2478 477 2441 453 2397 420 2304 338 2258 338 2252 338 2248 339 2243 342 2227 350 2199 376 2178 376 2169 376 2161 370 2157 354 2147 313 2171 289 2151 289 2147 289 2141 290 2133 292 2108 292 2094 314 2088 314 2085 314 2083 309 2083 292 2083 231 2083 120 2046 95 2018 67 1960 2 1929 2 1920 2 1914 7 1911 21 1896 51 1876 68 1863 68 1855 68 1849 61 1849 46 1849 29 1855 0 1847 0 Z N">
                <draw:equation draw:name="f0" draw:formula="logwidth"/>
                <draw:equation draw:name="f1" draw:formula="logheight"/>
              </draw:enhanced-geometry>
            </draw:custom-shape>
            <draw:custom-shape draw:name="Google Shape;6999;p54" draw:style-name="gr1" draw:text-style-name="P2" draw:layer="layout" svg:width="13.674cm" svg:height="10.943cm" svg:x="10.921cm" svg:y="1.245cm">
              <text:p text:style-name="P1"><text:span text:style-name="T1"/></text:p>
              <draw:enhanced-geometry draw:mirror-horizontal="false" draw:mirror-vertical="false" drawooo:sub-view-size="47364 37906" draw:text-areas="0 0 ?f0 ?f1" svg:viewBox="0 0 0 0" draw:type="ooxml-non-primitive" draw:enhanced-path="M 4982 11975 C 4980 11975 4982 11981 4991 11981 4986 11977 4984 11975 4982 11975 Z M 29767 10485 C 29793 10485 29791 10621 29769 10687 29744 10761 29744 10921 29707 11118 29658 11316 29559 11266 29498 11316 29436 11377 29498 11340 29584 11365 29670 11377 29559 11414 29485 11476 29411 11550 29338 11599 29202 11698 29140 11747 29054 11796 28980 11833 28906 11882 28882 11969 28832 12043 28745 12091 28643 12124 28543 12124 28516 12124 28489 12122 28463 12116 28382 12105 28388 12017 28450 12017 28454 12017 28458 12017 28463 12018 28467 12019 28472 12019 28476 12019 28551 12019 28663 11930 28709 11907 28771 11870 28820 11821 28869 11759 28943 11673 28943 11710 29017 11624 29091 11537 29177 11500 29227 11451 29276 11402 29251 11402 29251 11353 29264 11316 29436 11094 29485 10995 29547 10872 29596 10749 29621 10613 29621 10564 29719 10527 29756 10490 29760 10486 29764 10485 29767 10485 Z M 22809 13816 C 22819 13816 22818 13905 22795 13940 22784 13956 22758 13960 22723 13960 22677 13960 22617 13952 22561 13952 22450 13952 22401 13940 22364 13891 22358 13880 22397 13877 22446 13877 22512 13877 22596 13884 22610 13891 22615 13893 22621 13894 22628 13894 22655 13894 22696 13878 22746 13878 22795 13878 22783 13829 22807 13817 22808 13816 22809 13816 22809 13816 Z M 21992 13840 C 22051 13840 22125 13846 22166 13878 22188 13893 22142 13899 22085 13899 22045 13899 22000 13896 21969 13891 L 21957 13891 C 21895 13891 21797 14039 21723 14063 21661 14076 21661 14162 21624 14248 21587 14334 21624 14297 21637 14371 21641 14395 21639 14405 21634 14405 21622 14405 21592 14364 21550 14322 21489 14248 21489 14150 21526 14063 21575 14002 21624 13952 21698 13915 21760 13866 21846 13841 21920 13841 21936 13841 21963 13840 21992 13840 Z M 18211 14051 C 18285 14051 18335 14162 18335 14199 18322 14285 18335 14371 18347 14445 18384 14495 18396 14519 18384 14556 L 18372 14556 C 18372 14568 18359 14581 18359 14593 18310 14655 18310 14741 18224 14753 18154 14763 18132 14781 18101 14781 18093 14781 18085 14780 18076 14778 17977 14741 17990 14704 18002 14630 18027 14568 18076 14482 18076 14421 L 18076 14359 C 18076 14322 18076 14285 18063 14273 18054 14254 18014 14212 17986 14212 17978 14212 17970 14215 17965 14223 17965 14248 17953 14260 17953 14285 17940 14347 17928 14408 17928 14470 17928 14529 17951 14668 17931 14668 17930 14668 17929 14668 17928 14667 17903 14667 17829 14655 17817 14605 17805 14531 17805 14470 17817 14408 17829 14371 17866 14297 17879 14248 17891 14223 17903 14199 17903 14174 17903 14131 17903 14098 17936 14098 17940 14098 17946 14099 17953 14100 18002 14113 18039 14125 18063 14150 18091 14163 18103 14173 18114 14173 18124 14173 18133 14166 18150 14150 18174 14113 18150 14051 18211 14051 Z M 16141 13706 C 16215 13706 16289 13731 16351 13780 16359 13784 16366 13786 16373 13786 16409 13786 16433 13741 16474 13731 16478 13730 16482 13729 16486 13729 16540 13729 16574 13809 16597 13866 16622 13940 16634 14014 16634 14088 16634 14174 16573 14162 16560 14211 16536 14248 16647 14211 16597 14297 16585 14322 16576 14328 16560 14328 16545 14328 16523 14322 16486 14322 16412 14322 16302 14285 16203 14285 16104 14285 16067 14396 16067 14445 16067 14507 16104 14556 16092 14581 16090 14588 16084 14591 16077 14591 16047 14591 15986 14544 15957 14544 15907 14544 15907 14568 15907 14605 15907 14642 15981 14642 16018 14679 16055 14704 16043 14803 16104 14864 16166 14926 16117 15024 16117 15037 16129 15061 16191 15061 16215 15061 16228 15061 16252 15111 16314 15160 16375 15221 16425 15197 16449 15246 16486 15308 16425 15345 16412 15443 16412 15456 16412 15480 16412 15493 16437 15603 16536 15739 16548 15801 16560 15862 16523 15862 16499 15911 16474 15948 16437 15985 16462 16047 16486 16109 16573 16084 16634 16121 16696 16146 16696 16256 16659 16306 16634 16367 16733 16417 16757 16466 16794 16515 16745 16540 16733 16577 16733 16626 16745 16811 16745 16946 16745 17033 16745 17082 16720 17107 16597 17168 16462 17205 16314 17218 16309 17218 16305 17218 16300 17218 16092 17218 15820 16958 15796 16922 15759 16885 15624 16922 15575 16873 15525 16823 15538 16712 15538 16626 L 15538 16491 C 15538 16404 15587 16441 15624 16380 15661 16293 15685 16195 15698 16096 15722 16035 15747 16084 15735 15998 15685 15838 15599 15677 15488 15542 15488 15530 15464 15517 15451 15493 15353 15369 15267 15221 15205 15061 15180 14975 15230 14803 15205 14778 15168 14753 15119 14679 15094 14655 15082 14630 14983 14593 15032 14556 15119 14445 15180 14322 15242 14199 15248 14174 15263 14168 15282 14168 15300 14168 15322 14174 15340 14174 15377 14174 15439 14113 15476 14063 15525 14002 15575 14026 15599 14002 15612 13989 15612 13965 15636 13940 15648 13915 15673 13878 15698 13854 15710 13848 15722 13848 15742 13848 15762 13848 15790 13848 15833 13841 15920 13817 16043 13706 16141 13706 Z M 11743 27762 C 11751 27762 11759 27763 11767 27765 11775 27767 11783 27767 11791 27767 11806 27767 11820 27765 11833 27765 11854 27765 11872 27771 11890 27802 L 11915 27851 C 11940 27888 11952 27913 11977 27913 12014 27913 12075 27913 12026 27949 11964 27986 11964 28060 11952 28122 11952 28134 11952 28147 11952 28159 11927 28208 11903 28258 11866 28307 11829 28344 11767 28430 11706 28430 11689 28430 11667 28419 11658 28419 11654 28419 11652 28422 11656 28430 11718 28455 11780 28467 11841 28479 11878 28479 11854 28553 11792 28553 11737 28553 11673 28514 11607 28514 11599 28514 11591 28515 11582 28516 11523 28516 11511 28564 11484 28564 11477 28564 11469 28561 11459 28553 11410 28529 11348 28492 11373 28405 11385 28307 11447 28221 11435 28159 11422 28097 11398 28097 11422 28048 11435 28011 11447 27925 11484 27900 11521 27876 11595 27863 11644 27814 L 11644 27814 11632 27826 C 11673 27785 11705 27762 11743 27762 Z M 10797 28855 C 10800 28855 10803 28857 10806 28861 10843 28923 10868 28997 10892 29083 10905 29132 10917 29194 10917 29256 10917 29354 10991 29539 10991 29588 10991 29638 11040 29674 11065 29711 11077 29736 11065 29859 11077 29909 11102 29958 11200 30118 11188 30155 11188 30158 11186 30160 11183 30160 11174 30160 11154 30148 11127 30130 11114 30130 11114 30130 11102 30118 11065 30081 11028 30032 11028 29970 11016 29909 11028 29921 10991 29884 10929 29835 10880 29785 10855 29711 10843 29638 10855 29477 10843 29428 10819 29366 10782 29379 10782 29293 10770 29212 10759 28855 10797 28855 Z M 11883 30597 C 11897 30597 11918 30604 11940 30611 11952 30623 11964 30623 11977 30636 12001 30722 12026 30820 12026 30907 12063 30968 12063 30981 12075 31042 12075 31054 12088 31067 12088 31091 12088 31116 12088 31141 12088 31178 12088 31239 12088 31301 12075 31363 12063 31424 12075 31486 12100 31535 12137 31572 12149 31671 12174 31683 12199 31708 12186 31732 12174 31769 12165 31797 12148 31831 12136 31831 12132 31831 12128 31828 12125 31818 12088 31757 12051 31794 12038 31732 12026 31683 12026 31683 12014 31621 12001 31560 11989 31523 11989 31473 11989 31412 12014 31399 11989 31338 11986 31327 11982 31324 11977 31324 11964 31324 11946 31347 11936 31347 11931 31347 11927 31341 11927 31326 11915 31276 11927 31239 11940 31202 11964 31153 11977 31104 11964 31042 11977 30968 11977 30894 11964 30833 11940 30734 11878 30636 11866 30611 11866 30600 11872 30597 11883 30597 Z M 28447 0 C 28439 0 28432 2 28426 5 28340 29 28253 66 28167 78 28056 128 27945 202 27847 300 27797 374 27674 448 27699 497 27711 534 27760 522 27760 571 27760 621 27723 682 27773 695 27825 705 27956 777 27936 777 27932 777 27924 774 27908 768 27736 744 27551 744 27378 744 27326 736 27283 724 27265 724 27254 724 27253 729 27268 744 27317 793 27366 855 27415 916 27422 936 27422 949 27408 949 27397 949 27376 939 27341 916 27280 892 27218 867 27144 867 27095 879 27070 867 27021 916 27009 941 26972 953 26935 953 26923 953 26923 990 26886 990 26864 990 26847 998 26837 998 26828 998 26824 994 26824 978 26824 959 26824 917 26818 917 26816 917 26814 920 26812 929 26787 966 26738 1003 26701 1015 26665 1024 26597 1058 26581 1058 26575 1058 26576 1053 26590 1040 26651 990 26725 953 26651 953 26590 941 26528 941 26442 941 26343 941 26442 916 26442 892 26442 882 26505 838 26488 838 26483 838 26469 843 26442 855 26356 904 26270 941 26171 966 26085 978 26011 978 26023 1015 26035 1040 26048 1052 26134 1052 26220 1052 26220 1064 26159 1077 26097 1077 25863 1138 25789 1163 25727 1187 25764 1212 25666 1212 25653 1214 25640 1215 25628 1215 25582 1215 25542 1203 25505 1203 25489 1203 25472 1206 25456 1212 25395 1237 25382 1298 25308 1323 25289 1329 25272 1330 25257 1330 25230 1330 25209 1325 25192 1325 25176 1325 25162 1329 25148 1348 25111 1385 25013 1483 24963 1495 24951 1500 24935 1501 24915 1501 24874 1501 24820 1495 24754 1495 24668 1495 24742 1520 24803 1545 24865 1569 24890 1594 24816 1606 24754 1606 24446 1619 24569 1619 24692 1631 24791 1643 24705 1643 24618 1643 24581 1643 24631 1656 24680 1656 24791 1705 24692 1705 24594 1717 24692 1730 24668 1754 24640 1764 24633 1787 24610 1787 24602 1787 24593 1785 24581 1779 24548 1765 24506 1756 24488 1756 24473 1756 24474 1762 24508 1779 24569 1828 24631 1853 24606 1865 24581 1877 24508 1865 24557 1902 24606 1927 24729 1951 24692 1964 24668 1988 24631 2013 24680 2062 24717 2112 24754 2161 24729 2185 24692 2198 24446 2198 24397 2235 24356 2265 24341 2287 24295 2287 24285 2287 24274 2286 24261 2284 24230 2278 24196 2275 24163 2275 24129 2275 24095 2278 24064 2284 23953 2284 23497 2321 23374 2333 23263 2358 23177 2506 23226 2592 23275 2666 23300 2703 23275 2740 23238 2838 23275 2949 23362 2999 23413 3024 23458 3026 23496 3026 23504 3026 23512 3026 23519 3026 23562 3026 23596 3029 23620 3073 23670 3159 23756 3319 23719 3319 23657 3331 23608 3331 23546 3331 23485 3331 23448 3294 23362 3220 23226 3122 23078 3048 22918 3011 22844 2999 22696 3011 22684 2974 22672 2937 22709 2925 22684 2912 22663 2898 22604 2884 22552 2884 22513 2884 22478 2892 22462 2912 22425 2962 22351 2974 22401 2986 22438 2999 22635 3036 22598 3048 22548 3060 22475 3060 22487 3097 22511 3122 22659 3110 22659 3159 22659 3208 22684 3282 22647 3282 22585 3282 22524 3270 22475 3233 22435 3213 22387 3177 22337 3177 22326 3177 22314 3179 22302 3183 22228 3208 22166 3183 22203 3319 22253 3455 22302 3430 22401 3479 22511 3516 22511 3492 22598 3553 22684 3602 22709 3627 22733 3664 22742 3691 22764 3711 22789 3711 22799 3711 22809 3708 22820 3701 22824 3700 22827 3699 22831 3699 22858 3699 22863 3738 22820 3738 22795 3738 22743 3754 22700 3754 22679 3754 22659 3750 22647 3738 22610 3676 22548 3627 22475 3615 22401 3590 22093 3590 22043 3553 21994 3504 21994 3479 22019 3455 22031 3430 22056 3430 22031 3381 22006 3319 21982 3319 21994 3257 22031 3171 22056 3085 22068 2999 22068 2925 22068 2814 22006 2789 21967 2766 21948 2757 21933 2757 21924 2757 21917 2760 21908 2765 21895 2789 21908 2814 21920 2863 21932 2925 21932 2986 21920 3048 21908 3110 21858 3171 21797 3196 21723 3233 21649 3233 21624 3282 21575 3356 21526 3418 21489 3492 21489 3528 21489 3492 21550 3553 21624 3652 21698 3763 21748 3873 21785 3923 21760 3935 21735 3972 21686 4058 21649 4145 21624 4231 21587 4329 21575 4391 21587 4403 21612 4428 21624 4465 21624 4502 21624 4537 21647 4651 21681 4651 21682 4651 21684 4650 21686 4650 21723 4637 21723 4625 21760 4625 21809 4625 21785 4650 21846 4650 21908 4637 21945 4563 22019 4563 22117 4576 22203 4588 22302 4625 22376 4637 22438 4674 22487 4736 22548 4785 22585 4859 22610 4933 22635 4970 22635 5007 22610 5044 22573 5093 22536 5143 22511 5204 22511 5229 22548 5253 22622 5290 22709 5327 22893 5377 22832 5377 22791 5377 22700 5388 22634 5388 22600 5388 22573 5385 22561 5377 22524 5352 22487 5340 22450 5327 22450 5303 22450 5278 22450 5266 22450 5204 22388 5192 22401 5155 22425 5118 22499 5032 22462 4970 22413 4908 22351 4933 22327 4859 22302 4798 22314 4748 22240 4736 22228 4732 22215 4730 22202 4730 22145 4730 22085 4762 22036 4762 22030 4762 22024 4762 22019 4761 21945 4761 21871 4785 21809 4835 21772 4872 21871 4884 21834 4908 21797 4921 21760 5007 21772 5032 21809 5044 21846 5081 21846 5118 21858 5180 21883 5266 21846 5303 21821 5352 21698 5463 21686 5500 21674 5525 21637 5648 21600 5697 21550 5734 21304 5820 21292 5870 21267 5931 21279 5993 21218 6005 21181 6005 21132 5993 21082 5980 21043 5957 20999 5948 20953 5948 20927 5948 20900 5951 20873 5956 20857 5959 20842 5960 20827 5960 20781 5960 20737 5947 20700 5919 20676 5900 20642 5900 20611 5900 20580 5900 20552 5900 20540 5882 20515 5845 20528 5796 20503 5771 20491 5752 20506 5746 20528 5746 20549 5746 20577 5752 20589 5759 20614 5771 20589 5783 20614 5833 20626 5870 20663 5882 20700 5882 20725 5882 20725 5820 20750 5796 20765 5791 20776 5788 20785 5788 20797 5788 20804 5793 20811 5808 20823 5833 20823 5870 20860 5870 20897 5870 21070 5845 21082 5808 21095 5771 21045 5746 21045 5746 21045 5746 21033 5709 21082 5697 21119 5672 21119 5672 21168 5623 21218 5574 21292 5549 21304 5488 21316 5426 21304 5414 21378 5401 21452 5389 21501 5315 21489 5241 21476 5155 21440 5093 21489 5044 21538 5007 21600 4995 21575 4945 21538 4908 21366 4884 21341 4699 21329 4551 21329 4416 21341 4280 21341 4120 21304 4046 21341 4021 21378 3984 21464 3861 21403 3763 21329 3652 21156 3528 21168 3467 21181 3418 21267 3405 21304 3294 21341 3220 21366 3134 21390 3060 21403 2974 21464 2851 21341 2814 21230 2777 21181 2715 21058 2715 20922 2715 20774 2715 20626 2691 20624 2690 20621 2690 20619 2690 20562 2690 20525 2820 20466 2962 20417 3110 20368 3294 20269 3381 20170 3455 19998 3578 19961 3615 19924 3639 19936 3664 19936 3701 19924 3738 19924 3775 19936 3775 19949 3775 19986 3769 20019 3769 20053 3769 20084 3775 20084 3800 20072 3849 20072 3898 20072 3947 20060 3997 20047 4046 20035 4108 20035 4120 20072 4157 20047 4194 20010 4243 19949 4231 19936 4280 19924 4342 19949 4379 19986 4379 20010 4372 20035 4369 20058 4369 20081 4369 20103 4372 20121 4379 20183 4403 20281 4391 20281 4453 20269 4539 20294 4625 20343 4699 20380 4727 20431 4741 20480 4741 20496 4741 20512 4739 20528 4736 20565 4736 20515 4798 20491 4835 20470 4877 20412 5101 20342 5101 20330 5101 20318 5095 20306 5081 20220 4982 20121 4896 20023 4810 19998 4785 19961 4761 19924 4748 19887 4736 19665 4650 19579 4613 19493 4576 19419 4527 19345 4465 19135 4403 18914 4366 18692 4342 18653 4334 18601 4317 18558 4317 18531 4317 18509 4323 18495 4342 18458 4379 18433 4379 18421 4416 18408 4453 18458 4551 18495 4600 18519 4650 18569 4687 18519 4736 18470 4785 18458 4859 18396 4859 18359 4859 18328 4853 18307 4853 18285 4853 18273 4859 18273 4884 18261 4921 18335 4982 18298 4995 18282 4998 18266 4999 18249 4999 18200 4999 18147 4985 18100 4958 18076 4921 18076 4872 18113 4859 18137 4835 18174 4810 18150 4773 18129 4742 18073 4693 18020 4693 18009 4693 17999 4695 17990 4699 17928 4736 17768 4835 17718 4872 17699 4886 17676 4891 17650 4891 17609 4891 17561 4879 17509 4872 17386 4872 17263 4908 17164 4982 17127 5007 17102 5069 17041 5069 16992 5069 16696 5069 16708 5032 16720 4995 16794 5007 16807 4995 16819 4982 16794 4896 16819 4835 16831 4785 16942 4736 16905 4724 16890 4721 16875 4720 16861 4720 16793 4720 16732 4743 16671 4773 16573 4810 16499 4810 16511 4896 16523 4982 16536 4982 16499 4982 16462 4982 16474 4970 16412 4945 16392 4943 16371 4942 16350 4942 16245 4942 16135 4968 16043 5019 15944 5081 15710 5241 15673 5241 15636 5253 15451 5278 15427 5352 15390 5414 15377 5672 15291 5685 15232 5693 15104 5713 15021 5713 14983 5713 14954 5709 14946 5697 14909 5623 14860 5562 14786 5525 14712 5475 14626 5475 14650 5426 14687 5377 14712 5315 14774 5278 14848 5241 15082 5266 15082 5217 15045 5118 14983 5032 14922 4945 14870 4894 14802 4868 14730 4868 14716 4868 14702 4869 14687 4872 14589 4872 14490 4872 14404 4859 14371 4851 14309 4825 14288 4825 14278 4825 14277 4831 14293 4847 14330 4896 14478 4921 14478 4982 14490 5069 14478 5167 14441 5266 14404 5327 14342 5463 14379 5488 14429 5500 14589 5623 14540 5734 14490 5820 14466 5907 14453 6005 14453 6055 14486 6145 14472 6145 14469 6145 14463 6140 14453 6128 14423 6087 14400 6021 14372 6021 14367 6021 14361 6023 14355 6030 14329 6047 14285 6070 14274 6070 14269 6070 14270 6066 14281 6054 14318 6005 14367 5980 14318 5943 14232 5907 14145 5894 14047 5870 14044 5869 14042 5868 14039 5868 13997 5868 13907 5947 13850 6005 13776 6042 13702 6091 13615 6128 13591 6153 13468 6288 13406 6338 13357 6387 13529 6498 13566 6572 13587 6646 13627 6766 13566 6766 13557 6766 13544 6763 13529 6757 13437 6716 13243 6649 13151 6649 13133 6649 13119 6652 13110 6658 13086 6670 13049 6677 13021 6677 12993 6677 12975 6670 12987 6658 13012 6633 13012 6621 12925 6560 12855 6509 12801 6467 12770 6467 12763 6467 12757 6469 12753 6473 12716 6498 12654 6572 12667 6609 12716 6683 12765 6744 12827 6794 12852 6818 13012 6818 13012 6855 13012 6929 12975 6991 12925 7028 12903 7039 12879 7045 12854 7045 12823 7045 12792 7036 12765 7015 12716 6978 12642 7003 12605 6978 12556 6941 12494 6855 12445 6818 12383 6781 12260 6769 12260 6707 12260 6621 12235 6535 12186 6461 12149 6412 12100 6399 12137 6362 12174 6313 12272 6215 12260 6178 12223 6116 12186 6067 12149 6017 12075 5968 12014 5931 11927 5907 11878 5882 11952 5894 11903 5833 11884 5805 11852 5791 11816 5791 11804 5791 11792 5793 11780 5796 11780 5796 11829 5783 11780 5734 11743 5672 11693 5623 11632 5586 11582 5549 11521 5525 11595 5525 11607 5522 11619 5521 11631 5521 11689 5521 11736 5547 11767 5598 11799 5661 11874 5715 11911 5715 11918 5715 11924 5713 11927 5709 11936 5692 11951 5675 11959 5675 11962 5675 11964 5677 11964 5685 11964 5709 12063 5734 12162 5759 12297 5833 12433 5882 12580 5907 12667 5907 12765 5931 12839 5980 12915 6022 13001 6047 13084 6047 13123 6047 13161 6042 13197 6030 13369 5968 13529 5870 13665 5746 13726 5672 13800 5697 13788 5611 13751 5537 13739 5451 13739 5377 13739 5290 13763 5303 13640 5253 13579 5229 13517 5192 13468 5143 13418 5093 13357 5106 13295 5044 13234 4982 13221 4921 13135 4921 13073 4908 13012 4884 12962 4835 12765 4711 12556 4613 12346 4527 12316 4536 12311 4555 12284 4555 12277 4555 12270 4554 12260 4551 12226 4540 12142 4488 12090 4488 12085 4488 12080 4488 12075 4490 12014 4490 11915 4613 11878 4637 11867 4643 11858 4645 11851 4645 11827 4645 11830 4617 11878 4588 11927 4539 11964 4527 11915 4490 11878 4453 11878 4465 11817 4453 11767 4440 11706 4416 11669 4379 11669 4379 11585 4316 11630 4316 11634 4316 11638 4316 11644 4317 11708 4326 11778 4355 11815 4355 11829 4355 11838 4351 11841 4342 11841 4292 11866 4317 11780 4280 11691 4236 11643 4192 11607 4192 11603 4192 11599 4193 11595 4194 11561 4217 11442 4344 11425 4344 11423 4344 11422 4344 11422 4342 11422 4305 11422 4280 11410 4268 11402 4260 11361 4243 11325 4243 11304 4243 11284 4249 11274 4268 11256 4304 11245 4347 11235 4347 11232 4347 11228 4342 11225 4329 11225 4317 11213 4305 11213 4292 11203 4254 11186 4207 11179 4207 11177 4207 11176 4211 11176 4218 11176 4241 11166 4294 11136 4294 11133 4294 11130 4293 11127 4292 11108 4286 11090 4283 11071 4283 11053 4283 11034 4286 11016 4292 L 10991 4292 C 11016 4280 11028 4280 11040 4268 11077 4231 11077 4218 11016 4182 10954 4132 10782 4108 10855 4095 10861 4094 10867 4094 10873 4094 10929 4094 10982 4130 11044 4130 11070 4130 11097 4124 11127 4108 11200 4083 11250 4046 11299 3997 11336 3960 11361 3923 11262 3873 11176 3824 11065 3800 11003 3750 10959 3720 10936 3704 10915 3704 10901 3704 10887 3711 10868 3726 10831 3763 10794 3812 10769 3873 10749 3924 10721 3966 10704 3966 10701 3966 10698 3964 10695 3960 10683 3923 10732 3849 10671 3837 10609 3837 10560 3812 10634 3812 10708 3800 10745 3812 10695 3787 10634 3750 10535 3775 10634 3738 10732 3713 10806 3726 10732 3664 10694 3634 10623 3613 10569 3613 10535 3613 10508 3621 10498 3639 10461 3689 10560 3726 10523 3750 10474 3787 10424 3837 10387 3886 10362 3911 10336 3949 10323 3949 10317 3949 10313 3942 10313 3923 10313 3861 10289 3800 10313 3750 10324 3709 10325 3686 10305 3686 10300 3686 10295 3687 10289 3689 10252 3701 10042 4058 9993 4058 9956 4058 9944 4058 9944 3997 9993 3910 10042 3824 10104 3738 10141 3701 10153 3676 10141 3639 10132 3612 10122 3598 10092 3598 10082 3598 10070 3599 10055 3602 9993 3615 9981 3627 10018 3627 10055 3639 10092 3652 10018 3664 9973 3664 9928 3690 9902 3690 9892 3690 9885 3686 9882 3676 9882 3656 9882 3609 9868 3609 9865 3609 9861 3611 9857 3615 9833 3639 9808 3676 9784 3713 9759 3738 9808 3812 9820 3837 9828 3852 9821 3868 9809 3868 9802 3868 9793 3862 9784 3849 9770 3835 9760 3825 9754 3825 9749 3825 9747 3832 9747 3849 9737 3888 9750 3934 9744 3934 9742 3934 9739 3931 9734 3923 9707 3895 9707 3881 9687 3881 9681 3881 9673 3883 9660 3886 9632 3900 9608 3914 9599 3914 9593 3914 9595 3907 9611 3886 9636 3824 9734 3800 9673 3800 9611 3800 9574 3873 9525 3886 9505 3886 9485 3884 9470 3884 9448 3884 9436 3888 9451 3910 9488 3960 9525 4021 9549 4021 9556 4019 9563 4018 9568 4018 9593 4018 9604 4038 9574 4058 9543 4079 9556 4153 9538 4153 9535 4153 9530 4150 9525 4145 9475 4108 9475 4083 9439 4083 9414 4083 9402 4046 9389 4021 9383 4003 9383 3991 9380 3991 9377 3991 9371 4003 9352 4034 9331 4063 9322 4074 9313 4074 9307 4074 9301 4069 9291 4058 9266 4034 9278 4009 9254 3997 9192 3997 9130 4009 9081 4021 9020 4021 9020 4021 9118 4046 9198 4069 9278 4134 9260 4134 9259 4134 9257 4133 9254 4132 9204 4132 9204 4132 9204 4182 9204 4214 9242 4284 9235 4284 9234 4284 9232 4283 9229 4280 9192 4243 9106 4218 9081 4194 9078 4191 9074 4189 9069 4189 9057 4189 9044 4200 9044 4218 9044 4240 9036 4253 9024 4253 9016 4253 9005 4246 8995 4231 8978 4205 8985 4179 8982 4179 L 8982 4179 C 8981 4179 8978 4183 8970 4194 8958 4231 8884 4280 8909 4329 8942 4362 8965 4405 8926 4405 8921 4405 8915 4405 8909 4403 8895 4403 8883 4404 8872 4404 8847 4404 8835 4398 8835 4354 8835 4297 8856 4229 8830 4229 8828 4229 8825 4230 8822 4231 8773 4243 8822 4268 8761 4280 8699 4292 8699 4329 8736 4342 8749 4342 8755 4340 8757 4340 8761 4340 8744 4346 8712 4379 8685 4405 8658 4452 8650 4452 8647 4452 8647 4445 8650 4428 8675 4354 8699 4342 8650 4317 8613 4280 8514 4243 8564 4231 8625 4231 8699 4231 8625 4182 8588 4157 8539 4145 8502 4145 8490 4141 8481 4140 8476 4140 8459 4140 8468 4154 8477 4182 8490 4218 8527 4292 8502 4292 8477 4305 8453 4305 8428 4305 8395 4305 8343 4344 8375 4344 8379 4344 8384 4343 8391 4342 8440 4342 8473 4336 8475 4336 8476 4336 8469 4338 8453 4342 8416 4366 8379 4366 8440 4391 8486 4406 8508 4417 8519 4417 8525 4417 8527 4413 8527 4403 8527 4381 8536 4363 8543 4363 8547 4363 8551 4371 8551 4391 8541 4423 8548 4482 8535 4482 8533 4482 8530 4481 8527 4477 8490 4453 8465 4428 8428 4416 8396 4405 8392 4349 8368 4349 8364 4349 8359 4351 8354 4354 8314 4374 8274 4410 8254 4410 8249 4410 8246 4408 8243 4403 8243 4384 8236 4371 8224 4371 8213 4371 8199 4380 8182 4403 8132 4440 8059 4465 8071 4502 8071 4551 8108 4563 8083 4576 8073 4596 8054 4643 8077 4643 8082 4643 8088 4641 8095 4637 8152 4615 8146 4562 8173 4562 8176 4562 8178 4562 8182 4563 8200 4572 8198 4607 8219 4607 8227 4607 8239 4602 8256 4588 8273 4575 8286 4570 8293 4570 8306 4570 8300 4589 8268 4613 8231 4650 8206 4650 8206 4699 8206 4741 8216 4830 8202 4830 8200 4830 8197 4827 8194 4822 8163 4802 8132 4755 8108 4755 8104 4755 8099 4757 8095 4761 8068 4779 8040 4832 8033 4832 8031 4832 8031 4826 8034 4810 8042 4768 8039 4749 8025 4749 8018 4749 8009 4753 7997 4761 7980 4778 7963 4812 7954 4812 7950 4812 7948 4805 7948 4785 7948 4737 7963 4667 7958 4667 L 7958 4667 C 7956 4667 7953 4673 7948 4687 7918 4726 7904 4814 7880 4814 7875 4814 7869 4809 7861 4798 7837 4748 7824 4699 7837 4637 7848 4604 7909 4511 7885 4511 7882 4511 7879 4512 7874 4514 7824 4551 7714 4613 7738 4637 7768 4667 7815 4706 7798 4706 7794 4706 7787 4704 7775 4699 7747 4688 7731 4679 7722 4679 7711 4679 7708 4691 7701 4724 7693 4757 7685 4773 7677 4773 7672 4773 7668 4769 7664 4761 7656 4737 7659 4723 7648 4723 7642 4723 7632 4727 7615 4736 7582 4769 7529 4812 7571 4812 7576 4812 7582 4811 7590 4810 7603 4807 7615 4806 7626 4806 7673 4806 7706 4822 7677 4822 7640 4822 7627 4847 7664 4847 7697 4847 7703 4825 7706 4825 7708 4825 7709 4830 7714 4847 7726 4896 7726 4908 7677 4908 7649 4908 7635 4867 7609 4867 7600 4867 7590 4872 7578 4884 7516 4945 7516 5019 7479 5019 7430 5032 7282 5044 7332 5056 7362 5069 7393 5075 7424 5075 7455 5075 7486 5069 7516 5056 7584 5023 7610 4968 7652 4968 7656 4968 7660 4969 7664 4970 7689 4976 7701 4982 7712 4982 7723 4982 7732 4976 7750 4958 7764 4949 7773 4946 7781 4946 7791 4946 7800 4949 7816 4949 7824 4949 7835 4948 7849 4945 7898 4921 7861 4896 7837 4859 7827 4849 7825 4845 7827 4845 7835 4845 7874 4872 7874 4872 7874 4872 7874 4921 7911 4921 7929 4911 7976 4867 7987 4867 7991 4867 7991 4872 7985 4884 7972 4933 7923 4921 7948 4958 7948 4982 7935 4982 7923 4995 7964 4995 8005 4984 8017 4984 8023 4984 8022 4987 8009 4995 7977 5016 7900 5074 7918 5074 7921 5074 7927 5072 7935 5069 7985 5069 8022 5044 8046 5019 8060 5009 8074 5005 8086 5005 8111 5005 8125 5021 8109 5021 8106 5021 8101 5021 8095 5019 8092 5018 8088 5018 8084 5018 8039 5018 7994 5082 7960 5093 7923 5106 7935 5143 7923 5167 7908 5182 7894 5201 7876 5201 7865 5201 7852 5192 7837 5167 7817 5118 7829 5054 7822 5054 7820 5054 7817 5058 7812 5069 7782 5109 7801 5181 7796 5181 7795 5181 7792 5177 7787 5167 7768 5138 7756 5094 7734 5094 7728 5094 7722 5098 7714 5106 7677 5143 7652 5180 7627 5217 7594 5250 7561 5292 7581 5292 7583 5292 7586 5292 7590 5290 7636 5290 7682 5215 7688 5215 7689 5215 7689 5216 7689 5217 7689 5241 7689 5266 7714 5266 7750 5266 7812 5278 7763 5278 7714 5278 7677 5290 7640 5303 7603 5327 7652 5352 7714 5352 7720 5350 7727 5350 7733 5350 7772 5350 7796 5382 7775 5414 7770 5429 7771 5436 7771 5436 7770 5436 7767 5423 7738 5401 7714 5377 7701 5371 7689 5371 7677 5371 7664 5377 7640 5377 7603 5377 7615 5414 7566 5438 7529 5451 7442 5488 7504 5488 7553 5488 7603 5471 7641 5471 7660 5471 7677 5475 7689 5488 7716 5506 7730 5538 7710 5538 7703 5538 7692 5534 7677 5525 7650 5509 7640 5504 7632 5504 7623 5504 7618 5512 7590 5512 7553 5512 7541 5525 7566 5525 7595 5525 7593 5556 7566 5556 7559 5556 7551 5554 7541 5549 7498 5532 7485 5509 7465 5509 7456 5509 7445 5513 7430 5525 7389 5557 7386 5563 7407 5563 7418 5563 7434 5562 7455 5562 7504 5562 7516 5598 7455 5598 7405 5598 7356 5635 7344 5685 7332 5722 7344 5709 7356 5734 7369 5759 7381 5771 7332 5771 7282 5771 7282 5783 7245 5808 7196 5845 7221 5870 7245 5870 7258 5870 7258 5894 7221 5894 7196 5894 7171 5931 7208 5931 7229 5931 7247 5923 7255 5923 7261 5923 7263 5928 7258 5943 7233 5980 7208 5993 7270 5993 7295 5987 7316 5984 7336 5984 7356 5984 7375 5987 7393 5993 7412 5999 7409 5999 7398 5999 7387 5999 7369 5999 7356 6005 7336 6025 7341 6045 7309 6045 7302 6045 7294 6044 7282 6042 7241 6042 7228 6037 7216 6037 7210 6037 7204 6038 7196 6042 7178 6048 7162 6051 7147 6051 7131 6051 7116 6048 7097 6042 7048 6042 7011 6067 7048 6067 7073 6079 7122 6116 7085 6116 7060 6116 6987 6141 7048 6141 7097 6141 7125 6124 7141 6124 7149 6124 7155 6128 7159 6141 7159 6178 7159 6178 7122 6178 7085 6178 7085 6239 7048 6264 7030 6276 7036 6276 7047 6276 7057 6276 7073 6276 7073 6288 7073 6313 7048 6301 7011 6325 6962 6338 7036 6350 7060 6350 7073 6362 7073 6362 7036 6362 6987 6362 6974 6362 6999 6424 7024 6461 7048 6486 7085 6498 L 6987 6498 C 6925 6498 6900 6498 6863 6560 6843 6600 6856 6624 6827 6624 6820 6624 6812 6623 6802 6621 6759 6614 6708 6607 6682 6607 6663 6607 6658 6611 6679 6621 6728 6646 6777 6658 6826 6658 6863 6658 6888 6597 6937 6584 6973 6577 6996 6570 7000 6570 7003 6570 6995 6574 6974 6584 6913 6609 6913 6670 6888 6683 6851 6683 6802 6683 6814 6720 6826 6757 6863 6794 6826 6806 6813 6819 6799 6829 6786 6829 6775 6829 6764 6823 6752 6806 6734 6788 6710 6776 6683 6776 6674 6776 6664 6778 6654 6781 6605 6831 6555 6880 6518 6941 6481 6978 6444 7003 6481 7003 6518 7003 6531 7028 6506 7028 6469 7040 6457 7065 6432 7077 6407 7077 6334 7102 6383 7114 6420 7126 6432 7126 6432 7176 6432 7198 6440 7206 6454 7206 6477 7206 6516 7183 6555 7176 6617 7151 6728 7151 6715 7114 6715 7077 6691 7114 6679 7065 6672 7032 6672 7017 6680 7017 6686 7017 6698 7029 6715 7052 6765 7089 6826 7114 6777 7114 6740 7126 6777 7151 6728 7188 6691 7200 6666 7225 6642 7250 6628 7263 6611 7273 6596 7273 6584 7273 6573 7266 6568 7250 6555 7237 6546 7231 6538 7231 6531 7231 6525 7237 6518 7250 6494 7274 6469 7286 6432 7286 6407 7286 6395 7274 6383 7237 6374 7219 6371 7182 6356 7182 6351 7182 6344 7187 6334 7200 6309 7250 6309 7311 6272 7311 6223 7311 6198 7311 6210 7250 6226 7202 6227 7175 6218 7175 6214 7175 6207 7183 6198 7200 6186 7237 6173 7274 6173 7311 6152 7354 6196 7387 6159 7387 6153 7387 6146 7387 6136 7385 6110 7377 6091 7375 6078 7375 6048 7375 6043 7389 6026 7397 6013 7422 6026 7447 6038 7496 6044 7516 6037 7528 6027 7528 6018 7528 6007 7519 6001 7496 5989 7447 6026 7422 5989 7422 5979 7419 5969 7417 5959 7417 5932 7417 5905 7429 5878 7447 5841 7471 5791 7447 5791 7508 5791 7558 5754 7570 5816 7570 5849 7570 5871 7581 5896 7581 5909 7581 5923 7578 5939 7570 5979 7560 6003 7542 6024 7542 6028 7542 6033 7543 6038 7545 6045 7559 6059 7569 6074 7569 6087 7569 6101 7562 6112 7545 6124 7527 6139 7518 6147 7518 6155 7518 6155 7527 6136 7545 6120 7578 6109 7589 6089 7589 6079 7589 6067 7586 6050 7582 6032 7576 6010 7573 5989 7573 5967 7573 5945 7576 5927 7582 5903 7606 5875 7614 5845 7614 5827 7614 5809 7611 5791 7607 5764 7601 5726 7596 5693 7596 5653 7596 5619 7604 5619 7631 5611 7664 5619 7664 5640 7664 5650 7664 5664 7664 5681 7668 5742 7681 5791 7705 5791 7767 5791 7817 5780 7867 5769 7867 5764 7867 5758 7856 5754 7829 5754 7755 5767 7718 5717 7705 5682 7705 5659 7697 5646 7697 5636 7697 5631 7702 5631 7718 5622 7756 5620 7824 5619 7824 5619 7824 5619 7818 5619 7804 5607 7742 5631 7718 5607 7681 5588 7653 5598 7603 5592 7603 L 5592 7603 C 5591 7603 5588 7608 5582 7619 5557 7668 5533 7681 5533 7718 5533 7755 5508 7829 5533 7829 5542 7829 5551 7849 5545 7849 5543 7849 5539 7847 5533 7841 5508 7816 5496 7816 5471 7767 5466 7746 5465 7739 5463 7739 5460 7739 5455 7753 5434 7767 5409 7779 5422 7841 5385 7841 5336 7841 5286 7878 5286 7890 5286 7915 5311 7927 5286 7952 5262 7976 5274 8026 5286 8026 5292 8026 5311 8023 5331 8023 5351 8023 5372 8026 5385 8038 5406 8059 5446 8090 5432 8090 5430 8090 5427 8089 5422 8087 5412 8085 5405 8084 5398 8084 5371 8084 5365 8102 5336 8112 5299 8124 5274 8174 5286 8186 5311 8211 5336 8223 5360 8235 5397 8235 5434 8235 5459 8211 5470 8203 5484 8200 5496 8200 5525 8200 5544 8218 5483 8235 5409 8248 5446 8248 5385 8272 5336 8272 5299 8309 5274 8346 5262 8371 5274 8383 5336 8395 5385 8408 5434 8408 5446 8457 5446 8485 5446 8535 5435 8535 5432 8535 5428 8530 5422 8519 5411 8475 5419 8430 5386 8430 5382 8430 5378 8431 5372 8432 5323 8432 5336 8457 5311 8482 5286 8519 5286 8556 5311 8593 5336 8617 5360 8617 5397 8617 5422 8617 5446 8630 5459 8642 5473 8656 5488 8662 5502 8662 5512 8662 5522 8659 5533 8654 5570 8642 5570 8642 5594 8593 5603 8556 5612 8534 5631 8534 5638 8534 5646 8537 5656 8543 5656 8543 5631 8543 5619 8580 5594 8642 5557 8703 5533 8703 L 5459 8703 C 5434 8703 5520 8740 5545 8753 5559 8767 5561 8781 5551 8781 5543 8781 5529 8774 5508 8753 5492 8740 5479 8735 5471 8735 5455 8735 5455 8757 5471 8790 5483 8851 5533 8839 5557 8851 5594 8864 5656 8888 5594 8888 5557 8888 5520 8876 5483 8864 5472 8864 5457 8869 5441 8869 5422 8869 5404 8861 5397 8827 5378 8778 5397 8698 5387 8698 5385 8698 5380 8703 5372 8716 5348 8753 5336 8802 5336 8839 5336 8876 5409 8888 5372 8913 5348 8925 5336 8962 5336 8999 5336 9013 5336 9023 5342 9023 5347 9023 5356 9016 5372 8999 5397 8975 5413 8975 5423 8975 5434 8975 5440 8975 5446 8950 5454 8921 5461 8909 5466 8909 5469 8909 5471 8915 5471 8925 5471 8950 5471 8962 5508 8962 5520 8950 5533 8950 5545 8938 5553 8929 5567 8904 5576 8904 5579 8904 5582 8909 5582 8925 5582 8944 5579 8944 5577 8944 5576 8944 5576 8944 5582 8962 5594 8999 5570 9011 5545 9024 5508 9036 5508 9085 5533 9110 5540 9125 5557 9136 5569 9136 5577 9136 5582 9132 5582 9122 5585 9113 5590 9109 5595 9109 5609 9109 5621 9138 5594 9147 5577 9156 5553 9164 5532 9164 5523 9164 5515 9163 5508 9159 5446 9159 5434 9196 5422 9233 5409 9258 5446 9283 5471 9283 5496 9295 5545 9356 5619 9393 5637 9404 5651 9408 5662 9408 5681 9408 5692 9399 5702 9399 5707 9399 5712 9400 5717 9406 5742 9430 5767 9455 5791 9467 5828 9474 5865 9477 5902 9477 5939 9477 5976 9474 6013 9467 6062 9430 6223 9295 6297 9246 6370 9196 6346 9159 6420 9110 6506 9061 6543 9073 6568 8999 6592 8925 6592 8876 6605 8851 6609 8843 6611 8838 6614 8838 6619 8838 6625 8862 6642 8938 6654 9048 6728 8999 6740 9036 6752 9073 6715 9048 6740 9135 6765 9209 6777 9184 6777 9258 6777 9332 6900 9393 6900 9455 6913 9504 6876 9529 6900 9578 6937 9701 6987 9825 7036 9948 7073 9973 7159 10034 7147 10071 7134 10133 7134 10194 7134 10256 7147 10281 7159 10355 7184 10416 7208 10478 7147 10527 7245 10527 7298 10527 7361 10541 7407 10541 7446 10541 7473 10530 7467 10490 7455 10404 7442 10293 7516 10281 7578 10281 7590 10231 7652 10231 7698 10231 7758 10273 7801 10273 7815 10273 7828 10268 7837 10256 7874 10207 7886 10133 7911 10083 7960 9936 7997 9775 8009 9603 8022 9529 8009 9455 7997 9369 7972 9320 7923 9270 7997 9270 8083 9246 8169 9196 8243 9135 8280 9098 8268 9085 8256 9061 8256 9055 8268 9055 8286 9055 8305 9055 8330 9055 8354 9048 8391 9036 8440 8975 8391 8950 8342 8913 8342 8925 8391 8876 8440 8839 8564 8777 8514 8716 8428 8617 8342 8519 8243 8445 8157 8383 8132 8383 8120 8297 8108 8161 8120 8013 8169 7866 8219 7742 8231 7742 8182 7705 8145 7668 8108 7656 8169 7607 8243 7558 8317 7496 8354 7422 8404 7348 8465 7286 8551 7250 8650 7200 8749 7126 8835 7052 8896 6991 8933 6978 8995 6917 9057 6880 9094 6806 9094 6744 9094 6707 9081 6707 9032 6633 8995 6560 9032 6523 9044 6498 9069 6486 9217 6449 9167 6387 9130 6338 9106 6301 9204 6252 9303 6215 9303 6178 9365 6128 9406 6101 9428 6085 9446 6085 9460 6085 9472 6094 9488 6116 9515 6136 9523 6145 9534 6145 9542 6145 9552 6139 9574 6128 9610 6107 9625 6094 9650 6094 9669 6094 9693 6100 9734 6116 L 9747 6116 C 9833 6153 9919 6227 9968 6239 10005 6252 9944 6399 9993 6436 10042 6486 10055 6535 10018 6535 9985 6535 9957 6551 9939 6551 9930 6551 9923 6547 9919 6535 9919 6519 9915 6513 9909 6513 9901 6513 9889 6526 9882 6547 9845 6597 9796 6646 9759 6695 9710 6744 9685 6880 9623 6892 9574 6905 9537 6929 9525 6978 9475 7028 9377 7102 9315 7163 9266 7237 9241 7262 9167 7262 9094 7262 9167 7286 9106 7360 9057 7422 9020 7422 9057 7558 9081 7705 9057 7718 9094 7792 9118 7853 9180 7792 9167 7890 9143 8001 9143 8223 9118 8321 9094 8420 9057 8383 9155 8420 9241 8457 9303 8494 9266 8519 9226 8539 9160 8617 9179 8617 9183 8617 9191 8614 9204 8605 9280 8572 9309 8463 9331 8463 9334 8463 9337 8465 9340 8469 9365 8519 9365 8568 9340 8617 9322 8644 9298 8690 9319 8690 9326 8690 9341 8683 9365 8666 9419 8613 9453 8552 9477 8552 9486 8552 9493 8560 9500 8580 9511 8643 9441 8697 9472 8697 9478 8697 9487 8695 9500 8691 9599 8691 9710 8666 9808 8630 9931 8568 10079 8519 10215 8482 10326 8469 10523 8445 10634 8420 L 10658 8420 C 10711 8413 10750 8401 10772 8401 10786 8401 10794 8406 10794 8420 10794 8482 10819 8531 10868 8556 10917 8593 11127 8642 11114 8666 11090 8691 11077 8716 10991 8716 10892 8716 10732 8716 10683 8777 10658 8802 10646 8827 10634 8839 10634 8864 10609 8888 10584 8901 10437 8901 10289 8888 10153 8864 10117 8857 10081 8854 10044 8854 9945 8854 9846 8877 9747 8913 9710 8950 9623 9048 9574 9048 9525 9061 9475 9122 9537 9122 9599 9122 9623 9159 9611 9184 9586 9221 9574 9233 9599 9283 9623 9332 9599 9356 9697 9369 9707 9370 9716 9371 9725 9371 9774 9371 9817 9356 9839 9356 9855 9356 9860 9365 9845 9393 9808 9443 9784 9492 9771 9541 9771 9566 9771 9591 9771 9615 9771 9689 9771 9775 9734 9800 9704 9820 9649 9899 9596 9899 9584 9899 9573 9895 9562 9886 9512 9837 9426 9726 9377 9677 9339 9639 9323 9623 9296 9623 9287 9623 9278 9625 9266 9628 9229 9640 9143 9652 9094 9763 9044 9849 9020 9936 8995 10034 8995 10120 8983 10194 8995 10281 8995 10330 8995 10379 9007 10428 9032 10478 9044 10527 9032 10589 9032 10650 9020 10712 9007 10712 8999 10712 8969 10723 8950 10723 8940 10723 8933 10720 8933 10712 8933 10692 8941 10656 8918 10656 8913 10656 8906 10658 8896 10663 8872 10687 8835 10700 8810 10700 8804 10698 8797 10698 8791 10698 8739 10698 8699 10742 8699 10786 8699 10837 8687 10864 8672 10864 8665 10864 8658 10859 8650 10847 8641 10834 8635 10827 8631 10827 8625 10827 8625 10846 8625 10884 8625 10926 8614 10951 8587 10951 8575 10951 8559 10945 8539 10934 8490 10909 8440 10860 8416 10810 8391 10761 8330 10736 8268 10736 8219 10749 8009 10884 7948 10921 7824 10995 7701 11045 7566 11081 7479 11094 7566 11155 7516 11155 L 7479 11155 C 7467 11155 7455 11143 7418 11106 7369 11057 7295 11020 7307 10983 7318 10951 7319 10853 7303 10853 7301 10853 7298 10855 7295 10860 7258 10897 7270 10995 7245 10995 7208 10995 7184 10958 7134 10946 7060 10958 6999 10983 6925 11020 6900 11032 6888 11081 6814 11094 6785 11098 6755 11101 6729 11101 6677 11101 6642 11090 6666 11057 6698 11003 6731 10968 6690 10968 6683 10968 6676 10969 6666 10971 6642 10971 6609 10973 6579 10973 6534 10973 6494 10968 6494 10946 6481 10897 6518 10847 6494 10786 6494 10773 6494 10761 6481 10749 6432 10675 6358 10663 6346 10613 6346 10564 6395 10589 6420 10527 6457 10478 6407 10478 6457 10416 6497 10376 6504 10304 6512 10304 6514 10304 6516 10308 6518 10318 6534 10342 6540 10360 6549 10360 6553 10360 6559 10355 6568 10342 6592 10305 6629 10268 6654 10244 6715 10194 6740 10170 6654 10120 6580 10083 6531 10083 6531 9997 6518 9923 6494 9923 6494 9886 6489 9867 6502 9863 6519 9863 6530 9863 6544 9864 6555 9864 6569 9864 6580 9862 6580 9849 6592 9788 6592 9726 6592 9665 6592 9658 6592 9656 6590 9656 6584 9656 6568 9677 6531 9677 6506 9677 6488 9668 6471 9668 6454 9668 6438 9677 6420 9714 6395 9788 6358 9849 6334 9849 L 6161 9849 C 6112 9862 6038 9973 6075 9985 6097 9992 6106 10004 6121 10004 6130 10004 6142 9999 6161 9985 6198 9948 6210 9948 6235 9923 6244 9915 6251 9910 6257 9910 6268 9910 6276 9924 6284 9948 6284 9979 6311 10055 6304 10055 6303 10055 6300 10052 6297 10046 6267 10027 6237 9990 6220 9990 6216 9990 6213 9992 6210 9997 6198 10034 6186 10059 6173 10083 6173 10083 6112 10083 6112 10059 6108 10052 6107 10049 6106 10049 6103 10049 6105 10066 6087 10083 6084 10085 6080 10085 6077 10085 6056 10085 6044 10059 6035 10059 6031 10059 6028 10062 6026 10071 6001 10096 6001 10083 6001 10194 6001 10281 6013 10367 6038 10441 6075 10502 6112 10465 6124 10527 6136 10589 6149 10613 6124 10650 6112 10687 6050 10687 6112 10749 6124 10749 6124 10749 6124 10761 6173 10798 6186 10773 6186 10847 6186 10921 6124 10884 6149 10971 6186 11057 6186 11057 6186 11106 6186 11123 6193 11128 6203 11128 6224 11128 6260 11106 6284 11106 6319 11106 6438 11244 6425 11244 6424 11244 6422 11243 6420 11242 6383 11217 6346 11192 6309 11180 6294 11166 6280 11160 6263 11160 6251 11160 6238 11163 6223 11168 6186 11168 6124 11168 6124 11229 6124 11291 6136 11303 6087 11303 6026 11303 5989 11242 5927 11242 5889 11234 5843 11222 5812 11222 5792 11222 5779 11227 5779 11242 5779 11266 5779 11279 5779 11303 5779 11316 5779 11328 5767 11328 5736 11328 5697 11285 5670 11285 5665 11285 5660 11287 5656 11291 5631 11303 5619 11328 5582 11328 5570 11324 5557 11322 5545 11322 5519 11322 5492 11328 5459 11328 5434 11365 5397 11402 5360 11439 5336 11463 5360 11476 5397 11488 5420 11511 5455 11612 5406 11612 5403 11612 5400 11612 5397 11611 5323 11599 5299 11611 5299 11574 5308 11545 5356 11486 5346 11486 5343 11486 5336 11490 5323 11500 5274 11550 5249 11537 5212 11562 5163 11599 5212 11673 5163 11698 5126 11735 5126 11735 5101 11808 5064 11882 5064 11833 5064 11870 5052 11919 5027 11944 5064 11944 5084 11944 5135 11960 5117 11960 5113 11960 5104 11959 5089 11956 5064 11952 5048 11951 5037 11951 5014 11951 5011 11956 5003 11956 5003 11956 5003 11956 5003 11969 5003 11969 5077 11981 5052 11981 L 4991 11981 C 4991 11981 5027 12030 5040 12030 5047 12034 5049 12035 5047 12035 5044 12035 5020 12027 5003 12018 4991 12012 4972 12006 4963 12006 4954 12006 4954 12012 4978 12030 5010 12054 5032 12068 5026 12068 5023 12068 5012 12064 4991 12055 4947 12040 4933 12034 4930 12034 4927 12034 4929 12037 4929 12043 4929 12055 4991 12104 4978 12104 4954 12092 4941 12080 4917 12080 L 4867 12080 C 4855 12080 4867 12080 4855 12092 4830 12104 4793 12116 4769 12129 4732 12141 4719 12190 4695 12190 4682 12190 4658 12187 4632 12187 4605 12187 4578 12190 4559 12203 4498 12252 4461 12326 4448 12400 4448 12474 4461 12486 4411 12535 4362 12585 4301 12622 4227 12646 4153 12659 4165 12708 4153 12745 4140 12770 4128 12831 4091 12831 4054 12831 3857 12831 3832 12794 3795 12745 3758 12708 3709 12708 3686 12708 3664 12700 3649 12700 3633 12700 3628 12711 3647 12757 3697 12843 3734 12979 3746 13004 3758 13041 3709 13078 3660 13078 3611 13078 3537 13065 3524 13065 3517 13073 3487 13085 3458 13085 3440 13085 3423 13080 3413 13065 3364 13028 3315 12991 3266 12967 3241 12967 3081 13065 3019 13090 2945 13102 2921 13115 2957 13139 3007 13151 3031 13213 3007 13225 2982 13250 2933 13262 2957 13287 3019 13324 3093 13361 3179 13386 3253 13398 3401 13460 3450 13460 3500 13472 3561 13509 3598 13533 3660 13558 3586 13570 3574 13583 3549 13632 3549 13694 3574 13743 3623 13805 3684 13854 3758 13878 3795 13878 3845 13965 3820 14014 3795 14076 3771 14088 3820 14137 3864 14170 3926 14318 3915 14318 3913 14318 3911 14315 3906 14310 3865 14269 3833 14159 3816 14159 3812 14159 3810 14164 3808 14174 3795 14236 3734 14729 3721 14803 3709 14852 3684 14889 3647 14913 3635 14926 3611 14926 3586 14926 3535 14926 3475 14883 3435 14883 3427 14883 3420 14885 3413 14889 3377 14907 3341 14918 3300 14918 3285 14918 3270 14917 3253 14913 3093 14889 2933 14876 2773 14864 2600 14864 2440 14840 2267 14815 2258 14812 2248 14811 2239 14811 2157 14811 2105 14901 2083 14901 2021 14926 1959 14963 1898 14987 1849 15012 1849 15086 1886 15123 1935 15185 1959 15271 1947 15357 L 1947 15382 C 1947 15456 1984 15554 1984 15579 1972 15764 1947 15936 1910 16096 1886 16183 1861 16269 1836 16343 1836 16387 1866 16533 1881 16533 1883 16533 1884 16531 1886 16528 1888 16518 1892 16514 1898 16514 1922 16514 1969 16593 1959 16663 1947 16762 1922 16971 1959 16983 1983 16991 2046 17014 2110 17014 2148 17014 2186 17006 2218 16983 2243 16959 2267 16946 2280 16934 2307 16921 2334 16911 2359 16911 2379 16911 2399 16917 2415 16934 2452 16971 2625 17291 2674 17316 2697 17324 2719 17336 2739 17336 2751 17336 2763 17331 2773 17316 2810 17291 2822 17193 2871 17181 2957 17144 3044 17119 3130 17107 3163 17110 3195 17111 3227 17111 3314 17111 3397 17100 3487 17082 3561 17057 3611 17033 3623 16971 3635 16910 3845 16848 3869 16762 3894 16675 3968 16528 4042 16491 4103 16454 4103 16429 4079 16380 4042 16330 3956 16244 4005 16158 4054 16047 4116 15948 4190 15862 4227 15825 4239 15776 4251 15727 4251 15702 4510 15616 4584 15566 4658 15505 4855 15406 4830 15308 4830 15283 4818 15258 4806 15221 4781 15160 4769 15086 4781 15024 4818 14950 4880 14852 4966 14827 4980 14825 4993 14824 5005 14824 5056 14824 5093 14842 5163 14852 5262 14876 5348 14987 5459 14987 5570 14975 5668 14913 5742 14840 5779 14815 5828 14778 5878 14766 5939 14741 6001 14704 6050 14667 6112 14605 6124 14556 6198 14544 6272 14544 6370 14667 6420 14667 6469 14667 6481 14778 6506 14827 6543 14901 6568 14975 6580 15061 6592 15111 6802 15271 6863 15332 6950 15443 7048 15530 7159 15616 7245 15628 7319 15677 7381 15751 7467 15850 7516 15875 7590 15948 7677 16035 7750 16022 7763 16072 7763 16121 7824 16269 7837 16330 7849 16392 7775 16503 7763 16540 7763 16584 7763 16730 7781 16730 7783 16730 7785 16728 7787 16725 7800 16700 7911 16552 7923 16503 7935 16454 7972 16417 8009 16392 8059 16380 8071 16330 8059 16293 8046 16244 7923 16158 7923 16109 7911 16059 7923 15998 7960 15961 7997 15924 8027 15886 8061 15886 8072 15886 8083 15890 8095 15899 8145 15936 8231 15936 8256 15998 8275 16046 8302 16079 8325 16079 8331 16079 8337 16077 8342 16072 8367 16010 8354 15924 8293 15875 8219 15801 8132 15739 8034 15690 7985 15665 7787 15591 7800 15542 7800 15505 7861 15456 7837 15431 7818 15419 7809 15416 7794 15416 7778 15416 7757 15419 7714 15419 7627 15419 7590 15369 7541 15332 7455 15246 7381 15135 7344 15024 7307 14926 7307 14876 7221 14827 7147 14766 7011 14704 6999 14630 6987 14556 6999 14495 7024 14433 7048 14421 7048 14384 7036 14359 7011 14310 7011 14236 7048 14211 7067 14199 7091 14199 7111 14199 7131 14199 7147 14199 7147 14186 7147 14150 7159 14100 7196 14100 7224 14100 7256 14092 7279 14092 7296 14092 7307 14097 7307 14113 7307 14150 7307 14199 7307 14236 L 7307 14260 C 7307 14313 7334 14430 7350 14430 7352 14430 7354 14427 7356 14421 7363 14395 7390 14379 7414 14379 7436 14379 7455 14391 7455 14421 7464 14468 7459 14523 7468 14523 7470 14523 7474 14518 7479 14507 7492 14458 7467 14396 7492 14371 7504 14359 7519 14347 7533 14347 7547 14347 7560 14359 7566 14396 7590 14470 7603 14556 7652 14593 7701 14642 7726 14716 7787 14778 7861 14840 7874 14876 7923 14889 7972 14901 7997 14950 8095 15024 8194 15086 8293 15160 8379 15234 8404 15258 8428 15283 8453 15308 8490 15357 8539 15394 8588 15419 8601 15443 8613 15456 8601 15480 8588 15603 8576 15727 8588 15850 8601 15936 8613 15998 8650 16010 8675 16022 8699 16022 8724 16096 8724 16133 8736 16158 8761 16170 8785 16220 8810 16256 8847 16281 8896 16330 8946 16343 8946 16404 8958 16503 8970 16589 9007 16675 9007 16737 9032 16786 9069 16836 9106 16860 9106 16897 9094 16922 9081 16946 9057 17020 9094 17045 9104 17055 9110 17059 9115 17059 9127 17059 9128 17033 9155 17033 9192 17045 9192 17033 9229 17094 9248 17132 9245 17169 9259 17169 9263 17169 9269 17165 9278 17156 9298 17136 9310 17100 9334 17100 9339 17100 9345 17102 9352 17107 9381 17135 9394 17185 9405 17185 9408 17185 9411 17180 9414 17168 9426 17119 9451 17119 9414 17045 9377 16971 9426 16959 9389 16897 9378 16869 9380 16862 9389 16862 9401 16862 9424 16873 9451 16873 9474 16873 9520 16891 9540 16891 9553 16891 9556 16884 9537 16860 9488 16799 9463 16786 9451 16749 9426 16700 9451 16725 9475 16700 9489 16687 9495 16677 9504 16677 9511 16677 9520 16683 9537 16700 9571 16723 9605 16788 9630 16788 9632 16788 9634 16787 9636 16786 9648 16762 9648 16725 9636 16700 9636 16680 9620 16644 9639 16644 9644 16644 9651 16646 9660 16651 9689 16670 9733 16712 9751 16712 9756 16712 9759 16708 9759 16700 9759 16663 9747 16663 9697 16589 9648 16503 9710 16528 9623 16478 9525 16417 9463 16380 9463 16330 9463 16320 9468 16318 9473 16318 9480 16318 9488 16322 9490 16322 9492 16322 9487 16317 9463 16293 9402 16220 9352 16146 9315 16059 9291 15973 9315 15911 9340 15899 9343 15898 9347 15897 9350 15897 9375 15897 9410 15930 9463 15973 9500 16010 9524 16048 9533 16048 9536 16048 9537 16044 9537 16035 9537 16003 9537 15971 9553 15971 9556 15971 9558 15971 9562 15973 9589 15991 9630 16023 9639 16023 9643 16023 9642 16020 9636 16010 9625 15978 9577 15946 9597 15946 9600 15946 9604 15947 9611 15948 9655 15957 9726 15992 9738 15992 9743 15992 9739 15987 9722 15973 9673 15911 9549 15875 9611 15813 9642 15782 9657 15779 9671 15779 9675 15779 9678 15779 9681 15779 9692 15779 9703 15777 9722 15764 9759 15745 9788 15713 9801 15713 9806 15713 9808 15717 9808 15727 9798 15758 9770 15849 9776 15849 9777 15849 9780 15846 9784 15838 9820 15801 9857 15727 9931 15727 10005 15739 10030 15764 10104 15813 L 10129 15825 C 10156 15853 10191 15867 10222 15867 10232 15867 10242 15865 10252 15862 10338 15862 10412 15825 10461 15764 10498 15727 10671 15702 10708 15702 10745 15702 10819 15702 10794 15677 10782 15640 10831 15653 10757 15603 10683 15554 10572 15542 10572 15456 10572 15431 10572 15406 10560 15394 10560 15357 10547 15320 10535 15283 10523 15258 10560 15123 10584 15049 10597 15000 10634 14950 10671 14913 10695 14876 10708 14840 10720 14803 10732 14729 10732 14618 10745 14568 10782 14482 10757 14445 10794 14421 10808 14410 10822 14408 10836 14408 10850 14408 10864 14410 10879 14410 10902 14410 10927 14404 10954 14371 10979 14347 10991 14310 11003 14273 11003 14248 11003 14211 11003 14186 10979 14150 10929 14137 10979 14113 11028 14076 11102 14002 11176 13940 11237 13878 11213 13817 11299 13780 11330 13772 11353 13768 11370 13768 11408 13768 11422 13787 11447 13829 11484 13891 11472 13928 11545 13928 11624 13928 11672 13979 11745 13979 11752 13979 11759 13978 11767 13977 11803 13972 11845 13969 11881 13969 11932 13969 11972 13975 11964 13989 11890 14051 11804 14113 11706 14150 11669 14174 11656 14186 11706 14211 11767 14236 11890 14260 11890 14310 11890 14371 11829 14421 11854 14470 11887 14503 11939 14546 11985 14546 11991 14546 11996 14545 12001 14544 12038 14531 12112 14433 12174 14421 12235 14396 12309 14310 12396 14310 12426 14315 12457 14318 12488 14318 12531 14318 12574 14312 12617 14297 12654 14285 12679 14260 12654 14248 12630 14236 12728 14211 12691 14199 L 12507 14199 C 12482 14199 12424 14232 12371 14232 12344 14232 12318 14223 12297 14199 12248 14137 12199 14088 12223 14014 12272 13940 12334 13866 12408 13817 12457 13768 12605 13768 12704 13706 12790 13657 12889 13620 12987 13607 L 13012 13607 C 13051 13604 13086 13603 13114 13603 13191 13603 13224 13614 13197 13632 13147 13657 13012 13780 12975 13780 12938 13780 12950 13817 13012 13854 13061 13903 13086 13965 13024 13977 12950 14002 12889 14063 12864 14150 12852 14223 12852 14236 12802 14248 12741 14260 12716 14260 12704 14285 12704 14322 12667 14310 12728 14347 12778 14384 12741 14421 12790 14445 12839 14470 12925 14495 12975 14531 13086 14618 13184 14692 13295 14790 13320 14815 13344 14852 13369 14889 13418 14938 13480 14987 13542 15012 13640 15074 13726 15148 13788 15234 13825 15332 13825 15419 13788 15517 13788 15530 13788 15542 13776 15554 13689 15628 13591 15690 13468 15727 13406 15727 13295 15714 13221 15714 13086 15714 12962 15714 12839 15690 12790 15677 12704 15591 12679 15591 12662 15600 12651 15614 12625 15614 12614 15614 12600 15611 12580 15603 12519 15579 12568 15542 12494 15517 12408 15480 12346 15505 12309 15456 12287 15422 12264 15368 12242 15368 12240 15368 12238 15368 12235 15369 12223 15375 12128 15375 12028 15375 11927 15375 11823 15375 11792 15382 11730 15406 11496 15579 11410 15616 11332 15639 11244 15648 11155 15648 11104 15648 11053 15645 11003 15640 10960 15640 10932 15637 10912 15637 10892 15637 10880 15640 10868 15653 10855 15690 10819 15702 10855 15714 10905 15739 10942 15751 10905 15764 10868 15788 10794 15764 10794 15801 10794 15850 10831 15875 10782 15875 L 10510 15875 C 10492 15881 10470 15884 10447 15884 10424 15884 10400 15881 10375 15875 10344 15868 10316 15865 10289 15865 10261 15865 10233 15868 10202 15875 10178 15899 10202 15998 10165 16035 10129 16072 10092 16146 10116 16158 10150 16169 10183 16221 10208 16221 10210 16221 10213 16221 10215 16220 10224 16200 10264 16159 10287 16159 10293 16159 10298 16162 10301 16170 10301 16195 10326 16220 10276 16232 10239 16256 10190 16306 10202 16318 10205 16321 10210 16322 10216 16322 10233 16322 10260 16315 10281 16315 10289 16315 10296 16315 10301 16318 10313 16330 10301 16355 10301 16417 10301 16478 10375 16528 10313 16540 10310 16541 10307 16541 10304 16541 10261 16541 10244 16478 10227 16478 10223 16478 10219 16482 10215 16491 10202 16540 10178 16577 10190 16614 10202 16626 10215 16626 10230 16626 10246 16626 10264 16626 10289 16638 10326 16663 10289 16663 10289 16725 10289 16786 10202 16774 10313 16823 10424 16860 10461 16873 10461 16897 10461 16922 10461 16971 10437 16983 10425 17006 10373 17059 10383 17059 10384 17059 10385 17058 10387 17057 10410 17057 10463 17006 10491 17006 10493 17006 10496 17007 10498 17008 10510 17020 10560 17070 10523 17070 10474 17070 10412 17094 10461 17094 10498 17094 10535 17094 10560 17082 L 10560 17082 C 10572 17119 10572 17168 10547 17205 10513 17262 10479 17330 10513 17330 10516 17330 10519 17329 10523 17328 10544 17328 10561 17335 10575 17335 10593 17335 10607 17323 10621 17267 10634 17168 10621 17094 10683 17094 10686 17094 10690 17093 10693 17093 10757 17093 10870 17195 10917 17242 10939 17260 10976 17268 11016 17268 11088 17268 11168 17241 11176 17193 11185 17145 11173 17075 11236 17075 11254 17075 11278 17081 11311 17094 11450 17152 11600 17318 11689 17318 11695 17318 11700 17318 11706 17316 11841 17279 11964 17218 12075 17144 12111 17099 12134 17067 12176 17067 12193 17067 12212 17072 12235 17082 12288 17108 12322 17134 12350 17134 12362 17134 12373 17130 12383 17119 12416 17086 12449 17064 12471 17064 12482 17064 12490 17070 12494 17082 12507 17107 12470 17156 12457 17193 12445 17230 12507 17279 12507 17304 12507 17328 12482 17328 12457 17328 12445 17341 12433 17365 12433 17378 12408 17427 12445 17452 12445 17538 12457 17612 12457 17673 12445 17747 12445 17760 12445 17784 12433 17797 12383 17871 12334 18105 12297 18154 12297 18179 12272 18203 12260 18216 12248 18240 12235 18277 12223 18339 12186 18462 12137 18598 12112 18659 12100 18696 12075 18733 12038 18770 12014 18795 11989 18807 11964 18819 11903 18832 11841 18844 11780 18844 11751 18851 11719 18858 11691 18858 11671 18858 11654 18854 11644 18844 11569 18779 11475 18743 11378 18743 11364 18743 11350 18744 11336 18745 11320 18743 11303 18742 11286 18742 11202 18742 11114 18768 11053 18819 10963 18882 10906 18925 10839 18925 10814 18925 10787 18919 10757 18906 10646 18869 10190 18758 10055 18733 10005 18733 9956 18708 9919 18671 9907 18659 9882 18635 9857 18635 9771 18585 9586 18573 9512 18524 9435 18468 9417 18333 9218 18333 9195 18333 9170 18335 9143 18339 8946 18339 8773 18462 8699 18647 8687 18733 8785 18819 8749 18893 8715 18949 8661 19108 8568 19108 8559 19108 8549 19106 8539 19103 8428 19078 8206 18930 8059 18881 7898 18832 7787 18881 7750 18758 7701 18635 7726 18573 7652 18524 7566 18474 7479 18437 7393 18413 7319 18376 7245 18351 7171 18339 7157 18341 7142 18342 7127 18342 7056 18342 6986 18318 6925 18277 6900 18265 6876 18240 6851 18240 6802 18228 6752 18240 6740 18191 6710 18131 6721 18070 6699 18070 6694 18070 6688 18073 6679 18080 6658 18088 6636 18092 6615 18092 6572 18092 6531 18076 6506 18043 6457 17981 6457 17957 6518 17908 6642 17871 6715 17760 6728 17624 6728 17464 6543 17365 6580 17291 6617 17230 6728 17230 6728 17144 6728 17077 6750 17017 6731 17017 6726 17017 6717 17022 6703 17033 6655 17071 6608 17139 6589 17139 6583 17139 6580 17133 6580 17119 6568 17033 6506 16971 6432 16946 6346 16946 6198 17057 6136 17082 6128 17084 6120 17085 6113 17085 6071 17085 6061 17057 6050 17057 6030 17057 6019 17073 5996 17073 5990 17073 5984 17072 5976 17070 5942 17058 5918 16994 5886 16994 5883 16994 5880 16995 5878 16996 5846 16996 5850 17050 5798 17050 5789 17050 5779 17049 5767 17045 5701 17034 5684 16994 5655 16994 5651 16994 5648 16994 5644 16996 5607 17020 5545 17094 5508 17094 5464 17094 5420 17133 5377 17133 5371 17133 5366 17133 5360 17131 5323 17131 5311 17082 5262 17070 5212 17064 5160 17060 5108 17060 5055 17060 5003 17064 4954 17070 4892 17094 4448 17181 4362 17218 4276 17242 4202 17291 4128 17341 4116 17378 4079 17402 4029 17402 3956 17415 3894 17452 3832 17489 3808 17513 3734 17661 3635 17661 L 3623 17661 C 3524 17649 3413 17587 3389 17587 3368 17587 3337 17614 3306 17614 3301 17614 3295 17614 3290 17612 3269 17601 3248 17572 3219 17572 3214 17572 3209 17573 3204 17575 3175 17584 3095 17623 3032 17623 3013 17623 2996 17620 2982 17612 2921 17563 2847 17452 2810 17427 2797 17419 2785 17416 2773 17416 2748 17416 2723 17427 2699 17427 2674 17427 2637 17735 2514 17895 2391 18043 2292 18142 2181 18166 2058 18228 1959 18314 1898 18437 1849 18524 1861 18659 1824 18684 1787 18782 1762 18893 1762 19004 1762 19053 1812 19090 1775 19152 1750 19226 1676 19497 1590 19534 1516 19571 1442 19620 1380 19682 1306 19743 1220 19793 1122 19830 1085 19830 1048 19879 1011 19928 949 20027 887 20175 863 20212 838 20236 666 20310 592 20483 530 20668 542 20852 506 20889 432 20963 382 21037 333 21123 247 21284 185 21493 136 21530 87 21629 50 21715 37 21826 25 21924 74 21937 124 21998 161 22060 210 22084 210 22171 185 22257 173 22343 161 22429 161 22479 345 22664 296 22824 247 22947 210 23070 173 23193 173 23230 161 23267 161 23304 148 23366 136 23415 111 23464 87 23514 136 23551 136 23600 136 23649 111 23649 87 23711 62 23760 0 23736 62 23785 111 23822 173 23871 148 23908 124 23945 74 23920 111 23970 161 24007 99 24007 161 24031 173 24031 173 24044 173 24056 173 24068 124 24118 124 24154 L 124 24179 C 111 24241 111 24302 136 24352 136 24364 148 24376 161 24389 185 24450 210 24524 259 24524 L 481 24524 C 506 24524 432 24536 432 24586 444 24647 493 24697 555 24758 L 592 24795 C 666 24881 653 24955 764 25066 838 25140 900 25226 937 25325 961 25362 974 25411 986 25448 998 25559 1011 25547 1085 25633 1171 25732 1109 25744 1196 25818 1232 25855 1294 25879 1356 25916 1430 25953 1504 26003 1565 26064 1676 26151 1787 26298 1898 26397 1986 26474 2103 26600 2250 26600 2268 26600 2286 26598 2304 26594 2317 26582 2329 26582 2341 26582 2551 26471 2797 26397 3044 26385 3179 26397 3302 26409 3426 26446 3500 26459 3549 26483 3586 26483 3590 26485 3596 26486 3603 26486 3688 26486 3934 26353 4128 26261 4214 26224 4313 26188 4399 26151 L 4535 26101 C 4596 26089 4658 26064 4682 26064 4732 26052 4781 26040 4818 26040 L 4880 26040 C 4900 26037 4920 26035 4940 26035 5005 26035 5067 26051 5114 26089 5212 26151 5372 26261 5385 26311 5385 26360 5311 26360 5397 26483 5474 26570 5476 26634 5520 26634 5533 26634 5548 26629 5570 26619 5644 26582 5705 26557 5779 26533 L 5779 26533 C 5791 26545 5717 26582 5754 26582 5804 26582 5841 26545 5915 26545 5976 26533 6062 26508 6050 26496 6040 26475 6071 26455 6090 26455 6094 26455 6097 26456 6099 26459 6112 26471 6112 26496 6124 26508 6136 26533 6161 26569 6173 26582 6186 26582 6260 26680 6272 26693 6273 26694 6274 26694 6276 26694 6286 26694 6301 26668 6322 26668 6329 26668 6337 26672 6346 26680 6370 26730 6358 26754 6407 26828 6444 26927 6457 27038 6432 27149 6420 27173 6420 27198 6432 27235 6432 27259 6432 27296 6407 27309 6358 27370 6260 27469 6297 27481 6334 27494 6358 27531 6370 27568 6370 27604 6309 27629 6309 27666 6297 27691 6309 27715 6334 27728 6358 27740 6358 27777 6334 27789 6309 27802 6321 27888 6297 27925 6272 27962 6223 28023 6210 28060 6210 28147 6235 28221 6284 28294 6346 28381 6555 28689 6592 28750 6617 28775 6654 28849 6715 28911 6802 29009 6876 29120 6950 29219 6950 29231 6950 29243 6950 29243 6950 29305 6962 29379 6962 29440 6962 29490 6962 29527 6974 29564 6974 29576 6987 29588 6987 29588 7036 29724 7159 30007 7196 30106 7221 30192 7221 30241 7196 30291 7159 30340 7085 30303 7196 30525 7295 30685 7344 30882 7332 31079 7307 31202 7245 31313 7159 31412 7110 31473 7097 31535 7060 31584 7024 31634 6950 32151 6900 32250 6876 32398 6863 32545 6863 32693 L 6863 32853 C 6863 32927 7073 33223 7110 33346 7147 33457 7245 33741 7307 33864 7356 33987 7479 34209 7455 34258 7442 34443 7455 34628 7492 34800 7529 34923 7541 35219 7578 35392 7640 35601 7738 35798 7861 35983 7861 35995 7874 36008 7886 36020 7972 36217 8046 36427 8095 36624 8120 36722 8293 36919 8305 37055 8305 37191 8293 37264 8243 37289 8206 37326 8219 37400 8243 37449 8280 37523 8305 37597 8305 37683 8295 37725 8302 37775 8312 37775 8313 37775 8315 37774 8317 37770 8326 37742 8336 37681 8350 37681 8355 37681 8360 37689 8367 37708 8404 37782 8428 37770 8477 37819 8527 37856 8527 37893 8588 37905 8591 37906 8593 37906 8596 37906 8660 37906 8777 37770 8872 37770 8946 37770 8987 37792 9024 37792 9043 37792 9061 37786 9081 37770 9147 37726 9105 37681 9201 37681 9212 37681 9226 37682 9241 37683 9321 37690 9405 37693 9488 37693 9571 37693 9654 37690 9734 37683 9784 37683 9771 37609 9796 37597 9812 37597 9823 37570 9836 37570 9842 37570 9849 37577 9857 37597 9886 37653 9914 37717 9936 37717 9944 37717 9950 37710 9956 37696 9981 37646 9919 37572 10005 37572 10053 37572 10086 37590 10126 37590 10171 37590 10224 37570 10313 37486 10535 37301 10720 37092 10905 36870 10966 36759 10979 36784 11040 36673 11114 36501 11200 36340 11299 36180 11385 36106 11459 36032 11533 35946 11582 35811 11619 35663 11644 35502 11656 35466 11656 35416 11656 35367 11656 35295 11652 35286 11642 35286 11638 35286 11633 35287 11628 35287 11622 35287 11615 35286 11607 35281 11558 35268 11570 35256 11619 35182 11669 35108 11656 35059 11755 34997 11878 34948 11989 34899 12100 34825 12186 34751 12235 34702 12235 34628 12235 34529 12235 34418 12248 34320 12248 34159 12223 34012 12174 33851 12137 33753 12100 33642 12088 33519 12077 33415 12014 33310 12039 33310 12044 33310 12052 33314 12063 33322 12094 33352 12109 33377 12129 33377 12149 33377 12174 33352 12223 33285 12322 33149 12396 33161 12457 33112 12519 33051 12593 32779 12654 32755 12665 32751 12673 32749 12680 32749 12695 32749 12706 32755 12724 32755 12750 32755 12790 32743 12876 32681 13049 32570 13160 32558 13258 32434 13381 32287 13480 32114 13542 31929 13505 31794 13468 31658 13455 31510 13443 31424 13455 31005 13443 30882 13431 30796 13455 30771 13431 30734 L 13381 30697 C 13320 30648 13270 30562 13270 30475 13246 30377 13197 30340 13197 30241 13197 30155 13197 30069 13184 29983 13160 29946 13172 29909 13184 29872 13221 29822 13258 29835 13209 29773 13160 29699 13036 29638 13049 29477 13073 29354 13110 29243 13172 29120 13184 29083 13209 29046 13234 28997 13344 28824 13344 28639 13406 28566 13468 28492 13492 28529 13529 28467 13566 28405 13529 28393 13628 28344 13739 28294 13862 28023 13948 27913 14121 27703 14293 27506 14503 27333 14786 27173 15020 26939 15193 26656 15340 26397 15488 26126 15612 25843 15661 25719 15870 25424 15920 25300 15969 25153 16006 25005 16030 24844 16043 24746 16030 24660 16018 24573 16030 24549 16055 24512 15993 24512 15975 24512 15960 24511 15946 24511 15906 24511 15883 24518 15846 24573 15809 24635 15735 24672 15538 24672 15358 24672 15281 24723 15222 24723 15216 24723 15211 24722 15205 24721 15170 24721 15184 24684 15157 24684 15145 24684 15127 24691 15094 24709 14971 24758 15008 24832 14897 24832 14828 24832 14831 24790 14789 24790 14771 24790 14744 24798 14700 24820 14554 24876 14520 24932 14469 24932 14464 24932 14459 24932 14453 24931 14355 24906 14268 24844 14219 24758 14207 24721 14195 24672 14170 24635 14158 24598 14121 24586 14084 24573 14041 24573 13997 24580 13976 24580 13954 24580 13954 24573 13997 24549 14084 24499 14207 24450 14170 24389 14145 24339 14096 24315 14047 24265 14034 24241 14022 24228 14010 24204 13948 24130 13813 23982 13751 23896 13689 23822 13677 23711 13554 23674 13443 23637 13468 23649 13418 23612 13387 23581 13338 23506 13324 23506 13321 23506 13320 23508 13320 23514 13320 23544 13337 23609 13328 23609 13327 23609 13324 23606 13320 23600 13246 23452 13197 23292 13172 23132 13147 22959 13135 22848 13061 22774 13036 22774 13024 22762 13012 22738 12901 22651 12802 22528 12741 22393 12716 22232 12704 22060 12716 21900 12716 21863 12778 21863 12753 21838 12716 21813 12654 21752 12654 21703 12654 21641 12630 21579 12593 21530 12544 21456 12396 21370 12371 21308 12359 21296 12359 21271 12359 21259 12334 21173 12322 21086 12309 21000 12309 20998 12311 20998 12315 20998 12326 20998 12350 21005 12364 21005 12375 21005 12380 21001 12371 20988 12359 20951 12223 20778 12186 20705 12162 20631 12100 20495 12038 20335 11964 20162 11915 20064 11903 20015 11890 19978 11878 19928 11866 19879 11829 19793 11780 19706 11718 19620 11693 19571 11669 19534 11644 19485 11607 19411 11595 19337 11582 19251 11582 19218 11573 19082 11579 19082 L 11579 19082 C 11580 19082 11581 19084 11582 19090 11595 19140 11780 19497 11804 19559 11817 19633 11866 19694 11915 19743 11964 19792 11990 19872 12010 19872 12016 19872 12021 19867 12026 19854 12051 19805 12063 19743 12088 19694 12088 19670 12088 19645 12100 19633 12107 19610 12115 19593 12119 19593 12123 19593 12125 19601 12125 19620 12114 19663 12122 19724 12148 19724 12152 19724 12156 19722 12162 19719 12164 19718 12166 19718 12168 19718 12207 19718 12275 19811 12322 19916 12383 20027 12654 20544 12667 20594 12704 20655 12728 20717 12741 20778 12753 20840 12901 20951 12962 21000 13061 21111 13123 21247 13147 21394 13184 21567 13147 21715 13209 21863 13295 21998 13394 22109 13517 22208 13566 22245 13702 22602 13776 22750 13862 22898 13985 23009 14010 23083 14022 23132 14034 23181 14034 23218 14034 23267 14034 23304 14022 23354 13985 23477 14071 23760 14133 23994 14195 24228 14158 24228 14244 24253 14289 24276 14338 24287 14386 24287 14469 24287 14551 24254 14613 24191 14731 24092 14749 24079 14809 24079 14830 24079 14857 24081 14897 24081 15045 24068 15069 23933 15217 23908 15365 23883 15513 23822 15624 23736 15735 23637 16104 23612 16203 23501 16314 23378 16228 23366 16326 23267 16388 23218 16449 23181 16511 23144 16597 23083 16696 23058 16794 23058 16812 23060 16830 23060 16847 23060 16963 23060 17062 23027 17041 22984 17028 22922 16992 22910 17053 22861 17127 22824 17287 22836 17349 22738 17398 22627 17410 22553 17521 22528 17632 22503 17645 22466 17632 22306 17620 22134 17583 22084 17706 22048 17817 22023 17866 22035 17891 21937 17965 21813 18027 21703 18100 21592 18162 21481 18150 21468 18100 21456 18039 21407 17977 21345 17928 21271 17879 21185 17891 21160 17817 21136 17743 21111 17509 21086 17410 20914 17337 20803 17287 20680 17275 20544 17285 20475 17334 20375 17328 20375 L 17328 20375 C 17327 20375 17322 20382 17312 20396 17238 20495 17152 20594 17065 20680 16979 20754 16844 20939 16745 20963 16714 20982 16680 20991 16647 20991 16613 20991 16579 20982 16548 20963 16536 20960 16525 20959 16514 20959 16483 20959 16456 20972 16400 21000 16340 21026 16322 21063 16296 21063 16284 21063 16271 21056 16252 21037 16252 21037 16240 21037 16240 21025 16191 20976 16166 20926 16104 20902 16080 20889 16080 20865 16104 20852 16141 20815 16154 20778 16166 20729 L 16166 20520 C 16166 20483 16104 20409 16080 20409 16043 20421 16006 20446 15993 20544 15981 20606 15969 20668 15969 20692 15961 20716 15958 20724 15957 20724 15957 20724 15957 20721 15957 20717 15883 20618 15821 20495 15759 20384 15759 20335 15833 20335 15833 20286 15846 20236 15883 20224 15821 20187 15759 20150 15685 20150 15685 20088 15685 20027 15636 20064 15599 20027 15525 19916 15464 19793 15414 19657 15414 19657 15414 19645 15402 19633 15353 19472 15291 19423 15291 19374 15291 19357 15296 19351 15303 19351 15314 19351 15333 19364 15352 19364 15356 19364 15361 19363 15365 19361 15390 19349 15390 19337 15340 19275 15316 19251 15303 19226 15279 19189 L 15279 19189 C 15279 19189 15291 19189 15303 19201 15350 19239 15404 19276 15438 19276 15449 19276 15458 19272 15464 19263 15488 19226 15513 19226 15513 19189 15513 19146 15522 19074 15533 19074 15535 19074 15536 19075 15538 19078 15550 19115 15587 19140 15624 19140 15656 19140 15615 19194 15641 19194 15646 19194 15652 19192 15661 19189 15722 19177 15722 19127 15759 19127 15784 19140 15772 19177 15833 19238 15920 19386 15993 19546 16055 19706 16080 19768 16129 19817 16191 19854 16252 19891 16388 20027 16511 20113 16617 20177 16843 20268 16927 20268 16940 20268 16950 20266 16955 20261 16985 20231 17057 20208 17075 20208 17079 20208 17080 20209 17078 20212 17078 20222 17038 20271 17054 20271 17058 20271 17066 20268 17078 20261 17152 20236 17213 20187 17263 20138 17279 20116 17281 20111 17277 20111 17274 20111 17265 20116 17258 20116 17255 20116 17252 20115 17250 20113 17226 20101 17250 20076 17287 20076 17349 20088 17410 20113 17435 20162 17472 20236 17497 20433 17546 20470 17768 20557 18002 20606 18236 20631 18347 20643 18458 20668 18569 20705 18585 20705 18602 20710 18618 20710 18626 20710 18634 20709 18643 20705 18803 20692 18951 20655 19098 20606 19102 20604 19106 20603 19110 20603 19135 20603 19172 20631 19246 20631 19308 20643 19370 20649 19431 20649 19493 20649 19554 20643 19616 20631 19670 20617 19709 20607 19738 20607 19761 20607 19777 20614 19788 20631 19813 20680 19801 20766 19838 20778 19887 20791 19924 20828 19936 20877 19949 20951 19986 21025 20035 21086 20048 21100 20059 21105 20066 21105 20079 21105 20084 21090 20084 21074 20084 21057 20072 21028 20077 21028 20080 21028 20085 21034 20097 21049 20106 21062 20110 21066 20111 21066 20113 21066 20111 21058 20113 21058 L 20113 21058 C 20115 21058 20123 21066 20146 21099 20158 21111 20170 21123 20170 21136 20220 21210 20244 21296 20294 21308 20352 21320 20377 21408 20441 21408 20445 21408 20449 21408 20454 21407 20528 21407 20552 21370 20626 21370 20700 21370 20700 21382 20663 21407 20626 21431 20565 21530 20515 21542 20466 21542 20429 21530 20392 21505 20390 21504 20389 21504 20387 21504 20368 21504 20369 21570 20380 21604 20454 21715 20540 21813 20626 21912 20687 21973 20731 22017 20793 22017 20806 22017 20821 22015 20836 22011 20922 21998 20984 21961 21045 21912 21107 21850 21181 21826 21144 21776 21119 21727 21082 21727 21107 21690 21119 21653 21144 21666 21144 21616 21144 21579 21156 21567 21205 21567 21242 21567 21267 21567 21230 21592 21193 21629 21218 21666 21230 21666 21237 21662 21242 21661 21247 21661 21259 21661 21260 21672 21242 21690 21205 21727 21156 21752 21205 21752 21230 21752 21245 21746 21252 21746 21258 21746 21255 21752 21242 21776 21205 21813 21156 21826 21218 21875 21267 21887 21304 21949 21292 21998 21292 22048 21279 22097 21255 22146 21255 22195 21181 22183 21255 22294 21292 22417 21304 22540 21292 22664 21292 22738 21292 22799 21279 22873 21279 22948 21261 23041 21272 23041 21274 23041 21276 23038 21279 23033 21299 22995 21303 22912 21315 22912 21319 22912 21323 22918 21329 22935 21366 23095 21403 23243 21452 23403 21563 23600 21637 23822 21686 24056 21711 24278 21698 24302 21809 24450 21908 24598 21982 24771 22031 24943 22105 25128 22031 25189 22093 25300 22142 25399 22191 25498 22265 25584 22281 25600 22302 25606 22325 25606 22410 25606 22526 25516 22536 25448 22561 25362 22548 25337 22598 25263 22635 25202 22684 25140 22746 25103 22820 25054 22918 25054 22918 24968 22893 24869 22881 24758 22869 24647 22881 24536 22918 24438 22992 24352 23041 24278 23041 24179 23017 24105 22967 23945 22943 23785 22943 23625 22967 23551 23017 23452 23078 23428 23128 23415 23189 23366 23263 23329 23337 23292 23411 23292 23448 23255 23485 23206 23448 23144 23534 23095 23620 23046 23670 22910 23768 22824 23879 22713 23990 22590 24076 22466 24150 22380 24150 22356 24249 22306 24347 22269 24508 22109 24520 22035 24532 21949 24446 21875 24520 21838 24606 21813 24680 21752 24742 21690 24780 21613 24842 21520 24849 21520 L 24849 21520 C 24850 21520 24848 21527 24840 21542 24791 21616 24754 21690 24791 21690 24825 21690 24824 21749 24844 21749 24853 21749 24867 21737 24890 21703 24928 21645 24946 21624 24955 21624 24963 21624 24963 21642 24963 21666 24963 21690 24976 21715 25000 21739 25000 21739 25013 21739 25013 21727 25033 21687 25028 21584 25033 21584 L 25033 21584 C 25034 21584 25035 21590 25037 21604 25051 21652 25065 21669 25074 21669 25082 21669 25087 21658 25087 21641 25087 21625 25082 21607 25079 21596 L 25079 21596 C 25081 21601 25083 21607 25087 21616 25101 21659 25115 21686 25127 21686 25136 21686 25143 21672 25148 21641 25167 21594 25143 21497 25152 21497 25155 21497 25161 21507 25173 21530 25215 21605 25251 21640 25285 21640 25301 21640 25317 21632 25333 21616 25370 21555 25296 21407 25296 21333 25296 21271 25296 21271 25259 21222 25251 21214 25248 21211 25249 21211 L 25249 21211 C 25252 21211 25304 21257 25333 21296 25358 21333 25358 21407 25407 21407 25417 21409 25426 21410 25434 21410 25466 21410 25486 21394 25506 21394 25530 21394 25543 21394 25543 21431 25543 21468 25616 21444 25616 21542 25604 21616 25604 21703 25616 21776 25629 21813 25641 21850 25653 21887 25666 21937 25690 21986 25715 22023 25778 22118 25851 22258 25870 22258 25873 22258 25875 22254 25875 22245 25875 22195 25826 22136 25835 22136 25837 22136 25841 22139 25851 22146 25900 22195 26048 22405 25998 22454 25967 22497 25953 22585 25966 22585 25968 22585 25970 22582 25974 22577 25982 22552 26003 22509 26026 22509 26037 22509 26049 22517 26060 22540 26122 22664 26159 22811 26146 22947 26134 23070 26122 23206 26122 23329 26114 23366 26116 23395 26124 23395 26129 23395 26137 23383 26146 23354 26165 23297 26184 23234 26186 23234 L 26186 23234 C 26187 23234 26186 23240 26183 23255 26172 23310 26171 23394 26180 23394 26181 23394 26182 23393 26183 23391 26192 23373 26208 23335 26220 23335 26225 23335 26229 23340 26233 23354 26242 23393 26237 23455 26246 23455 26248 23455 26252 23450 26257 23440 26277 23401 26304 23339 26314 23339 26317 23339 26319 23343 26319 23354 26319 23386 26297 23414 26304 23414 26308 23414 26319 23407 26343 23391 26417 23354 26331 23366 26417 23329 26479 23317 26541 23267 26590 23218 26627 23181 26651 23132 26664 23095 26672 23071 26669 23046 26674 23046 26676 23046 26680 23053 26688 23070 26701 23132 26676 23193 26713 23206 26727 23206 26742 23202 26756 23202 26781 23202 26804 23212 26812 23267 26812 23354 26861 23883 26935 23994 27021 24118 27033 24093 27033 24154 27033 24203 27072 24252 27088 24252 27092 24252 27095 24248 27095 24241 27095 24249 27095 24262 27095 24278 27083 24315 27083 24352 27083 24401 27083 24424 27088 24433 27094 24433 27098 24433 27103 24430 27107 24426 27112 24421 27116 24419 27118 24419 27127 24419 27115 24453 27095 24463 27058 24499 27033 24549 27033 24598 27033 24627 27048 24655 27055 24655 27057 24655 27058 24653 27058 24647 27058 24632 27093 24611 27116 24611 27128 24611 27136 24617 27132 24635 27120 24672 27095 24758 27083 24808 27070 24857 27046 24857 27033 24906 27021 24980 27021 25042 27021 25116 27021 25202 27021 25288 27009 25374 27009 25448 26984 25473 27009 25522 27021 25559 27058 25534 27107 25571 27144 25608 27243 25830 27305 25879 27354 25941 27391 26003 27428 26064 27440 26077 27440 26077 27452 26089 27502 26163 27489 26434 27514 26533 27539 26643 27576 26742 27625 26841 27650 26902 27699 26976 27736 27075 27773 27173 27859 27235 27970 27321 28068 27407 28167 27481 28278 27555 28294 27558 28310 27560 28325 27560 28366 27560 28402 27549 28438 27531 28450 27518 28450 27518 28413 27420 28376 27333 28290 27235 28266 27149 28216 27038 28204 26914 28204 26779 28216 26693 28266 26557 28204 26471 28118 26360 28031 26261 27933 26175 27921 26163 27908 26163 27896 26151 27834 26089 27797 25990 27711 25953 27625 25916 27514 25929 27465 25843 27440 25786 27443 25756 27458 25756 27465 25756 27477 25764 27489 25781 27500 25797 27509 25811 27512 25811 27515 25811 27510 25788 27489 25719 27452 25608 27403 25473 27378 25399 27366 25337 27415 25350 27341 25313 27280 25288 27231 25263 27218 25202 27218 25091 27231 24992 27268 24894 27305 24783 27329 24734 27341 24647 27366 24561 27415 24598 27415 24450 27403 24327 27415 24216 27428 24105 27436 24097 27464 24091 27497 24091 27557 24091 27633 24111 27625 24167 27625 24265 27588 24364 27637 24364 27670 24356 27704 24352 27738 24352 27807 24352 27875 24368 27933 24401 28007 24463 28031 24450 28081 24524 28081 24524 28081 24536 28093 24536 28130 24610 28155 24684 28167 24771 28176 24815 28191 24847 28204 24847 28209 24847 28213 24842 28216 24832 28223 24825 28230 24822 28236 24822 28253 24822 28266 24842 28266 24869 28266 24918 28253 24943 28303 24943 28340 24943 28340 24992 28340 25017 28349 25036 28344 25083 28352 25083 28354 25083 28358 25078 28364 25066 28394 25026 28424 24970 28454 24970 28461 24970 28468 24973 28475 24980 28487 25005 28475 25017 28512 25042 28561 25054 28623 25042 28623 25079 28623 25116 28561 25189 28549 25251 28537 25313 28537 25485 28561 25485 28598 25485 28672 25411 28721 25374 28771 25350 28771 25362 28832 25313 28882 25276 28906 25251 28894 25214 28873 25173 28826 25122 28834 25122 28836 25122 28839 25124 28845 25128 28879 25139 28923 25203 28940 25203 28941 25203 28942 25203 28943 25202 28980 25189 28980 25140 28968 25116 28951 25099 28931 25079 28919 25066 L 28919 25066 C 28954 25084 28989 25133 29006 25133 29013 25133 29017 25125 29017 25103 29005 25042 28980 25054 28993 25017 28999 25005 29005 25002 29009 25002 29014 25002 29017 25005 29017 25005 29017 25005 29029 24943 29029 24931 29029 24917 29029 24907 29040 24907 29048 24907 29063 24914 29091 24931 29134 24952 29112 24982 29145 24982 29150 24982 29157 24982 29165 24980 29288 24918 29399 24820 29485 24721 29621 24586 29621 24672 29621 24524 29621 24389 29584 24389 29633 24339 29670 24302 29707 24315 29683 24265 29670 24216 29646 24241 29646 24154 29633 24019 29609 23871 29572 23748 29522 23612 29461 23501 29387 23378 29338 23292 29325 23317 29251 23230 29165 23156 29079 23070 29017 22984 28956 22898 28993 22885 28943 22824 28894 22774 28832 22688 28783 22627 28746 22577 28783 22442 28783 22368 28783 22306 28882 22282 28919 22208 28968 22146 29005 22084 29029 22023 29029 21986 29079 21974 29140 21924 29190 21875 29239 21826 29288 21789 29301 21789 29313 21776 29325 21776 29356 21758 29381 21758 29401 21758 29421 21758 29436 21758 29448 21739 29466 21714 29459 21682 29470 21682 29475 21682 29483 21688 29498 21703 29547 21752 29547 21789 29596 21801 29637 21801 29667 21790 29690 21790 29702 21790 29711 21793 29719 21801 29744 21813 29781 21826 29756 21875 29719 21924 29695 21949 29732 22011 29767 22069 29802 22172 29837 22172 29839 22172 29841 22171 29843 22171 29892 22158 29966 22134 29941 22084 29904 22048 29830 22023 29855 21974 29892 21912 29929 21863 29978 21826 30052 21789 30188 21764 30225 21727 30249 21703 30265 21696 30277 21696 30289 21696 30299 21703 30311 21703 30318 21705 30324 21706 30330 21706 30353 21706 30365 21688 30385 21678 30391 21676 30397 21675 30404 21675 30422 21675 30442 21680 30460 21680 30480 21680 30497 21675 30508 21653 30533 21616 30557 21592 30582 21592 30619 21592 30644 21592 30644 21555 30633 21523 30622 21464 30635 21464 30637 21464 30640 21465 30644 21468 30656 21505 30668 21530 30718 21530 30779 21530 30804 21468 30865 21456 30878 21450 30885 21448 30891 21448 30909 21448 30909 21468 30964 21468 L 31136 21468 C 31173 21468 31186 21444 31223 21407 31247 21394 31284 21382 31309 21382 31334 21370 31334 21358 31358 21321 31383 21284 31432 21234 31432 21210 31432 21210 31457 21210 31506 21185 31568 21160 31617 21123 31654 21074 31691 21037 31703 21013 31691 20988 31679 20963 31740 20951 31814 20926 31876 20902 31876 20889 31888 20852 31913 20815 31950 20766 31974 20729 31999 20692 32048 20655 32048 20606 32048 20557 32098 20520 32036 20507 31987 20483 31974 20470 31999 20470 32036 20458 32134 20470 32122 20396 32122 20335 32048 20323 32061 20298 32073 20286 32091 20286 32111 20286 32131 20286 32153 20286 32171 20273 32245 20187 32307 20088 32344 19978 32344 19916 32282 19928 32356 19891 32443 19867 32516 19830 32516 19768 32516 19706 32516 19743 32492 19694 32475 19661 32486 19661 32503 19661 32511 19661 32521 19661 32529 19657 32566 19633 32553 19657 32553 19583 32553 19530 32535 19495 32546 19495 32548 19495 32550 19495 32553 19497 32574 19518 32595 19564 32608 19564 32611 19564 32613 19563 32615 19559 32615 19534 32701 19509 32652 19460 32603 19398 32566 19411 32603 19386 32640 19349 32738 19275 32701 19275 32684 19275 32660 19312 32626 19312 32612 19312 32596 19306 32578 19288 32526 19246 32509 19196 32483 19196 32478 19196 32473 19197 32467 19201 32443 19214 32430 19238 32381 19251 32375 19252 32370 19253 32365 19253 32326 19253 32302 19214 32258 19214 32208 19214 32282 19214 32332 19177 32381 19152 32430 19090 32492 19053 32553 19016 32627 19029 32603 18967 32578 18906 32603 18918 32529 18869 32479 18844 32443 18807 32418 18770 32356 18696 32356 18671 32307 18671 32270 18671 32246 18685 32223 18685 32207 18685 32191 18679 32171 18659 32133 18620 32109 18574 32119 18574 32122 18574 32127 18577 32134 18585 32179 18618 32203 18661 32243 18661 32247 18661 32252 18660 32258 18659 32273 18656 32289 18655 32304 18655 32350 18655 32396 18668 32443 18696 32492 18733 32504 18758 32541 18758 32553 18758 32568 18759 32582 18759 32610 18759 32631 18754 32615 18721 32566 18659 32516 18598 32455 18548 32381 18487 32369 18462 32356 18425 32344 18326 32319 18216 32282 18117 32233 18006 32282 17994 32171 17932 32061 17871 31962 17858 31987 17772 32036 17673 32085 17600 32159 17513 32196 17452 32221 17427 32196 17402 32166 17382 32152 17362 32188 17362 32197 17362 32207 17363 32221 17365 32260 17376 32288 17383 32308 17383 32333 17383 32344 17373 32344 17353 32344 17316 32295 17291 32344 17255 32406 17230 32406 17230 32467 17193 32519 17162 32649 17113 32689 17113 32697 17113 32701 17115 32701 17119 32701 17148 32686 17176 32703 17176 32707 17176 32715 17174 32726 17168 32775 17131 32812 17094 32800 17057 32788 17008 32751 16946 32701 16946 32679 16955 32656 16959 32632 16959 32589 16959 32544 16946 32504 16922 32454 16880 32426 16855 32395 16855 32380 16855 32364 16861 32344 16873 32282 16910 32196 17020 32110 17033 32083 17037 32056 17040 32031 17040 31988 17040 31953 17032 31937 17008 31925 16971 31962 16873 31962 16823 31930 16780 31879 16747 31818 16747 31809 16747 31799 16748 31789 16749 31703 16749 31580 16651 31592 16565 31592 16487 31642 16400 31687 16400 31693 16400 31698 16402 31703 16404 31741 16420 31761 16430 31784 16430 31799 16430 31815 16426 31839 16417 31900 16404 31950 16380 31999 16330 32048 16256 32110 16183 32184 16133 32245 16096 32344 15936 32393 15899 32431 15871 32455 15842 32509 15842 32525 15842 32544 15844 32566 15850 32664 15887 32738 15887 32714 15948 32689 16010 32640 16170 32590 16183 32541 16195 32443 16306 32504 16306 32544 16306 32567 16322 32594 16322 32601 16322 32608 16321 32615 16318 32652 16318 32615 16318 32603 16355 32578 16380 32504 16466 32492 16491 32473 16509 32476 16536 32495 16536 32501 16536 32508 16533 32516 16528 32553 16478 32603 16454 32640 16417 32701 16392 32775 16306 32837 16269 32935 16207 33059 16183 33169 16183 L 33194 16183 C 33305 16220 33391 16269 33428 16269 33443 16269 33456 16265 33465 16265 33479 16265 33485 16274 33478 16318 33465 16380 33453 16441 33428 16503 33428 16515 33453 16528 33478 16528 33502 16528 33514 16552 33453 16552 33404 16565 33354 16638 33354 16675 33342 16712 33317 16737 33354 16737 33391 16737 33391 16774 33391 16799 33391 16801 33393 16802 33395 16802 33405 16802 33431 16786 33441 16786 33453 16786 33465 16786 33465 16811 33465 16829 33439 16840 33444 16840 33446 16840 33452 16839 33465 16836 33497 16836 33501 16781 33549 16781 33556 16781 33566 16783 33576 16786 33650 16811 33638 16811 33687 16836 33712 16842 33724 16842 33732 16842 33739 16842 33742 16842 33749 16848 33761 16860 33773 16885 33773 16897 33798 16959 33773 17008 33798 17033 33835 17057 33859 17131 33798 17131 33770 17131 33725 17123 33695 17123 33672 17123 33657 17128 33662 17144 33687 17181 33736 17205 33749 17242 33761 17291 33798 17365 33761 17365 33736 17365 33724 17390 33749 17402 33773 17427 33786 17464 33761 17501 33736 17526 33724 17550 33699 17636 33680 17705 33660 17743 33672 17743 33674 17743 33679 17740 33687 17735 33691 17734 33694 17733 33696 17733 33712 17733 33687 17762 33702 17762 33704 17762 33707 17761 33712 17760 33719 17757 33725 17756 33731 17756 33757 17756 33771 17774 33761 17784 33736 17784 33712 17809 33724 17809 33749 17809 33724 17809 33724 17846 33724 17871 33699 17883 33675 17895 33654 17895 33624 17965 33638 17965 33640 17965 33644 17963 33650 17957 33669 17938 33680 17891 33696 17891 33700 17891 33706 17896 33712 17908 33720 17932 33717 17956 33728 17956 33734 17956 33744 17949 33761 17932 33810 17895 33835 17908 33859 17883 33877 17857 33894 17831 33903 17831 33907 17831 33909 17835 33909 17846 33919 17866 33929 17902 33939 17902 33941 17902 33943 17900 33946 17895 33970 17871 33983 17834 34007 17809 34013 17790 34020 17781 34026 17781 34032 17781 34038 17790 34044 17809 34054 17828 34063 17854 34078 17854 34083 17854 34088 17852 34094 17846 34106 17809 34094 17797 34118 17797 34131 17801 34144 17802 34158 17802 34185 17802 34213 17797 34229 17797 34254 17797 34278 17797 34266 17784 34254 17760 34254 17735 34278 17723 34328 17723 34377 17710 34414 17686 34439 17649 34414 17624 34463 17612 34483 17612 34500 17601 34513 17601 34523 17601 34532 17608 34537 17636 34537 17678 34549 17703 34556 17703 34559 17703 34562 17698 34562 17686 34562 17661 34599 17649 34562 17612 34537 17563 34476 17439 34451 17415 34426 17390 34426 17353 34426 17316 34426 17205 34402 17082 34377 16971 34340 16860 34291 16762 34217 16663 34217 16651 34204 16626 34192 16601 34155 16528 34106 16466 34032 16417 33946 16355 33921 16380 33983 16318 34032 16256 33983 16256 34057 16195 34143 16121 34217 16121 34278 16035 34328 15973 34402 15911 34476 15862 34525 15813 34525 15653 34500 15603 34488 15566 34500 15517 34537 15493 34599 15419 34660 15357 34710 15295 L 34722 15283 C 34796 15234 34858 15271 34894 15221 34944 15185 34956 15123 35042 15098 35050 15097 35057 15096 35064 15096 35117 15096 35124 15138 35190 15160 35239 15184 35282 15219 35345 15219 35377 15219 35415 15210 35461 15185 35609 15098 35757 14987 35868 14864 35991 14679 36114 14544 36176 14458 36299 14297 36422 14137 36533 13965 36644 13755 36780 13558 36915 13373 37001 13225 37063 13065 37100 12893 37125 12770 37088 12449 37100 12363 37125 12264 37297 12006 37309 11895 37309 11796 37359 11722 37309 11661 37248 11599 37211 11574 37223 11562 37225 11557 37230 11556 37235 11556 37249 11556 37270 11566 37284 11566 37295 11566 37302 11560 37297 11537 37297 11476 37285 11451 37248 11426 37186 11377 37125 11316 37075 11254 37014 11155 37063 11168 36927 11143 36828 11123 36769 11071 36737 11071 36729 11071 36723 11074 36718 11081 36693 11118 36755 11205 36693 11205 36644 11205 36632 11242 36607 11279 36576 11310 36519 11358 36472 11358 36463 11358 36455 11356 36447 11353 36398 11316 36422 11279 36435 11254 36447 11229 36410 11254 36410 11192 36398 11118 36472 11106 36447 11069 36443 11057 36441 11053 36440 11053 36436 11053 36431 11069 36398 11069 36348 11069 36299 11094 36299 11131 36287 11168 36361 11217 36287 11229 36250 11236 36231 11245 36221 11245 36210 11245 36207 11236 36201 11205 36201 11143 36250 10983 36213 10958 L 36213 10946 C 36213 10944 36213 10943 36213 10943 36212 10943 36205 10961 36167 10961 36159 10961 36150 10960 36139 10958 36102 10958 36076 10960 36055 10960 36014 10960 35995 10954 35954 10921 35893 10872 35856 10860 35905 10810 35954 10761 36102 10687 36151 10589 36213 10490 36509 10342 36546 10231 36644 10059 36792 9923 36952 9825 37112 9714 37063 9689 37137 9578 37211 9467 37383 9381 37457 9295 37519 9196 37605 9122 37704 9073 37827 9036 37950 9024 38073 9011 38258 9011 38369 9011 38381 9061 38401 9089 38405 9118 38434 9118 38443 9118 38454 9116 38468 9110 38542 9073 38603 9048 38677 9036 38714 9036 38739 9085 38776 9085 38825 9085 38887 9073 38936 9061 38938 9057 38940 9055 38942 9055 38954 9055 38971 9098 39022 9098 39084 9098 39121 9098 39121 9061 39121 8999 39158 8962 39207 8938 39243 8922 39281 8915 39321 8915 39376 8915 39433 8928 39490 8950 39530 8980 39570 9034 39603 9034 39611 9034 39619 9031 39626 9024 39633 9017 39646 9014 39663 9014 39707 9014 39772 9034 39798 9061 39848 9110 39885 9159 39848 9159 39823 9159 39776 9148 39745 9148 39729 9148 39716 9151 39712 9159 39700 9196 39651 9246 39761 9246 39823 9246 39885 9233 39946 9221 39979 9221 39996 9232 40025 9232 40039 9232 40057 9229 40082 9221 40149 9187 40155 9133 40202 9133 40207 9133 40212 9134 40217 9135 40279 9135 40304 9184 40353 9184 40451 9184 40538 9159 40624 9110 40636 9085 40661 9061 40575 9036 40501 8999 40402 9048 40414 8975 40427 8901 40451 8827 40488 8765 40562 8679 40538 8630 40612 8605 40686 8593 40759 8457 40846 8395 40920 8334 40957 8334 40994 8248 41031 8161 41031 8137 41104 8100 41162 8067 41214 8067 41268 8067 41295 8067 41322 8067 41351 8063 41415 8054 41499 8004 41559 8004 41579 8004 41597 8010 41610 8026 41663 8079 41670 8114 41687 8114 41690 8114 41693 8114 41696 8112 41719 8089 41806 8012 41838 8012 41840 8012 41842 8013 41844 8013 41868 8026 41893 8038 41868 8100 41831 8149 41770 8211 41770 8285 41770 8346 41745 8358 41794 8358 41802 8360 41811 8361 41820 8361 41844 8361 41869 8357 41887 8357 41906 8357 41916 8362 41905 8383 41882 8418 41804 8507 41836 8507 41838 8507 41841 8507 41844 8506 41905 8494 41979 8457 42016 8408 42127 8309 42287 8124 42361 8112 42370 8111 42378 8110 42386 8110 42429 8110 42465 8126 42488 8126 42498 8126 42506 8122 42509 8112 42521 8075 42497 8013 42509 7976 42534 7940 42509 7890 42558 7829 42608 7755 42558 7767 42657 7730 42749 7689 42798 7665 42834 7665 42841 7665 42848 7666 42854 7668 42903 7693 42940 7730 43014 7742 43088 7742 43051 7742 42928 7767 42805 7804 42780 7841 42780 7915 42780 8001 42780 8112 42756 8112 42731 8124 42706 8137 42719 8186 42731 8248 42780 8198 42731 8272 42694 8334 42620 8371 42645 8395 42657 8408 42706 8420 42558 8469 42460 8506 42361 8568 42287 8654 42250 8679 42250 8691 42189 8753 42127 8814 42078 8888 42016 8950 42001 8965 41990 8969 41981 8969 41974 8969 41968 8967 41961 8967 41948 8967 41933 8973 41905 9011 41831 9110 41807 9098 41757 9172 41696 9283 41622 9393 41523 9480 41400 9591 41351 9640 41265 9652 41188 9663 41170 9703 41132 9703 41127 9703 41122 9703 41117 9701 41092 9695 41074 9689 41060 9689 41046 9689 41037 9695 41031 9714 41031 9751 41055 9923 40994 9985 40920 10046 40846 10133 40784 10219 40722 10416 40710 10613 40747 10798 40796 10995 40821 11451 40833 11574 40858 11698 40932 11771 40944 11845 40944 11919 40969 12104 40969 12153 40969 12203 40994 12141 40994 12227 41004 12287 40981 12364 40992 12364 40995 12364 40999 12360 41006 12351 41055 12301 41215 12129 41302 12043 41363 11956 41400 11870 41412 11759 41462 11661 41412 11636 41523 11587 41606 11545 41663 11495 41709 11495 41717 11495 41725 11497 41733 11500 41754 11515 41771 11529 41782 11529 41790 11529 41794 11521 41794 11500 41794 11439 41696 11316 41770 11180 41844 11032 41905 10983 42004 10983 42047 10983 42090 10989 42130 10989 42170 10989 42207 10983 42238 10958 42300 10909 42361 10946 42312 10860 42250 10786 42201 10736 42201 10650 42213 10552 42263 10465 42324 10404 42360 10368 42377 10345 42397 10345 42405 10345 42413 10348 42423 10355 42449 10381 42483 10401 42508 10401 42518 10401 42527 10398 42534 10391 42571 10355 42595 10293 42571 10231 42571 10157 42509 10157 42472 10096 42435 10034 42423 9886 42472 9849 42521 9812 42583 9775 42558 9738 42535 9704 42469 9626 42441 9626 42439 9626 42437 9627 42435 9628 42401 9628 42409 9703 42370 9703 42368 9703 42365 9702 42361 9701 42312 9701 42263 9665 42263 9615 42275 9504 42324 9406 42398 9332 42460 9258 42497 9258 42521 9159 42546 9061 42571 8975 42620 8888 42650 8848 42698 8765 42727 8765 42733 8765 42739 8769 42743 8777 42751 8816 42763 8835 42781 8835 42791 8835 42803 8828 42817 8814 42846 8795 42852 8754 42877 8754 42884 8754 42892 8757 42903 8765 42941 8802 42950 8840 42968 8840 42974 8840 42981 8836 42990 8827 43051 8777 43101 8716 43162 8666 43201 8640 43244 8625 43271 8625 43296 8625 43309 8637 43298 8666 43275 8711 43243 8868 43274 8868 43277 8868 43281 8867 43285 8864 43359 8790 43446 8716 43532 8654 43606 8617 43680 8580 43766 8568 43802 8563 43838 8561 43873 8561 43935 8561 43995 8569 44049 8593 44086 8617 44197 8790 44246 8802 44250 8803 44252 8804 44255 8804 44282 8804 44274 8747 44308 8691 44357 8642 44530 8543 44616 8432 44715 8346 44825 8272 44949 8211 45035 8149 45491 7927 45639 7853 45774 7779 45897 7718 45873 7668 45866 7641 45874 7633 45887 7633 45898 7633 45911 7638 45922 7644 45959 7656 45959 7718 46021 7718 46107 7718 46193 7742 46267 7792 46307 7816 46337 7835 46356 7835 46366 7835 46374 7829 46378 7816 46403 7792 46501 7668 46477 7619 46452 7582 46452 7533 46427 7484 46390 7422 46341 7373 46279 7336 46218 7299 46279 7274 46279 7237 46279 7151 46255 7077 46218 7003 46206 6992 46198 6987 46192 6987 46175 6987 46169 7013 46147 7013 46140 7013 46131 7010 46119 7003 46058 6966 45984 6905 45984 6855 45971 6794 45996 6757 45947 6757 45910 6757 45910 6769 45860 6794 45832 6801 45804 6808 45777 6808 45758 6808 45741 6804 45725 6794 45700 6757 45626 6707 45688 6707 45729 6707 45803 6718 45833 6718 45848 6718 45852 6716 45836 6707 45787 6683 45676 6670 45737 6646 45774 6633 45811 6627 45847 6627 45882 6627 45916 6633 45947 6646 46021 6683 46033 6744 46107 6757 46144 6775 46181 6784 46218 6784 46255 6784 46292 6775 46329 6757 46452 6695 46698 6633 46661 6597 46624 6560 46550 6547 46612 6510 46674 6473 46772 6449 46772 6412 46772 6362 46661 6276 46661 6227 46661 6178 46785 6116 46785 6079 46788 6066 46791 6062 46795 6062 46805 6062 46821 6093 46857 6093 46861 6093 46866 6092 46871 6091 46895 6085 46942 6079 46974 6079 47006 6079 47025 6085 46994 6104 46920 6141 46846 6190 46895 6239 46932 6276 46969 6325 46969 6362 46969 6405 46942 6439 46991 6439 46998 6439 47007 6438 47019 6436 47105 6412 47204 6387 47302 6387 47314 6381 47324 6378 47333 6378 47342 6378 47351 6381 47364 6387 L 47364 5204 C 47314 5180 47265 5155 47228 5118 47179 5069 47117 5032 47043 5019 46982 5007 46982 4995 46920 4933 46809 4872 46698 4822 46587 4785 46538 4748 46501 4674 46403 4625 46292 4563 45934 4465 45860 4428 45774 4403 45774 4354 45688 4354 45602 4354 45170 4329 45121 4317 45078 4300 45071 4282 45062 4282 45059 4282 45054 4285 45047 4292 45010 4317 45047 4354 44998 4354 44949 4342 44628 4243 44517 4231 44490 4224 44465 4221 44444 4221 44388 4221 44354 4241 44345 4268 44333 4317 44308 4366 44271 4403 44259 4416 44271 4453 44308 4453 44370 4502 44431 4563 44456 4637 44480 4687 44493 4711 44431 4761 44370 4810 44357 4847 44283 4847 44259 4847 44230 4851 44202 4851 44159 4851 44116 4842 44086 4798 44037 4736 44099 4736 43988 4699 43877 4650 43803 4662 43803 4600 43803 4539 43815 4514 43791 4490 43766 4453 43754 4453 43717 4440 43688 4421 43674 4395 43653 4395 43646 4395 43639 4398 43630 4403 43593 4453 43544 4477 43495 4490 43454 4494 43414 4497 43373 4497 43303 4497 43232 4488 43162 4465 43064 4440 42854 4440 42731 4416 42652 4398 42629 4381 42579 4381 42558 4381 42533 4384 42497 4391 42456 4399 42419 4401 42386 4401 42370 4401 42355 4400 42341 4400 42300 4400 42269 4403 42250 4428 42213 4477 42164 4453 42164 4588 42164 4692 42182 4769 42172 4769 42171 4769 42168 4766 42164 4761 42127 4687 42090 4613 42078 4527 42066 4477 41992 4440 41942 4416 41893 4391 41733 4416 41757 4329 41794 4231 41819 4157 41831 4120 41844 4083 41831 4021 41757 3960 41674 3900 41369 3700 41137 3700 41130 3700 41123 3701 41117 3701 40883 3726 40464 3849 40254 3849 40045 3849 39934 3837 39897 3800 39872 3775 39872 3763 39922 3738 39959 3726 39946 3713 39885 3676 39839 3642 39772 3576 39685 3576 39678 3576 39670 3577 39663 3578 39564 3590 39515 3627 39466 3627 39416 3627 39466 3615 39527 3590 39589 3553 39614 3504 39540 3504 39482 3504 39457 3520 39440 3520 39431 3520 39425 3516 39416 3504 39392 3455 39404 3492 39330 3455 39269 3430 39232 3430 39195 3393 39170 3356 39145 3319 39195 3319 39232 3325 39272 3328 39312 3328 39352 3328 39392 3325 39429 3319 39441 3294 39466 3270 39392 3220 39318 3147 39207 3097 39096 3097 38970 3089 38875 3061 38809 3061 38772 3061 38744 3070 38726 3097 38640 3220 38517 3319 38381 3393 38283 3393 38258 3393 38258 3356 38271 3319 38258 3282 38307 3282 38328 3282 38349 3283 38366 3283 38402 3283 38427 3278 38418 3245 38406 3208 38394 3171 38381 3134 38361 3114 38374 3094 38339 3094 38331 3094 38321 3095 38307 3097 38247 3106 38179 3115 38110 3115 38082 3115 38053 3113 38024 3110 38035 3098 38166 3007 38228 3007 38235 3007 38241 3009 38246 3011 38307 3023 38357 3036 38418 3036 38520 3051 38641 3067 38682 3067 38706 3067 38702 3062 38652 3048 38517 2999 38381 2962 38234 2937 38123 2937 37691 2851 37568 2851 37555 2854 37541 2856 37526 2856 37486 2856 37441 2844 37396 2826 37338 2807 37266 2765 37236 2765 37228 2765 37223 2769 37223 2777 37223 2814 37285 2863 37236 2900 37199 2937 37014 2925 36927 2962 36854 3011 36829 3060 36841 3097 36851 3128 36862 3150 36885 3150 36891 3150 36896 3149 36903 3147 36930 3138 37014 3103 37040 3103 37051 3103 37052 3108 37038 3122 36989 3159 36927 3196 36952 3245 36989 3294 36940 3331 36964 3393 37001 3442 37088 3492 37026 3492 36976 3500 36902 3520 36849 3520 36824 3520 36804 3516 36792 3504 36743 3467 36767 3467 36792 3455 36804 3442 36792 3418 36730 3418 36686 3418 36590 3468 36536 3468 36530 3468 36525 3468 36521 3467 36487 3458 36419 3439 36387 3439 36372 3439 36365 3443 36373 3455 36398 3479 36385 3479 36472 3492 36546 3504 36632 3553 36595 3602 36563 3626 36531 3645 36499 3645 36481 3645 36464 3640 36447 3627 36398 3590 36435 3541 36410 3504 36373 3479 36336 3492 36274 3479 36193 3449 36112 3427 36024 3427 36005 3427 35986 3428 35966 3430 35843 3455 35856 3442 35794 3492 35750 3527 35731 3556 35683 3556 35664 3556 35641 3551 35609 3541 35511 3504 35412 3430 35350 3344 35318 3287 35312 3257 35302 3257 35296 3257 35289 3265 35276 3282 35227 3356 35166 3430 35129 3504 35092 3565 35042 3750 34993 3800 34953 3824 34960 3842 34942 3842 34933 3842 34917 3837 34882 3824 34759 3787 34648 3713 34562 3627 34488 3504 34402 3393 34303 3294 34254 3245 34192 3171 34204 3147 34211 3136 34221 3133 34232 3133 34262 3133 34304 3159 34340 3159 34344 3160 34350 3160 34355 3160 34417 3160 34555 3104 34488 3048 34439 2999 34365 2974 34303 2949 34266 2925 34254 2912 34315 2900 34365 2888 34439 2838 34365 2802 34303 2765 34229 2777 34291 2740 34340 2691 34451 2604 34340 2567 34241 2530 34266 2555 34204 2493 34162 2451 34110 2417 34048 2417 34039 2417 34029 2418 34020 2420 33985 2420 33961 2418 33941 2418 33912 2418 33894 2422 33872 2444 33834 2482 33825 2498 33812 2498 33808 2498 33804 2496 33798 2493 33761 2469 33798 2444 33736 2432 33729 2430 33721 2430 33714 2430 33683 2430 33650 2439 33616 2439 33587 2439 33557 2432 33527 2407 33465 2346 33391 2346 33367 2296 33344 2266 33349 2245 33339 2245 33333 2245 33321 2253 33293 2272 33219 2321 33219 2333 33194 2333 33174 2333 33163 2302 33140 2302 33134 2302 33128 2304 33120 2309 33096 2333 33009 2407 33034 2481 33046 2555 33120 2530 33071 2604 33034 2678 33083 2691 33022 2691 32948 2691 32837 2703 32861 2715 32895 2726 33061 2778 33035 2778 33033 2778 33028 2778 33022 2777 32960 2765 32898 2752 32849 2740 32738 2715 32369 2728 32319 2703 32270 2666 32270 2629 32233 2629 32203 2629 32166 2661 32121 2661 32109 2661 32098 2659 32085 2654 32024 2641 31839 2592 31851 2530 31863 2481 31987 2469 31950 2432 31922 2404 31887 2390 31851 2390 31839 2390 31826 2392 31814 2395 31629 2383 31444 2358 31260 2333 31161 2333 31063 2333 30964 2370 30947 2372 30927 2373 30907 2373 30876 2373 30844 2372 30815 2372 30754 2372 30709 2378 30730 2420 30775 2476 30810 2532 30750 2532 30744 2532 30737 2532 30730 2530 30656 2518 30582 2469 30619 2407 30656 2346 30594 2210 30570 2185 30568 2182 30567 2181 30565 2181 30554 2181 30540 2250 30508 2272 30459 2296 30397 2296 30348 2296 30274 2296 30249 2296 30225 2259 30200 2222 30249 2148 30188 2148 30175 2146 30166 2145 30157 2145 30123 2145 30111 2161 30052 2161 30003 2161 29959 2133 29917 2133 29896 2133 29876 2140 29855 2161 29793 2222 29719 2272 29744 2284 29769 2296 29781 2296 29830 2296 29892 2296 29929 2346 29880 2383 29818 2407 29781 2395 29707 2407 29633 2420 29670 2444 29596 2481 29522 2518 29522 2481 29448 2530 29374 2580 29288 2592 29202 2592 29147 2592 29100 2587 29061 2587 29012 2587 28976 2595 28956 2629 28919 2691 28956 2740 28820 2789 28767 2804 28719 2809 28686 2809 28636 2809 28620 2797 28672 2789 28746 2765 28845 2728 28857 2654 28882 2580 28906 2493 28956 2493 28987 2493 28992 2521 29008 2521 29011 2521 29014 2520 29017 2518 29066 2457 29128 2420 29190 2383 29301 2346 29399 2296 29498 2235 29596 2185 29683 2124 29769 2062 29867 1976 29978 1902 30101 1828 30212 1767 30336 1693 30459 1631 30545 1582 30619 1520 30681 1446 30718 1385 30742 1360 30705 1323 30662 1280 30638 1247 30616 1247 30613 1247 30610 1247 30607 1249 30590 1257 30585 1283 30575 1283 30571 1283 30565 1277 30557 1261 30533 1224 30557 1237 30496 1200 30446 1163 30385 1126 30434 1126 30445 1122 30456 1121 30467 1121 30493 1121 30519 1129 30545 1138 30570 1175 30619 1200 30668 1200 30718 1200 30816 1187 30779 1138 30742 1089 30754 1126 30730 1077 30693 1027 30718 1003 30681 953 30663 927 30658 901 30639 901 30631 901 30621 906 30607 916 30579 944 30543 1015 30523 1015 30516 1015 30511 1008 30508 990 30508 916 30545 892 30496 867 30459 830 30471 781 30409 781 30348 768 30373 732 30323 707 30278 696 30036 581 29958 581 29951 581 29945 582 29941 584 29894 603 29876 629 29842 629 29832 629 29820 626 29806 621 29736 612 29660 603 29587 603 29557 603 29527 605 29498 608 29441 608 29413 600 29395 600 29381 600 29373 605 29362 621 29338 658 29338 719 29288 719 29255 719 29113 741 29036 741 28998 741 28976 736 28993 719 29042 670 29091 633 29128 584 29165 547 29239 460 29177 448 29116 439 29049 431 28985 431 28958 431 28932 432 28906 436 28845 436 28758 436 28808 387 28869 350 28882 337 28795 337 28721 337 28623 362 28549 374 28475 374 28438 362 28549 325 28635 313 28721 276 28795 239 28804 230 28817 229 28832 229 28839 229 28847 229 28854 229 28875 229 28894 226 28894 202 28882 165 28882 103 28808 103 28758 103 28709 103 28660 91 28606 69 28504 0 28447 0 Z N">
                <draw:equation draw:name="f0" draw:formula="logwidth"/>
                <draw:equation draw:name="f1" draw:formula="logheight"/>
              </draw:enhanced-geometry>
            </draw:custom-shape>
            <draw:custom-shape draw:name="Google Shape;7000;p54" draw:style-name="gr1" draw:text-style-name="P2" draw:layer="layout" svg:width="0.231cm" svg:height="0.868cm" svg:x="21.696cm" svg:y="4.448cm">
              <text:p text:style-name="P1"><text:span text:style-name="T1"/></text:p>
              <draw:enhanced-geometry draw:mirror-horizontal="false" draw:mirror-vertical="false" drawooo:sub-view-size="803 3009" draw:text-areas="0 0 ?f0 ?f1" svg:viewBox="0 0 0 0" draw:type="ooxml-non-primitive" draw:enhanced-path="M 241 0 C 225 0 225 8 247 36 296 110 333 208 309 233 284 258 247 307 210 307 186 307 136 307 136 368 136 492 124 615 87 738 50 763 1 775 50 886 99 997 210 1058 210 1145 210 1219 247 1293 210 1379 198 1502 198 1638 223 1761 223 1798 210 1847 198 1896 149 1995 149 2118 161 2229 198 2291 161 2401 161 2525 136 2648 124 2771 124 2894 142 2974 147 3009 157 3009 161 3009 166 3003 173 2993 197 2957 175 2820 272 2820 276 2820 280 2820 284 2820 300 2824 314 2826 328 2826 367 2826 398 2814 420 2814 439 2814 452 2823 457 2857 457 2924 493 3005 510 3005 515 3005 518 2998 518 2981 518 2907 555 2820 469 2722 395 2623 309 2562 284 2451 260 2328 260 2180 296 2143 346 2093 370 2044 395 1983 395 1933 395 1933 481 1896 509 1882 538 1876 567 1876 615 1876 660 1895 691 1933 756 1989 800 2074 802 2074 802 2074 798 2065 789 2044 777 1995 728 1884 678 1761 641 1675 605 1576 580 1477 568 1366 457 898 444 824 432 738 457 701 457 603 457 516 395 221 383 122 370 36 370 11 346 11 299 11 259 0 241 0 Z N">
                <draw:equation draw:name="f0" draw:formula="logwidth"/>
                <draw:equation draw:name="f1" draw:formula="logheight"/>
              </draw:enhanced-geometry>
            </draw:custom-shape>
            <draw:custom-shape draw:name="Google Shape;7001;p54" draw:style-name="gr2" draw:text-style-name="P2" draw:layer="layout" svg:width="0.363cm" svg:height="0.408cm" svg:x="11.361cm" svg:y="4.322cm">
              <text:p text:style-name="P1"><text:span text:style-name="T1"/></text:p>
              <draw:enhanced-geometry draw:mirror-horizontal="false" draw:mirror-vertical="false" drawooo:sub-view-size="1260 1417" draw:text-areas="0 0 ?f0 ?f1" svg:viewBox="0 0 0 0" draw:type="ooxml-non-primitive" draw:enhanced-path="M 1012 0 C 1005 0 998 1 989 4 940 16 890 4 829 41 816 65 792 77 755 77 748 81 740 83 733 83 716 83 698 74 681 65 662 59 646 57 632 57 588 57 558 77 521 77 471 77 508 102 521 114 545 139 459 164 447 176 434 176 385 213 459 213 521 213 582 275 545 287 508 299 410 324 385 336 356 351 327 357 301 357 282 357 265 354 250 349 188 349 77 398 114 398 163 398 176 422 139 435 102 435 52 472 114 472 176 472 40 496 89 496 139 496 225 558 188 583 151 607 52 681 114 706 163 718 225 731 274 743 299 743 336 743 299 804 250 891 213 965 188 1051 163 1112 126 1137 77 1137 40 1137 16 1162 77 1162 151 1162 151 1174 114 1174 68 1174 1 1249 32 1249 34 1249 37 1249 40 1248 74 1240 119 1220 136 1220 144 1220 147 1224 139 1236 107 1257 84 1353 103 1353 106 1353 109 1351 114 1347 148 1329 189 1306 206 1306 213 1306 216 1311 213 1322 192 1343 206 1416 226 1416 230 1416 233 1414 237 1408 243 1396 256 1396 274 1396 293 1396 317 1396 348 1384 422 1359 595 1236 693 1199 749 1180 795 1180 835 1180 875 1180 909 1180 940 1162 1001 1125 1001 1063 1014 1002 1038 928 1100 891 1075 755 1063 657 1026 570 989 484 L 989 459 C 1026 459 1075 447 1100 422 1161 373 1198 299 1223 287 1260 262 1186 213 1161 213 1124 213 1137 213 1149 188 1137 139 1112 90 1087 41 1047 20 1040 0 1012 0 Z N">
                <draw:equation draw:name="f0" draw:formula="logwidth"/>
                <draw:equation draw:name="f1" draw:formula="logheight"/>
              </draw:enhanced-geometry>
            </draw:custom-shape>
            <draw:custom-shape draw:name="Google Shape;7002;p54" draw:style-name="gr1" draw:text-style-name="P2" draw:layer="layout" svg:width="4.225cm" svg:height="3.658cm" svg:x="7.058cm" svg:y="0.129cm">
              <text:p text:style-name="P1"><text:span text:style-name="T1"/></text:p>
              <draw:enhanced-geometry draw:mirror-horizontal="false" draw:mirror-vertical="false" drawooo:sub-view-size="14639 12673" draw:text-areas="0 0 ?f0 ?f1" svg:viewBox="0 0 0 0" draw:type="ooxml-non-primitive" draw:enhanced-path="M 4177 6248 L 4177 6248 C 4177 6255 4179 6262 4180 6262 4180 6262 4180 6258 4177 6248 Z M 9525 1 C 9303 1 9081 13 8859 38 8759 60 8790 152 8751 152 8747 152 8742 151 8736 148 8681 138 8539 58 8482 58 8475 58 8469 60 8465 62 8440 112 8404 124 8354 124 8330 124 8304 123 8281 123 8225 123 8187 129 8231 173 8293 247 8736 321 8650 321 8564 321 8243 420 8157 420 8078 420 8268 533 8243 533 8241 533 8237 533 8231 530 8157 506 8095 469 8046 432 8036 421 8017 418 7995 418 7947 418 7880 434 7828 434 7818 434 7808 433 7800 432 7652 358 7492 296 7332 247 7316 244 7303 243 7292 243 7212 243 7219 309 7122 309 6999 309 6617 309 6703 358 6888 432 7085 493 7282 506 7418 506 7898 567 7923 641 7944 716 7947 848 7931 848 7929 848 7926 845 7923 838 7898 789 7935 703 7775 654 7681 625 7604 613 7559 613 7527 613 7511 619 7516 629 7516 650 7580 762 7559 762 7555 762 7550 759 7541 752 7479 691 7467 629 7369 592 7188 574 7008 563 6832 563 6768 563 6704 564 6642 567 6580 580 6937 789 7110 875 7241 937 7267 961 7248 961 7241 961 7226 957 7208 949 7141 937 7076 931 7011 931 6947 931 6882 937 6814 949 6792 972 6830 1076 6828 1076 6828 1076 6827 1075 6826 1073 6814 1048 6703 962 6715 937 6728 900 6863 925 6839 900 6765 814 6679 740 6568 703 6469 670 6310 643 6219 643 6173 643 6145 650 6149 666 6210 765 6297 851 6407 888 6580 949 6740 1036 6863 1171 6873 1219 6830 1289 6776 1289 6761 1289 6744 1283 6728 1270 6617 1196 6518 1122 6407 1060 6334 1036 5717 789 5631 777 5594 771 5511 765 5440 765 5369 765 5311 771 5323 789 5348 838 5434 1036 5508 1073 5582 1110 5680 1183 5594 1183 5537 1183 5430 1167 5369 1167 5338 1167 5319 1171 5323 1183 5323 1220 5483 1282 5520 1319 5534 1339 5543 1352 5534 1352 5526 1352 5505 1342 5459 1319 5274 1233 5089 1147 4892 1073 4855 1073 4843 1233 4818 1245 4793 1257 4756 1257 4732 1307 4710 1340 4668 1472 4650 1472 4648 1472 4647 1471 4645 1467 4621 1393 4633 1307 4670 1245 4732 1171 4682 949 4572 925 4522 906 4467 897 4410 897 4353 897 4294 906 4239 925 4066 962 3721 1023 3561 1048 3401 1060 3266 1110 3339 1122 3426 1122 3500 1159 3549 1220 3623 1294 3660 1294 3734 1331 3795 1362 3922 1501 3890 1501 3883 1501 3869 1494 3845 1479 3721 1405 3635 1418 3561 1381 3487 1331 3500 1233 3389 1208 3336 1199 3282 1195 3227 1195 3127 1195 3024 1209 2921 1233 2810 1257 2797 1270 2847 1331 2896 1405 2908 1479 2884 1553 2872 1586 2911 1719 2866 1719 2860 1719 2854 1717 2847 1713 2729 1671 2602 1637 2474 1637 2454 1637 2435 1638 2415 1639 2354 1676 2391 1861 2403 1886 2418 1900 2415 1920 2400 1920 2390 1920 2374 1911 2354 1886 2308 1830 2241 1740 2148 1740 2117 1740 2083 1750 2046 1775 1886 1886 1725 1997 1553 2083 1454 2120 1368 2182 1294 2243 1269 2268 1368 2342 1405 2354 1528 2379 1639 2403 1762 2403 1857 2403 2106 2349 2137 2349 2142 2349 2141 2351 2132 2354 2083 2366 1898 2440 1910 2588 1922 2724 2021 2711 1898 2835 1775 2945 1701 3007 1651 3007 1605 3007 1594 2986 1570 2986 1562 2986 1553 2989 1541 2995 1506 3003 1477 3012 1446 3012 1433 3012 1419 3011 1405 3007 1379 2999 1366 2984 1343 2984 1333 2984 1322 2987 1306 2995 1245 3007 1035 3032 998 3081 949 3143 998 3155 887 3180 797 3191 448 3306 352 3306 344 3306 337 3305 333 3303 306 3289 272 3279 244 3279 221 3279 203 3286 197 3303 185 3340 136 3389 111 3389 109 3388 107 3388 104 3388 66 3388 3 3475 37 3475 87 3488 37 3574 25 3574 0 3574 25 3611 74 3648 127 3690 144 3778 171 3778 175 3778 180 3776 185 3771 202 3754 225 3720 257 3720 272 3720 289 3727 308 3746 354 3792 413 3817 471 3817 491 3817 511 3814 530 3808 593 3790 656 3752 666 3752 670 3752 667 3758 653 3771 604 3820 616 3845 690 3919 761 3980 882 4024 944 4024 957 4024 967 4022 974 4017 995 3996 1007 3939 1049 3939 1056 3939 1064 3940 1072 3943 1128 3962 1183 3971 1239 3971 1294 3971 1350 3962 1405 3943 1432 3917 1446 3871 1479 3871 1492 3871 1508 3877 1528 3894 1602 3956 1688 3993 1614 4030 1596 4044 1545 4048 1481 4048 1412 4048 1329 4044 1253 4044 1159 4044 1076 4050 1048 4079 974 4141 1331 4178 1417 4178 1356 4183 1297 4186 1239 4186 1157 4186 1078 4180 998 4165 924 4141 851 4128 777 4128 703 4128 629 4141 555 4165 493 4190 370 4264 481 4313 551 4352 592 4376 631 4376 653 4376 676 4368 703 4350 726 4327 742 4318 751 4318 767 4318 763 4344 740 4375 715 4412 826 4461 912 4461 945 4465 974 4466 1002 4466 1059 4466 1113 4461 1196 4461 1294 4461 1196 4486 1122 4510 1035 4535 912 4523 900 4597 875 4670 912 4670 1023 4732 1171 4806 1331 4855 1504 4880 1491 4855 1368 4757 1417 4744 1423 4743 1428 4743 1434 4743 1474 4743 1498 4775 1530 4775 1537 4775 1544 4773 1553 4769 1581 4750 1668 4651 1718 4651 1733 4651 1744 4660 1750 4683 1784 4773 1714 4832 1750 4832 1753 4832 1757 4832 1762 4831 1849 4806 1922 4781 1996 4732 2043 4701 2060 4675 2076 4675 2085 4675 2093 4684 2107 4707 2135 4735 2151 4751 2168 4751 2182 4751 2197 4741 2218 4720 2269 4689 2244 4667 2303 4667 2315 4667 2332 4668 2354 4670 2477 4683 2600 4720 2723 4757 2797 4781 3044 4806 3142 4892 3180 4922 3195 4930 3202 4930 3210 4930 3208 4920 3218 4920 3226 4920 3239 4925 3266 4942 3376 4991 3463 4991 3512 5052 3561 5126 3500 5188 3500 5213 3537 5274 3586 5323 3647 5360 3697 5410 3808 5385 3832 5447 3869 5508 3919 5582 3968 5632 4005 5668 3992 5804 4029 5878 4079 5964 4153 6075 4128 6124 4091 6186 4153 6211 4177 6248 L 4177 6248 C 4177 6240 4179 6233 4187 6233 4193 6233 4201 6237 4214 6248 4264 6285 4313 6309 4288 6334 4264 6346 4202 6408 4214 6432 4225 6465 4207 6508 4220 6508 4222 6508 4224 6508 4227 6506 4246 6497 4280 6458 4311 6458 4320 6458 4329 6461 4337 6469 4387 6543 4399 6630 4374 6716 4337 6728 4362 6728 4424 6753 4498 6777 4461 6790 4411 6802 4358 6813 4379 6908 4353 6908 4349 6908 4344 6905 4337 6901 4288 6876 4288 6851 4300 6839 4325 6814 4337 6814 4300 6802 4290 6792 4269 6788 4249 6788 4223 6788 4200 6795 4214 6802 4251 6814 4288 6851 4264 6851 4227 6851 4165 6901 4190 6913 4202 6938 4313 6975 4288 6999 4264 7024 4239 7073 4300 7085 4350 7073 4387 7061 4424 7024 L 4424 7024 C 4387 7061 4362 7110 4313 7110 4276 7110 4239 7089 4218 7089 4210 7089 4205 7092 4202 7098 4190 7122 4227 7147 4202 7159 4177 7172 4116 7196 4140 7209 4177 7221 4214 7258 4227 7295 4234 7316 4245 7330 4256 7330 4263 7330 4271 7323 4276 7307 4280 7298 4291 7294 4304 7294 4329 7294 4363 7308 4387 7332 4414 7343 4442 7349 4469 7349 4501 7349 4532 7340 4559 7320 4584 7295 4559 7209 4621 7172 4670 7147 4769 7159 4707 7061 4658 7012 4633 6938 4633 6851 4633 6840 4634 6836 4635 6836 4642 6836 4660 6932 4670 6962 4695 6999 4707 7073 4744 7085 4761 7091 4781 7099 4800 7099 4821 7099 4842 7088 4855 7048 4861 7033 4866 7027 4868 7027 4877 7027 4867 7082 4830 7110 4793 7147 4806 7209 4756 7233 4732 7252 4738 7261 4753 7261 4769 7261 4793 7252 4806 7233 4842 7215 4891 7204 4939 7204 4957 7204 4974 7205 4990 7209 4994 7209 4998 7210 5002 7210 5051 7210 5121 7158 5138 7158 5143 7158 5143 7162 5138 7172 5114 7221 5151 7233 5064 7233 5015 7233 4954 7246 4917 7283 4878 7302 4832 7343 4890 7343 4906 7343 4930 7340 4966 7332 5072 7317 5174 7306 5213 7306 5238 7306 5238 7310 5200 7320 5114 7332 4954 7344 4990 7381 5015 7406 5052 7406 5077 7430 5089 7455 5089 7480 5114 7517 5126 7541 5126 7578 5101 7591 5082 7591 5070 7622 5085 7622 5089 7622 5094 7620 5101 7615 5126 7591 5175 7578 5212 7578 5274 7578 5262 7591 5274 7640 5286 7677 5385 7825 5348 7837 5329 7849 5308 7856 5286 7856 5265 7856 5243 7849 5225 7837 5126 7775 5027 7726 4917 7689 4793 7665 4682 7640 4559 7640 4498 7652 4436 7665 4547 7763 4658 7849 4744 7825 4830 7874 4917 7936 4966 8034 5040 8034 5089 8034 5171 8012 5231 8012 5262 8012 5286 8018 5299 8034 5335 8059 5385 8059 5422 8059 5459 8059 5459 8170 5422 8182 5372 8194 5360 8207 5385 8244 5422 8281 5471 8318 5397 8318 5348 8330 5311 8379 5323 8428 5323 8452 5318 8460 5327 8460 5332 8460 5342 8458 5360 8453 5422 8453 5446 8490 5385 8502 5357 8502 5332 8498 5313 8498 5289 8498 5274 8505 5274 8539 5274 8604 5226 8679 5240 8679 5242 8679 5245 8678 5249 8675 5266 8664 5290 8658 5308 8658 5330 8658 5344 8667 5323 8687 5286 8724 5262 8786 5212 8786 5138 8786 5064 8773 5003 8737 5000 8736 4998 8736 4995 8736 4950 8736 4915 8835 4880 8835 4850 8835 4829 8822 4820 8822 4814 8822 4813 8828 4818 8847 4830 8884 4867 8872 4892 8909 4901 8937 4959 8971 4982 8971 4990 8971 4994 8968 4990 8958 4983 8935 4970 8926 4980 8926 4987 8926 5000 8929 5027 8934 5055 8939 5073 8945 5088 8945 5107 8945 5123 8936 5151 8909 5181 8879 5220 8857 5260 8857 5269 8857 5277 8858 5286 8860 5323 8860 5360 8872 5299 8872 5237 8884 5188 8934 5237 8934 5286 8946 5323 8983 5286 8995 5249 9008 5323 9008 5372 9020 5409 9032 5570 9069 5483 9069 5449 9063 5420 9055 5408 9055 5393 9055 5400 9066 5446 9106 5513 9163 5573 9221 5556 9221 5551 9221 5540 9216 5520 9205 5459 9155 5385 9106 5335 9045 5299 9020 5249 9008 5212 9008 L 5040 9008 C 5031 9009 5023 9010 5015 9010 4970 9010 4945 8983 4892 8983 4818 8983 4818 9057 4793 9094 4769 9118 4695 9131 4682 9168 4682 9201 4662 9256 4696 9256 4699 9256 4703 9255 4707 9254 4781 9217 4855 9168 4929 9118 4949 9098 4970 9035 4976 9035 4977 9035 4978 9038 4978 9045 4978 9082 4978 9094 5015 9094 5034 9094 5049 9088 5061 9088 5074 9088 5083 9094 5089 9118 5098 9146 5135 9181 5153 9181 5159 9181 5163 9177 5163 9168 5174 9146 5156 9104 5186 9104 5190 9104 5195 9105 5200 9106 5237 9106 5212 9118 5249 9155 5272 9171 5286 9181 5298 9181 5306 9181 5314 9177 5323 9168 5329 9158 5337 9154 5344 9154 5367 9154 5394 9186 5422 9205 5443 9219 5452 9225 5446 9225 5442 9225 5430 9222 5409 9217 5360 9217 5385 9254 5422 9254 5451 9254 5505 9286 5480 9286 5474 9286 5464 9284 5446 9279 5372 9266 5323 9266 5299 9242 5275 9226 5251 9194 5233 9194 5224 9194 5217 9203 5212 9229 5212 9258 5207 9268 5201 9268 5195 9268 5188 9255 5188 9242 5188 9227 5183 9221 5172 9221 5165 9221 5154 9224 5138 9229 5136 9231 5133 9231 5131 9231 5111 9231 5096 9192 5052 9192 5019 9192 4970 9176 4930 9176 4910 9176 4892 9180 4880 9192 4830 9229 4633 9291 4633 9328 4633 9359 4616 9408 4640 9408 4644 9408 4650 9406 4658 9402 4695 9377 4867 9390 4917 9365 4954 9353 4994 9346 5034 9346 5074 9346 5114 9353 5151 9365 5184 9387 5218 9440 5280 9440 5286 9440 5292 9440 5299 9439 5311 9437 5321 9436 5330 9436 5380 9436 5364 9463 5311 9463 5262 9463 5200 9451 5163 9402 5115 9378 5062 9364 5011 9364 4983 9364 4955 9368 4929 9377 4830 9390 4744 9414 4658 9451 4621 9488 4658 9550 4719 9550 4793 9550 4867 9550 4941 9562 4892 9562 4892 9599 4867 9624 4843 9648 4756 9661 4732 9685 4695 9698 4695 9735 4781 9735 4867 9735 4904 9759 4830 9759 4812 9759 4791 9758 4770 9758 4709 9758 4649 9765 4658 9821 4658 9898 4678 9946 4717 9946 4722 9946 4727 9945 4732 9944 4781 9919 4978 9747 5089 9661 5163 9587 5262 9537 5372 9525 5471 9525 5545 9550 5422 9550 5311 9550 5262 9587 5360 9587 5471 9587 5520 9611 5372 9611 5237 9611 4855 9858 4769 9969 4733 10015 4735 10029 4755 10029 4782 10029 4844 10001 4880 9993 4932 9993 5067 9966 5073 9966 5074 9966 5071 9967 5064 9969 5027 9993 4990 10018 4941 10030 4892 10043 4843 10018 4855 10080 4876 10122 4925 10237 4954 10237 4958 10237 4962 10234 4966 10227 5003 10190 5089 10092 5126 10080 5200 10080 5262 10080 5335 10092 L 5126 10092 C 5101 10092 4978 10203 4978 10240 4978 10277 4978 10252 4990 10301 5003 10363 5003 10449 5027 10486 5033 10509 5047 10519 5062 10519 5080 10519 5101 10506 5114 10486 5122 10477 5128 10473 5131 10473 5135 10473 5130 10487 5114 10511 5091 10545 5038 10763 5066 10763 5069 10763 5072 10761 5077 10757 5114 10720 5188 10597 5237 10572 5248 10570 5254 10568 5257 10568 5267 10568 5240 10586 5249 10634 5259 10683 5269 10747 5291 10747 5297 10747 5303 10743 5311 10733 5335 10671 5372 10696 5372 10659 5372 10622 5434 10609 5360 10498 5306 10437 5277 10390 5283 10390 5286 10390 5303 10407 5335 10449 5392 10534 5412 10590 5430 10590 5435 10590 5441 10584 5446 10572 5471 10540 5490 10523 5497 10523 5500 10523 5500 10527 5496 10535 5484 10547 5586 10713 5585 10713 5585 10713 5584 10711 5582 10708 5545 10683 5545 10671 5508 10646 5500 10639 5492 10634 5485 10634 5470 10634 5459 10654 5459 10696 5459 10757 5520 10880 5496 10930 5485 10946 5479 10955 5475 10955 5471 10955 5471 10940 5471 10905 5471 10847 5482 10768 5433 10768 5429 10768 5426 10769 5422 10770 5385 10794 5348 10806 5323 10831 5274 10856 5212 10991 5200 11028 5200 11052 5236 11066 5271 11066 5291 11066 5310 11062 5323 11053 5325 11052 5327 11052 5329 11052 5365 11052 5286 11178 5286 11213 5288 11218 5290 11220 5293 11220 5308 11220 5337 11172 5361 11172 5370 11172 5379 11179 5385 11201 5422 11275 5385 11324 5434 11349 5483 11373 5533 11386 5508 11447 5483 11496 5409 11546 5496 11595 5557 11644 5607 11706 5656 11768 5668 11787 5682 11795 5697 11795 5727 11795 5758 11764 5767 11755 5772 11745 5775 11736 5778 11736 5781 11736 5784 11750 5791 11792 5779 11841 5779 11903 5791 11965 5791 12003 5822 12050 5841 12050 5846 12050 5850 12047 5853 12039 5863 12024 5869 12017 5875 12017 5885 12017 5897 12033 5927 12063 5989 12137 6062 12199 6136 12236 6163 12245 6187 12249 6211 12249 6254 12249 6294 12235 6334 12211 6339 12207 6346 12206 6354 12206 6385 12206 6430 12228 6462 12228 6476 12228 6487 12224 6494 12211 6506 12186 6512 12171 6515 12171 6518 12171 6518 12186 6518 12223 6518 12286 6505 12355 6512 12355 6515 12355 6521 12346 6531 12322 6560 12253 6621 12153 6632 12153 6635 12153 6634 12159 6629 12174 6592 12236 6605 12273 6642 12273 L 6654 12273 C 6642 12273 6629 12285 6617 12297 6586 12328 6563 12377 6594 12377 6599 12377 6607 12375 6617 12371 6636 12365 6651 12362 6663 12362 6696 12362 6700 12387 6691 12433 6679 12462 6679 12475 6686 12475 6695 12475 6714 12459 6740 12433 6773 12407 6802 12391 6815 12391 6826 12391 6825 12404 6802 12433 6774 12487 6707 12589 6713 12589 6715 12589 6727 12576 6752 12544 6779 12510 6796 12498 6807 12498 6829 12498 6822 12553 6824 12553 6824 12553 6825 12550 6826 12544 6826 12544 6826 12560 6833 12560 6834 12560 6836 12559 6839 12556 6901 12529 6944 12457 6959 12457 6964 12457 6965 12467 6962 12495 6962 12528 6952 12672 6959 12672 6960 12672 6961 12671 6962 12667 6999 12630 7036 12593 7085 12568 7122 12568 7184 12519 7159 12482 7122 12445 7073 12421 7048 12384 7036 12371 7032 12367 7034 12367 7039 12367 7069 12384 7110 12384 7171 12384 7270 12371 7233 12322 7208 12285 7134 12260 7159 12248 7171 12223 7319 12186 7270 12174 7221 12162 7134 12150 7159 12137 7171 12113 7356 11989 7319 11977 7295 11965 7196 11940 7245 11915 7282 11891 7369 11878 7369 11829 7369 11768 7369 11632 7332 11607 7307 11595 7393 11533 7369 11521 7344 11496 7208 11410 7233 11410 7270 11398 7578 11410 7541 11349 7504 11299 7405 11250 7442 11238 7459 11238 7574 11265 7630 11265 7659 11265 7672 11258 7652 11238 7596 11193 7488 11138 7507 11138 7509 11138 7512 11138 7516 11139 7546 11147 7617 11159 7660 11159 7688 11159 7703 11154 7689 11139 7640 11115 7775 11078 7738 11041 7689 11016 7541 10942 7578 10942 7601 10942 7679 10961 7731 10961 7763 10961 7785 10953 7775 10930 7763 10868 7812 10856 7726 10819 7652 10770 7541 10770 7590 10745 7640 10708 7898 10720 7886 10659 7886 10597 7837 10535 7787 10511 7726 10498 7578 10437 7664 10400 7707 10379 7759 10348 7796 10348 7802 10348 7807 10349 7812 10351 7831 10360 7821 10399 7838 10399 7843 10399 7850 10396 7861 10388 7948 10326 8009 10326 7972 10289 7948 10240 7886 10190 7898 10166 7923 10141 8009 10129 8009 10092 8009 10084 8009 10081 8013 10081 8020 10081 8042 10092 8108 10092 8162 10092 8244 10116 8296 10116 8327 10116 8347 10107 8342 10080 8330 10006 8280 9993 8330 9956 8367 9907 8391 9858 8416 9808 8429 9775 8478 9764 8514 9764 8546 9764 8568 9772 8551 9784 8514 9833 8490 9882 8477 9944 8457 9996 8401 10091 8421 10091 8424 10091 8431 10087 8440 10080 8490 10043 8527 10043 8576 10018 8625 9993 8625 9969 8650 9969 8680 9979 8725 10028 8742 10028 8746 10028 8749 10025 8749 10018 8760 9983 8750 9906 8779 9906 8781 9906 8783 9906 8785 9907 8804 9926 8831 9952 8858 9952 8867 9952 8875 9950 8884 9944 8921 9932 8970 9796 9032 9796 9094 9796 9155 9772 9204 9710 9254 9611 9328 9525 9402 9451 9451 9365 9500 9291 9549 9205 9574 9168 9820 9118 9796 9020 9784 8940 9699 8733 9736 8733 9738 8733 9742 8734 9747 8737 9796 8773 9931 8946 10030 8958 10116 8958 10178 8946 10178 8897 10178 8883 10180 8878 10184 8878 10193 8878 10213 8909 10239 8909 10261 8909 10302 8917 10326 8917 10345 8917 10354 8913 10338 8897 10313 8860 10276 8823 10326 8810 10335 8804 10341 8802 10346 8802 10362 8802 10369 8823 10424 8823 10444 8826 10465 8828 10486 8828 10543 8828 10604 8816 10658 8798 10831 8773 10979 8724 11139 8675 11262 8613 11619 8342 11718 8281 11817 8207 12235 7997 12174 7997 12038 7997 11903 7985 11767 7960 11669 7911 11558 7874 11447 7862 11366 7862 11219 7949 11182 7949 11179 7949 11177 7949 11176 7948 11157 7929 11138 7903 11114 7903 11106 7903 11098 7905 11090 7911 11066 7923 10987 8035 10958 8035 10957 8035 10955 8035 10954 8034 10929 8034 10831 7985 10929 7936 11016 7886 11225 7837 11151 7837 11083 7843 11013 7846 10942 7846 10871 7846 10800 7843 10732 7837 10683 7825 10621 7800 10572 7800 10547 7800 10609 7775 10671 7726 10732 7689 10782 7652 10806 7603 10817 7549 10828 7514 10871 7514 10877 7514 10884 7515 10892 7517 10947 7526 10955 7555 10999 7555 11015 7555 11036 7551 11065 7541 11188 7517 11509 7430 11459 7406 11410 7369 11299 7307 11237 7270 11212 7255 11212 7246 11230 7246 11256 7246 11318 7264 11398 7307 11509 7344 11607 7406 11706 7480 11730 7529 11632 7640 11804 7726 11854 7757 11900 7768 11940 7768 12029 7768 12088 7711 12088 7677 12088 7672 12088 7670 12089 7670 12094 7670 12119 7795 12159 7795 12167 7795 12176 7789 12186 7775 12272 7689 12309 7578 12297 7467 12274 7354 12262 7230 12241 7230 12239 7230 12237 7231 12235 7233 12217 7252 12172 7284 12149 7284 12142 7284 12137 7280 12137 7270 12137 7233 12174 7221 12112 7172 11952 7036 11767 6913 11582 6802 11579 6801 11576 6801 11572 6801 11522 6801 11445 6878 11422 6913 11419 6916 11417 6917 11416 6917 11406 6917 11432 6848 11410 6827 11373 6802 11299 6790 11348 6777 11373 6777 11416 6784 11455 6784 11493 6784 11527 6777 11533 6753 11533 6691 11570 6654 11533 6617 11511 6595 11467 6577 11427 6577 11400 6577 11375 6585 11361 6605 11328 6638 11265 6681 11226 6681 11221 6681 11217 6680 11213 6679 11178 6667 11144 6591 11079 6591 11075 6591 11070 6592 11065 6593 11050 6598 11036 6599 11023 6599 10971 6599 10939 6568 10979 6568 11010 6568 11069 6541 11109 6541 11115 6541 11121 6542 11127 6543 11156 6543 11194 6606 11233 6606 11242 6606 11252 6602 11262 6593 11311 6556 11496 6531 11509 6519 11521 6519 11398 6408 11299 6408 11176 6408 11065 6420 10942 6457 10991 6395 11065 6358 11151 6346 11262 6346 10966 6285 10954 6235 L 10954 6235 C 11077 6272 11200 6309 11324 6334 11361 6297 11398 6272 11447 6248 11472 6248 11545 6248 11533 6211 11522 6177 11377 6009 11380 6009 L 11380 6009 C 11381 6009 11382 6010 11385 6013 11421 6037 11603 6162 11640 6162 11642 6162 11643 6162 11644 6161 11681 6149 11669 6063 11743 6063 11878 6087 12001 6124 12137 6174 12088 6174 11881 6111 11806 6111 11787 6111 11777 6115 11780 6124 11854 6211 11940 6272 12051 6309 12174 6309 12285 6285 12396 6235 12403 6234 12411 6233 12419 6233 12452 6233 12490 6242 12521 6242 12548 6242 12570 6236 12580 6211 12593 6149 12691 6087 12593 6026 12505 5977 12363 5913 12308 5913 12293 5913 12285 5917 12285 5927 12285 5958 12311 6092 12297 6092 12295 6092 12291 6087 12285 6075 12235 6001 12211 5903 12149 5903 12088 5903 12235 5890 12186 5816 12137 5730 12248 5779 12248 5632 12251 5596 12254 5582 12257 5582 12270 5582 12285 5756 12285 5804 12285 5866 12297 5878 12420 5878 12532 5878 12634 5827 12717 5827 12725 5827 12733 5828 12741 5829 12802 5829 12864 5792 12901 5730 12938 5681 12913 5632 12864 5619 12848 5613 12838 5611 12832 5611 12817 5611 12816 5622 12784 5622 12776 5622 12766 5621 12753 5619 12679 5607 12778 5545 12753 5496 12742 5443 12704 5353 12662 5353 12656 5353 12649 5355 12642 5360 12628 5371 12611 5374 12593 5374 12555 5374 12513 5358 12484 5358 12479 5358 12474 5359 12470 5360 12452 5369 12395 5404 12342 5404 12322 5404 12302 5399 12285 5385 12263 5368 12257 5363 12260 5363 12265 5363 12293 5375 12325 5375 12332 5375 12339 5374 12346 5373 12420 5360 12470 5323 12519 5287 12546 5259 12594 5198 12637 5198 12652 5198 12666 5206 12679 5225 12715 5279 12738 5313 12767 5313 12778 5313 12789 5309 12802 5299 12852 5262 12852 5200 12864 5163 12876 5077 12827 5003 12753 4954 12701 4922 12711 4903 12738 4903 12763 4903 12803 4919 12827 4954 12870 5019 12866 5094 12890 5094 12893 5094 12896 5092 12901 5089 12938 5052 12987 5003 12938 4929 12876 4855 12827 4806 12778 4744 12751 4700 12744 4694 12710 4694 12697 4694 12679 4695 12654 4695 12624 4701 12593 4704 12560 4704 12528 4704 12494 4701 12457 4695 12408 4683 12359 4646 12334 4584 12309 4535 12309 4498 12248 4486 12218 4486 12185 4490 12157 4490 12115 4490 12085 4481 12100 4436 12127 4392 12153 4329 12189 4329 12203 4329 12218 4338 12235 4362 12272 4414 12304 4443 12340 4443 12364 4443 12390 4429 12420 4399 12492 4338 12556 4267 12646 4267 12664 4267 12683 4270 12704 4276 12813 4296 12961 4379 13048 4379 13069 4379 13086 4374 13098 4362 13170 4302 13195 4042 13047 4042 13043 4042 13040 4042 13036 4042 12925 4059 12915 4082 12890 4082 12879 4082 12865 4078 12839 4067 12753 4030 12667 3980 12605 3919 12554 3868 12550 3840 12601 3840 12624 3840 12658 3846 12704 3857 12802 3890 12906 3923 12943 3923 12961 3923 12962 3915 12938 3894 12827 3796 12704 3722 12580 3672 12547 3666 12517 3655 12492 3655 12472 3655 12456 3662 12445 3685 12433 3734 12408 3833 12359 3833 12336 3833 12295 3851 12272 3851 12258 3851 12251 3844 12260 3820 12285 3759 12359 3512 12408 3414 12457 3315 12433 3217 12470 3180 12494 3143 12704 3167 12716 3118 12728 3056 12765 3007 12815 2970 12876 2908 12962 2896 12888 2859 12815 2835 12827 2674 12839 2600 12845 2570 12885 2567 12936 2567 12949 2567 12962 2567 12976 2567 13017 2567 13061 2565 13098 2551 13184 2502 13369 2379 13283 2379 L 12913 2379 C 12815 2379 12728 2428 12691 2514 12686 2540 12664 2551 12639 2551 12605 2551 12568 2530 12568 2502 12568 2453 12605 2268 12741 2243 12756 2240 12777 2239 12802 2239 12932 2239 13166 2277 13300 2277 13335 2277 13363 2274 13381 2268 13480 2231 13615 2095 13566 2095 13527 2085 13439 2020 13368 2020 13351 2020 13334 2024 13320 2034 13270 2052 13221 2061 13172 2061 13123 2061 13073 2052 13024 2034 12901 1997 12593 1997 12691 1984 12749 1984 12878 2006 12983 2006 13035 2006 13082 2001 13110 1984 13168 1952 13231 1935 13292 1935 13322 1935 13353 1939 13381 1947 13418 1956 13455 1960 13492 1960 13565 1960 13636 1943 13702 1910 13763 1873 13911 1898 13936 1837 13948 1775 13837 1713 13887 1701 13997 1689 14121 1664 14219 1602 14342 1504 14638 1442 14564 1393 14379 1294 14170 1220 13960 1183 13885 1183 13772 1164 13663 1164 13575 1164 13491 1177 13431 1220 13307 1299 13244 1471 13150 1471 13141 1471 13132 1470 13123 1467 13052 1436 12981 1414 12903 1414 12886 1414 12869 1415 12852 1418 12824 1436 12732 1504 12695 1504 12683 1504 12676 1497 12679 1479 12690 1423 12712 1367 12678 1367 12675 1367 12671 1367 12667 1368 12543 1430 12445 1492 12346 1578 12272 1639 11952 1787 11903 1849 11873 1898 11691 2036 11667 2036 11661 2036 11664 2028 11681 2009 11767 1923 11878 1750 12001 1639 12112 1541 12260 1282 12198 1183 12158 1111 12046 1060 11948 1060 11895 1060 11847 1075 11817 1110 11718 1220 11743 1257 11656 1294 11422 1393 11176 1467 10942 1528 10917 1504 10868 1442 10954 1405 11040 1368 11472 1220 11447 1171 11419 1134 11002 1117 10725 1117 10639 1117 10566 1119 10523 1122 10326 1134 10116 1196 9993 1220 9892 1231 9734 1323 9666 1323 9651 1323 9640 1318 9636 1307 9623 1257 9549 1245 9660 1196 9780 1148 10187 973 10459 973 10468 973 10477 974 10486 974 10692 983 11139 1007 11370 1007 11443 1007 11494 1005 11509 999 11656 949 11817 912 11977 875 12137 851 12383 740 12346 691 12235 629 12112 592 11989 555 11969 550 11951 547 11935 547 11863 547 11827 593 11794 593 11785 593 11777 589 11767 580 11718 530 11730 506 11644 506 11558 506 11410 580 11373 580 11348 567 11582 395 11545 358 11459 346 11370 339 11281 339 11191 339 11102 346 11016 358 11002 359 10988 359 10972 359 10819 359 10581 316 10449 316 10424 316 10403 317 10387 321 10276 346 9956 420 9857 420 9771 432 9414 457 9266 469 9106 469 9439 432 9574 407 9697 383 9820 358 9968 321 10190 293 10405 279 10618 279 10689 279 10760 281 10831 284 10848 285 10868 286 10889 286 11068 286 11366 243 11311 210 11176 124 11016 75 10843 75 10816 77 10788 78 10761 78 10628 78 10497 54 10375 13 10325 4 10208 1 10075 1 9930 1 9767 4 9655 4 9592 4 9544 3 9525 1 Z N">
                <draw:equation draw:name="f0" draw:formula="logwidth"/>
                <draw:equation draw:name="f1" draw:formula="logheight"/>
              </draw:enhanced-geometry>
            </draw:custom-shape>
            <draw:custom-shape draw:name="Google Shape;7003;p54" draw:style-name="gr31" draw:text-style-name="P2" draw:layer="layout" svg:width="0.231cm" svg:height="0.139cm" svg:x="8.292cm" svg:y="2.41cm">
              <text:p text:style-name="P1"><text:span text:style-name="T1"/></text:p>
              <draw:enhanced-geometry draw:mirror-horizontal="false" draw:mirror-vertical="false" drawooo:sub-view-size="802 484" draw:text-areas="0 0 ?f0 ?f1" svg:viewBox="0 0 0 0" draw:type="ooxml-non-primitive" draw:enhanced-path="M 210 0 C 127 0 54 19 75 59 124 121 210 146 173 146 136 158 62 219 87 244 112 281 1 330 112 330 223 343 297 330 321 367 346 392 235 454 297 466 335 477 377 483 418 483 469 483 520 474 568 454 666 380 802 355 789 293 765 232 703 269 642 195 568 121 481 59 383 35 350 12 277 0 210 0 Z N">
                <draw:equation draw:name="f0" draw:formula="logwidth"/>
                <draw:equation draw:name="f1" draw:formula="logheight"/>
              </draw:enhanced-geometry>
            </draw:custom-shape>
            <draw:custom-shape draw:name="Google Shape;7004;p54" draw:style-name="gr45" draw:text-style-name="P2" draw:layer="layout" svg:width="0.038cm" svg:height="0.024cm" svg:x="8.385cm" svg:y="2.271cm">
              <text:p text:style-name="P1"><text:span text:style-name="T1"/></text:p>
              <draw:enhanced-geometry draw:mirror-horizontal="false" draw:mirror-vertical="false" drawooo:sub-view-size="136 87" draw:text-areas="0 0 ?f0 ?f1" svg:viewBox="0 0 0 0" draw:type="ooxml-non-primitive" draw:enhanced-path="M 49 0 C 0 0 0 74 49 86 136 86 111 0 49 0 Z N">
                <draw:equation draw:name="f0" draw:formula="logwidth"/>
                <draw:equation draw:name="f1" draw:formula="logheight"/>
              </draw:enhanced-geometry>
            </draw:custom-shape>
            <draw:custom-shape draw:name="Google Shape;7005;p54" draw:style-name="gr110" draw:text-style-name="P2" draw:layer="layout" svg:width="0.155cm" svg:height="0.069cm" svg:x="8.421cm" svg:y="0.388cm">
              <text:p text:style-name="P1"><text:span text:style-name="T1"/></text:p>
              <draw:enhanced-geometry draw:mirror-horizontal="false" draw:mirror-vertical="false" drawooo:sub-view-size="541 242" draw:text-areas="0 0 ?f0 ?f1" svg:viewBox="0 0 0 0" draw:type="ooxml-non-primitive" draw:enhanced-path="M 41 1 C 0 1 34 73 84 113 195 175 305 212 429 236 446 240 459 241 470 241 541 241 501 180 416 138 305 88 195 39 84 14 65 5 51 1 41 1 Z N">
                <draw:equation draw:name="f0" draw:formula="logwidth"/>
                <draw:equation draw:name="f1" draw:formula="logheight"/>
              </draw:enhanced-geometry>
            </draw:custom-shape>
            <draw:custom-shape draw:name="Google Shape;7006;p54" draw:style-name="gr16" draw:text-style-name="P2" draw:layer="layout" svg:width="0.063cm" svg:height="0.021cm" svg:x="8.758cm" svg:y="0.275cm">
              <text:p text:style-name="P1"><text:span text:style-name="T1"/></text:p>
              <draw:enhanced-geometry draw:mirror-horizontal="false" draw:mirror-vertical="false" drawooo:sub-view-size="223 75" draw:text-areas="0 0 ?f0 ?f1" svg:viewBox="0 0 0 0" draw:type="ooxml-non-primitive" draw:enhanced-path="M 87 1 C 1 1 50 75 136 75 223 75 173 1 87 1 Z N">
                <draw:equation draw:name="f0" draw:formula="logwidth"/>
                <draw:equation draw:name="f1" draw:formula="logheight"/>
              </draw:enhanced-geometry>
            </draw:custom-shape>
            <draw:custom-shape draw:name="Google Shape;7007;p54" draw:style-name="gr25" draw:text-style-name="P2" draw:layer="layout" svg:width="0.11cm" svg:height="0.04cm" svg:x="8.879cm" svg:y="0.245cm">
              <text:p text:style-name="P1"><text:span text:style-name="T1"/></text:p>
              <draw:enhanced-geometry draw:mirror-horizontal="false" draw:mirror-vertical="false" drawooo:sub-view-size="383 141" draw:text-areas="0 0 ?f0 ?f1" svg:viewBox="0 0 0 0" draw:type="ooxml-non-primitive" draw:enhanced-path="M 120 0 C 89 0 64 5 50 17 1 54 38 66 87 103 122 124 210 140 281 140 337 140 383 130 383 103 383 55 222 0 120 0 Z N">
                <draw:equation draw:name="f0" draw:formula="logwidth"/>
                <draw:equation draw:name="f1" draw:formula="logheight"/>
              </draw:enhanced-geometry>
            </draw:custom-shape>
            <draw:custom-shape draw:name="Google Shape;7008;p54" draw:style-name="gr73" draw:text-style-name="P2" draw:layer="layout" svg:width="0.141cm" svg:height="0.055cm" svg:x="9.302cm" svg:y="0.189cm">
              <text:p text:style-name="P1"><text:span text:style-name="T1"/></text:p>
              <draw:enhanced-geometry draw:mirror-horizontal="false" draw:mirror-vertical="false" drawooo:sub-view-size="493 194" draw:text-areas="0 0 ?f0 ?f1" svg:viewBox="0 0 0 0" draw:type="ooxml-non-primitive" draw:enhanced-path="M 46 0 C 42 0 39 1 37 2 0 14 160 88 234 113 266 122 254 124 225 124 194 124 142 122 105 122 84 122 67 123 62 125 49 138 173 162 247 187 261 192 273 194 282 194 323 194 326 158 296 138 259 125 382 138 431 113 493 88 370 64 284 51 205 51 86 0 46 0 Z N">
                <draw:equation draw:name="f0" draw:formula="logwidth"/>
                <draw:equation draw:name="f1" draw:formula="logheight"/>
              </draw:enhanced-geometry>
            </draw:custom-shape>
            <draw:custom-shape draw:name="Google Shape;7009;p54" draw:style-name="gr22" draw:text-style-name="P2" draw:layer="layout" svg:width="0.074cm" svg:height="0.045cm" svg:x="10.663cm" svg:y="0.43cm">
              <text:p text:style-name="P1"><text:span text:style-name="T1"/></text:p>
              <draw:enhanced-geometry draw:mirror-horizontal="false" draw:mirror-vertical="false" drawooo:sub-view-size="261 161" draw:text-areas="0 0 ?f0 ?f1" svg:viewBox="0 0 0 0" draw:type="ooxml-non-primitive" draw:enhanced-path="M 69 1 C 63 1 59 2 54 4 0 15 128 160 201 160 211 160 220 158 227 152 261 118 129 1 69 1 Z N">
                <draw:equation draw:name="f0" draw:formula="logwidth"/>
                <draw:equation draw:name="f1" draw:formula="logheight"/>
              </draw:enhanced-geometry>
            </draw:custom-shape>
            <draw:custom-shape draw:name="Google Shape;7010;p54" draw:style-name="gr16" draw:text-style-name="P2" draw:layer="layout" svg:width="0.07cm" svg:height="0.021cm" svg:x="10.779cm" svg:y="0.492cm">
              <text:p text:style-name="P1"><text:span text:style-name="T1"/></text:p>
              <draw:enhanced-geometry draw:mirror-horizontal="false" draw:mirror-vertical="false" drawooo:sub-view-size="247 75" draw:text-areas="0 0 ?f0 ?f1" svg:viewBox="0 0 0 0" draw:type="ooxml-non-primitive" draw:enhanced-path="M 74 0 C 0 0 87 74 173 74 247 74 148 13 74 0 Z N">
                <draw:equation draw:name="f0" draw:formula="logwidth"/>
                <draw:equation draw:name="f1" draw:formula="logheight"/>
              </draw:enhanced-geometry>
            </draw:custom-shape>
            <draw:custom-shape draw:name="Google Shape;7011;p54" draw:style-name="gr47" draw:text-style-name="P2" draw:layer="layout" svg:width="0.052cm" svg:height="0.113cm" svg:x="10.775cm" svg:y="1.417cm">
              <text:p text:style-name="P1"><text:span text:style-name="T1"/></text:p>
              <draw:enhanced-geometry draw:mirror-horizontal="false" draw:mirror-vertical="false" drawooo:sub-view-size="184 396" draw:text-areas="0 0 ?f0 ?f1" svg:viewBox="0 0 0 0" draw:type="ooxml-non-primitive" draw:enhanced-path="M 73 1 C 0 1 143 396 159 396 159 396 159 395 159 395 184 395 159 13 73 1 Z N">
                <draw:equation draw:name="f0" draw:formula="logwidth"/>
                <draw:equation draw:name="f1" draw:formula="logheight"/>
              </draw:enhanced-geometry>
            </draw:custom-shape>
            <draw:custom-shape draw:name="Google Shape;7012;p54" draw:style-name="gr73" draw:text-style-name="P2" draw:layer="layout" svg:width="0.084cm" svg:height="0.055cm" svg:x="10.793cm" svg:y="1.634cm">
              <text:p text:style-name="P1"><text:span text:style-name="T1"/></text:p>
              <draw:enhanced-geometry draw:mirror-horizontal="false" draw:mirror-vertical="false" drawooo:sub-view-size="294 193" draw:text-areas="0 0 ?f0 ?f1" svg:viewBox="0 0 0 0" draw:type="ooxml-non-primitive" draw:enhanced-path="M 62 1 C 50 13 1 161 62 173 92 181 177 193 233 193 269 193 294 188 284 173 223 99 149 38 62 1 Z N">
                <draw:equation draw:name="f0" draw:formula="logwidth"/>
                <draw:equation draw:name="f1" draw:formula="logheight"/>
              </draw:enhanced-geometry>
            </draw:custom-shape>
            <draw:custom-shape draw:name="Google Shape;7013;p54" draw:style-name="gr12" draw:text-style-name="P2" draw:layer="layout" svg:width="0.184cm" svg:height="0.131cm" svg:x="10.412cm" svg:y="2.003cm">
              <text:p text:style-name="P1"><text:span text:style-name="T1"/></text:p>
              <draw:enhanced-geometry draw:mirror-horizontal="false" draw:mirror-vertical="false" drawooo:sub-view-size="642 458" draw:text-areas="0 0 ?f0 ?f1" svg:viewBox="0 0 0 0" draw:type="ooxml-non-primitive" draw:enhanced-path="M 244 0 C 231 0 220 1 210 2 99 14 25 64 13 138 0 310 506 458 543 458 592 458 530 359 469 322 419 285 543 298 592 285 641 285 481 236 407 175 373 147 384 139 411 139 433 139 466 144 493 150 543 150 604 113 616 76 616 53 371 0 244 0 Z N">
                <draw:equation draw:name="f0" draw:formula="logwidth"/>
                <draw:equation draw:name="f1" draw:formula="logheight"/>
              </draw:enhanced-geometry>
            </draw:custom-shape>
            <draw:custom-shape draw:name="Google Shape;7014;p54" draw:style-name="gr45" draw:text-style-name="P2" draw:layer="layout" svg:width="0.124cm" svg:height="0.024cm" svg:x="10.373cm" svg:y="1.943cm">
              <text:p text:style-name="P1"><text:span text:style-name="T1"/></text:p>
              <draw:enhanced-geometry draw:mirror-horizontal="false" draw:mirror-vertical="false" drawooo:sub-view-size="433 87" draw:text-areas="0 0 ?f0 ?f1" svg:viewBox="0 0 0 0" draw:type="ooxml-non-primitive" draw:enhanced-path="M 247 1 C 161 1 87 13 1 25 124 50 260 74 383 87 432 62 297 1 247 1 Z N">
                <draw:equation draw:name="f0" draw:formula="logwidth"/>
                <draw:equation draw:name="f1" draw:formula="logheight"/>
              </draw:enhanced-geometry>
            </draw:custom-shape>
            <draw:custom-shape draw:name="Google Shape;7015;p54" draw:style-name="gr10" draw:text-style-name="P2" draw:layer="layout" svg:width="0.183cm" svg:height="0.071cm" svg:x="10.178cm" svg:y="2.298cm">
              <text:p text:style-name="P1"><text:span text:style-name="T1"/></text:p>
              <draw:enhanced-geometry draw:mirror-horizontal="false" draw:mirror-vertical="false" drawooo:sub-view-size="638 251" draw:text-areas="0 0 ?f0 ?f1" svg:viewBox="0 0 0 0" draw:type="ooxml-non-primitive" draw:enhanced-path="M 556 1 C 548 1 539 2 530 6 444 43 222 67 173 92 123 104 0 240 25 240 36 240 133 251 247 251 375 251 526 237 604 178 637 145 630 1 556 1 Z N">
                <draw:equation draw:name="f0" draw:formula="logwidth"/>
                <draw:equation draw:name="f1" draw:formula="logheight"/>
              </draw:enhanced-geometry>
            </draw:custom-shape>
            <draw:custom-shape draw:name="Google Shape;7016;p54" draw:style-name="gr27" draw:text-style-name="P2" draw:layer="layout" svg:width="0.038cm" svg:height="0.06cm" svg:x="8.562cm" svg:y="2.456cm">
              <text:p text:style-name="P1"><text:span text:style-name="T1"/></text:p>
              <draw:enhanced-geometry draw:mirror-horizontal="false" draw:mirror-vertical="false" drawooo:sub-view-size="136 212" draw:text-areas="0 0 ?f0 ?f1" svg:viewBox="0 0 0 0" draw:type="ooxml-non-primitive" draw:enhanced-path="M 62 1 C 37 1 0 124 13 136 13 159 23 212 34 212 35 212 36 211 37 210 62 198 136 149 123 99 99 50 87 13 62 1 Z N">
                <draw:equation draw:name="f0" draw:formula="logwidth"/>
                <draw:equation draw:name="f1" draw:formula="logheight"/>
              </draw:enhanced-geometry>
            </draw:custom-shape>
            <draw:custom-shape draw:name="Google Shape;7017;p54" draw:style-name="gr42" draw:text-style-name="P2" draw:layer="layout" svg:width="0.053cm" svg:height="0.036cm" svg:x="8.434cm" svg:y="2.249cm">
              <text:p text:style-name="P1"><text:span text:style-name="T1"/></text:p>
              <draw:enhanced-geometry draw:mirror-horizontal="false" draw:mirror-vertical="false" drawooo:sub-view-size="186 128" draw:text-areas="0 0 ?f0 ?f1" svg:viewBox="0 0 0 0" draw:type="ooxml-non-primitive" draw:enhanced-path="M 67 1 C 66 1 64 1 62 2 25 15 1 15 25 51 47 84 50 127 85 127 89 127 94 127 99 125 136 101 186 88 161 76 126 76 92 1 67 1 Z N">
                <draw:equation draw:name="f0" draw:formula="logwidth"/>
                <draw:equation draw:name="f1" draw:formula="logheight"/>
              </draw:enhanced-geometry>
            </draw:custom-shape>
            <draw:custom-shape draw:name="Google Shape;7018;p54" draw:style-name="gr16" draw:text-style-name="P2" draw:layer="layout" svg:width="0.034cm" svg:height="0.02cm" svg:x="10.857cm" svg:y="1.214cm">
              <text:p text:style-name="P1"><text:span text:style-name="T1"/></text:p>
              <draw:enhanced-geometry draw:mirror-horizontal="false" draw:mirror-vertical="false" drawooo:sub-view-size="122 72" draw:text-areas="0 0 ?f0 ?f1" svg:viewBox="0 0 0 0" draw:type="ooxml-non-primitive" draw:enhanced-path="M 86 0 C 52 0 1 38 26 63 32 69 40 71 50 71 81 71 122 45 112 26 112 7 101 0 86 0 Z N">
                <draw:equation draw:name="f0" draw:formula="logwidth"/>
                <draw:equation draw:name="f1" draw:formula="logheight"/>
              </draw:enhanced-geometry>
            </draw:custom-shape>
            <draw:custom-shape draw:name="Google Shape;7019;p54" draw:style-name="gr16" draw:text-style-name="P2" draw:layer="layout" svg:width="0.041cm" svg:height="0.021cm" svg:x="10.746cm" svg:y="1.03cm">
              <text:p text:style-name="P1"><text:span text:style-name="T1"/></text:p>
              <draw:enhanced-geometry draw:mirror-horizontal="false" draw:mirror-vertical="false" drawooo:sub-view-size="147 77" draw:text-areas="0 0 ?f0 ?f1" svg:viewBox="0 0 0 0" draw:type="ooxml-non-primitive" draw:enhanced-path="M 79 0 C 33 0 1 52 41 72 48 75 55 77 62 77 105 77 146 21 114 10 103 3 91 0 79 0 Z N">
                <draw:equation draw:name="f0" draw:formula="logwidth"/>
                <draw:equation draw:name="f1" draw:formula="logheight"/>
              </draw:enhanced-geometry>
            </draw:custom-shape>
            <draw:custom-shape draw:name="Google Shape;7020;p54" draw:style-name="gr84" draw:text-style-name="P2" draw:layer="layout" svg:width="0.035cm" svg:height="0.022cm" svg:x="10.855cm" svg:y="0.974cm">
              <text:p text:style-name="P1"><text:span text:style-name="T1"/></text:p>
              <draw:enhanced-geometry draw:mirror-horizontal="false" draw:mirror-vertical="false" drawooo:sub-view-size="124 81" draw:text-areas="0 0 ?f0 ?f1" svg:viewBox="0 0 0 0" draw:type="ooxml-non-primitive" draw:enhanced-path="M 90 0 C 60 0 0 39 30 69 38 77 47 80 57 80 90 80 123 36 104 7 102 3 97 0 90 0 Z N">
                <draw:equation draw:name="f0" draw:formula="logwidth"/>
                <draw:equation draw:name="f1" draw:formula="logheight"/>
              </draw:enhanced-geometry>
            </draw:custom-shape>
            <draw:custom-shape draw:name="Google Shape;7021;p54" draw:style-name="gr21" draw:text-style-name="P2" draw:layer="layout" svg:width="0.063cm" svg:height="0.007cm" svg:x="7.098cm" svg:y="1.288cm">
              <text:p text:style-name="P1"><text:span text:style-name="T1"/></text:p>
              <draw:enhanced-geometry draw:mirror-horizontal="false" draw:mirror-vertical="false" drawooo:sub-view-size="221 29" draw:text-areas="0 0 ?f0 ?f1" svg:viewBox="0 0 0 0" draw:type="ooxml-non-primitive" draw:enhanced-path="M 53 1 C 19 1 1 4 22 15 42 25 83 29 121 29 173 29 221 22 206 15 171 8 98 1 53 1 Z N">
                <draw:equation draw:name="f0" draw:formula="logwidth"/>
                <draw:equation draw:name="f1" draw:formula="logheight"/>
              </draw:enhanced-geometry>
            </draw:custom-shape>
            <draw:custom-shape draw:name="Google Shape;7022;p54" draw:style-name="gr21" draw:text-style-name="P2" draw:layer="layout" svg:width="0.059cm" svg:height="0.006cm" svg:x="7.187cm" svg:y="1.285cm">
              <text:p text:style-name="P1"><text:span text:style-name="T1"/></text:p>
              <draw:enhanced-geometry draw:mirror-horizontal="false" draw:mirror-vertical="false" drawooo:sub-view-size="207 24" draw:text-areas="0 0 ?f0 ?f1" svg:viewBox="0 0 0 0" draw:type="ooxml-non-primitive" draw:enhanced-path="M 53 0 C 20 0 1 4 22 14 52 21 83 24 114 24 145 24 176 21 206 14 171 7 98 0 53 0 Z N">
                <draw:equation draw:name="f0" draw:formula="logwidth"/>
                <draw:equation draw:name="f1" draw:formula="logheight"/>
              </draw:enhanced-geometry>
            </draw:custom-shape>
          </draw:g>
          <draw:custom-shape draw:name="Google Shape;7023;p54" draw:style-name="gr111" draw:text-style-name="P3" draw:layer="layout" svg:width="20.169cm" svg:height="12.713cm" svg:x="3.468cm" svg:y="0.802cm">
            <text:p text:style-name="P1"><text:span text:style-name="T1"/></text:p>
            <draw:enhanced-geometry draw:mirror-horizontal="false" draw:mirror-vertical="false" drawooo:sub-view-size="69863 44038" draw:text-areas="0 0 ?f0 ?f1" svg:viewBox="0 0 0 0" draw:type="ooxml-non-primitive" draw:enhanced-path="M 11582 37 L 19936 1873 12408 12876 11582 37 Z M 41893 12568 L 28167 17497 30520 12728 41893 12568 Z M 4177 12568 L 12334 12950 3881 18766 4177 12568 Z M 51294 10104 L 58342 14293 53635 19197 36693 26763 51208 10203 46538 19542 46575 19567 51294 10104 Z M 41967 12642 L 36607 26775 36607 26799 30188 25493 41967 12642 Z M 12371 12975 L 12371 12987 16757 29744 3894 18815 12371 12975 Z M 3931 18901 L 16757 29794 13603 31938 13615 31974 16757 29843 14675 38098 3931 18901 Z M 11533 0 L 12358 12889 12358 12889 5138 6543 5114 6580 12334 12913 4165 12531 1084 4535 1047 4547 4140 12556 3844 18729 37 10400 0 10412 3832 18803 3832 18815 14675 38148 12543 44025 12580 44037 14687 38184 16794 29855 18889 36041 18926 36028 16807 29794 16819 29744 16794 29757 12408 12950 30471 12728 28093 17571 28093 17571 41954 12593 30114 25518 36582 26836 34130 28685 34143 28709 36595 26861 35523 35498 35560 35498 36632 26873 40981 35190 41018 35178 36656 26824 53635 19234 59710 35942 59710 35954 69838 42509 69862 42485 59759 35942 62999 30533 62975 30508 59734 35905 53672 19222 58379 14306 58366 14293 58379 14269 51343 10104 62235 9648 68926 7356 68914 7319 62235 9599 51368 10067 51368 10067 58206 6642 58194 6629 58206 6605 52403 617 52378 641 58157 6605 51294 10055 50579 4227 50542 4227 51257 10067 51245 10079 51257 10079 36669 26713 42028 12544 46674 8921 46649 8884 42016 12507 33921 1245 33896 1270 41967 12531 30533 12679 30533 12679 32824 8034 32787 8022 30496 12679 12420 12926 12420 12926 19985 1886 19998 1861 11533 0 Z N">
              <draw:equation draw:name="f0" draw:formula="logwidth"/>
              <draw:equation draw:name="f1" draw:formula="logheight"/>
            </draw:enhanced-geometry>
          </draw:custom-shape>
          <draw:g draw:name="Google Shape;7024;p54">
            <draw:custom-shape draw:name="Google Shape;7025;p54" draw:style-name="gr112" draw:text-style-name="P4" draw:layer="layout" svg:width="0.792cm" svg:height="0.72cm" svg:x="15.2cm" svg:y="4.087cm">
              <text:p text:style-name="P1"><text:span text:style-name="T1"/></text:p>
              <draw:enhanced-geometry draw:mirror-horizontal="false" draw:mirror-vertical="false" drawooo:sub-view-size="2748 2497" draw:text-areas="0 0 ?f0 ?f1" svg:viewBox="0 0 0 0" draw:type="ooxml-non-primitive" draw:enhanced-path="M 1371 1 C 1277 1 1180 12 1084 35 407 195 0 861 160 1538 287 2108 801 2497 1364 2497 1459 2497 1555 2486 1651 2462 2329 2302 2748 1637 2588 959 2450 390 1934 1 1371 1 Z N">
                <draw:equation draw:name="f0" draw:formula="logwidth"/>
                <draw:equation draw:name="f1" draw:formula="logheight"/>
              </draw:enhanced-geometry>
            </draw:custom-shape>
            <draw:custom-shape draw:name="Google Shape;7026;p54" draw:style-name="gr112" draw:text-style-name="P4" draw:layer="layout" svg:width="0.792cm" svg:height="0.721cm" svg:x="11.771cm" svg:y="7.761cm">
              <text:p text:style-name="P1"><text:span text:style-name="T1"/></text:p>
              <draw:enhanced-geometry draw:mirror-horizontal="false" draw:mirror-vertical="false" drawooo:sub-view-size="2748 2502" draw:text-areas="0 0 ?f0 ?f1" svg:viewBox="0 0 0 0" draw:type="ooxml-non-primitive" draw:enhanced-path="M 1374 0 C 1054 0 733 123 493 370 0 850 0 1639 493 2132 733 2378 1054 2501 1374 2501 1694 2501 2015 2378 2255 2132 2748 1639 2748 850 2255 370 2015 123 1694 0 1374 0 Z N">
                <draw:equation draw:name="f0" draw:formula="logwidth"/>
                <draw:equation draw:name="f1" draw:formula="logheight"/>
              </draw:enhanced-geometry>
            </draw:custom-shape>
            <draw:custom-shape draw:name="Google Shape;7027;p54" draw:style-name="gr112" draw:text-style-name="P4" draw:layer="layout" svg:width="0.843cm" svg:height="0.721cm" svg:x="18.586cm" svg:y="5.972cm">
              <text:p text:style-name="P1"><text:span text:style-name="T1"/></text:p>
              <draw:enhanced-geometry draw:mirror-horizontal="false" draw:mirror-vertical="false" drawooo:sub-view-size="2922 2500" draw:text-areas="0 0 ?f0 ?f1" svg:viewBox="0 0 0 0" draw:type="ooxml-non-primitive" draw:enhanced-path="M 1258 1 C 568 1 1 555 1 1245 1 1997 624 2499 1267 2499 1573 2499 1883 2386 2133 2132 2921 1344 2367 1 1258 1 Z N">
                <draw:equation draw:name="f0" draw:formula="logwidth"/>
                <draw:equation draw:name="f1" draw:formula="logheight"/>
              </draw:enhanced-geometry>
            </draw:custom-shape>
            <draw:custom-shape draw:name="Google Shape;7028;p54" draw:style-name="gr112" draw:text-style-name="P4" draw:layer="layout" svg:width="0.842cm" svg:height="0.722cm" svg:x="19.785cm" svg:y="2.372cm">
              <text:p text:style-name="P1"><text:span text:style-name="T1"/></text:p>
              <draw:enhanced-geometry draw:mirror-horizontal="false" draw:mirror-vertical="false" drawooo:sub-view-size="2921 2503" draw:text-areas="0 0 ?f0 ?f1" svg:viewBox="0 0 0 0" draw:type="ooxml-non-primitive" draw:enhanced-path="M 1676 0 C 567 0 0 1343 789 2132 1045 2388 1359 2502 1667 2502 2308 2502 2920 2006 2920 1257 2920 567 2366 0 1676 0 Z N">
                <draw:equation draw:name="f0" draw:formula="logwidth"/>
                <draw:equation draw:name="f1" draw:formula="logheight"/>
              </draw:enhanced-geometry>
            </draw:custom-shape>
            <draw:custom-shape draw:name="Google Shape;7029;p54" draw:style-name="gr112" draw:text-style-name="P4" draw:layer="layout" svg:width="0.792cm" svg:height="0.72cm" svg:x="7.232cm" svg:y="11.44cm">
              <text:p text:style-name="P1"><text:span text:style-name="T1"/></text:p>
              <draw:enhanced-geometry draw:mirror-horizontal="false" draw:mirror-vertical="false" drawooo:sub-view-size="2748 2496" draw:text-areas="0 0 ?f0 ?f1" svg:viewBox="0 0 0 0" draw:type="ooxml-non-primitive" draw:enhanced-path="M 1384 0 C 1289 0 1193 11 1097 34 419 195 0 860 160 1538 297 2107 813 2496 1376 2496 1471 2496 1568 2485 1664 2462 2341 2302 2748 1636 2600 959 2463 389 1947 0 1384 0 Z N">
                <draw:equation draw:name="f0" draw:formula="logwidth"/>
                <draw:equation draw:name="f1" draw:formula="logheight"/>
              </draw:enhanced-geometry>
            </draw:custom-shape>
            <draw:custom-shape draw:name="Google Shape;7030;p54" draw:style-name="gr112" draw:text-style-name="P4" draw:layer="layout" svg:width="0.842cm" svg:height="0.722cm" svg:x="7.954cm" svg:y="9.063cm">
              <text:p text:style-name="P1"><text:span text:style-name="T1"/></text:p>
              <draw:enhanced-geometry draw:mirror-horizontal="false" draw:mirror-vertical="false" drawooo:sub-view-size="2921 2503" draw:text-areas="0 0 ?f0 ?f1" svg:viewBox="0 0 0 0" draw:type="ooxml-non-primitive" draw:enhanced-path="M 1261 1 C 620 1 0 500 0 1258 0 1948 567 2502 1257 2502 2366 2502 2921 1159 2132 370 1881 115 1568 1 1261 1 Z N">
                <draw:equation draw:name="f0" draw:formula="logwidth"/>
                <draw:equation draw:name="f1" draw:formula="logheight"/>
              </draw:enhanced-geometry>
            </draw:custom-shape>
            <draw:custom-shape draw:name="Google Shape;7031;p54" draw:style-name="gr112" draw:text-style-name="P4" draw:layer="layout" svg:width="0.721cm" svg:height="0.722cm" svg:x="8.519cm" svg:y="10.902cm">
              <text:p text:style-name="P1"><text:span text:style-name="T1"/></text:p>
              <draw:enhanced-geometry draw:mirror-horizontal="false" draw:mirror-vertical="false" drawooo:sub-view-size="2502 2503" draw:text-areas="0 0 ?f0 ?f1" svg:viewBox="0 0 0 0" draw:type="ooxml-non-primitive" draw:enhanced-path="M 1245 1 C 555 1 0 568 0 1245 0 1935 555 2502 1245 2502 1935 2502 2502 1935 2502 1245 2502 568 1935 1 1245 1 Z N">
                <draw:equation draw:name="f0" draw:formula="logwidth"/>
                <draw:equation draw:name="f1" draw:formula="logheight"/>
              </draw:enhanced-geometry>
            </draw:custom-shape>
            <draw:custom-shape draw:name="Google Shape;7032;p54" draw:style-name="gr112" draw:text-style-name="P4" draw:layer="layout" svg:width="0.793cm" svg:height="0.72cm" svg:x="12.542cm" svg:y="2.782cm">
              <text:p text:style-name="P1"><text:span text:style-name="T1"/></text:p>
              <draw:enhanced-geometry draw:mirror-horizontal="false" draw:mirror-vertical="false" drawooo:sub-view-size="2749 2497" draw:text-areas="0 0 ?f0 ?f1" svg:viewBox="0 0 0 0" draw:type="ooxml-non-primitive" draw:enhanced-path="M 1376 0 C 1281 0 1183 11 1085 34 420 194 1 872 161 1537 298 2116 802 2496 1368 2496 1465 2496 1565 2485 1664 2462 2330 2314 2749 1636 2588 958 2451 389 1944 0 1376 0 Z N">
                <draw:equation draw:name="f0" draw:formula="logwidth"/>
                <draw:equation draw:name="f1" draw:formula="logheight"/>
              </draw:enhanced-geometry>
            </draw:custom-shape>
            <draw:custom-shape draw:name="Google Shape;7033;p54" draw:style-name="gr112" draw:text-style-name="P4" draw:layer="layout" svg:width="0.842cm" svg:height="0.719cm" svg:x="21.294cm" svg:y="9.276cm">
              <text:p text:style-name="P1"><text:span text:style-name="T1"/></text:p>
              <draw:enhanced-geometry draw:mirror-horizontal="false" draw:mirror-vertical="false" drawooo:sub-view-size="2921 2495" draw:text-areas="0 0 ?f0 ?f1" svg:viewBox="0 0 0 0" draw:type="ooxml-non-primitive" draw:enhanced-path="M 1223 1 C 543 1 1 563 1 1246 1 1998 618 2495 1262 2495 1567 2495 1878 2383 2132 2133 2921 1344 2354 1 1245 1 1238 1 1230 1 1223 1 Z N">
                <draw:equation draw:name="f0" draw:formula="logwidth"/>
                <draw:equation draw:name="f1" draw:formula="logheight"/>
              </draw:enhanced-geometry>
            </draw:custom-shape>
            <draw:custom-shape draw:name="Google Shape;7034;p54" draw:style-name="gr112" draw:text-style-name="P4" draw:layer="layout" svg:width="0.841cm" svg:height="0.721cm" svg:x="17.704cm" svg:y="1.685cm">
              <text:p text:style-name="P1"><text:span text:style-name="T1"/></text:p>
              <draw:enhanced-geometry draw:mirror-horizontal="false" draw:mirror-vertical="false" drawooo:sub-view-size="2917 2502" draw:text-areas="0 0 ?f0 ?f1" svg:viewBox="0 0 0 0" draw:type="ooxml-non-primitive" draw:enhanced-path="M 1260 0 C 1255 0 1250 0 1245 0 555 0 0 555 0 1245 0 2003 614 2502 1256 2502 1563 2502 1876 2387 2132 2132 2917 1347 2359 0 1260 0 Z N">
                <draw:equation draw:name="f0" draw:formula="logwidth"/>
                <draw:equation draw:name="f1" draw:formula="logheight"/>
              </draw:enhanced-geometry>
            </draw:custom-shape>
            <draw:custom-shape draw:name="Google Shape;7035;p54" draw:style-name="gr112" draw:text-style-name="P4" draw:layer="layout" svg:width="0.792cm" svg:height="0.721cm" svg:x="3.379cm" svg:y="1.774cm">
              <text:p text:style-name="P1"><text:span text:style-name="T1"/></text:p>
              <draw:enhanced-geometry draw:mirror-horizontal="false" draw:mirror-vertical="false" drawooo:sub-view-size="2748 2502" draw:text-areas="0 0 ?f0 ?f1" svg:viewBox="0 0 0 0" draw:type="ooxml-non-primitive" draw:enhanced-path="M 1374 0 C 1054 0 733 124 493 370 0 850 0 1639 493 2132 733 2378 1054 2502 1374 2502 1694 2502 2015 2378 2255 2132 2748 1639 2748 850 2255 370 2015 124 1694 0 1374 0 Z N">
                <draw:equation draw:name="f0" draw:formula="logwidth"/>
                <draw:equation draw:name="f1" draw:formula="logheight"/>
              </draw:enhanced-geometry>
            </draw:custom-shape>
            <draw:custom-shape draw:name="Google Shape;7036;p54" draw:style-name="gr112" draw:text-style-name="P4" draw:layer="layout" svg:width="0.789cm" svg:height="0.72cm" svg:x="10.262cm" svg:y="0.35cm">
              <text:p text:style-name="P1"><text:span text:style-name="T1"/></text:p>
              <draw:enhanced-geometry draw:mirror-horizontal="false" draw:mirror-vertical="false" drawooo:sub-view-size="2737 2496" draw:text-areas="0 0 ?f0 ?f1" svg:viewBox="0 0 0 0" draw:type="ooxml-non-primitive" draw:enhanced-path="M 1369 1 C 1048 1 728 121 482 361 1 854 1 1642 482 2135 728 2376 1048 2496 1369 2496 1689 2496 2009 2376 2256 2135 2736 1642 2736 854 2256 361 2009 121 1689 1 1369 1 Z N">
                <draw:equation draw:name="f0" draw:formula="logwidth"/>
                <draw:equation draw:name="f1" draw:formula="logheight"/>
              </draw:enhanced-geometry>
            </draw:custom-shape>
            <draw:custom-shape draw:name="Google Shape;7037;p54" draw:style-name="gr112" draw:text-style-name="P4" draw:layer="layout" svg:width="0.789cm" svg:height="0.72cm" svg:x="4.186cm" svg:y="5.893cm">
              <text:p text:style-name="P1"><text:span text:style-name="T1"/></text:p>
              <draw:enhanced-geometry draw:mirror-horizontal="false" draw:mirror-vertical="false" drawooo:sub-view-size="2736 2496" draw:text-areas="0 0 ?f0 ?f1" svg:viewBox="0 0 0 0" draw:type="ooxml-non-primitive" draw:enhanced-path="M 1368 0 C 1047 0 727 121 481 361 0 854 0 1642 481 2135 727 2375 1047 2495 1368 2495 1688 2495 2008 2375 2255 2135 2735 1642 2735 854 2255 361 2008 121 1688 0 1368 0 Z N">
                <draw:equation draw:name="f0" draw:formula="logwidth"/>
                <draw:equation draw:name="f1" draw:formula="logheight"/>
              </draw:enhanced-geometry>
            </draw:custom-shape>
            <draw:custom-shape draw:name="Google Shape;7038;p54" draw:style-name="gr112" draw:text-style-name="P4" draw:layer="layout" svg:width="0.839cm" svg:height="0.722cm" svg:x="6.641cm" svg:y="4.168cm">
              <text:p text:style-name="P1"><text:span text:style-name="T1"/></text:p>
              <draw:enhanced-geometry draw:mirror-horizontal="false" draw:mirror-vertical="false" drawooo:sub-view-size="2909 2503" draw:text-areas="0 0 ?f0 ?f1" svg:viewBox="0 0 0 0" draw:type="ooxml-non-primitive" draw:enhanced-path="M 1254 1 C 614 1 1 497 1 1246 1 1936 555 2503 1245 2503 2354 2503 2909 1160 2132 371 1877 115 1562 1 1254 1 Z N">
                <draw:equation draw:name="f0" draw:formula="logwidth"/>
                <draw:equation draw:name="f1" draw:formula="logheight"/>
              </draw:enhanced-geometry>
            </draw:custom-shape>
            <draw:custom-shape draw:name="Google Shape;7039;p54" draw:style-name="gr112" draw:text-style-name="P4" draw:layer="layout" svg:width="0.793cm" svg:height="0.72cm" svg:x="4.549cm" svg:y="2.358cm">
              <text:p text:style-name="P1"><text:span text:style-name="T1"/></text:p>
              <draw:enhanced-geometry draw:mirror-horizontal="false" draw:mirror-vertical="false" drawooo:sub-view-size="2749 2497" draw:text-areas="0 0 ?f0 ?f1" svg:viewBox="0 0 0 0" draw:type="ooxml-non-primitive" draw:enhanced-path="M 1385 1 C 1290 1 1193 12 1097 35 420 195 1 860 161 1538 298 2108 814 2496 1377 2496 1472 2496 1568 2485 1664 2462 2342 2302 2749 1637 2601 959 2464 390 1948 1 1385 1 Z N">
                <draw:equation draw:name="f0" draw:formula="logwidth"/>
                <draw:equation draw:name="f1" draw:formula="logheight"/>
              </draw:enhanced-geometry>
            </draw:custom-shape>
            <draw:custom-shape draw:name="Google Shape;7040;p54" draw:style-name="gr112" draw:text-style-name="P4" draw:layer="layout" svg:width="0.792cm" svg:height="0.72cm" svg:x="16.442cm" svg:y="3.027cm">
              <text:p text:style-name="P1"><text:span text:style-name="T1"/></text:p>
              <draw:enhanced-geometry draw:mirror-horizontal="false" draw:mirror-vertical="false" drawooo:sub-view-size="2748 2497" draw:text-areas="0 0 ?f0 ?f1" svg:viewBox="0 0 0 0" draw:type="ooxml-non-primitive" draw:enhanced-path="M 1389 1 C 1293 1 1195 12 1097 35 419 183 0 861 160 1526 297 2106 814 2497 1377 2497 1472 2497 1568 2486 1664 2463 2341 2303 2748 1625 2588 959 2462 381 1950 1 1389 1 Z N">
                <draw:equation draw:name="f0" draw:formula="logwidth"/>
                <draw:equation draw:name="f1" draw:formula="logheight"/>
              </draw:enhanced-geometry>
            </draw:custom-shape>
            <draw:custom-shape draw:name="Google Shape;7041;p54" draw:style-name="gr112" draw:text-style-name="P4" draw:layer="layout" svg:width="0.818cm" svg:height="0.72cm" svg:x="22.955cm" svg:y="2.58cm">
              <text:p text:style-name="P1"><text:span text:style-name="T1"/></text:p>
              <draw:enhanced-geometry draw:mirror-horizontal="false" draw:mirror-vertical="false" drawooo:sub-view-size="2835 2497" draw:text-areas="0 0 ?f0 ?f1" svg:viewBox="0 0 0 0" draw:type="ooxml-non-primitive" draw:enhanced-path="M 1416 0 C 1256 0 1094 30 937 93 309 352 1 1092 272 1732 466 2205 926 2496 1414 2496 1575 2496 1739 2465 1898 2398 2539 2139 2835 1412 2576 771 2380 287 1911 0 1416 0 Z N">
                <draw:equation draw:name="f0" draw:formula="logwidth"/>
                <draw:equation draw:name="f1" draw:formula="logheight"/>
              </draw:enhanced-geometry>
            </draw:custom-shape>
            <draw:custom-shape draw:name="Google Shape;7042;p54" draw:style-name="gr112" draw:text-style-name="P4" draw:layer="layout" svg:width="0.793cm" svg:height="0.72cm" svg:x="16.577cm" svg:y="6.078cm">
              <text:p text:style-name="P1"><text:span text:style-name="T1"/></text:p>
              <draw:enhanced-geometry draw:mirror-horizontal="false" draw:mirror-vertical="false" drawooo:sub-view-size="2749 2496" draw:text-areas="0 0 ?f0 ?f1" svg:viewBox="0 0 0 0" draw:type="ooxml-non-primitive" draw:enhanced-path="M 1374 0 C 1054 0 734 120 493 360 0 853 0 1642 493 2135 734 2375 1054 2495 1374 2495 1695 2495 2015 2375 2255 2135 2748 1642 2748 853 2255 360 2015 120 1695 0 1374 0 Z N">
                <draw:equation draw:name="f0" draw:formula="logwidth"/>
                <draw:equation draw:name="f1" draw:formula="logheight"/>
              </draw:enhanced-geometry>
            </draw:custom-shape>
            <draw:custom-shape draw:name="Google Shape;7043;p54" draw:style-name="gr112" draw:text-style-name="P4" draw:layer="layout" svg:width="0.793cm" svg:height="0.72cm" svg:x="13.236cm" svg:y="10.643cm">
              <text:p text:style-name="P1"><text:span text:style-name="T1"/></text:p>
              <draw:enhanced-geometry draw:mirror-horizontal="false" draw:mirror-vertical="false" drawooo:sub-view-size="2749 2496" draw:text-areas="0 0 ?f0 ?f1" svg:viewBox="0 0 0 0" draw:type="ooxml-non-primitive" draw:enhanced-path="M 1376 0 C 1280 0 1183 11 1085 34 420 195 1 860 161 1538 298 2107 805 2496 1373 2496 1469 2496 1566 2485 1664 2462 2329 2302 2748 1636 2588 959 2451 389 1944 0 1376 0 Z N">
                <draw:equation draw:name="f0" draw:formula="logwidth"/>
                <draw:equation draw:name="f1" draw:formula="logheight"/>
              </draw:enhanced-geometry>
            </draw:custom-shape>
            <draw:custom-shape draw:name="Google Shape;7044;p54" draw:style-name="gr112" draw:text-style-name="P4" draw:layer="layout" svg:width="0.793cm" svg:height="0.722cm" svg:x="6.406cm" svg:y="0.469cm">
              <text:p text:style-name="P1"><text:span text:style-name="T1"/></text:p>
              <draw:enhanced-geometry draw:mirror-horizontal="false" draw:mirror-vertical="false" drawooo:sub-view-size="2749 2505" draw:text-areas="0 0 ?f0 ?f1" svg:viewBox="0 0 0 0" draw:type="ooxml-non-primitive" draw:enhanced-path="M 1384 0 C 1289 0 1193 11 1097 34 420 194 1 872 161 1538 299 2122 821 2504 1389 2504 1480 2504 1572 2494 1664 2474 2342 2314 2748 1636 2600 971 2463 391 1947 0 1384 0 Z N">
                <draw:equation draw:name="f0" draw:formula="logwidth"/>
                <draw:equation draw:name="f1" draw:formula="logheight"/>
              </draw:enhanced-geometry>
            </draw:custom-shape>
            <draw:custom-shape draw:name="Google Shape;7045;p54" draw:style-name="gr113" draw:text-style-name="P4" draw:layer="layout" svg:width="0.433cm" svg:height="0.43cm" svg:x="4.453cm" svg:y="4.232cm">
              <text:p text:style-name="P1"><text:span text:style-name="T1"/></text:p>
              <draw:enhanced-geometry draw:mirror-horizontal="false" draw:mirror-vertical="false" drawooo:sub-view-size="1504 1492" draw:text-areas="0 0 ?f0 ?f1" svg:viewBox="0 0 0 0" draw:type="ooxml-non-primitive" draw:enhanced-path="M 752 0 C 333 0 0 333 0 740 0 1159 333 1491 752 1491 1158 1491 1503 1159 1503 740 1503 333 1158 0 752 0 Z N">
                <draw:equation draw:name="f0" draw:formula="logwidth"/>
                <draw:equation draw:name="f1" draw:formula="logheight"/>
              </draw:enhanced-geometry>
            </draw:custom-shape>
            <draw:custom-shape draw:name="Google Shape;7046;p54" draw:style-name="gr114" draw:text-style-name="P4" draw:layer="layout" svg:width="0.433cm" svg:height="0.433cm" svg:x="18.057cm" svg:y="3.517cm">
              <text:p text:style-name="P1"><text:span text:style-name="T1"/></text:p>
              <draw:enhanced-geometry draw:mirror-horizontal="false" draw:mirror-vertical="false" drawooo:sub-view-size="1504 1504" draw:text-areas="0 0 ?f0 ?f1" svg:viewBox="0 0 0 0" draw:type="ooxml-non-primitive" draw:enhanced-path="M 752 1 C 333 1 0 333 0 752 0 1159 333 1504 752 1504 1171 1504 1503 1159 1503 752 1503 333 1171 1 752 1 Z N">
                <draw:equation draw:name="f0" draw:formula="logwidth"/>
                <draw:equation draw:name="f1" draw:formula="logheight"/>
              </draw:enhanced-geometry>
            </draw:custom-shape>
            <draw:custom-shape draw:name="Google Shape;7047;p54" draw:style-name="gr114" draw:text-style-name="P4" draw:layer="layout" svg:width="0.472cm" svg:height="0.433cm" svg:x="13.802cm" svg:y="8.35cm">
              <text:p text:style-name="P1"><text:span text:style-name="T1"/></text:p>
              <draw:enhanced-geometry draw:mirror-horizontal="false" draw:mirror-vertical="false" drawooo:sub-view-size="1640 1502" draw:text-areas="0 0 ?f0 ?f1" svg:viewBox="0 0 0 0" draw:type="ooxml-non-primitive" draw:enhanced-path="M 805 1 C 751 1 696 6 641 18 247 116 1 523 87 930 172 1271 488 1501 827 1501 880 1501 933 1496 986 1484 1393 1386 1639 979 1553 585 1468 233 1152 1 805 1 Z N">
                <draw:equation draw:name="f0" draw:formula="logwidth"/>
                <draw:equation draw:name="f1" draw:formula="logheight"/>
              </draw:enhanced-geometry>
            </draw:custom-shape>
            <draw:custom-shape draw:name="Google Shape;7048;p54" draw:style-name="gr114" draw:text-style-name="P4" draw:layer="layout" svg:width="0.43cm" svg:height="0.433cm" svg:x="7.182cm" svg:y="9.831cm">
              <text:p text:style-name="P1"><text:span text:style-name="T1"/></text:p>
              <draw:enhanced-geometry draw:mirror-horizontal="false" draw:mirror-vertical="false" drawooo:sub-view-size="1492 1504" draw:text-areas="0 0 ?f0 ?f1" svg:viewBox="0 0 0 0" draw:type="ooxml-non-primitive" draw:enhanced-path="M 740 0 C 333 0 1 333 1 752 1 1158 333 1503 740 1503 1159 1503 1492 1158 1492 752 1492 333 1159 0 740 0 Z N">
                <draw:equation draw:name="f0" draw:formula="logwidth"/>
                <draw:equation draw:name="f1" draw:formula="logheight"/>
              </draw:enhanced-geometry>
            </draw:custom-shape>
            <draw:custom-shape draw:name="Google Shape;7049;p54" draw:style-name="gr114" draw:text-style-name="P4" draw:layer="layout" svg:width="0.434cm" svg:height="0.433cm" svg:x="3.254cm" svg:y="3.61cm">
              <text:p text:style-name="P1"><text:span text:style-name="T1"/></text:p>
              <draw:enhanced-geometry draw:mirror-horizontal="false" draw:mirror-vertical="false" drawooo:sub-view-size="1505 1504" draw:text-areas="0 0 ?f0 ?f1" svg:viewBox="0 0 0 0" draw:type="ooxml-non-primitive" draw:enhanced-path="M 752 0 C 346 0 1 333 1 752 1 1171 346 1503 752 1503 1171 1503 1504 1171 1504 752 1504 333 1171 0 752 0 Z N">
                <draw:equation draw:name="f0" draw:formula="logwidth"/>
                <draw:equation draw:name="f1" draw:formula="logheight"/>
              </draw:enhanced-geometry>
            </draw:custom-shape>
            <draw:custom-shape draw:name="Google Shape;7050;p54" draw:style-name="gr115" draw:text-style-name="P4" draw:layer="layout" svg:width="0.433cm" svg:height="0.434cm" svg:x="11.372cm" svg:y="5.666cm">
              <text:p text:style-name="P1"><text:span text:style-name="T1"/></text:p>
              <draw:enhanced-geometry draw:mirror-horizontal="false" draw:mirror-vertical="false" drawooo:sub-view-size="1504 1505" draw:text-areas="0 0 ?f0 ?f1" svg:viewBox="0 0 0 0" draw:type="ooxml-non-primitive" draw:enhanced-path="M 752 1 C 333 1 0 334 0 753 0 1171 333 1504 752 1504 1158 1504 1503 1171 1503 753 1503 334 1158 1 752 1 Z N">
                <draw:equation draw:name="f0" draw:formula="logwidth"/>
                <draw:equation draw:name="f1" draw:formula="logheight"/>
              </draw:enhanced-geometry>
            </draw:custom-shape>
            <draw:custom-shape draw:name="Google Shape;7051;p54" draw:style-name="gr114" draw:text-style-name="P4" draw:layer="layout" svg:width="0.433cm" svg:height="0.433cm" svg:x="21.219cm" svg:y="3.382cm">
              <text:p text:style-name="P1"><text:span text:style-name="T1"/></text:p>
              <draw:enhanced-geometry draw:mirror-horizontal="false" draw:mirror-vertical="false" drawooo:sub-view-size="1504 1504" draw:text-areas="0 0 ?f0 ?f1" svg:viewBox="0 0 0 0" draw:type="ooxml-non-primitive" draw:enhanced-path="M 752 1 C 333 1 1 346 1 752 1 1171 333 1504 752 1504 1159 1504 1504 1171 1504 752 1504 346 1159 1 752 1 Z N">
                <draw:equation draw:name="f0" draw:formula="logwidth"/>
                <draw:equation draw:name="f1" draw:formula="logheight"/>
              </draw:enhanced-geometry>
            </draw:custom-shape>
            <draw:custom-shape draw:name="Google Shape;7052;p54" draw:style-name="gr114" draw:text-style-name="P4" draw:layer="layout" svg:width="0.43cm" svg:height="0.433cm" svg:x="18.352cm" svg:y="0.764cm">
              <text:p text:style-name="P1"><text:span text:style-name="T1"/></text:p>
              <draw:enhanced-geometry draw:mirror-horizontal="false" draw:mirror-vertical="false" drawooo:sub-view-size="1492 1504" draw:text-areas="0 0 ?f0 ?f1" svg:viewBox="0 0 0 0" draw:type="ooxml-non-primitive" draw:enhanced-path="M 752 0 C 333 0 1 333 1 752 1 1158 333 1503 752 1503 1159 1503 1492 1158 1492 752 1492 333 1159 0 752 0 Z N">
                <draw:equation draw:name="f0" draw:formula="logwidth"/>
                <draw:equation draw:name="f1" draw:formula="logheight"/>
              </draw:enhanced-geometry>
            </draw:custom-shape>
            <draw:custom-shape draw:name="Google Shape;7053;p54" draw:style-name="gr113" draw:text-style-name="P4" draw:layer="layout" svg:width="0.49cm" svg:height="0.431cm" svg:x="15.058cm" svg:y="10.765cm">
              <text:p text:style-name="P1"><text:span text:style-name="T1"/></text:p>
              <draw:enhanced-geometry draw:mirror-horizontal="false" draw:mirror-vertical="false" drawooo:sub-view-size="1701 1496" draw:text-areas="0 0 ?f0 ?f1" svg:viewBox="0 0 0 0" draw:type="ooxml-non-primitive" draw:enhanced-path="M 847 0 C 552 0 272 176 160 465 0 847 185 1278 567 1438 661 1477 757 1496 852 1496 1144 1496 1419 1320 1540 1031 1701 649 1516 218 1134 58 1040 19 943 0 847 0 Z N">
                <draw:equation draw:name="f0" draw:formula="logwidth"/>
                <draw:equation draw:name="f1" draw:formula="logheight"/>
              </draw:enhanced-geometry>
            </draw:custom-shape>
            <draw:custom-shape draw:name="Google Shape;7054;p54" draw:style-name="gr114" draw:text-style-name="P4" draw:layer="layout" svg:width="0.505cm" svg:height="0.432cm" svg:x="23.343cm" svg:y="12.877cm">
              <text:p text:style-name="P1"><text:span text:style-name="T1"/></text:p>
              <draw:enhanced-geometry draw:mirror-horizontal="false" draw:mirror-vertical="false" drawooo:sub-view-size="1751 1501" draw:text-areas="0 0 ?f0 ?f1" svg:viewBox="0 0 0 0" draw:type="ooxml-non-primitive" draw:enhanced-path="M 1000 0 C 818 0 632 68 481 219 1 687 346 1488 1011 1501 1418 1501 1750 1156 1750 749 1750 298 1383 0 1000 0 Z N">
                <draw:equation draw:name="f0" draw:formula="logwidth"/>
                <draw:equation draw:name="f1" draw:formula="logheight"/>
              </draw:enhanced-geometry>
            </draw:custom-shape>
            <draw:custom-shape draw:name="Google Shape;7055;p54" draw:style-name="gr113" draw:text-style-name="P4" draw:layer="layout" svg:width="0.43cm" svg:height="0.43cm" svg:x="6.879cm" svg:y="13.318cm">
              <text:p text:style-name="P1"><text:span text:style-name="T1"/></text:p>
              <draw:enhanced-geometry draw:mirror-horizontal="false" draw:mirror-vertical="false" drawooo:sub-view-size="1492 1492" draw:text-areas="0 0 ?f0 ?f1" svg:viewBox="0 0 0 0" draw:type="ooxml-non-primitive" draw:enhanced-path="M 740 0 C 333 0 0 333 0 752 0 1158 333 1491 740 1491 1159 1491 1491 1158 1491 752 1491 333 1159 0 740 0 Z N">
                <draw:equation draw:name="f0" draw:formula="logwidth"/>
                <draw:equation draw:name="f1" draw:formula="logheight"/>
              </draw:enhanced-geometry>
            </draw:custom-shape>
            <draw:custom-shape draw:name="Google Shape;7056;p54" draw:style-name="gr114" draw:text-style-name="P4" draw:layer="layout" svg:width="0.517cm" svg:height="0.432cm" svg:x="13.085cm" svg:y="8.89cm">
              <text:p text:style-name="P1"><text:span text:style-name="T1"/></text:p>
              <draw:enhanced-geometry draw:mirror-horizontal="false" draw:mirror-vertical="false" drawooo:sub-view-size="1795 1501" draw:text-areas="0 0 ?f0 ?f1" svg:viewBox="0 0 0 0" draw:type="ooxml-non-primitive" draw:enhanced-path="M 809 1 C 446 1 127 269 82 638 0 1130 390 1501 818 1501 969 1501 1124 1455 1265 1352 1795 946 1585 108 920 9 883 4 845 1 809 1 Z N">
                <draw:equation draw:name="f0" draw:formula="logwidth"/>
                <draw:equation draw:name="f1" draw:formula="logheight"/>
              </draw:enhanced-geometry>
            </draw:custom-shape>
            <draw:custom-shape draw:name="Google Shape;7057;p54" draw:style-name="gr114" draw:text-style-name="P4" draw:layer="layout" svg:width="0.505cm" svg:height="0.432cm" svg:x="20.497cm" svg:y="10.985cm">
              <text:p text:style-name="P1"><text:span text:style-name="T1"/></text:p>
              <draw:enhanced-geometry draw:mirror-horizontal="false" draw:mirror-vertical="false" drawooo:sub-view-size="1751 1501" draw:text-areas="0 0 ?f0 ?f1" svg:viewBox="0 0 0 0" draw:type="ooxml-non-primitive" draw:enhanced-path="M 750 0 C 368 0 1 298 1 749 1 1168 333 1501 752 1501 1418 1501 1750 687 1270 219 1119 68 933 0 750 0 Z N">
                <draw:equation draw:name="f0" draw:formula="logwidth"/>
                <draw:equation draw:name="f1" draw:formula="logheight"/>
              </draw:enhanced-geometry>
            </draw:custom-shape>
            <draw:custom-shape draw:name="Google Shape;7058;p54" draw:style-name="gr114" draw:text-style-name="P4" draw:layer="layout" svg:width="0.505cm" svg:height="0.432cm" svg:x="20.031cm" svg:y="4.734cm">
              <text:p text:style-name="P1"><text:span text:style-name="T1"/></text:p>
              <draw:enhanced-geometry draw:mirror-horizontal="false" draw:mirror-vertical="false" drawooo:sub-view-size="1751 1501" draw:text-areas="0 0 ?f0 ?f1" svg:viewBox="0 0 0 0" draw:type="ooxml-non-primitive" draw:enhanced-path="M 998 1 C 333 1 0 802 469 1282 624 1433 812 1501 996 1501 1383 1501 1750 1203 1750 752 1750 333 1417 1 998 1 Z N">
                <draw:equation draw:name="f0" draw:formula="logwidth"/>
                <draw:equation draw:name="f1" draw:formula="logheight"/>
              </draw:enhanced-geometry>
            </draw:custom-shape>
            <draw:custom-shape draw:name="Google Shape;7059;p54" draw:style-name="gr113" draw:text-style-name="P4" draw:layer="layout" svg:width="0.487cm" svg:height="0.431cm" svg:x="12.994cm" svg:y="1cm">
              <text:p text:style-name="P1"><text:span text:style-name="T1"/></text:p>
              <draw:enhanced-geometry draw:mirror-horizontal="false" draw:mirror-vertical="false" drawooo:sub-view-size="1689 1496" draw:text-areas="0 0 ?f0 ?f1" svg:viewBox="0 0 0 0" draw:type="ooxml-non-primitive" draw:enhanced-path="M 848 0 C 552 0 270 176 149 464 1 846 173 1278 555 1438 649 1477 746 1496 842 1496 1138 1496 1420 1320 1541 1031 1689 649 1516 218 1134 58 1041 19 943 0 848 0 Z N">
                <draw:equation draw:name="f0" draw:formula="logwidth"/>
                <draw:equation draw:name="f1" draw:formula="logheight"/>
              </draw:enhanced-geometry>
            </draw:custom-shape>
            <draw:custom-shape draw:name="Google Shape;7060;p54" draw:style-name="gr113" draw:text-style-name="P4" draw:layer="layout" svg:width="0.43cm" svg:height="0.43cm" svg:x="9.017cm" svg:y="1.148cm">
              <text:p text:style-name="P1"><text:span text:style-name="T1"/></text:p>
              <draw:enhanced-geometry draw:mirror-horizontal="false" draw:mirror-vertical="false" drawooo:sub-view-size="1492 1492" draw:text-areas="0 0 ?f0 ?f1" svg:viewBox="0 0 0 0" draw:type="ooxml-non-primitive" draw:enhanced-path="M 752 1 C 333 1 0 333 0 752 0 1159 333 1492 752 1492 1159 1492 1491 1159 1491 752 1491 333 1159 1 752 1 Z N">
                <draw:equation draw:name="f0" draw:formula="logwidth"/>
                <draw:equation draw:name="f1" draw:formula="logheight"/>
              </draw:enhanced-geometry>
            </draw:custom-shape>
          </draw:g>
        </draw:g>
        <draw:frame draw:name="Title 1" presentation:style-name="pr1" draw:text-style-name="P6" xml:id="id7" draw:id="id7" draw:layer="layout" svg:width="17.959cm" svg:height="4.079cm" svg:x="15.804cm" svg:y="12.954cm" presentation:class="title" presentation:user-transformed="true">
          <draw:text-box>
            <text:p text:style-name="P5"><text:span text:style-name="T2">Visão do produto</text:span></text:p>
          </draw:text-box>
        </draw:frame>
        <draw:custom-shape draw:name="Google Shape;5076;p54" draw:style-name="gr116" draw:text-style-name="P7" xml:id="id6" draw:id="id6" draw:layer="layout" svg:width="1.023cm" svg:height="1.328cm" svg:x="6.67cm" svg:y="12.187cm">
          <text:p text:style-name="P1"><text:span text:style-name="T1"/></text:p>
          <draw:enhanced-geometry draw:mirror-horizontal="false" draw:mirror-vertical="false" drawooo:sub-view-size="2810 3648" draw:text-areas="0 0 ?f0 ?f1" svg:viewBox="0 0 0 0" draw:type="ooxml-non-primitive" draw:enhanced-path="M 1365 241 C 1630 241 1899 338 2120 555 2810 1245 2329 2416 1356 2416 764 2416 272 1935 272 1344 263 681 802 241 1365 241 Z M 1356 1 C 604 1 0 604 0 1356 0 2391 1183 3512 1331 3648 L 1368 3648 C 1528 3512 2711 2453 2711 1356 2711 604 2095 1 1356 1 Z N">
            <draw:equation draw:name="f0" draw:formula="logwidth"/>
            <draw:equation draw:name="f1" draw:formula="logheight"/>
          </draw:enhanced-geometry>
        </draw:custom-shape>
        <draw:custom-shape draw:name="Google Shape;5076;p54" draw:style-name="gr117" draw:text-style-name="P8" xml:id="id3" draw:id="id3" draw:layer="layout" svg:width="1.421cm" svg:height="1.846cm" svg:x="6.47cm" svg:y="8.662cm">
          <text:p text:style-name="P1"><text:span text:style-name="T1"/></text:p>
          <draw:enhanced-geometry draw:mirror-horizontal="false" draw:mirror-vertical="false" drawooo:sub-view-size="2810 3648" draw:text-areas="0 0 ?f0 ?f1" svg:viewBox="0 0 0 0" draw:type="ooxml-non-primitive" draw:enhanced-path="M 1365 241 C 1630 241 1899 338 2120 555 2810 1245 2329 2416 1356 2416 764 2416 272 1935 272 1344 263 681 802 241 1365 241 Z M 1356 1 C 604 1 0 604 0 1356 0 2391 1183 3512 1331 3648 L 1368 3648 C 1528 3512 2711 2453 2711 1356 2711 604 2095 1 1356 1 Z N">
            <draw:equation draw:name="f0" draw:formula="logwidth"/>
            <draw:equation draw:name="f1" draw:formula="logheight"/>
          </draw:enhanced-geometry>
        </draw:custom-shape>
        <draw:custom-shape draw:name="Google Shape;5076;p54" draw:style-name="gr118" draw:text-style-name="P9" xml:id="id4" draw:id="id4" draw:layer="layout" svg:width="1.72cm" svg:height="2.233cm" svg:x="7.94cm" svg:y="9.221cm">
          <text:p text:style-name="P1"><text:span text:style-name="T1"/></text:p>
          <draw:enhanced-geometry draw:mirror-horizontal="false" draw:mirror-vertical="false" drawooo:sub-view-size="2810 3648" draw:text-areas="0 0 ?f0 ?f1" svg:viewBox="0 0 0 0" draw:type="ooxml-non-primitive" draw:enhanced-path="M 1365 241 C 1630 241 1899 338 2120 555 2810 1245 2329 2416 1356 2416 764 2416 272 1935 272 1344 263 681 802 241 1365 241 Z M 1356 1 C 604 1 0 604 0 1356 0 2391 1183 3512 1331 3648 L 1368 3648 C 1528 3512 2711 2453 2711 1356 2711 604 2095 1 1356 1 Z N">
            <draw:equation draw:name="f0" draw:formula="logwidth"/>
            <draw:equation draw:name="f1" draw:formula="logheight"/>
          </draw:enhanced-geometry>
        </draw:custom-shape>
        <draw:custom-shape draw:name="Google Shape;5076;p54" draw:style-name="gr119" draw:text-style-name="P10" xml:id="id5" draw:id="id5" draw:layer="layout" svg:width="1.421cm" svg:height="1.846cm" svg:x="6.983cm" svg:y="10.34cm">
          <text:p text:style-name="P1"><text:span text:style-name="T1"/></text:p>
          <draw:enhanced-geometry draw:mirror-horizontal="false" draw:mirror-vertical="false" drawooo:sub-view-size="2810 3648" draw:text-areas="0 0 ?f0 ?f1" svg:viewBox="0 0 0 0" draw:type="ooxml-non-primitive" draw:enhanced-path="M 1365 241 C 1630 241 1899 338 2120 555 2810 1245 2329 2416 1356 2416 764 2416 272 1935 272 1344 263 681 802 241 1365 241 Z M 1356 1 C 604 1 0 604 0 1356 0 2391 1183 3512 1331 3648 L 1368 3648 C 1528 3512 2711 2453 2711 1356 2711 604 2095 1 1356 1 Z N">
            <draw:equation draw:name="f0" draw:formula="logwidth"/>
            <draw:equation draw:name="f1" draw:formula="logheight"/>
          </draw:enhanced-geometry>
        </draw:custom-shape>
        <draw:custom-shape draw:name="Google Shape;5076;p54" draw:style-name="gr119" draw:text-style-name="P10" xml:id="id2" draw:id="id2" draw:layer="layout" svg:width="1.72cm" svg:height="2.233cm" svg:x="7.694cm" svg:y="7.159cm">
          <text:p text:style-name="P1"><text:span text:style-name="T1"/></text:p>
          <draw:enhanced-geometry draw:mirror-horizontal="false" draw:mirror-vertical="false" drawooo:sub-view-size="2810 3648" draw:text-areas="0 0 ?f0 ?f1" svg:viewBox="0 0 0 0" draw:type="ooxml-non-primitive" draw:enhanced-path="M 1365 241 C 1630 241 1899 338 2120 555 2810 1245 2329 2416 1356 2416 764 2416 272 1935 272 1344 263 681 802 241 1365 241 Z M 1356 1 C 604 1 0 604 0 1356 0 2391 1183 3512 1331 3648 L 1368 3648 C 1528 3512 2711 2453 2711 1356 2711 604 2095 1 1356 1 Z N">
            <draw:equation draw:name="f0" draw:formula="logwidth"/>
            <draw:equation draw:name="f1" draw:formula="logheight"/>
          </draw:enhanced-geometry>
        </draw:custom-shape>
        <anim:par smil:dur="indefinite" smil:restart="never" presentation:node-type="timing-root">
          <anim:par smil:begin="id1.begin">
            <anim:transitionFilter smil:dur="1s" smil:type="fade" smil:subtype="fadeOverColor" smil:fadeColor="#ffffff"/>
          </anim:par>
          <anim:seq presentation:node-type="main-sequence">
            <anim:par smil:begin="0s">
              <anim:par smil:begin="0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smil:begin="0.5s">
                <anim:par smil:begin="0s" smil:fill="hold" presentation:node-type="after-previous"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1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smil:begin="1.5s">
                <anim:par smil:begin="0s" smil:fill="hold" presentation:node-type="after-previous" presentation:preset-class="entrance" presentation:preset-id="ooo-entrance-fly-in" presentation:preset-sub-type="from-top">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0-height/2;y" smil:keyTimes="0;1"/>
                </anim:par>
              </anim:par>
              <anim:par smil:begin="2s">
                <anim:par smil:begin="0s" smil:fill="hold" presentation:node-type="after-previous" presentation:preset-class="entrance" presentation:preset-id="ooo-entrance-fly-in" presentation:preset-sub-type="from-top">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0-height/2;y" smil:keyTimes="0;1"/>
                </anim:par>
                <anim:par smil:begin="0s" smil:fill="hold" presentation:node-type="with-previous" presentation:preset-class="entrance" presentation:preset-id="ooo-entrance-random-bars" presentation:preset-sub-type="vertical">
                  <anim:set smil:begin="0s" smil:dur="0.001s" smil:fill="hold" smil:targetElement="id7" smil:attributeName="visibility" smil:to="visible"/>
                  <anim:transitionFilter smil:dur="0.5s" smil:targetElement="id7" smil:type="randomBarWipe" smil:subtype="horizontal"/>
                </anim:par>
              </anim:par>
              <anim:par smil:begin="2.5s">
                <anim:par smil:begin="0s" smil:fill="hold" presentation:node-type="after-previous" presentation:preset-class="emphasis" presentation:preset-id="ooo-emphasis-flash-bulb">
                  <anim:transitionFilter smil:dur="0.5s" smil:targetElement="id7" smil:type="fade" smil:subtype="crossfade" smil:mode="out"/>
                  <anim:animateTransform smil:dur="0.25s" smil:fill="hold" smil:autoReverse="true" smil:targetElement="id7" smil:by="0.05,0.05" smil:attributeName="transform" svg:type="scale"/>
                </anim:par>
              </anim:par>
            </anim:par>
          </anim:seq>
        </anim:par>
        <presentation:notes draw:style-name="dp2">
          <draw:page-thumbnail draw:name="Slide Image Placeholder 1" draw:style-name="gr120" draw:layer="layout" svg:width="15.239cm" svg:height="8.572cm" svg:x="1.905cm" svg:y="3.175cm" draw:page-number="1" presentation:class="page"/>
          <draw:frame draw:name="Notes Placeholder 2" presentation:style-name="pr2" draw:text-style-name="P11" draw:layer="layout" svg:width="15.239cm" svg:height="10cm" svg:x="1.905cm" svg:y="12.224cm" presentation:class="notes" presentation:placeholder="true" presentation:user-transformed="true">
            <draw:text-box/>
          </draw:frame>
          <draw:frame draw:name="Slide Number Placeholder 3" presentation:style-name="pr3" draw:text-style-name="P13" draw:layer="layout" svg:width="8.254cm" svg:height="1.273cm" svg:x="10.791cm" svg:y="24.126cm" presentation:class="page-number" presentation:user-transformed="true">
            <draw:text-box>
              <text:p text:style-name="P12"><text:span text:style-name="T3"><text:page-number>&lt;número&gt;</text:page-number></text:span></text:p>
            </draw:text-box>
          </draw:frame>
        </presentation:notes>
      </draw:page>
      <draw:page draw:name="page2" draw:style-name="dp3" draw:master-page-name="Title_20_Slide" presentation:presentation-page-layout-name="AL1T0" xml:id="id8" draw:id="id8">
        <draw:g draw:name="Group 43">
          <draw:g draw:name="Group 10">
            <draw:custom-shape draw:name="TextBox 7" draw:style-name="gr121" draw:text-style-name="P15" draw:layer="layout" svg:width="10.418cm" svg:height="1.773cm" draw:transform="rotate (1.5707963267949) translate (31.208cm 14.185cm)">
              <text:p text:style-name="P14"><text:span text:style-name="T4">Afili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8">
            <draw:g draw:name="Google Shape;4907;p54">
              <draw:custom-shape draw:name="Google Shape;4908;p54" draw:style-name="gr111" draw:text-style-name="P3" draw:layer="layout" svg:width="10.308cm" svg:height="2.731cm" draw:transform="rotate (1.5707963267949) translate (30.134cm 12.713cm)">
                <text:p text:style-name="P1"><text:span text:style-name="T1"/></text:p>
                <draw:enhanced-geometry draw:mirror-horizontal="false" draw:mirror-vertical="false" drawooo:sub-view-size="13149 3484" draw:text-areas="0 0 ?f0 ?f1" svg:viewBox="0 0 0 0" draw:type="ooxml-non-primitive" draw:enhanced-path="M 0 0 L 0 3484 9665 3484 C 11591 3484 13148 1926 13148 0 Z N">
                  <draw:equation draw:name="f0" draw:formula="logwidth"/>
                  <draw:equation draw:name="f1" draw:formula="logheight"/>
                </draw:enhanced-geometry>
              </draw:custom-shape>
              <draw:custom-shape draw:name="Google Shape;4909;p54" draw:style-name="gr118" draw:text-style-name="P9" draw:layer="layout" svg:width="2.731cm" svg:height="2.731cm" draw:transform="rotate (1.5707963267949) translate (30.134cm 15.445cm)">
                <text:p text:style-name="P1"><text:span text:style-name="T1"/></text:p>
                <draw:enhanced-geometry draw:mirror-horizontal="false" draw:mirror-vertical="false" drawooo:sub-view-size="3485 3484" draw:text-areas="0 0 ?f0 ?f1" svg:viewBox="0 0 0 0" draw:type="ooxml-non-primitive" draw:enhanced-path="M 3484 0 C 1559 0 1 1558 1 3484 L 3484 3484 3484 0 Z N">
                  <draw:equation draw:name="f0" draw:formula="logwidth"/>
                  <draw:equation draw:name="f1" draw:formula="logheight"/>
                </draw:enhanced-geometry>
              </draw:custom-shape>
              <draw:custom-shape draw:name="Google Shape;4910;p54" draw:style-name="gr117" draw:text-style-name="P8" draw:layer="layout" svg:width="2.737cm" svg:height="2.731cm" draw:transform="rotate (1.5707963267949) translate (30.134cm 12.713cm)">
                <text:p text:style-name="P1"><text:span text:style-name="T1"/></text:p>
                <draw:enhanced-geometry draw:mirror-horizontal="false" draw:mirror-vertical="false" drawooo:sub-view-size="3492 3485" draw:text-areas="0 0 ?f0 ?f1" svg:viewBox="0 0 0 0" draw:type="ooxml-non-primitive" draw:enhanced-path="M 7 0 L 0 3484 C 1926 3484 3491 1926 3491 0 Z N">
                  <draw:equation draw:name="f0" draw:formula="logwidth"/>
                  <draw:equation draw:name="f1" draw:formula="logheight"/>
                </draw:enhanced-geometry>
              </draw:custom-shape>
            </draw:g>
            <draw:custom-shape draw:name="Google Shape;271;p18" draw:style-name="gr122" draw:text-style-name="P17" draw:layer="layout" svg:width="6.604cm" svg:height="1.415cm" draw:transform="rotate (1.5707963267949) translate (31.316cm 10.06cm)">
              <text:p text:style-name="P16"><text:span text:style-name="T5">VISÃO DO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49">
          <draw:g draw:name="Group 11">
            <draw:custom-shape draw:name="Rectangle 12" draw:style-name="gr123" draw:text-style-name="P18" draw:layer="layout" svg:width="33.866cm" svg:height="19.049cm" svg:x="-31.932cm" svg:y="-0.018cm">
              <text:p text:style-name="P1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4" draw:text-style-name="P15" draw:layer="layout" svg:width="9.185cm" svg:height="1.773cm" draw:transform="rotate (1.5707963267949) translate (0.277cm 14.1cm)">
              <text:p text:style-name="P14"><text:span text:style-name="T4">Can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4">
            <draw:g draw:name="Google Shape;4907;p54">
              <draw:custom-shape draw:name="Google Shape;4908;p54" draw:style-name="gr111" draw:text-style-name="P3" draw:layer="layout" svg:width="10.308cm" svg:height="2.731cm" draw:transform="rotate (1.5707963267949) translate (-0.797cm 13.314cm)">
                <text:p text:style-name="P1"><text:span text:style-name="T1"/></text:p>
                <draw:enhanced-geometry draw:mirror-horizontal="false" draw:mirror-vertical="false" drawooo:sub-view-size="13149 3484" draw:text-areas="0 0 ?f0 ?f1" svg:viewBox="0 0 0 0" draw:type="ooxml-non-primitive" draw:enhanced-path="M 0 0 L 0 3484 9665 3484 C 11591 3484 13148 1926 13148 0 Z N">
                  <draw:equation draw:name="f0" draw:formula="logwidth"/>
                  <draw:equation draw:name="f1" draw:formula="logheight"/>
                </draw:enhanced-geometry>
              </draw:custom-shape>
              <draw:custom-shape draw:name="Google Shape;4909;p54" draw:style-name="gr119" draw:text-style-name="P10" draw:layer="layout" svg:width="2.731cm" svg:height="2.731cm" draw:transform="rotate (1.5707963267949) translate (-0.797cm 16.045cm)">
                <text:p text:style-name="P1"><text:span text:style-name="T1"/></text:p>
                <draw:enhanced-geometry draw:mirror-horizontal="false" draw:mirror-vertical="false" drawooo:sub-view-size="3485 3484" draw:text-areas="0 0 ?f0 ?f1" svg:viewBox="0 0 0 0" draw:type="ooxml-non-primitive" draw:enhanced-path="M 3484 0 C 1559 0 1 1558 1 3484 L 3484 3484 3484 0 Z N">
                  <draw:equation draw:name="f0" draw:formula="logwidth"/>
                  <draw:equation draw:name="f1" draw:formula="logheight"/>
                </draw:enhanced-geometry>
              </draw:custom-shape>
              <draw:custom-shape draw:name="Google Shape;4910;p54" draw:style-name="gr116" draw:text-style-name="P7" draw:layer="layout" svg:width="2.737cm" svg:height="2.731cm" draw:transform="rotate (1.5707963267949) translate (-0.797cm 13.314cm)">
                <text:p text:style-name="P1"><text:span text:style-name="T1"/></text:p>
                <draw:enhanced-geometry draw:mirror-horizontal="false" draw:mirror-vertical="false" drawooo:sub-view-size="3492 3485" draw:text-areas="0 0 ?f0 ?f1" svg:viewBox="0 0 0 0" draw:type="ooxml-non-primitive" draw:enhanced-path="M 7 0 L 0 3484 C 1926 3484 3491 1926 3491 0 Z N">
                  <draw:equation draw:name="f0" draw:formula="logwidth"/>
                  <draw:equation draw:name="f1" draw:formula="logheight"/>
                </draw:enhanced-geometry>
              </draw:custom-shape>
            </draw:g>
            <draw:custom-shape draw:name="Google Shape;271;p18" draw:style-name="gr125" draw:text-style-name="P17" draw:layer="layout" svg:width="4.847cm" svg:height="1.415cm" draw:transform="rotate (1.5707963267949) translate (0.385cm 10.576cm)">
              <text:p text:style-name="P16"><text:span text:style-name="T7">MODE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 draw:style-name="gr126" draw:text-style-name="P20" draw:layer="layout" svg:width="16.932cm" svg:height="1.773cm" svg:x="9.988cm" svg:y="11.078cm">
          <text:p text:style-name="P19"><text:span text:style-name="T8">A </text:span><text:span text:style-name="T9">visão</text:span><text:span text:style-name="T8"> de </text:span><text:span text:style-name="T9">produto</text:span><text:span text:style-name="T8"> é o entendimento de como será o </text:span><text:span text:style-name="T9">produto</text:span><text:span text:style-name="T8"> no futuro e o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05;p54">
          <draw:g draw:name="Google Shape;5206;p54">
            <draw:custom-shape draw:name="Google Shape;5207;p54" draw:style-name="gr1" draw:text-style-name="P2" draw:layer="layout" svg:width="0.771cm" svg:height="3.059cm" svg:x="14.691cm" svg:y="2.622cm">
              <text:p text:style-name="P1"><text:span text:style-name="T1"/></text:p>
              <draw:enhanced-geometry draw:mirror-horizontal="false" draw:mirror-vertical="false" drawooo:sub-view-size="2973 11779" draw:text-areas="0 0 ?f0 ?f1" svg:viewBox="0 0 0 0" draw:type="ooxml-non-primitive" draw:enhanced-path="M 30 1 L 1 7488 2943 11779 2972 4292 30 1 Z N">
                <draw:equation draw:name="f0" draw:formula="logwidth"/>
                <draw:equation draw:name="f1" draw:formula="logheight"/>
              </draw:enhanced-geometry>
            </draw:custom-shape>
            <draw:custom-shape draw:name="Google Shape;5208;p54" draw:style-name="gr127" draw:text-style-name="P21" draw:layer="layout" svg:width="1.071cm" svg:height="2.015cm" svg:x="15.458cm" svg:y="3.692cm">
              <text:p text:style-name="P1"><text:span text:style-name="T1"/></text:p>
              <draw:enhanced-geometry draw:mirror-horizontal="false" draw:mirror-vertical="false" drawooo:sub-view-size="4127 7761" draw:text-areas="0 0 ?f0 ?f1" svg:viewBox="0 0 0 0" draw:type="ooxml-non-primitive" draw:enhanced-path="M 1804 0 C 1717 0 1623 0 1537 8 L 1522 8 C 1429 8 1342 15 1248 22 L 1155 29 960 44 909 51 866 58 C 765 65 664 80 570 87 L 534 94 C 426 108 318 130 210 145 L 181 152 29 181 1 7667 181 7638 C 289 7617 397 7602 505 7588 L 542 7581 C 635 7566 736 7552 837 7545 L 924 7537 C 989 7530 1054 7523 1119 7516 L 1212 7508 C 1306 7508 1393 7501 1486 7494 L 2164 7494 2316 7501 2438 7508 2590 7516 2712 7530 2857 7545 2979 7552 3124 7573 3246 7588 3398 7617 3520 7638 3672 7667 3780 7689 C 3888 7710 3996 7732 4097 7761 L 4126 267 C 4025 238 3917 217 3816 195 L 3773 188 C 3751 181 3729 173 3701 173 L 3549 145 3434 123 3275 101 3210 87 3160 80 3015 65 2886 51 2741 36 2662 29 2619 29 2467 15 2352 8 2200 0 Z N">
                <draw:equation draw:name="f0" draw:formula="logwidth"/>
                <draw:equation draw:name="f1" draw:formula="logheight"/>
              </draw:enhanced-geometry>
            </draw:custom-shape>
            <draw:custom-shape draw:name="Google Shape;5209;p54" draw:style-name="gr1" draw:text-style-name="P2" draw:layer="layout" svg:width="0.826cm" svg:height="3.042cm" svg:x="16.524cm" svg:y="2.663cm">
              <text:p text:style-name="P1"><text:span text:style-name="T1"/></text:p>
              <draw:enhanced-geometry draw:mirror-horizontal="false" draw:mirror-vertical="false" drawooo:sub-view-size="3182 11714" draw:text-areas="0 0 ?f0 ?f1" svg:viewBox="0 0 0 0" draw:type="ooxml-non-primitive" draw:enhanced-path="M 3181 1 L 29 4227 0 11714 3152 7487 3181 1 Z N">
                <draw:equation draw:name="f0" draw:formula="logwidth"/>
                <draw:equation draw:name="f1" draw:formula="logheight"/>
              </draw:enhanced-geometry>
            </draw:custom-shape>
            <draw:custom-shape draw:name="Google Shape;5210;p54" draw:style-name="gr128" draw:text-style-name="P22" draw:layer="layout" svg:width="2.651cm" svg:height="1.269cm" svg:x="14.699cm" svg:y="2.491cm">
              <text:p text:style-name="P1"><text:span text:style-name="T1"/></text:p>
              <draw:enhanced-geometry draw:mirror-horizontal="false" draw:mirror-vertical="false" drawooo:sub-view-size="10207 4889" draw:text-areas="0 0 ?f0 ?f1" svg:viewBox="0 0 0 0" draw:type="ooxml-non-primitive" draw:enhanced-path="M 4749 1 C 3158 1 1567 168 1 503 L 2943 4794 C 3555 4675 4174 4614 4792 4614 5552 4614 6311 4705 7054 4888 L 10206 662 C 8412 222 6580 1 4749 1 Z N">
                <draw:equation draw:name="f0" draw:formula="logwidth"/>
                <draw:equation draw:name="f1" draw:formula="logheight"/>
              </draw:enhanced-geometry>
            </draw:custom-shape>
          </draw:g>
          <draw:g draw:name="Google Shape;5211;p54">
            <draw:custom-shape draw:name="Google Shape;5212;p54" draw:style-name="gr128" draw:text-style-name="P22" draw:layer="layout" svg:width="2.776cm" svg:height="1.585cm" svg:x="12.693cm" svg:y="3.059cm">
              <text:p text:style-name="P1"><text:span text:style-name="T1"/></text:p>
              <draw:enhanced-geometry draw:mirror-horizontal="false" draw:mirror-vertical="false" drawooo:sub-view-size="10690 6103" draw:text-areas="0 0 ?f0 ?f1" svg:viewBox="0 0 0 0" draw:type="ooxml-non-primitive" draw:enhanced-path="M 7747 0 C 4386 729 1530 2207 1 4263 L 7314 6102 C 7970 5215 9225 4580 10689 4292 L 7747 0 Z N">
                <draw:equation draw:name="f0" draw:formula="logwidth"/>
                <draw:equation draw:name="f1" draw:formula="logheight"/>
              </draw:enhanced-geometry>
            </draw:custom-shape>
            <draw:custom-shape draw:name="Google Shape;5213;p54" draw:style-name="gr127" draw:text-style-name="P21" draw:layer="layout" svg:width="0.88cm" svg:height="1.978cm" svg:x="14.585cm" svg:y="4.173cm">
              <text:p text:style-name="P1"><text:span text:style-name="T1"/></text:p>
              <draw:enhanced-geometry draw:mirror-horizontal="false" draw:mirror-vertical="false" drawooo:sub-view-size="3391 7618" draw:text-areas="0 0 ?f0 ?f1" svg:viewBox="0 0 0 0" draw:type="ooxml-non-primitive" draw:enhanced-path="M 3390 1 C 3318 22 3231 37 3145 58 L 3065 80 2900 123 2806 145 C 2755 159 2705 174 2654 188 L 2553 217 2481 239 2395 268 2330 289 C 2258 318 2186 340 2113 369 L 2085 383 1897 455 1839 484 C 1782 506 1724 534 1673 556 L 1623 578 C 1558 607 1493 643 1428 679 L 1385 700 C 1334 729 1284 758 1234 787 L 1183 816 1140 837 1068 888 981 946 C 945 967 909 989 880 1010 L 786 1075 693 1147 613 1212 C 577 1234 548 1263 519 1284 L 447 1349 433 1364 C 390 1400 354 1443 310 1479 L 289 1508 C 245 1551 195 1595 159 1645 130 1681 101 1710 72 1746 L 29 1804 0 7617 C 43 7567 87 7509 130 7458 L 130 7451 C 173 7401 209 7357 253 7314 L 281 7285 C 325 7242 368 7199 411 7155 440 7134 462 7112 491 7091 512 7069 548 7040 577 7018 L 657 6953 C 693 6925 721 6903 757 6881 786 6852 815 6838 844 6816 873 6802 909 6773 945 6752 L 1032 6694 1147 6622 1197 6593 C 1248 6564 1298 6535 1349 6506 L 1392 6485 C 1457 6449 1522 6413 1594 6384 L 1637 6362 C 1688 6340 1746 6312 1803 6290 L 1861 6261 C 1926 6239 1984 6211 2049 6189 L 2077 6175 C 2149 6146 2222 6124 2294 6095 L 2359 6074 2517 6023 2618 5994 2770 5951 2856 5929 C 2914 5915 2972 5900 3029 5886 L 3109 5864 C 3195 5843 3282 5828 3368 5807 L 3390 1 Z N">
                <draw:equation draw:name="f0" draw:formula="logwidth"/>
                <draw:equation draw:name="f1" draw:formula="logheight"/>
              </draw:enhanced-geometry>
            </draw:custom-shape>
            <draw:custom-shape draw:name="Google Shape;5214;p54" draw:style-name="gr1" draw:text-style-name="P2" draw:layer="layout" svg:width="1.907cm" svg:height="1.987cm" svg:x="12.685cm" svg:y="4.166cm">
              <text:p text:style-name="P1"><text:span text:style-name="T1"/></text:p>
              <draw:enhanced-geometry draw:mirror-horizontal="false" draw:mirror-vertical="false" drawooo:sub-view-size="7344 7654" draw:text-areas="0 0 ?f0 ?f1" svg:viewBox="0 0 0 0" draw:type="ooxml-non-primitive" draw:enhanced-path="M 30 1 L 1 5814 7314 7653 7343 1840 30 1 Z N">
                <draw:equation draw:name="f0" draw:formula="logwidth"/>
                <draw:equation draw:name="f1" draw:formula="logheight"/>
              </draw:enhanced-geometry>
            </draw:custom-shape>
          </draw:g>
          <draw:g draw:name="Google Shape;5215;p54">
            <draw:custom-shape draw:name="Google Shape;5216;p54" draw:style-name="gr127" draw:text-style-name="P21" draw:layer="layout" svg:width="0.82cm" svg:height="2.891cm" svg:x="16.526cm" svg:y="3.319cm">
              <text:p text:style-name="P1"><text:span text:style-name="T1"/></text:p>
              <draw:enhanced-geometry draw:mirror-horizontal="false" draw:mirror-vertical="false" drawooo:sub-view-size="3160 11130" draw:text-areas="0 0 ?f0 ?f1" svg:viewBox="0 0 0 0" draw:type="ooxml-non-primitive" draw:enhanced-path="M 30 1 L 1 9168 C 94 9189 174 9211 253 9240 361 9269 462 9298 570 9334 L 650 9362 C 744 9391 837 9427 931 9463 L 946 9471 1075 9521 1162 9557 C 1205 9579 1248 9600 1292 9615 L 1371 9658 C 1422 9680 1465 9701 1508 9723 L 1573 9759 C 1638 9788 1703 9824 1761 9860 2388 10221 2850 10661 3138 11129 L 3160 1962 C 2871 1486 2410 1046 1782 686 1717 650 1660 614 1595 585 L 1530 556 C 1486 527 1443 506 1393 484 L 1313 448 1184 390 1097 354 967 296 953 296 C 866 260 772 224 671 188 L 592 167 C 491 131 383 94 282 66 195 44 116 22 30 1 Z N">
                <draw:equation draw:name="f0" draw:formula="logwidth"/>
                <draw:equation draw:name="f1" draw:formula="logheight"/>
              </draw:enhanced-geometry>
            </draw:custom-shape>
            <draw:custom-shape draw:name="Google Shape;5217;p54" draw:style-name="gr128" draw:text-style-name="P22" draw:layer="layout" svg:width="2.735cm" svg:height="1.607cm" svg:x="16.531cm" svg:y="2.219cm">
              <text:p text:style-name="P1"><text:span text:style-name="T1"/></text:p>
              <draw:enhanced-geometry draw:mirror-horizontal="false" draw:mirror-vertical="false" drawooo:sub-view-size="10531 6190" draw:text-areas="0 0 ?f0 ?f1" svg:viewBox="0 0 0 0" draw:type="ooxml-non-primitive" draw:enhanced-path="M 3145 1 L 0 4227 C 613 4379 1205 4610 1760 4920 2380 5280 2849 5720 3131 6189 L 10530 4502 C 9845 3441 8771 2468 7371 1660 6189 975 4775 405 3145 1 Z N">
                <draw:equation draw:name="f0" draw:formula="logwidth"/>
                <draw:equation draw:name="f1" draw:formula="logheight"/>
              </draw:enhanced-geometry>
            </draw:custom-shape>
            <draw:custom-shape draw:name="Google Shape;5218;p54" draw:style-name="gr129" draw:text-style-name="P23" draw:layer="layout" svg:width="1.927cm" svg:height="2.819cm" svg:x="17.339cm" svg:y="3.388cm">
              <text:p text:style-name="P1"><text:span text:style-name="T1"/></text:p>
              <draw:enhanced-geometry draw:mirror-horizontal="false" draw:mirror-vertical="false" drawooo:sub-view-size="7423 10856" draw:text-areas="0 0 ?f0 ?f1" svg:viewBox="0 0 0 0" draw:type="ooxml-non-primitive" draw:enhanced-path="M 7422 1 L 23 1688 1 10855 7401 9168 7422 1 Z N">
                <draw:equation draw:name="f0" draw:formula="logwidth"/>
                <draw:equation draw:name="f1" draw:formula="logheight"/>
              </draw:enhanced-geometry>
            </draw:custom-shape>
          </draw:g>
          <draw:g draw:name="Google Shape;5219;p54">
            <draw:custom-shape draw:name="Google Shape;5220;p54" draw:style-name="gr127" draw:text-style-name="P21" draw:layer="layout" svg:width="0.127cm" svg:height="1.41cm" svg:x="14.462cm" svg:y="5.111cm">
              <text:p text:style-name="P1"><text:span text:style-name="T1"/></text:p>
              <draw:enhanced-geometry draw:mirror-horizontal="false" draw:mirror-vertical="false" drawooo:sub-view-size="492 5432" draw:text-areas="0 0 ?f0 ?f1" svg:viewBox="0 0 0 0" draw:type="ooxml-non-primitive" draw:enhanced-path="M 491 0 L 491 0 C 448 51 419 101 383 152 L 354 202 C 332 231 318 260 304 289 L 296 303 C 282 332 267 361 253 382 239 411 224 440 210 469 195 491 188 519 174 548 166 577 159 592 152 606 152 613 145 620 145 628 138 656 130 678 116 707 109 729 102 765 94 786 87 815 80 837 73 866 66 894 66 909 58 931 58 938 58 945 58 952 58 974 51 1003 44 1032 44 1053 37 1082 29 1111 L 29 1190 29 1248 29 1298 2 5279 2 5279 C 3 5268 4 5257 8 5244 15 5215 15 5193 15 5164 22 5135 22 5107 29 5085 37 5056 44 5027 51 4998 58 4970 58 4948 66 4919 73 4897 87 4869 94 4832 102 4796 109 4782 116 4753 130 4731 138 4703 152 4674 159 4645 174 4623 188 4594 195 4566 210 4537 224 4515 239 4486 253 4457 267 4429 282 4407 304 4364 325 4328 340 4313 347 4299 361 4284 390 4234 426 4183 462 4133 L 491 0 Z M 2 5279 C 1 5291 1 5304 1 5323 L 1 5431 2 5279 Z N">
                <draw:equation draw:name="f0" draw:formula="logwidth"/>
                <draw:equation draw:name="f1" draw:formula="logheight"/>
              </draw:enhanced-geometry>
            </draw:custom-shape>
            <draw:custom-shape draw:name="Google Shape;5221;p54" draw:style-name="gr127" draw:text-style-name="P21" draw:layer="layout" svg:width="1.929cm" svg:height="1.513cm" svg:x="12.671cm" svg:y="5.804cm">
              <text:p text:style-name="P1"><text:span text:style-name="T1"/></text:p>
              <draw:enhanced-geometry draw:mirror-horizontal="false" draw:mirror-vertical="false" drawooo:sub-view-size="7430 5829" draw:text-areas="0 0 ?f0 ?f1" svg:viewBox="0 0 0 0" draw:type="ooxml-non-primitive" draw:enhanced-path="M 7429 1 L 29 1696 1 5828 7400 4133 7429 1 Z N">
                <draw:equation draw:name="f0" draw:formula="logwidth"/>
                <draw:equation draw:name="f1" draw:formula="logheight"/>
              </draw:enhanced-geometry>
            </draw:custom-shape>
            <draw:custom-shape draw:name="Google Shape;5222;p54" draw:style-name="gr1" draw:text-style-name="P2" draw:layer="layout" svg:width="0.286cm" svg:height="1.875cm" svg:x="12.392cm" svg:y="5.442cm">
              <text:p text:style-name="P1"><text:span text:style-name="T1"/></text:p>
              <draw:enhanced-geometry draw:mirror-horizontal="false" draw:mirror-vertical="false" drawooo:sub-view-size="1105 7221" draw:text-areas="0 0 ?f0 ?f1" svg:viewBox="0 0 0 0" draw:type="ooxml-non-primitive" draw:enhanced-path="M 30 1 L 1 4133 C 1 5201 369 6247 1076 7220 L 1104 3088 C 527 2294 174 1458 66 599 44 397 30 195 30 1 Z N">
                <draw:equation draw:name="f0" draw:formula="logwidth"/>
                <draw:equation draw:name="f1" draw:formula="logheight"/>
              </draw:enhanced-geometry>
            </draw:custom-shape>
            <draw:custom-shape draw:name="Google Shape;5223;p54" draw:style-name="gr128" draw:text-style-name="P22" draw:layer="layout" svg:width="2.308cm" svg:height="1.609cm" svg:x="12.292cm" svg:y="4.635cm">
              <text:p text:style-name="P1"><text:span text:style-name="T1"/></text:p>
              <draw:enhanced-geometry draw:mirror-horizontal="false" draw:mirror-vertical="false" drawooo:sub-view-size="8887 6196" draw:text-areas="0 0 ?f0 ?f1" svg:viewBox="0 0 0 0" draw:type="ooxml-non-primitive" draw:enhanced-path="M 1530 0 C 1 2049 94 4277 1486 6196 L 8886 4508 C 8244 3686 8180 2726 8843 1839 L 1530 0 Z N">
                <draw:equation draw:name="f0" draw:formula="logwidth"/>
                <draw:equation draw:name="f1" draw:formula="logheight"/>
              </draw:enhanced-geometry>
            </draw:custom-shape>
          </draw:g>
          <draw:g draw:name="Google Shape;5224;p54">
            <draw:custom-shape draw:name="Google Shape;5225;p54" draw:style-name="gr1" draw:text-style-name="P2" draw:layer="layout" svg:width="1.869cm" svg:height="1.731cm" svg:x="12.663cm" svg:y="6.673cm">
              <text:p text:style-name="P1"><text:span text:style-name="T1"/></text:p>
              <draw:enhanced-geometry draw:mirror-horizontal="false" draw:mirror-vertical="false" drawooo:sub-view-size="7199 6666" draw:text-areas="0 0 ?f0 ?f1" svg:viewBox="0 0 0 0" draw:type="ooxml-non-primitive" draw:enhanced-path="M 30 1 L 1 2453 C 679 3398 1681 4271 2958 5006 L 3181 5136 3261 5179 3412 5259 3506 5309 3650 5381 3751 5432 3888 5497 3996 5547 4133 5612 4249 5670 4386 5727 4509 5778 4646 5836 4768 5886 4912 5944 4920 5944 4948 5958 C 5049 5994 5158 6038 5266 6074 L 5360 6110 C 5475 6153 5598 6203 5720 6240 L 5735 6247 C 5857 6283 5973 6319 6095 6362 L 6189 6391 C 6319 6427 6441 6463 6571 6499 6651 6528 6737 6550 6816 6571 L 6867 6586 C 6968 6615 7069 6636 7170 6665 L 7199 4213 6910 4133 6853 4119 6607 4054 C 6485 4018 6355 3975 6225 3939 L 6131 3910 C 6009 3874 5893 3831 5771 3795 L 5756 3787 C 5634 3744 5511 3701 5396 3657 L 5302 3629 C 5194 3585 5085 3549 4977 3506 L 4941 3492 4804 3434 4682 3383 4545 3326 4422 3275 4285 3218 4170 3160 4032 3102 3924 3044 3787 2980 3679 2929 C 3636 2907 3585 2879 3542 2857 L 3448 2806 C 3398 2778 3347 2749 3297 2727 L 3217 2684 2994 2554 C 1717 1818 715 946 30 1 Z N">
                <draw:equation draw:name="f0" draw:formula="logwidth"/>
                <draw:equation draw:name="f1" draw:formula="logheight"/>
              </draw:enhanced-geometry>
            </draw:custom-shape>
            <draw:custom-shape draw:name="Google Shape;5226;p54" draw:style-name="gr128" draw:text-style-name="P22" draw:layer="layout" svg:width="2.684cm" svg:height="1.534cm" svg:x="12.669cm" svg:y="6.233cm">
              <text:p text:style-name="P1"><text:span text:style-name="T1"/></text:p>
              <draw:enhanced-geometry draw:mirror-horizontal="false" draw:mirror-vertical="false" drawooo:sub-view-size="10336 5908" draw:text-areas="0 0 ?f0 ?f1" svg:viewBox="0 0 0 0" draw:type="ooxml-non-primitive" draw:enhanced-path="M 7400 1 L 0 1696 C 686 2641 1688 3513 2957 4249 4140 4934 5561 5497 7184 5908 L 10336 1681 C 9715 1530 9124 1299 8569 989 8122 737 7725 405 7400 1 Z N">
                <draw:equation draw:name="f0" draw:formula="logwidth"/>
                <draw:equation draw:name="f1" draw:formula="logheight"/>
              </draw:enhanced-geometry>
            </draw:custom-shape>
            <draw:custom-shape draw:name="Google Shape;5227;p54" draw:style-name="gr127" draw:text-style-name="P21" draw:layer="layout" svg:width="0.825cm" svg:height="1.734cm" svg:x="14.528cm" svg:y="6.67cm">
              <text:p text:style-name="P1"><text:span text:style-name="T1"/></text:p>
              <draw:enhanced-geometry draw:mirror-horizontal="false" draw:mirror-vertical="false" drawooo:sub-view-size="3181 6680" draw:text-areas="0 0 ?f0 ?f1" svg:viewBox="0 0 0 0" draw:type="ooxml-non-primitive" draw:enhanced-path="M 3181 0 L 29 4227 0 6679 3181 2467 3181 0 Z N">
                <draw:equation draw:name="f0" draw:formula="logwidth"/>
                <draw:equation draw:name="f1" draw:formula="logheight"/>
              </draw:enhanced-geometry>
            </draw:custom-shape>
          </draw:g>
          <draw:g draw:name="Google Shape;5228;p54">
            <draw:custom-shape draw:name="Google Shape;5229;p54" draw:style-name="gr128" draw:text-style-name="P22" draw:layer="layout" svg:width="2.78cm" svg:height="1.273cm" svg:x="14.547cm" svg:y="7.11cm">
              <text:p text:style-name="P1"><text:span text:style-name="T1"/></text:p>
              <draw:enhanced-geometry draw:mirror-horizontal="false" draw:mirror-vertical="false" drawooo:sub-view-size="10704 4904" draw:text-areas="0 0 ?f0 ?f1" svg:viewBox="0 0 0 0" draw:type="ooxml-non-primitive" draw:enhanced-path="M 7761 0 C 6993 194 6208 291 5423 291 4661 291 3899 199 3152 15 L 0 4248 C 1790 4685 3617 4903 5444 4903 7209 4903 8974 4699 10703 4292 L 7761 0 Z N">
                <draw:equation draw:name="f0" draw:formula="logwidth"/>
                <draw:equation draw:name="f1" draw:formula="logheight"/>
              </draw:enhanced-geometry>
            </draw:custom-shape>
            <draw:custom-shape draw:name="Google Shape;5230;p54" draw:style-name="gr130" draw:text-style-name="P21" draw:layer="layout" svg:width="2.793cm" svg:height="0.368cm" svg:x="14.532cm" svg:y="8.215cm">
              <text:p text:style-name="P1"><text:span text:style-name="T1"/></text:p>
              <draw:enhanced-geometry draw:mirror-horizontal="false" draw:mirror-vertical="false" drawooo:sub-view-size="10755 1422" draw:text-areas="0 0 ?f0 ?f1" svg:viewBox="0 0 0 0" draw:type="ooxml-non-primitive" draw:enhanced-path="M 29 1 L 1 772 C 130 808 260 837 390 866 L 513 895 787 953 859 967 938 981 1104 1017 C 1162 1025 1219 1039 1277 1046 L 1443 1075 1616 1111 1782 1133 1955 1162 2121 1191 2215 1205 2294 1212 2453 1234 2633 1256 2792 1277 2972 1299 3131 1313 3311 1328 3470 1342 3542 1349 C 3578 1349 3614 1356 3650 1356 L 3809 1371 3989 1385 4148 1393 4328 1400 4487 1407 4667 1414 4826 1421 6362 1421 6571 1407 6722 1400 6932 1393 7083 1378 7292 1364 7436 1349 7660 1335 7768 1320 7790 1320 C 7927 1313 8057 1292 8187 1277 L 8280 1270 C 8381 1256 8490 1241 8590 1227 L 8713 1212 C 8821 1198 8922 1183 9023 1162 L 9110 1155 C 9240 1133 9369 1104 9499 1082 L 9521 1082 9564 1075 C 9752 1039 9939 1003 10120 967 L 10156 960 C 10350 917 10538 873 10725 830 L 10754 51 10754 51 C 10574 87 10379 123 10192 166 L 10156 174 C 9968 217 9781 253 9593 282 L 9535 296 C 9405 318 9276 340 9146 361 9117 368 9088 368 9059 376 L 8749 419 8627 440 8309 477 8223 491 C 8093 505 7956 520 7826 534 L 7696 541 7473 563 7328 578 7112 592 6968 599 6751 614 6607 628 6391 635 6239 642 4696 642 4515 635 4357 628 4176 614 4018 606 3838 592 3679 585 3499 570 3340 556 3160 534 3001 520 2821 498 2662 484 2482 462 2323 440 2150 412 1977 390 1811 361 1638 332 1472 303 1299 275 1133 239 960 210 816 174 541 116 419 87 C 289 58 159 29 29 1 Z N">
                <draw:equation draw:name="f0" draw:formula="logwidth"/>
                <draw:equation draw:name="f1" draw:formula="logheight"/>
              </draw:enhanced-geometry>
            </draw:custom-shape>
          </draw:g>
        </draw:g>
        <draw:g draw:name="Google Shape;5290;p54">
          <draw:g draw:name="Google Shape;5291;p54">
            <draw:custom-shape draw:name="Google Shape;5292;p54" draw:style-name="gr131" draw:text-style-name="P10" draw:layer="layout" svg:width="0.514cm" svg:height="0.159cm" svg:x="15.779cm" svg:y="7.587cm">
              <text:p text:style-name="P1"><text:span text:style-name="T1"/></text:p>
              <draw:enhanced-geometry draw:mirror-horizontal="false" draw:mirror-vertical="false" drawooo:sub-view-size="6564 2040" draw:text-areas="0 0 ?f0 ?f1" svg:viewBox="0 0 0 0" draw:type="ooxml-non-primitive" draw:enhanced-path="M 0 0 L 0 145 C 8 289 94 419 231 483 L 2575 1897 C 2735 1992 2953 2039 3182 2039 3440 2039 3710 1979 3924 1861 L 6225 570 C 6434 455 6549 303 6564 159 L 6564 0 Z N">
                <draw:equation draw:name="f0" draw:formula="logwidth"/>
                <draw:equation draw:name="f1" draw:formula="logheight"/>
              </draw:enhanced-geometry>
            </draw:custom-shape>
            <draw:custom-shape draw:name="Google Shape;5293;p54" draw:style-name="gr131" draw:text-style-name="P10" draw:layer="layout" svg:width="0.08cm" svg:height="0.159cm" svg:x="15.99cm" svg:y="7.587cm">
              <text:p text:style-name="P1"><text:span text:style-name="T1"/></text:p>
              <draw:enhanced-geometry draw:mirror-horizontal="false" draw:mirror-vertical="false" drawooo:sub-view-size="1032 2035" draw:text-areas="0 0 ?f0 ?f1" svg:viewBox="0 0 0 0" draw:type="ooxml-non-primitive" draw:enhanced-path="M 0 0 L 0 1948 C 166 2005 341 2034 516 2034 691 2034 866 2005 1032 1948 L 1032 0 Z N">
                <draw:equation draw:name="f0" draw:formula="logwidth"/>
                <draw:equation draw:name="f1" draw:formula="logheight"/>
              </draw:enhanced-geometry>
            </draw:custom-shape>
          </draw:g>
          <draw:g draw:name="Google Shape;5294;p54">
            <draw:custom-shape draw:name="Google Shape;5295;p54" draw:style-name="gr132" draw:text-style-name="P10" draw:layer="layout" svg:width="0.514cm" svg:height="0.109cm" svg:x="15.779cm" svg:y="7.486cm">
              <text:p text:style-name="P1"><text:span text:style-name="T1"/></text:p>
              <draw:enhanced-geometry draw:mirror-horizontal="false" draw:mirror-vertical="false" drawooo:sub-view-size="6564 1018" draw:text-areas="0 0 ?f0 ?f1" svg:viewBox="0 0 0 0" draw:type="ooxml-non-primitive" draw:enhanced-path="M 0 0 L 0 1017 6564 1017 6564 0 Z N">
                <draw:equation draw:name="f0" draw:formula="logwidth"/>
                <draw:equation draw:name="f1" draw:formula="logheight"/>
              </draw:enhanced-geometry>
            </draw:custom-shape>
            <draw:custom-shape draw:name="Google Shape;5296;p54" draw:style-name="gr132" draw:text-style-name="P10" draw:layer="layout" svg:width="0.08cm" svg:height="0.109cm" svg:x="15.99cm" svg:y="7.486cm">
              <text:p text:style-name="P1"><text:span text:style-name="T1"/></text:p>
              <draw:enhanced-geometry draw:mirror-horizontal="false" draw:mirror-vertical="false" drawooo:sub-view-size="1032 1018" draw:text-areas="0 0 ?f0 ?f1" svg:viewBox="0 0 0 0" draw:type="ooxml-non-primitive" draw:enhanced-path="M 0 0 L 0 1017 1032 1017 1032 0 Z N">
                <draw:equation draw:name="f0" draw:formula="logwidth"/>
                <draw:equation draw:name="f1" draw:formula="logheight"/>
              </draw:enhanced-geometry>
            </draw:custom-shape>
          </draw:g>
          <draw:g draw:name="Google Shape;5297;p54">
            <draw:custom-shape draw:name="Google Shape;5298;p54" draw:style-name="gr133" draw:text-style-name="P10" draw:layer="layout" svg:width="0.514cm" svg:height="0.32cm" svg:x="15.779cm" svg:y="7.172cm">
              <text:p text:style-name="P1"><text:span text:style-name="T1"/></text:p>
              <draw:enhanced-geometry draw:mirror-horizontal="false" draw:mirror-vertical="false" drawooo:sub-view-size="6564 4095" draw:text-areas="0 0 ?f0 ?f1" svg:viewBox="0 0 0 0" draw:type="ooxml-non-primitive" draw:enhanced-path="M 3326 0 C 3067 0 2796 60 2583 179 L 339 1434 C 116 1556 0 1715 0 1866 L 0 4095 6564 4095 6564 1924 C 6557 1780 6470 1643 6333 1578 L 3938 143 C 3776 48 3555 0 3326 0 Z N">
                <draw:equation draw:name="f0" draw:formula="logwidth"/>
                <draw:equation draw:name="f1" draw:formula="logheight"/>
              </draw:enhanced-geometry>
            </draw:custom-shape>
            <draw:custom-shape draw:name="Google Shape;5299;p54" draw:style-name="gr134" draw:text-style-name="P10" draw:layer="layout" svg:width="0.08cm" svg:height="0.236cm" svg:x="15.99cm" svg:y="7.256cm">
              <text:p text:style-name="P1"><text:span text:style-name="T1"/></text:p>
              <draw:enhanced-geometry draw:mirror-horizontal="false" draw:mirror-vertical="false" drawooo:sub-view-size="1032 3023" draw:text-areas="0 0 ?f0 ?f1" svg:viewBox="0 0 0 0" draw:type="ooxml-non-primitive" draw:enhanced-path="M 0 1 L 0 3023 1032 3023 1032 15 0 1 Z N">
                <draw:equation draw:name="f0" draw:formula="logwidth"/>
                <draw:equation draw:name="f1" draw:formula="logheight"/>
              </draw:enhanced-geometry>
            </draw:custom-shape>
            <draw:custom-shape draw:name="Google Shape;5300;p54" draw:style-name="gr135" draw:text-style-name="P10" draw:layer="layout" svg:width="0.532cm" svg:height="0.296cm" svg:x="15.77cm" svg:y="7.172cm">
              <text:p text:style-name="P1"><text:span text:style-name="T1"/></text:p>
              <draw:enhanced-geometry draw:mirror-horizontal="false" draw:mirror-vertical="false" drawooo:sub-view-size="6795 3788" draw:text-areas="0 0 ?f0 ?f1" svg:viewBox="0 0 0 0" draw:type="ooxml-non-primitive" draw:enhanced-path="M 3434 1 C 3177 1 2910 60 2698 178 L 454 1433 C 51 1656 0 2002 346 2212 L 2741 3640 C 2904 3738 3125 3787 3354 3787 3612 3787 3880 3726 4090 3604 L 6340 2356 C 6744 2132 6794 1779 6448 1577 L 4053 149 C 3889 49 3666 1 3434 1 Z N">
                <draw:equation draw:name="f0" draw:formula="logwidth"/>
                <draw:equation draw:name="f1" draw:formula="logheight"/>
              </draw:enhanced-geometry>
            </draw:custom-shape>
          </draw:g>
        </draw:g>
        <draw:g draw:name="Google Shape;5290;p54">
          <draw:g draw:name="Google Shape;5291;p54">
            <draw:custom-shape draw:name="Google Shape;5292;p54" draw:style-name="gr116" draw:text-style-name="P7" draw:layer="layout" svg:width="2.151cm" svg:height="0.668cm" svg:x="16.983cm" svg:y="2.883cm">
              <text:p text:style-name="P1"><text:span text:style-name="T1"/></text:p>
              <draw:enhanced-geometry draw:mirror-horizontal="false" draw:mirror-vertical="false" drawooo:sub-view-size="6564 2040" draw:text-areas="0 0 ?f0 ?f1" svg:viewBox="0 0 0 0" draw:type="ooxml-non-primitive" draw:enhanced-path="M 0 0 L 0 145 C 8 289 94 419 231 483 L 2575 1897 C 2735 1992 2953 2039 3182 2039 3440 2039 3710 1979 3924 1861 L 6225 570 C 6434 455 6549 303 6564 159 L 6564 0 Z N">
                <draw:equation draw:name="f0" draw:formula="logwidth"/>
                <draw:equation draw:name="f1" draw:formula="logheight"/>
              </draw:enhanced-geometry>
            </draw:custom-shape>
            <draw:custom-shape draw:name="Google Shape;5293;p54" draw:style-name="gr116" draw:text-style-name="P7" draw:layer="layout" svg:width="0.337cm" svg:height="0.666cm" svg:x="17.863cm" svg:y="2.883cm">
              <text:p text:style-name="P1"><text:span text:style-name="T1"/></text:p>
              <draw:enhanced-geometry draw:mirror-horizontal="false" draw:mirror-vertical="false" drawooo:sub-view-size="1032 2035" draw:text-areas="0 0 ?f0 ?f1" svg:viewBox="0 0 0 0" draw:type="ooxml-non-primitive" draw:enhanced-path="M 0 0 L 0 1948 C 166 2005 341 2034 516 2034 691 2034 866 2005 1032 1948 L 1032 0 Z N">
                <draw:equation draw:name="f0" draw:formula="logwidth"/>
                <draw:equation draw:name="f1" draw:formula="logheight"/>
              </draw:enhanced-geometry>
            </draw:custom-shape>
          </draw:g>
          <draw:g draw:name="Google Shape;5294;p54">
            <draw:custom-shape draw:name="Google Shape;5295;p54" draw:style-name="gr136" draw:text-style-name="P7" draw:layer="layout" svg:width="2.151cm" svg:height="0.457cm" svg:x="16.983cm" svg:y="2.463cm">
              <text:p text:style-name="P1"><text:span text:style-name="T1"/></text:p>
              <draw:enhanced-geometry draw:mirror-horizontal="false" draw:mirror-vertical="false" drawooo:sub-view-size="6564 1018" draw:text-areas="0 0 ?f0 ?f1" svg:viewBox="0 0 0 0" draw:type="ooxml-non-primitive" draw:enhanced-path="M 0 0 L 0 1017 6564 1017 6564 0 Z N">
                <draw:equation draw:name="f0" draw:formula="logwidth"/>
                <draw:equation draw:name="f1" draw:formula="logheight"/>
              </draw:enhanced-geometry>
            </draw:custom-shape>
            <draw:custom-shape draw:name="Google Shape;5296;p54" draw:style-name="gr136" draw:text-style-name="P7" draw:layer="layout" svg:width="0.337cm" svg:height="0.457cm" svg:x="17.863cm" svg:y="2.463cm">
              <text:p text:style-name="P1"><text:span text:style-name="T1"/></text:p>
              <draw:enhanced-geometry draw:mirror-horizontal="false" draw:mirror-vertical="false" drawooo:sub-view-size="1032 1018" draw:text-areas="0 0 ?f0 ?f1" svg:viewBox="0 0 0 0" draw:type="ooxml-non-primitive" draw:enhanced-path="M 0 0 L 0 1017 1032 1017 1032 0 Z N">
                <draw:equation draw:name="f0" draw:formula="logwidth"/>
                <draw:equation draw:name="f1" draw:formula="logheight"/>
              </draw:enhanced-geometry>
            </draw:custom-shape>
          </draw:g>
          <draw:g draw:name="Google Shape;5297;p54">
            <draw:custom-shape draw:name="Google Shape;5298;p54" draw:style-name="gr116" draw:text-style-name="P7" draw:layer="layout" svg:width="2.151cm" svg:height="1.342cm" svg:x="16.983cm" svg:y="1.148cm">
              <text:p text:style-name="P1"><text:span text:style-name="T1"/></text:p>
              <draw:enhanced-geometry draw:mirror-horizontal="false" draw:mirror-vertical="false" drawooo:sub-view-size="6564 4095" draw:text-areas="0 0 ?f0 ?f1" svg:viewBox="0 0 0 0" draw:type="ooxml-non-primitive" draw:enhanced-path="M 3326 0 C 3067 0 2796 60 2583 179 L 339 1434 C 116 1556 0 1715 0 1866 L 0 4095 6564 4095 6564 1924 C 6557 1780 6470 1643 6333 1578 L 3938 143 C 3776 48 3555 0 3326 0 Z N">
                <draw:equation draw:name="f0" draw:formula="logwidth"/>
                <draw:equation draw:name="f1" draw:formula="logheight"/>
              </draw:enhanced-geometry>
            </draw:custom-shape>
            <draw:custom-shape draw:name="Google Shape;5299;p54" draw:style-name="gr116" draw:text-style-name="P7" draw:layer="layout" svg:width="0.337cm" svg:height="0.99cm" svg:x="17.863cm" svg:y="1.5cm">
              <text:p text:style-name="P1"><text:span text:style-name="T1"/></text:p>
              <draw:enhanced-geometry draw:mirror-horizontal="false" draw:mirror-vertical="false" drawooo:sub-view-size="1032 3023" draw:text-areas="0 0 ?f0 ?f1" svg:viewBox="0 0 0 0" draw:type="ooxml-non-primitive" draw:enhanced-path="M 0 1 L 0 3023 1032 3023 1032 15 0 1 Z N">
                <draw:equation draw:name="f0" draw:formula="logwidth"/>
                <draw:equation draw:name="f1" draw:formula="logheight"/>
              </draw:enhanced-geometry>
            </draw:custom-shape>
            <draw:custom-shape draw:name="Google Shape;5300;p54" draw:style-name="gr116" draw:text-style-name="P7" draw:layer="layout" svg:width="2.227cm" svg:height="1.241cm" svg:x="16.946cm" svg:y="1.148cm">
              <text:p text:style-name="P1"><text:span text:style-name="T1"/></text:p>
              <draw:enhanced-geometry draw:mirror-horizontal="false" draw:mirror-vertical="false" drawooo:sub-view-size="6795 3788" draw:text-areas="0 0 ?f0 ?f1" svg:viewBox="0 0 0 0" draw:type="ooxml-non-primitive" draw:enhanced-path="M 3434 1 C 3177 1 2910 60 2698 178 L 454 1433 C 51 1656 0 2002 346 2212 L 2741 3640 C 2904 3738 3125 3787 3354 3787 3612 3787 3880 3726 4090 3604 L 6340 2356 C 6744 2132 6794 1779 6448 1577 L 4053 149 C 3889 49 3666 1 3434 1 Z N">
                <draw:equation draw:name="f0" draw:formula="logwidth"/>
                <draw:equation draw:name="f1" draw:formula="logheight"/>
              </draw:enhanced-geometry>
            </draw:custom-shape>
          </draw:g>
        </draw:g>
        <draw:custom-shape draw:name="Google Shape;4707;p53" draw:style-name="gr117" draw:text-style-name="P8" draw:layer="layout" svg:width="7.572cm" svg:height="6.01cm" draw:transform="rotate (-1.39032928213868) translate (15.067cm 0.057cm)">
          <text:p text:style-name="P1"><text:span text:style-name="T1"/></text:p>
          <draw:enhanced-geometry draw:mirror-horizontal="false" draw:mirror-vertical="true" drawooo:sub-view-size="17734 13742" draw:text-areas="0 0 ?f0 ?f1" svg:viewBox="0 0 0 0" draw:type="ooxml-non-primitive" draw:enhanced-path="M 17056 0 C 16781 276 11868 5452 11868 5452 L 13487 5119 13487 5119 C 13349 5658 13200 6186 13016 6703 12741 7552 12362 8356 11903 9125 11478 9848 10916 10490 10262 11018 9929 11271 9584 11477 9206 11627 8815 11787 8414 11891 7989 11948 7676 11989 7363 12010 7051 12010 5542 12010 4063 11532 2836 10628 2078 10054 1447 9331 976 8493 735 8069 529 7621 368 7162 219 6691 93 6221 1 5727 L 1 5727 C 12 6232 70 6726 150 7219 253 7724 391 8218 575 8688 953 9664 1516 10559 2250 11305 2996 12063 3903 12671 4890 13084 5900 13497 6990 13727 8081 13738 8147 13740 8212 13741 8278 13741 9391 13741 10479 13465 11444 12923 12454 12361 13337 11615 14072 10731 14772 9882 15392 8964 15897 7977 16138 7518 16367 7036 16574 6542 17120 7203 17637 7798 17721 7798 17729 7798 17733 7792 17733 7782 17733 7506 17056 0 17056 0 Z N">
            <draw:equation draw:name="f0" draw:formula="logwidth"/>
            <draw:equation draw:name="f1" draw:formula="logheight"/>
          </draw:enhanced-geometry>
        </draw:custom-shape>
        <draw:g draw:name="Group 5">
          <draw:g draw:name="Google Shape;387;p20">
            <draw:custom-shape draw:name="Google Shape;388;p20" draw:style-name="gr118" draw:text-style-name="P9" draw:layer="layout" svg:width="4.881cm" svg:height="6.116cm" svg:x="3.888cm" svg:y="9.809cm">
              <text:p text:style-name="P1"><text:span text:style-name="T1"/></text:p>
              <draw:enhanced-geometry draw:mirror-horizontal="false" draw:mirror-vertical="false" drawooo:sub-view-size="6996 8766" draw:text-areas="0 0 ?f0 ?f1" svg:viewBox="0 0 0 0" draw:type="ooxml-non-primitive" draw:enhanced-path="M 3498 0 C 3378 0 3258 46 3166 138 L 1951 1352 1945 1358 C 1682 1622 1324 1770 950 1770 687 1770 450 1876 278 2048 107 2218 1 2457 1 2719 L 1 7817 C 1 8341 425 8766 950 8766 L 6047 8766 C 6571 8766 6995 8341 6995 7817 L 6995 2719 C 6995 2195 6570 1770 6046 1770 5859 1770 5675 1732 5507 1663 5337 1593 5182 1490 5050 1358 L 5044 1352 3831 138 C 3739 46 3618 0 3498 0 Z N">
                <draw:equation draw:name="f0" draw:formula="logwidth"/>
                <draw:equation draw:name="f1" draw:formula="logheight"/>
              </draw:enhanced-geometry>
            </draw:custom-shape>
            <draw:custom-shape draw:name="Google Shape;389;p20" draw:style-name="gr118" draw:text-style-name="P9" draw:layer="layout" svg:width="2.159cm" svg:height="0.974cm" svg:x="5.249cm" svg:y="9.777cm">
              <text:p text:style-name="P1"><text:span text:style-name="T1"/></text:p>
              <draw:enhanced-geometry draw:mirror-horizontal="false" draw:mirror-vertical="false" drawooo:sub-view-size="3095 1397" draw:text-areas="0 0 ?f0 ?f1" svg:viewBox="0 0 0 0" draw:type="ooxml-non-primitive" draw:enhanced-path="M 3094 1397 L 0 1397 1214 182 C 1397 0 1694 0 1879 182 Z N">
                <draw:equation draw:name="f0" draw:formula="logwidth"/>
                <draw:equation draw:name="f1" draw:formula="logheight"/>
              </draw:enhanced-geometry>
            </draw:custom-shape>
          </draw:g>
          <draw:custom-shape draw:name="Google Shape;390;p20" draw:style-name="gr137" draw:text-style-name="P24" draw:layer="layout" svg:width="3.801cm" svg:height="3.801cm" svg:x="4.42cm" svg:y="11.688cm">
            <text:p text:style-name="P1"><text:span text:style-name="T1"/></text:p>
            <draw:enhanced-geometry draw:mirror-horizontal="false" draw:mirror-vertical="false" draw:text-areas="?f5 ?f5 ?f6 ?f7" svg:viewBox="0 0 0 0" draw:type="ooxml-roundRect" draw:modifiers="73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01;p20">
            <draw:custom-shape draw:name="Google Shape;402;p20" draw:style-name="gr118" draw:text-style-name="P9" draw:layer="layout" svg:width="1.497cm" svg:height="1.701cm" svg:x="5.571cm" svg:y="12.738cm">
              <text:p text:style-name="P1"><text:span text:style-name="T1"/></text:p>
              <draw:enhanced-geometry draw:mirror-horizontal="false" draw:mirror-vertical="false" drawooo:sub-view-size="888 1009" draw:text-areas="0 0 ?f0 ?f1" svg:viewBox="0 0 0 0" draw:type="ooxml-non-primitive" draw:enhanced-path="M 445 237 C 626 237 773 385 773 566 773 748 626 895 445 895 263 895 117 748 117 566 117 385 263 237 445 237 Z M 372 1 C 352 1 334 17 334 39 334 59 350 78 372 78 L 398 78 398 117 C 398 121 399 124 399 126 323 134 253 160 193 201 L 125 134 C 121 130 116 128 111 128 106 128 101 130 97 134 89 141 89 154 97 161 L 161 226 C 63 308 1 430 1 566 1 810 199 1009 444 1009 688 1009 886 810 886 566 887 430 826 307 727 226 L 792 161 C 799 154 799 141 792 134 788 130 783 128 778 128 772 128 767 130 763 134 L 696 201 C 636 160 568 134 492 126 493 124 495 120 495 117 L 495 78 521 78 C 541 78 559 61 559 39 559 18 542 1 521 1 Z N">
                <draw:equation draw:name="f0" draw:formula="logwidth"/>
                <draw:equation draw:name="f1" draw:formula="logheight"/>
              </draw:enhanced-geometry>
            </draw:custom-shape>
            <draw:custom-shape draw:name="Google Shape;403;p20" draw:style-name="gr118" draw:text-style-name="P9" draw:layer="layout" svg:width="0.212cm" svg:height="0.556cm" svg:x="6.148cm" svg:y="13.342cm">
              <text:p text:style-name="P1"><text:span text:style-name="T1"/></text:p>
              <draw:enhanced-geometry draw:mirror-horizontal="false" draw:mirror-vertical="false" drawooo:sub-view-size="126 330" draw:text-areas="0 0 ?f0 ?f1" svg:viewBox="0 0 0 0" draw:type="ooxml-non-primitive" draw:enhanced-path="M 105 1 C 94 1 85 10 85 21 L 85 218 8 295 C 1 303 1 315 8 323 12 327 17 329 22 329 27 329 32 327 37 323 L 119 240 C 124 236 126 231 126 226 L 126 20 C 125 10 115 1 105 1 Z N">
                <draw:equation draw:name="f0" draw:formula="logwidth"/>
                <draw:equation draw:name="f1" draw:formula="logheight"/>
              </draw:enhanced-geometry>
            </draw:custom-shape>
          </draw:g>
        </draw:g>
        <draw:custom-shape draw:name="Rectangle 2" draw:style-name="gr138" draw:text-style-name="P20" draw:layer="layout" svg:width="16.932cm" svg:height="1.011cm" svg:x="9.988cm" svg:y="13.648cm">
          <text:p text:style-name="P19"><text:span text:style-name="T8">Futuro seria algo entre um ou dois a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39" draw:text-style-name="P20" draw:layer="layout" svg:width="15.624cm" svg:height="1.011cm" svg:x="10.05cm" svg:y="14.659cm">
          <text:p text:style-name="P19"><text:span text:style-name="T8">A </text:span><text:span text:style-name="T9">visão</text:span><text:span text:style-name="T8"> de </text:span><text:span text:style-name="T9">produto</text:span><text:span text:style-name="T8"> é o propósito pelo qual ele exi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fade" smil:subtype="crossfade"/>
          </anim:par>
          <anim:seq smil:dur="0s" presentation:node-type="main-sequence"/>
        </anim:par>
        <presentation:notes draw:style-name="dp2">
          <draw:page-thumbnail draw:name="Slide Image Placeholder 1" draw:style-name="gr120" draw:layer="layout" svg:width="15.239cm" svg:height="8.572cm" svg:x="1.905cm" svg:y="3.175cm" draw:page-number="2" presentation:class="page"/>
          <draw:frame draw:name="Notes Placeholder 2" presentation:style-name="pr4" draw:text-style-name="P11" draw:layer="layout" svg:width="15.239cm" svg:height="10cm" svg:x="1.905cm" svg:y="12.224cm" presentation:class="notes" presentation:placeholder="true" presentation:user-transformed="true">
            <draw:text-box/>
          </draw:frame>
          <draw:frame draw:name="Slide Number Placeholder 3" presentation:style-name="pr5" draw:text-style-name="P13" draw:layer="layout" svg:width="8.254cm" svg:height="1.273cm" svg:x="10.791cm" svg:y="24.126cm" presentation:class="page-number" presentation:user-transformed="true">
            <draw:text-box>
              <text:p text:style-name="P12"><text:span text:style-name="T3"><text:page-number>&lt;número&gt;</text:page-number></text:span></text:p>
            </draw:text-box>
          </draw:frame>
        </presentation:notes>
      </draw:page>
      <draw:page draw:name="page3" draw:style-name="dp3" draw:master-page-name="Title_20_Slide" presentation:presentation-page-layout-name="AL1T0" xml:id="id9" draw:id="id9">
        <draw:g draw:name="Group 349">
          <draw:g draw:name="Group 350">
            <draw:custom-shape draw:name="Rectangle 357" draw:style-name="gr140" draw:text-style-name="P18" draw:layer="layout" svg:width="33.866cm" svg:height="19.049cm" svg:x="-0.963cm" svg:y="0.0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8" draw:style-name="gr141" draw:text-style-name="P15" draw:layer="layout" svg:width="9.185cm" svg:height="1.773cm" draw:transform="rotate (1.5707963267949) translate (31.245cm 14.127cm)">
              <text:p text:style-name="P14"><text:span text:style-name="T4">Can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1">
            <draw:g draw:name="Google Shape;4907;p54">
              <draw:custom-shape draw:name="Google Shape;4908;p54" draw:style-name="gr142" draw:text-style-name="P3" draw:layer="layout" svg:width="10.308cm" svg:height="2.731cm" draw:transform="rotate (1.5707963267949) translate (30.172cm 13.341cm)">
                <text:p/>
                <draw:enhanced-geometry draw:mirror-horizontal="false" draw:mirror-vertical="false" drawooo:sub-view-size="13149 3484" draw:text-areas="0 0 ?f0 ?f1" svg:viewBox="0 0 0 0" draw:type="ooxml-non-primitive" draw:enhanced-path="M 0 0 L 0 3484 9665 3484 C 11591 3484 13148 1926 13148 0 Z N">
                  <draw:equation draw:name="f0" draw:formula="logwidth"/>
                  <draw:equation draw:name="f1" draw:formula="logheight"/>
                </draw:enhanced-geometry>
              </draw:custom-shape>
              <draw:custom-shape draw:name="Google Shape;4909;p54" draw:style-name="gr143" draw:text-style-name="P10" draw:layer="layout" svg:width="2.731cm" svg:height="2.731cm" draw:transform="rotate (1.5707963267949) translate (30.172cm 16.072cm)">
                <text:p/>
                <draw:enhanced-geometry draw:mirror-horizontal="false" draw:mirror-vertical="false" drawooo:sub-view-size="3485 3484" draw:text-areas="0 0 ?f0 ?f1" svg:viewBox="0 0 0 0" draw:type="ooxml-non-primitive" draw:enhanced-path="M 3484 0 C 1559 0 1 1558 1 3484 L 3484 3484 3484 0 Z N">
                  <draw:equation draw:name="f0" draw:formula="logwidth"/>
                  <draw:equation draw:name="f1" draw:formula="logheight"/>
                </draw:enhanced-geometry>
              </draw:custom-shape>
              <draw:custom-shape draw:name="Google Shape;4910;p54" draw:style-name="gr144" draw:text-style-name="P7" draw:layer="layout" svg:width="2.737cm" svg:height="2.731cm" draw:transform="rotate (1.5707963267949) translate (30.171cm 13.341cm)">
                <text:p/>
                <draw:enhanced-geometry draw:mirror-horizontal="false" draw:mirror-vertical="false" drawooo:sub-view-size="3492 3485" draw:text-areas="0 0 ?f0 ?f1" svg:viewBox="0 0 0 0" draw:type="ooxml-non-primitive" draw:enhanced-path="M 7 0 L 0 3484 C 1926 3484 3491 1926 3491 0 Z N">
                  <draw:equation draw:name="f0" draw:formula="logwidth"/>
                  <draw:equation draw:name="f1" draw:formula="logheight"/>
                </draw:enhanced-geometry>
              </draw:custom-shape>
            </draw:g>
            <draw:custom-shape draw:name="Google Shape;271;p18" draw:style-name="gr145" draw:text-style-name="P17" draw:layer="layout" svg:width="4.847cm" svg:height="1.415cm" draw:transform="rotate (1.5707963267949) translate (31.354cm 10.603cm)">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Table 3" draw:style-name="standard" draw:layer="layout" svg:width="26.033cm" svg:height="15.679cm" svg:x="1.461cm" svg:y="1.638cm">
          <table:table>
            <table:table-column table:style-name="co1"/>
            <table:table-column table:style-name="co2"/>
            <table:table-row table:style-name="ro1">
              <table:table-cell table:style-name="ce1" table:number-columns-spanned="2">
                <text:p text:style-name="P14"><text:span text:style-name="T10">VISÃO DO PRODUTO</text:span></text:p>
              </table:table-cell>
              <table:covered-table-cell table:style-name="standard"/>
            </table:table-row>
            <table:table-row table:style-name="ro2">
              <table:table-cell table:style-name="ce2">
                <text:p text:style-name="P19"><text:span text:style-name="T11">Para</text:span></text:p>
              </table:table-cell>
              <table:table-cell table:style-name="ce3">
                <text:p text:style-name="P19"><text:span text:style-name="T12">Pessoas com rotas em comum.</text:span></text:p>
              </table:table-cell>
            </table:table-row>
            <table:table-row table:style-name="ro3">
              <table:table-cell table:style-name="ce2">
                <text:p text:style-name="P19"><text:span text:style-name="T11">Cujo</text:span></text:p>
              </table:table-cell>
              <table:table-cell table:style-name="ce4">
                <text:p text:style-name="P19"><text:span text:style-name="T13">As contas estão apertadas, perdem tempo com trânsito, interagem pouco com colegas de trabalho, acesso</text:span></text:p>
              </table:table-cell>
            </table:table-row>
            <table:table-row table:style-name="ro4">
              <table:table-cell table:style-name="ce2">
                <text:p text:style-name="P19"><text:span text:style-name="T11">A</text:span></text:p>
              </table:table-cell>
              <table:table-cell table:style-name="ce3">
                <text:p text:style-name="P19"><text:span text:style-name="T13">Carona Amiga</text:span></text:p>
              </table:table-cell>
            </table:table-row>
            <table:table-row table:style-name="ro5">
              <table:table-cell table:style-name="ce2">
                <text:p text:style-name="P19"><text:span text:style-name="T11">é uma</text:span></text:p>
              </table:table-cell>
              <table:table-cell table:style-name="ce4">
                <text:p text:style-name="P19"><text:span text:style-name="T12">Solução para compartilhamento de transporte</text:span></text:p>
              </table:table-cell>
            </table:table-row>
            <table:table-row table:style-name="ro6">
              <table:table-cell table:style-name="ce2">
                <text:p text:style-name="P19"><text:span text:style-name="T11">Que</text:span></text:p>
              </table:table-cell>
              <table:table-cell table:style-name="ce3">
                <text:p text:style-name="P19"><text:span text:style-name="T13">Oferece 1) transporte solidário com custo mínimo e benefícios do conforto; 2) Evitando itinerários fora da sua rota de destino; 3) Disponibilizando meios de compartilhar veículos com uma plataforma focada na comunicação para que as necessidades dos envolvidos sejam realizadas.</text:span></text:p>
              </table:table-cell>
            </table:table-row>
            <table:table-row table:style-name="ro4">
              <table:table-cell table:style-name="ce2">
                <text:p text:style-name="P19"><text:span text:style-name="T11">Diferentemente das</text:span></text:p>
              </table:table-cell>
              <table:table-cell table:style-name="ce4">
                <text:p text:style-name="P19"><text:span text:style-name="T13">BlaBlaCar r Waze Carpool</text:span></text:p>
              </table:table-cell>
            </table:table-row>
            <table:table-row table:style-name="ro7">
              <table:table-cell table:style-name="ce2">
                <text:p text:style-name="P19"><text:span text:style-name="T11">Nosso/esse produto</text:span></text:p>
              </table:table-cell>
              <table:table-cell table:style-name="ce3">
                <text:p text:style-name="P19"><text:span text:style-name="T12">Promove interação, baixo custo, suporte a caronas recorrentes.</text:span></text:p>
              </table:table-cell>
            </table:table-row>
          </table:table>
          <draw:image xlink:href="Pictures/TablePreview1.svm" xlink:type="simple" xlink:show="embed" xlink:actuate="onLoad"/>
        </draw:frame>
        <anim:par presentation:node-type="timing-root">
          <anim:par smil:begin="id9.begin">
            <anim:transitionFilter smil:dur="1s" smil:type="fade" smil:subtype="crossfade"/>
          </anim:par>
          <anim:seq smil:dur="0s" presentation:node-type="main-sequence"/>
        </anim:par>
        <presentation:notes draw:style-name="dp2">
          <draw:page-thumbnail draw:name="Slide Image Placeholder 1" draw:style-name="gr120"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5" draw:text-style-name="P13" draw:layer="layout" svg:width="8.254cm" svg:height="1.273cm" svg:x="10.791cm" svg:y="24.126cm" presentation:class="page-number" presentation:user-transformed="true">
            <draw:text-box>
              <text:p text:style-name="P12"><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face style:name="Calibri1" svg:font-family="Calibri"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modern" style:font-pitch="variable"/>
    <style:font-face style:name="Calibri5" svg:font-family="Calibri" style:font-family-generic="modern" style:font-pitch="fixed"/>
    <style:font-face style:name="DejaVu Sans" svg:font-family="'DejaVu Sans'" style:font-family-generic="system" style:font-pitch="variable"/>
    <style:font-face style:name="Fira Sans" svg:font-family="'Fira Sans'" style:font-family-generic="swiss"/>
    <style:font-face style:name="Fira Sans Extra Condensed" svg:font-family="'Fira Sans Extra Condensed'" style:font-pitch="variable"/>
    <style:font-face style:name="Fira Sans Extra Condensed1" svg:font-family="'Fira Sans Extra Condensed'"/>
    <style:font-face style:name="Fira Sans1" svg:font-family="'Fira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Times New Roman" svg:font-family="'Times New Roman'" style:font-family-generic="roman" style:font-pitch="variable"/>
    <style:font-face style:name="Tw Cen MT" svg:font-family="'Tw Cen MT'" style:font-family-generic="swiss" style:font-pitch="variable"/>
    <style:font-face style:name="arial" svg:font-family="arial"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Section_20_Header-backgroundobjects">
      <style:graphic-properties draw:stroke="none" draw:fill="none" draw:fill-color="#ffffff" draw:auto-grow-height="false" fo:min-height="1.485cm"/>
      <style:paragraph-properties style:writing-mode="lr-tb"/>
    </style:style>
    <style:style style:name="Mpr5"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Slide-backgroundobjects">
      <style:graphic-properties draw:stroke="none" draw:fill="none" draw:fill-color="#ffffff" draw:auto-grow-height="false" fo:min-height="1.27cm"/>
      <style:paragraph-properties style:writing-mode="lr-tb"/>
    </style:style>
    <style:style style:name="Mpr9" style:family="presentation" style:parent-style-name="Title_20_Slid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style:paragraph-properties fo:margin-top="0cm" fo:margin-bottom="0cm" fo:line-height="90%" fo:text-align="center" style:punctuation-wrap="hanging" style:writing-mode="lr-tb"/>
      <style:text-properties fo:font-size="60pt" fo:hyphenate="false"/>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Section_20_Header" style:display-name="Section Header" style:page-layout-name="PM1" draw:style-name="Mdp1">
      <draw:frame draw:name="Title 1" presentation:style-name="Mpr1" draw:text-style-name="MP6" draw:layer="backgroundobjects" svg:width="29.209cm" svg:height="7.923cm" svg:x="2.311cm" svg:y="4.749cm" presentation:class="title" presentation:user-transformed="tru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text:span><text:span text:style-name="MT1"> </text:span><text:span text:style-name="MT1">M</text:span><text:span text:style-name="MT1">a</text:span><text:span text:style-name="MT1">s</text:span><text:span text:style-name="MT1">t</text:span><text:span text:style-name="MT1">e</text:span><text:span text:style-name="MT1">r</text:span><text:span text:style-name="MT1">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Text Placeholder 2" presentation:style-name="Mpr2" draw:text-style-name="MP8" draw:layer="backgroundobjects" svg:width="29.209cm" svg:height="4.166cm" svg:x="2.311cm" svg:y="12.749cm" presentation:class="outline" presentation:user-transformed="true">
        <draw:text-box>
          <text:p text:style-name="MP7"><text:span text:style-name="MT2">Click to edit Master text styles</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3"><presentation:date-tim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text:style-name="MP11"><presentation:footer/></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2"><text:span text:style-name="MT3"><text:page-number>&lt;número&gt;</text:page-number></text:span></text:p>
        </draw:text-box>
      </draw:frame>
      <presentation:notes style:page-layout-name="PM2">
        <draw:page-thumbnail presentation:style-name="Section_20_Header-title" draw:layer="backgroundobjects" svg:width="19.798cm" svg:height="11.136cm" svg:x="0.6cm" svg:y="2.257cm" presentation:class="page"/>
        <draw:frame presentation:style-name="Section_20_Head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Slide" style:display-name="Title Slide" style:page-layout-name="PM1" draw:style-name="Mdp1">
      <draw:frame draw:name="Title 1" presentation:style-name="Mpr6" draw:text-style-name="MP6" draw:layer="backgroundobjects" svg:width="25.399cm" svg:height="6.631cm" svg:x="4.233cm" svg:y="3.118cm" presentation:class="title" presentation:user-transformed="true">
        <draw:text-box>
          <text:p text:style-name="MP13"><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text:span><text:span text:style-name="MT1"> </text:span><text:span text:style-name="MT1">M</text:span><text:span text:style-name="MT1">a</text:span><text:span text:style-name="MT1">s</text:span><text:span text:style-name="MT1">t</text:span><text:span text:style-name="MT1">e</text:span><text:span text:style-name="MT1">r</text:span><text:span text:style-name="MT1">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3" presentation:style-name="Mpr7" draw:text-style-name="MP10" draw:layer="backgroundobjects" svg:width="7.619cm" svg:height="1.013cm" svg:x="2.328cm" svg:y="17.657cm" presentation:class="date-time" presentation:user-transformed="true">
        <draw:text-box>
          <text:p text:style-name="MP9"><text:span text:style-name="MT3"><presentation:date-time/></text:span></text:p>
        </draw:text-box>
      </draw:frame>
      <draw:frame draw:name="Footer Placeholder 4" presentation:style-name="Mpr7" draw:text-style-name="MP10" draw:layer="backgroundobjects" svg:width="11.429cm" svg:height="1.013cm" svg:x="11.218cm" svg:y="17.657cm" presentation:class="footer" presentation:user-transformed="true">
        <draw:text-box>
          <text:p text:style-name="MP11"><presentation:footer/></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12"><text:span text:style-name="MT3"><text:page-number>&lt;núme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6.932cm" svg:height="9.524cm" svg:x="1.058cm" svg:y="1.93cm" presentation:class="page"/>
        <draw:frame presentation:style-name="Title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Francisco Sales de Lima Filho</meta:initial-creator>
    <meta:editing-cycles>76</meta:editing-cycles>
    <meta:creation-date>2022-05-14T20:21:11</meta:creation-date>
    <dc:date>2023-01-15T19:54:24.354860125</dc:date>
    <meta:editing-duration>P3DT7H29M33S</meta:editing-duration>
    <meta:generator>LibreOffice/7.3.7.2$Linux_X86_64 LibreOffice_project/30$Build-2</meta:generator>
    <meta:document-statistic meta:object-count="451"/>
    <meta:user-defined meta:name="AppVersion">16.0000</meta:user-defined>
    <meta:user-defined meta:name="Notes" meta:value-type="float">5</meta:user-defined>
    <meta:user-defined meta:name="PresentationFormat">Widescreen</meta:user-defined>
    <meta:user-defined meta:name="Slides" meta:value-type="float">5</meta:user-defined>
  </office:meta>
</office:document-meta>
</file>